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-4.41940587100793" calcext:value-type="float">
            <text:p>-4.41940587100793</text:p>
          </table:table-cell>
          <table:table-cell table:formula="of:=1/(1+EXP(-[.A2]*1.5+0.8+RAND()*0.5))" office:value-type="float" office:value="0.000380995102738814" calcext:value-type="float">
            <text:p>0.000380995102739</text:p>
          </table:table-cell>
        </table:table-row>
        <table:table-row table:style-name="ro1">
          <table:table-cell table:formula="of:=RAND()*10-5" office:value-type="float" office:value="-2.18004104181581" calcext:value-type="float">
            <text:p>-2.18004104181581</text:p>
          </table:table-cell>
          <table:table-cell table:formula="of:=1/(1+EXP(-[.A3]*1.5+0.8+RAND()*0.5))" office:value-type="float" office:value="0.0147017295056833" calcext:value-type="float">
            <text:p>0.014701729505683</text:p>
          </table:table-cell>
        </table:table-row>
        <table:table-row table:style-name="ro1">
          <table:table-cell table:formula="of:=RAND()*10-5" office:value-type="float" office:value="1.12257289172122" calcext:value-type="float">
            <text:p>1.12257289172122</text:p>
          </table:table-cell>
          <table:table-cell table:formula="of:=1/(1+EXP(-[.A4]*1.5+0.8+RAND()*0.5))" office:value-type="float" office:value="0.618948456490679" calcext:value-type="float">
            <text:p>0.618948456490679</text:p>
          </table:table-cell>
        </table:table-row>
        <table:table-row table:style-name="ro1">
          <table:table-cell table:formula="of:=RAND()*10-5" office:value-type="float" office:value="-0.155213623112897" calcext:value-type="float">
            <text:p>-0.155213623112897</text:p>
          </table:table-cell>
          <table:table-cell table:formula="of:=1/(1+EXP(-[.A5]*1.5+0.8+RAND()*0.5))" office:value-type="float" office:value="0.208925910993528" calcext:value-type="float">
            <text:p>0.208925910993528</text:p>
          </table:table-cell>
        </table:table-row>
        <table:table-row table:style-name="ro1">
          <table:table-cell table:formula="of:=RAND()*10-5" office:value-type="float" office:value="-3.90417614334378" calcext:value-type="float">
            <text:p>-3.90417614334378</text:p>
          </table:table-cell>
          <table:table-cell table:formula="of:=1/(1+EXP(-[.A6]*1.5+0.8+RAND()*0.5))" office:value-type="float" office:value="0.000822032963717034" calcext:value-type="float">
            <text:p>0.000822032963717</text:p>
          </table:table-cell>
        </table:table-row>
        <table:table-row table:style-name="ro1">
          <table:table-cell table:formula="of:=RAND()*10-5" office:value-type="float" office:value="2.16089443577626" calcext:value-type="float">
            <text:p>2.16089443577626</text:p>
          </table:table-cell>
          <table:table-cell table:formula="of:=1/(1+EXP(-[.A7]*1.5+0.8+RAND()*0.5))" office:value-type="float" office:value="0.901373081357376" calcext:value-type="float">
            <text:p>0.901373081357376</text:p>
          </table:table-cell>
        </table:table-row>
        <table:table-row table:style-name="ro1">
          <table:table-cell table:formula="of:=RAND()*10-5" office:value-type="float" office:value="-4.70959818765861" calcext:value-type="float">
            <text:p>-4.70959818765861</text:p>
          </table:table-cell>
          <table:table-cell table:formula="of:=1/(1+EXP(-[.A8]*1.5+0.8+RAND()*0.5))" office:value-type="float" office:value="0.000265511995470295" calcext:value-type="float">
            <text:p>0.00026551199547</text:p>
          </table:table-cell>
        </table:table-row>
        <table:table-row table:style-name="ro1">
          <table:table-cell table:formula="of:=RAND()*10-5" office:value-type="float" office:value="-1.93214223761632" calcext:value-type="float">
            <text:p>-1.93214223761632</text:p>
          </table:table-cell>
          <table:table-cell table:formula="of:=1/(1+EXP(-[.A9]*1.5+0.8+RAND()*0.5))" office:value-type="float" office:value="0.0186264891850054" calcext:value-type="float">
            <text:p>0.018626489185006</text:p>
          </table:table-cell>
        </table:table-row>
        <table:table-row table:style-name="ro1">
          <table:table-cell table:formula="of:=RAND()*10-5" office:value-type="float" office:value="-2.40803898941017" calcext:value-type="float">
            <text:p>-2.40803898941017</text:p>
          </table:table-cell>
          <table:table-cell table:formula="of:=1/(1+EXP(-[.A10]*1.5+0.8+RAND()*0.5))" office:value-type="float" office:value="0.00920659162428203" calcext:value-type="float">
            <text:p>0.009206591624282</text:p>
          </table:table-cell>
        </table:table-row>
        <table:table-row table:style-name="ro1">
          <table:table-cell table:formula="of:=RAND()*10-5" office:value-type="float" office:value="-3.07484974545439" calcext:value-type="float">
            <text:p>-3.07484974545439</text:p>
          </table:table-cell>
          <table:table-cell table:formula="of:=1/(1+EXP(-[.A11]*1.5+0.8+RAND()*0.5))" office:value-type="float" office:value="0.00372051351247647" calcext:value-type="float">
            <text:p>0.003720513512476</text:p>
          </table:table-cell>
        </table:table-row>
        <table:table-row table:style-name="ro1">
          <table:table-cell table:formula="of:=RAND()*10-5" office:value-type="float" office:value="3.54494343977407" calcext:value-type="float">
            <text:p>3.54494343977407</text:p>
          </table:table-cell>
          <table:table-cell table:formula="of:=1/(1+EXP(-[.A12]*1.5+0.8+RAND()*0.5))" office:value-type="float" office:value="0.985659123553038" calcext:value-type="float">
            <text:p>0.985659123553038</text:p>
          </table:table-cell>
        </table:table-row>
        <table:table-row table:style-name="ro1">
          <table:table-cell table:formula="of:=RAND()*10-5" office:value-type="float" office:value="2.40434091004654" calcext:value-type="float">
            <text:p>2.40434091004654</text:p>
          </table:table-cell>
          <table:table-cell table:formula="of:=1/(1+EXP(-[.A13]*1.5+0.8+RAND()*0.5))" office:value-type="float" office:value="0.942087472068878" calcext:value-type="float">
            <text:p>0.942087472068878</text:p>
          </table:table-cell>
        </table:table-row>
        <table:table-row table:style-name="ro1">
          <table:table-cell table:formula="of:=RAND()*10-5" office:value-type="float" office:value="0.227577295420694" calcext:value-type="float">
            <text:p>0.227577295420694</text:p>
          </table:table-cell>
          <table:table-cell table:formula="of:=1/(1+EXP(-[.A14]*1.5+0.8+RAND()*0.5))" office:value-type="float" office:value="0.326802037603463" calcext:value-type="float">
            <text:p>0.326802037603463</text:p>
          </table:table-cell>
        </table:table-row>
        <table:table-row table:style-name="ro1">
          <table:table-cell table:formula="of:=RAND()*10-5" office:value-type="float" office:value="4.8826929556317" calcext:value-type="float">
            <text:p>4.8826929556317</text:p>
          </table:table-cell>
          <table:table-cell table:formula="of:=1/(1+EXP(-[.A15]*1.5+0.8+RAND()*0.5))" office:value-type="float" office:value="0.997842936507891" calcext:value-type="float">
            <text:p>0.997842936507891</text:p>
          </table:table-cell>
        </table:table-row>
        <table:table-row table:style-name="ro1">
          <table:table-cell table:formula="of:=RAND()*10-5" office:value-type="float" office:value="-2.2397436291128" calcext:value-type="float">
            <text:p>-2.2397436291128</text:p>
          </table:table-cell>
          <table:table-cell table:formula="of:=1/(1+EXP(-[.A16]*1.5+0.8+RAND()*0.5))" office:value-type="float" office:value="0.0108958145503071" calcext:value-type="float">
            <text:p>0.010895814550307</text:p>
          </table:table-cell>
        </table:table-row>
        <table:table-row table:style-name="ro1">
          <table:table-cell table:formula="of:=RAND()*10-5" office:value-type="float" office:value="-4.39439649170813" calcext:value-type="float">
            <text:p>-4.39439649170813</text:p>
          </table:table-cell>
          <table:table-cell table:formula="of:=1/(1+EXP(-[.A17]*1.5+0.8+RAND()*0.5))" office:value-type="float" office:value="0.00054674163633462" calcext:value-type="float">
            <text:p>0.000546741636335</text:p>
          </table:table-cell>
        </table:table-row>
        <table:table-row table:style-name="ro1">
          <table:table-cell table:formula="of:=RAND()*10-5" office:value-type="float" office:value="-0.385149150651483" calcext:value-type="float">
            <text:p>-0.385149150651483</text:p>
          </table:table-cell>
          <table:table-cell table:formula="of:=1/(1+EXP(-[.A18]*1.5+0.8+RAND()*0.5))" office:value-type="float" office:value="0.152380725483626" calcext:value-type="float">
            <text:p>0.152380725483626</text:p>
          </table:table-cell>
        </table:table-row>
        <table:table-row table:style-name="ro1">
          <table:table-cell table:formula="of:=RAND()*10-5" office:value-type="float" office:value="1.9747473756632" calcext:value-type="float">
            <text:p>1.9747473756632</text:p>
          </table:table-cell>
          <table:table-cell table:formula="of:=1/(1+EXP(-[.A19]*1.5+0.8+RAND()*0.5))" office:value-type="float" office:value="0.888851387066356" calcext:value-type="float">
            <text:p>0.888851387066356</text:p>
          </table:table-cell>
        </table:table-row>
        <table:table-row table:style-name="ro1">
          <table:table-cell table:formula="of:=RAND()*10-5" office:value-type="float" office:value="-4.40630875668184" calcext:value-type="float">
            <text:p>-4.40630875668184</text:p>
          </table:table-cell>
          <table:table-cell table:formula="of:=1/(1+EXP(-[.A20]*1.5+0.8+RAND()*0.5))" office:value-type="float" office:value="0.000410356647695404" calcext:value-type="float">
            <text:p>0.000410356647695</text:p>
          </table:table-cell>
        </table:table-row>
        <table:table-row table:style-name="ro1">
          <table:table-cell table:formula="of:=RAND()*10-5" office:value-type="float" office:value="-4.84067569387452" calcext:value-type="float">
            <text:p>-4.84067569387452</text:p>
          </table:table-cell>
          <table:table-cell table:formula="of:=1/(1+EXP(-[.A21]*1.5+0.8+RAND()*0.5))" office:value-type="float" office:value="0.000225515996383828" calcext:value-type="float">
            <text:p>0.000225515996384</text:p>
          </table:table-cell>
        </table:table-row>
        <table:table-row table:style-name="ro1">
          <table:table-cell table:formula="of:=RAND()*10-5" office:value-type="float" office:value="3.08407338345515" calcext:value-type="float">
            <text:p>3.08407338345515</text:p>
          </table:table-cell>
          <table:table-cell table:formula="of:=1/(1+EXP(-[.A22]*1.5+0.8+RAND()*0.5))" office:value-type="float" office:value="0.96969238197496" calcext:value-type="float">
            <text:p>0.96969238197496</text:p>
          </table:table-cell>
        </table:table-row>
        <table:table-row table:style-name="ro1">
          <table:table-cell table:formula="of:=RAND()*10-5" office:value-type="float" office:value="0.329474769663609" calcext:value-type="float">
            <text:p>0.329474769663609</text:p>
          </table:table-cell>
          <table:table-cell table:formula="of:=1/(1+EXP(-[.A23]*1.5+0.8+RAND()*0.5))" office:value-type="float" office:value="0.34931313893546" calcext:value-type="float">
            <text:p>0.34931313893546</text:p>
          </table:table-cell>
        </table:table-row>
        <table:table-row table:style-name="ro1">
          <table:table-cell table:formula="of:=RAND()*10-5" office:value-type="float" office:value="0.150681373281491" calcext:value-type="float">
            <text:p>0.150681373281491</text:p>
          </table:table-cell>
          <table:table-cell table:formula="of:=1/(1+EXP(-[.A24]*1.5+0.8+RAND()*0.5))" office:value-type="float" office:value="0.280459683455516" calcext:value-type="float">
            <text:p>0.280459683455516</text:p>
          </table:table-cell>
        </table:table-row>
        <table:table-row table:style-name="ro1">
          <table:table-cell table:formula="of:=RAND()*10-5" office:value-type="float" office:value="3.79869619956753" calcext:value-type="float">
            <text:p>3.79869619956753</text:p>
          </table:table-cell>
          <table:table-cell table:formula="of:=1/(1+EXP(-[.A25]*1.5+0.8+RAND()*0.5))" office:value-type="float" office:value="0.990100746886407" calcext:value-type="float">
            <text:p>0.990100746886407</text:p>
          </table:table-cell>
        </table:table-row>
        <table:table-row table:style-name="ro1">
          <table:table-cell table:formula="of:=RAND()*10-5" office:value-type="float" office:value="4.35499298171234" calcext:value-type="float">
            <text:p>4.35499298171234</text:p>
          </table:table-cell>
          <table:table-cell table:formula="of:=1/(1+EXP(-[.A26]*1.5+0.8+RAND()*0.5))" office:value-type="float" office:value="0.996570373105827" calcext:value-type="float">
            <text:p>0.996570373105827</text:p>
          </table:table-cell>
        </table:table-row>
        <table:table-row table:style-name="ro1">
          <table:table-cell table:formula="of:=RAND()*10-5" office:value-type="float" office:value="3.51145845517716" calcext:value-type="float">
            <text:p>3.51145845517716</text:p>
          </table:table-cell>
          <table:table-cell table:formula="of:=1/(1+EXP(-[.A27]*1.5+0.8+RAND()*0.5))" office:value-type="float" office:value="0.981563397793728" calcext:value-type="float">
            <text:p>0.981563397793728</text:p>
          </table:table-cell>
        </table:table-row>
        <table:table-row table:style-name="ro1">
          <table:table-cell table:formula="of:=RAND()*10-5" office:value-type="float" office:value="-1.86335060143818" calcext:value-type="float">
            <text:p>-1.86335060143818</text:p>
          </table:table-cell>
          <table:table-cell table:formula="of:=1/(1+EXP(-[.A28]*1.5+0.8+RAND()*0.5))" office:value-type="float" office:value="0.0181562668857895" calcext:value-type="float">
            <text:p>0.01815626688579</text:p>
          </table:table-cell>
        </table:table-row>
        <table:table-row table:style-name="ro1">
          <table:table-cell table:formula="of:=RAND()*10-5" office:value-type="float" office:value="4.81160615989019" calcext:value-type="float">
            <text:p>4.81160615989019</text:p>
          </table:table-cell>
          <table:table-cell table:formula="of:=1/(1+EXP(-[.A29]*1.5+0.8+RAND()*0.5))" office:value-type="float" office:value="0.998013587209394" calcext:value-type="float">
            <text:p>0.998013587209394</text:p>
          </table:table-cell>
        </table:table-row>
        <table:table-row table:style-name="ro1">
          <table:table-cell table:formula="of:=RAND()*10-5" office:value-type="float" office:value="-0.0925924625492458" calcext:value-type="float">
            <text:p>-0.092592462549246</text:p>
          </table:table-cell>
          <table:table-cell table:formula="of:=1/(1+EXP(-[.A30]*1.5+0.8+RAND()*0.5))" office:value-type="float" office:value="0.217222828357628" calcext:value-type="float">
            <text:p>0.217222828357628</text:p>
          </table:table-cell>
        </table:table-row>
        <table:table-row table:style-name="ro1">
          <table:table-cell table:formula="of:=RAND()*10-5" office:value-type="float" office:value="-0.801726814359656" calcext:value-type="float">
            <text:p>-0.801726814359656</text:p>
          </table:table-cell>
          <table:table-cell table:formula="of:=1/(1+EXP(-[.A31]*1.5+0.8+RAND()*0.5))" office:value-type="float" office:value="0.0980990472126983" calcext:value-type="float">
            <text:p>0.098099047212698</text:p>
          </table:table-cell>
        </table:table-row>
        <table:table-row table:style-name="ro1">
          <table:table-cell table:formula="of:=RAND()*10-5" office:value-type="float" office:value="2.02557513747104" calcext:value-type="float">
            <text:p>2.02557513747104</text:p>
          </table:table-cell>
          <table:table-cell table:formula="of:=1/(1+EXP(-[.A32]*1.5+0.8+RAND()*0.5))" office:value-type="float" office:value="0.86194028931861" calcext:value-type="float">
            <text:p>0.86194028931861</text:p>
          </table:table-cell>
        </table:table-row>
        <table:table-row table:style-name="ro1">
          <table:table-cell table:formula="of:=RAND()*10-5" office:value-type="float" office:value="-1.27030527378645" calcext:value-type="float">
            <text:p>-1.27030527378645</text:p>
          </table:table-cell>
          <table:table-cell table:formula="of:=1/(1+EXP(-[.A33]*1.5+0.8+RAND()*0.5))" office:value-type="float" office:value="0.0530616470362521" calcext:value-type="float">
            <text:p>0.053061647036252</text:p>
          </table:table-cell>
        </table:table-row>
        <table:table-row table:style-name="ro1">
          <table:table-cell table:formula="of:=RAND()*10-5" office:value-type="float" office:value="-4.53230750095331" calcext:value-type="float">
            <text:p>-4.53230750095331</text:p>
          </table:table-cell>
          <table:table-cell table:formula="of:=1/(1+EXP(-[.A34]*1.5+0.8+RAND()*0.5))" office:value-type="float" office:value="0.000414769244296719" calcext:value-type="float">
            <text:p>0.000414769244297</text:p>
          </table:table-cell>
        </table:table-row>
        <table:table-row table:style-name="ro1">
          <table:table-cell table:formula="of:=RAND()*10-5" office:value-type="float" office:value="4.10913901751812" calcext:value-type="float">
            <text:p>4.10913901751812</text:p>
          </table:table-cell>
          <table:table-cell table:formula="of:=1/(1+EXP(-[.A35]*1.5+0.8+RAND()*0.5))" office:value-type="float" office:value="0.994419802685702" calcext:value-type="float">
            <text:p>0.994419802685702</text:p>
          </table:table-cell>
        </table:table-row>
        <table:table-row table:style-name="ro1">
          <table:table-cell table:formula="of:=RAND()*10-5" office:value-type="float" office:value="3.56898224134184" calcext:value-type="float">
            <text:p>3.56898224134184</text:p>
          </table:table-cell>
          <table:table-cell table:formula="of:=1/(1+EXP(-[.A36]*1.5+0.8+RAND()*0.5))" office:value-type="float" office:value="0.982949089831836" calcext:value-type="float">
            <text:p>0.982949089831836</text:p>
          </table:table-cell>
        </table:table-row>
        <table:table-row table:style-name="ro1">
          <table:table-cell table:formula="of:=RAND()*10-5" office:value-type="float" office:value="-2.59054144177639" calcext:value-type="float">
            <text:p>-2.59054144177639</text:p>
          </table:table-cell>
          <table:table-cell table:formula="of:=1/(1+EXP(-[.A37]*1.5+0.8+RAND()*0.5))" office:value-type="float" office:value="0.0059282965128992" calcext:value-type="float">
            <text:p>0.005928296512899</text:p>
          </table:table-cell>
        </table:table-row>
        <table:table-row table:style-name="ro1">
          <table:table-cell table:formula="of:=RAND()*10-5" office:value-type="float" office:value="-4.68575557121594" calcext:value-type="float">
            <text:p>-4.68575557121594</text:p>
          </table:table-cell>
          <table:table-cell table:formula="of:=1/(1+EXP(-[.A38]*1.5+0.8+RAND()*0.5))" office:value-type="float" office:value="0.000315320311524439" calcext:value-type="float">
            <text:p>0.000315320311524</text:p>
          </table:table-cell>
        </table:table-row>
        <table:table-row table:style-name="ro1">
          <table:table-cell table:formula="of:=RAND()*10-5" office:value-type="float" office:value="-3.2586803582148" calcext:value-type="float">
            <text:p>-3.2586803582148</text:p>
          </table:table-cell>
          <table:table-cell table:formula="of:=1/(1+EXP(-[.A39]*1.5+0.8+RAND()*0.5))" office:value-type="float" office:value="0.00212626825090904" calcext:value-type="float">
            <text:p>0.002126268250909</text:p>
          </table:table-cell>
        </table:table-row>
        <table:table-row table:style-name="ro1">
          <table:table-cell table:formula="of:=RAND()*10-5" office:value-type="float" office:value="1.56918673294018" calcext:value-type="float">
            <text:p>1.56918673294018</text:p>
          </table:table-cell>
          <table:table-cell table:formula="of:=1/(1+EXP(-[.A40]*1.5+0.8+RAND()*0.5))" office:value-type="float" office:value="0.814208296110162" calcext:value-type="float">
            <text:p>0.814208296110162</text:p>
          </table:table-cell>
        </table:table-row>
        <table:table-row table:style-name="ro1">
          <table:table-cell table:formula="of:=RAND()*10-5" office:value-type="float" office:value="-3.67270284091878" calcext:value-type="float">
            <text:p>-3.67270284091878</text:p>
          </table:table-cell>
          <table:table-cell table:formula="of:=1/(1+EXP(-[.A41]*1.5+0.8+RAND()*0.5))" office:value-type="float" office:value="0.00148040125395779" calcext:value-type="float">
            <text:p>0.001480401253958</text:p>
          </table:table-cell>
        </table:table-row>
        <table:table-row table:style-name="ro1">
          <table:table-cell table:formula="of:=RAND()*10-5" office:value-type="float" office:value="0.256506456893301" calcext:value-type="float">
            <text:p>0.256506456893301</text:p>
          </table:table-cell>
          <table:table-cell table:formula="of:=1/(1+EXP(-[.A42]*1.5+0.8+RAND()*0.5))" office:value-type="float" office:value="0.297874422603225" calcext:value-type="float">
            <text:p>0.297874422603225</text:p>
          </table:table-cell>
        </table:table-row>
        <table:table-row table:style-name="ro1">
          <table:table-cell table:formula="of:=RAND()*10-5" office:value-type="float" office:value="-3.92719059463883" calcext:value-type="float">
            <text:p>-3.92719059463883</text:p>
          </table:table-cell>
          <table:table-cell table:formula="of:=1/(1+EXP(-[.A43]*1.5+0.8+RAND()*0.5))" office:value-type="float" office:value="0.000944850221934958" calcext:value-type="float">
            <text:p>0.000944850221935</text:p>
          </table:table-cell>
        </table:table-row>
        <table:table-row table:style-name="ro1">
          <table:table-cell table:formula="of:=RAND()*10-5" office:value-type="float" office:value="-0.814274582170865" calcext:value-type="float">
            <text:p>-0.814274582170865</text:p>
          </table:table-cell>
          <table:table-cell table:formula="of:=1/(1+EXP(-[.A44]*1.5+0.8+RAND()*0.5))" office:value-type="float" office:value="0.108586743702454" calcext:value-type="float">
            <text:p>0.108586743702454</text:p>
          </table:table-cell>
        </table:table-row>
        <table:table-row table:style-name="ro1">
          <table:table-cell table:formula="of:=RAND()*10-5" office:value-type="float" office:value="-0.799636043493718" calcext:value-type="float">
            <text:p>-0.799636043493718</text:p>
          </table:table-cell>
          <table:table-cell table:formula="of:=1/(1+EXP(-[.A45]*1.5+0.8+RAND()*0.5))" office:value-type="float" office:value="0.109304028505299" calcext:value-type="float">
            <text:p>0.109304028505299</text:p>
          </table:table-cell>
        </table:table-row>
        <table:table-row table:style-name="ro1">
          <table:table-cell table:formula="of:=RAND()*10-5" office:value-type="float" office:value="3.45899395874759" calcext:value-type="float">
            <text:p>3.45899395874759</text:p>
          </table:table-cell>
          <table:table-cell table:formula="of:=1/(1+EXP(-[.A46]*1.5+0.8+RAND()*0.5))" office:value-type="float" office:value="0.981769504770852" calcext:value-type="float">
            <text:p>0.981769504770852</text:p>
          </table:table-cell>
        </table:table-row>
        <table:table-row table:style-name="ro1">
          <table:table-cell table:formula="of:=RAND()*10-5" office:value-type="float" office:value="1.93539585296278" calcext:value-type="float">
            <text:p>1.93539585296278</text:p>
          </table:table-cell>
          <table:table-cell table:formula="of:=1/(1+EXP(-[.A47]*1.5+0.8+RAND()*0.5))" office:value-type="float" office:value="0.842104414526079" calcext:value-type="float">
            <text:p>0.842104414526079</text:p>
          </table:table-cell>
        </table:table-row>
        <table:table-row table:style-name="ro1">
          <table:table-cell table:formula="of:=RAND()*10-5" office:value-type="float" office:value="2.60710353545577" calcext:value-type="float">
            <text:p>2.60710353545577</text:p>
          </table:table-cell>
          <table:table-cell table:formula="of:=1/(1+EXP(-[.A48]*1.5+0.8+RAND()*0.5))" office:value-type="float" office:value="0.949114420417015" calcext:value-type="float">
            <text:p>0.949114420417015</text:p>
          </table:table-cell>
        </table:table-row>
        <table:table-row table:style-name="ro1">
          <table:table-cell table:formula="of:=RAND()*10-5" office:value-type="float" office:value="1.76939199451912" calcext:value-type="float">
            <text:p>1.76939199451912</text:p>
          </table:table-cell>
          <table:table-cell table:formula="of:=1/(1+EXP(-[.A49]*1.5+0.8+RAND()*0.5))" office:value-type="float" office:value="0.856030715398835" calcext:value-type="float">
            <text:p>0.856030715398835</text:p>
          </table:table-cell>
        </table:table-row>
        <table:table-row table:style-name="ro1">
          <table:table-cell table:formula="of:=RAND()*10-5" office:value-type="float" office:value="-0.498758438742938" calcext:value-type="float">
            <text:p>-0.498758438742938</text:p>
          </table:table-cell>
          <table:table-cell table:formula="of:=1/(1+EXP(-[.A50]*1.5+0.8+RAND()*0.5))" office:value-type="float" office:value="0.117323455576013" calcext:value-type="float">
            <text:p>0.117323455576013</text:p>
          </table:table-cell>
        </table:table-row>
        <table:table-row table:style-name="ro1">
          <table:table-cell table:formula="of:=RAND()*10-5" office:value-type="float" office:value="4.60991758112692" calcext:value-type="float">
            <text:p>4.60991758112692</text:p>
          </table:table-cell>
          <table:table-cell table:formula="of:=1/(1+EXP(-[.A51]*1.5+0.8+RAND()*0.5))" office:value-type="float" office:value="0.997250284894892" calcext:value-type="float">
            <text:p>0.997250284894892</text:p>
          </table:table-cell>
        </table:table-row>
        <table:table-row table:style-name="ro1">
          <table:table-cell table:formula="of:=RAND()*10-5" office:value-type="float" office:value="0.382816447325752" calcext:value-type="float">
            <text:p>0.382816447325752</text:p>
          </table:table-cell>
          <table:table-cell table:formula="of:=1/(1+EXP(-[.A52]*1.5+0.8+RAND()*0.5))" office:value-type="float" office:value="0.339468119095491" calcext:value-type="float">
            <text:p>0.339468119095491</text:p>
          </table:table-cell>
        </table:table-row>
        <table:table-row table:style-name="ro1">
          <table:table-cell table:formula="of:=RAND()*10-5" office:value-type="float" office:value="-1.87507506086185" calcext:value-type="float">
            <text:p>-1.87507506086185</text:p>
          </table:table-cell>
          <table:table-cell table:formula="of:=1/(1+EXP(-[.A53]*1.5+0.8+RAND()*0.5))" office:value-type="float" office:value="0.0210369092905908" calcext:value-type="float">
            <text:p>0.021036909290591</text:p>
          </table:table-cell>
        </table:table-row>
        <table:table-row table:style-name="ro1">
          <table:table-cell table:formula="of:=RAND()*10-5" office:value-type="float" office:value="3.69757475839249" calcext:value-type="float">
            <text:p>3.69757475839249</text:p>
          </table:table-cell>
          <table:table-cell table:formula="of:=1/(1+EXP(-[.A54]*1.5+0.8+RAND()*0.5))" office:value-type="float" office:value="0.990366777669054" calcext:value-type="float">
            <text:p>0.990366777669054</text:p>
          </table:table-cell>
        </table:table-row>
        <table:table-row table:style-name="ro1">
          <table:table-cell table:formula="of:=RAND()*10-5" office:value-type="float" office:value="1.49153278504805" calcext:value-type="float">
            <text:p>1.49153278504805</text:p>
          </table:table-cell>
          <table:table-cell table:formula="of:=1/(1+EXP(-[.A55]*1.5+0.8+RAND()*0.5))" office:value-type="float" office:value="0.776465705835731" calcext:value-type="float">
            <text:p>0.776465705835731</text:p>
          </table:table-cell>
        </table:table-row>
        <table:table-row table:style-name="ro1">
          <table:table-cell table:formula="of:=RAND()*10-5" office:value-type="float" office:value="3.67744284518272" calcext:value-type="float">
            <text:p>3.67744284518272</text:p>
          </table:table-cell>
          <table:table-cell table:formula="of:=1/(1+EXP(-[.A56]*1.5+0.8+RAND()*0.5))" office:value-type="float" office:value="0.986422960156781" calcext:value-type="float">
            <text:p>0.986422960156781</text:p>
          </table:table-cell>
        </table:table-row>
        <table:table-row table:style-name="ro1">
          <table:table-cell table:formula="of:=RAND()*10-5" office:value-type="float" office:value="0.63602033503864" calcext:value-type="float">
            <text:p>0.63602033503864</text:p>
          </table:table-cell>
          <table:table-cell table:formula="of:=1/(1+EXP(-[.A57]*1.5+0.8+RAND()*0.5))" office:value-type="float" office:value="0.482445533482409" calcext:value-type="float">
            <text:p>0.482445533482409</text:p>
          </table:table-cell>
        </table:table-row>
        <table:table-row table:style-name="ro1">
          <table:table-cell table:formula="of:=RAND()*10-5" office:value-type="float" office:value="-2.43420606262951" calcext:value-type="float">
            <text:p>-2.43420606262951</text:p>
          </table:table-cell>
          <table:table-cell table:formula="of:=1/(1+EXP(-[.A58]*1.5+0.8+RAND()*0.5))" office:value-type="float" office:value="0.00845065885075045" calcext:value-type="float">
            <text:p>0.00845065885075</text:p>
          </table:table-cell>
        </table:table-row>
        <table:table-row table:style-name="ro1">
          <table:table-cell table:formula="of:=RAND()*10-5" office:value-type="float" office:value="3.8094520291805" calcext:value-type="float">
            <text:p>3.8094520291805</text:p>
          </table:table-cell>
          <table:table-cell table:formula="of:=1/(1+EXP(-[.A59]*1.5+0.8+RAND()*0.5))" office:value-type="float" office:value="0.989025867849394" calcext:value-type="float">
            <text:p>0.989025867849394</text:p>
          </table:table-cell>
        </table:table-row>
        <table:table-row table:style-name="ro1">
          <table:table-cell table:formula="of:=RAND()*10-5" office:value-type="float" office:value="1.69234942224248" calcext:value-type="float">
            <text:p>1.69234942224248</text:p>
          </table:table-cell>
          <table:table-cell table:formula="of:=1/(1+EXP(-[.A60]*1.5+0.8+RAND()*0.5))" office:value-type="float" office:value="0.807000429569028" calcext:value-type="float">
            <text:p>0.807000429569028</text:p>
          </table:table-cell>
        </table:table-row>
        <table:table-row table:style-name="ro1">
          <table:table-cell table:formula="of:=RAND()*10-5" office:value-type="float" office:value="-4.05863412580394" calcext:value-type="float">
            <text:p>-4.05863412580394</text:p>
          </table:table-cell>
          <table:table-cell table:formula="of:=1/(1+EXP(-[.A61]*1.5+0.8+RAND()*0.5))" office:value-type="float" office:value="0.00062692376784188" calcext:value-type="float">
            <text:p>0.000626923767842</text:p>
          </table:table-cell>
        </table:table-row>
        <table:table-row table:style-name="ro1">
          <table:table-cell table:formula="of:=RAND()*10-5" office:value-type="float" office:value="-0.670322551730934" calcext:value-type="float">
            <text:p>-0.670322551730934</text:p>
          </table:table-cell>
          <table:table-cell table:formula="of:=1/(1+EXP(-[.A62]*1.5+0.8+RAND()*0.5))" office:value-type="float" office:value="0.130730793800294" calcext:value-type="float">
            <text:p>0.130730793800294</text:p>
          </table:table-cell>
        </table:table-row>
        <table:table-row table:style-name="ro1">
          <table:table-cell table:formula="of:=RAND()*10-5" office:value-type="float" office:value="3.41660965377501" calcext:value-type="float">
            <text:p>3.41660965377501</text:p>
          </table:table-cell>
          <table:table-cell table:formula="of:=1/(1+EXP(-[.A63]*1.5+0.8+RAND()*0.5))" office:value-type="float" office:value="0.981448192295241" calcext:value-type="float">
            <text:p>0.981448192295241</text:p>
          </table:table-cell>
        </table:table-row>
        <table:table-row table:style-name="ro1">
          <table:table-cell table:formula="of:=RAND()*10-5" office:value-type="float" office:value="4.0100621598518" calcext:value-type="float">
            <text:p>4.0100621598518</text:p>
          </table:table-cell>
          <table:table-cell table:formula="of:=1/(1+EXP(-[.A64]*1.5+0.8+RAND()*0.5))" office:value-type="float" office:value="0.994495377449741" calcext:value-type="float">
            <text:p>0.994495377449741</text:p>
          </table:table-cell>
        </table:table-row>
        <table:table-row table:style-name="ro1">
          <table:table-cell table:formula="of:=RAND()*10-5" office:value-type="float" office:value="0.686318616297178" calcext:value-type="float">
            <text:p>0.686318616297178</text:p>
          </table:table-cell>
          <table:table-cell table:formula="of:=1/(1+EXP(-[.A65]*1.5+0.8+RAND()*0.5))" office:value-type="float" office:value="0.521779952238641" calcext:value-type="float">
            <text:p>0.521779952238641</text:p>
          </table:table-cell>
        </table:table-row>
        <table:table-row table:style-name="ro1">
          <table:table-cell table:formula="of:=RAND()*10-5" office:value-type="float" office:value="0.923919566445807" calcext:value-type="float">
            <text:p>0.923919566445807</text:p>
          </table:table-cell>
          <table:table-cell table:formula="of:=1/(1+EXP(-[.A66]*1.5+0.8+RAND()*0.5))" office:value-type="float" office:value="0.582355435720278" calcext:value-type="float">
            <text:p>0.582355435720278</text:p>
          </table:table-cell>
        </table:table-row>
        <table:table-row table:style-name="ro1">
          <table:table-cell table:formula="of:=RAND()*10-5" office:value-type="float" office:value="0.388571694448398" calcext:value-type="float">
            <text:p>0.388571694448398</text:p>
          </table:table-cell>
          <table:table-cell table:formula="of:=1/(1+EXP(-[.A67]*1.5+0.8+RAND()*0.5))" office:value-type="float" office:value="0.426240612192959" calcext:value-type="float">
            <text:p>0.426240612192959</text:p>
          </table:table-cell>
        </table:table-row>
        <table:table-row table:style-name="ro1">
          <table:table-cell table:formula="of:=RAND()*10-5" office:value-type="float" office:value="0.479011172388891" calcext:value-type="float">
            <text:p>0.479011172388891</text:p>
          </table:table-cell>
          <table:table-cell table:formula="of:=1/(1+EXP(-[.A68]*1.5+0.8+RAND()*0.5))" office:value-type="float" office:value="0.375050299488989" calcext:value-type="float">
            <text:p>0.375050299488989</text:p>
          </table:table-cell>
        </table:table-row>
        <table:table-row table:style-name="ro1">
          <table:table-cell table:formula="of:=RAND()*10-5" office:value-type="float" office:value="3.74750652866089" calcext:value-type="float">
            <text:p>3.74750652866089</text:p>
          </table:table-cell>
          <table:table-cell table:formula="of:=1/(1+EXP(-[.A69]*1.5+0.8+RAND()*0.5))" office:value-type="float" office:value="0.988449625617642" calcext:value-type="float">
            <text:p>0.988449625617642</text:p>
          </table:table-cell>
        </table:table-row>
        <table:table-row table:style-name="ro1">
          <table:table-cell table:formula="of:=RAND()*10-5" office:value-type="float" office:value="-3.42363673586161" calcext:value-type="float">
            <text:p>-3.42363673586161</text:p>
          </table:table-cell>
          <table:table-cell table:formula="of:=1/(1+EXP(-[.A70]*1.5+0.8+RAND()*0.5))" office:value-type="float" office:value="0.00171389405113098" calcext:value-type="float">
            <text:p>0.001713894051131</text:p>
          </table:table-cell>
        </table:table-row>
        <table:table-row table:style-name="ro1">
          <table:table-cell table:formula="of:=RAND()*10-5" office:value-type="float" office:value="-0.536340844914494" calcext:value-type="float">
            <text:p>-0.536340844914494</text:p>
          </table:table-cell>
          <table:table-cell table:formula="of:=1/(1+EXP(-[.A71]*1.5+0.8+RAND()*0.5))" office:value-type="float" office:value="0.160326484132131" calcext:value-type="float">
            <text:p>0.160326484132131</text:p>
          </table:table-cell>
        </table:table-row>
        <table:table-row table:style-name="ro1">
          <table:table-cell table:formula="of:=RAND()*10-5" office:value-type="float" office:value="4.76258061424291" calcext:value-type="float">
            <text:p>4.76258061424291</text:p>
          </table:table-cell>
          <table:table-cell table:formula="of:=1/(1+EXP(-[.A72]*1.5+0.8+RAND()*0.5))" office:value-type="float" office:value="0.998013074332737" calcext:value-type="float">
            <text:p>0.998013074332737</text:p>
          </table:table-cell>
        </table:table-row>
        <table:table-row table:style-name="ro1">
          <table:table-cell table:formula="of:=RAND()*10-5" office:value-type="float" office:value="-4.3587324977376" calcext:value-type="float">
            <text:p>-4.3587324977376</text:p>
          </table:table-cell>
          <table:table-cell table:formula="of:=1/(1+EXP(-[.A73]*1.5+0.8+RAND()*0.5))" office:value-type="float" office:value="0.000610744659420103" calcext:value-type="float">
            <text:p>0.00061074465942</text:p>
          </table:table-cell>
        </table:table-row>
        <table:table-row table:style-name="ro1">
          <table:table-cell table:formula="of:=RAND()*10-5" office:value-type="float" office:value="0.374711503879154" calcext:value-type="float">
            <text:p>0.374711503879154</text:p>
          </table:table-cell>
          <table:table-cell table:formula="of:=1/(1+EXP(-[.A74]*1.5+0.8+RAND()*0.5))" office:value-type="float" office:value="0.326087951005127" calcext:value-type="float">
            <text:p>0.326087951005127</text:p>
          </table:table-cell>
        </table:table-row>
        <table:table-row table:style-name="ro1">
          <table:table-cell table:formula="of:=RAND()*10-5" office:value-type="float" office:value="1.46031203550166" calcext:value-type="float">
            <text:p>1.46031203550166</text:p>
          </table:table-cell>
          <table:table-cell table:formula="of:=1/(1+EXP(-[.A75]*1.5+0.8+RAND()*0.5))" office:value-type="float" office:value="0.784657669131391" calcext:value-type="float">
            <text:p>0.784657669131391</text:p>
          </table:table-cell>
        </table:table-row>
        <table:table-row table:style-name="ro1">
          <table:table-cell table:formula="of:=RAND()*10-5" office:value-type="float" office:value="-4.45311385949434" calcext:value-type="float">
            <text:p>-4.45311385949434</text:p>
          </table:table-cell>
          <table:table-cell table:formula="of:=1/(1+EXP(-[.A76]*1.5+0.8+RAND()*0.5))" office:value-type="float" office:value="0.000381915036945675" calcext:value-type="float">
            <text:p>0.000381915036946</text:p>
          </table:table-cell>
        </table:table-row>
        <table:table-row table:style-name="ro1">
          <table:table-cell table:formula="of:=RAND()*10-5" office:value-type="float" office:value="2.92278203604507" calcext:value-type="float">
            <text:p>2.92278203604507</text:p>
          </table:table-cell>
          <table:table-cell table:formula="of:=1/(1+EXP(-[.A77]*1.5+0.8+RAND()*0.5))" office:value-type="float" office:value="0.972361045765701" calcext:value-type="float">
            <text:p>0.972361045765701</text:p>
          </table:table-cell>
        </table:table-row>
        <table:table-row table:style-name="ro1">
          <table:table-cell table:formula="of:=RAND()*10-5" office:value-type="float" office:value="-1.65778977953484" calcext:value-type="float">
            <text:p>-1.65778977953484</text:p>
          </table:table-cell>
          <table:table-cell table:formula="of:=1/(1+EXP(-[.A78]*1.5+0.8+RAND()*0.5))" office:value-type="float" office:value="0.0297769951804451" calcext:value-type="float">
            <text:p>0.029776995180445</text:p>
          </table:table-cell>
        </table:table-row>
        <table:table-row table:style-name="ro1">
          <table:table-cell table:formula="of:=RAND()*10-5" office:value-type="float" office:value="-2.43050333554446" calcext:value-type="float">
            <text:p>-2.43050333554446</text:p>
          </table:table-cell>
          <table:table-cell table:formula="of:=1/(1+EXP(-[.A79]*1.5+0.8+RAND()*0.5))" office:value-type="float" office:value="0.010341706697022" calcext:value-type="float">
            <text:p>0.010341706697022</text:p>
          </table:table-cell>
        </table:table-row>
        <table:table-row table:style-name="ro1">
          <table:table-cell table:formula="of:=RAND()*10-5" office:value-type="float" office:value="1.83081257224408" calcext:value-type="float">
            <text:p>1.83081257224408</text:p>
          </table:table-cell>
          <table:table-cell table:formula="of:=1/(1+EXP(-[.A80]*1.5+0.8+RAND()*0.5))" office:value-type="float" office:value="0.835082080416564" calcext:value-type="float">
            <text:p>0.835082080416564</text:p>
          </table:table-cell>
        </table:table-row>
        <table:table-row table:style-name="ro1">
          <table:table-cell table:formula="of:=RAND()*10-5" office:value-type="float" office:value="3.85326513652642" calcext:value-type="float">
            <text:p>3.85326513652642</text:p>
          </table:table-cell>
          <table:table-cell table:formula="of:=1/(1+EXP(-[.A81]*1.5+0.8+RAND()*0.5))" office:value-type="float" office:value="0.992475491481679" calcext:value-type="float">
            <text:p>0.992475491481679</text:p>
          </table:table-cell>
        </table:table-row>
        <table:table-row table:style-name="ro1">
          <table:table-cell table:formula="of:=RAND()*10-5" office:value-type="float" office:value="1.59655082618339" calcext:value-type="float">
            <text:p>1.59655082618339</text:p>
          </table:table-cell>
          <table:table-cell table:formula="of:=1/(1+EXP(-[.A82]*1.5+0.8+RAND()*0.5))" office:value-type="float" office:value="0.760953239131022" calcext:value-type="float">
            <text:p>0.760953239131022</text:p>
          </table:table-cell>
        </table:table-row>
        <table:table-row table:style-name="ro1">
          <table:table-cell table:formula="of:=RAND()*10-5" office:value-type="float" office:value="-0.668606644228279" calcext:value-type="float">
            <text:p>-0.668606644228279</text:p>
          </table:table-cell>
          <table:table-cell table:formula="of:=1/(1+EXP(-[.A83]*1.5+0.8+RAND()*0.5))" office:value-type="float" office:value="0.11777374946728" calcext:value-type="float">
            <text:p>0.11777374946728</text:p>
          </table:table-cell>
        </table:table-row>
        <table:table-row table:style-name="ro1">
          <table:table-cell table:formula="of:=RAND()*10-5" office:value-type="float" office:value="-3.64265092432706" calcext:value-type="float">
            <text:p>-3.64265092432706</text:p>
          </table:table-cell>
          <table:table-cell table:formula="of:=1/(1+EXP(-[.A84]*1.5+0.8+RAND()*0.5))" office:value-type="float" office:value="0.00181244001705892" calcext:value-type="float">
            <text:p>0.001812440017059</text:p>
          </table:table-cell>
        </table:table-row>
        <table:table-row table:style-name="ro1">
          <table:table-cell table:formula="of:=RAND()*10-5" office:value-type="float" office:value="-4.66075397725157" calcext:value-type="float">
            <text:p>-4.66075397725157</text:p>
          </table:table-cell>
          <table:table-cell table:formula="of:=1/(1+EXP(-[.A85]*1.5+0.8+RAND()*0.5))" office:value-type="float" office:value="0.000369227363828757" calcext:value-type="float">
            <text:p>0.000369227363829</text:p>
          </table:table-cell>
        </table:table-row>
        <table:table-row table:style-name="ro1">
          <table:table-cell table:formula="of:=RAND()*10-5" office:value-type="float" office:value="-2.61093846008967" calcext:value-type="float">
            <text:p>-2.61093846008967</text:p>
          </table:table-cell>
          <table:table-cell table:formula="of:=1/(1+EXP(-[.A86]*1.5+0.8+RAND()*0.5))" office:value-type="float" office:value="0.00721982729155892" calcext:value-type="float">
            <text:p>0.007219827291559</text:p>
          </table:table-cell>
        </table:table-row>
        <table:table-row table:style-name="ro1">
          <table:table-cell table:formula="of:=RAND()*10-5" office:value-type="float" office:value="-4.94459016174999" calcext:value-type="float">
            <text:p>-4.94459016174999</text:p>
          </table:table-cell>
          <table:table-cell table:formula="of:=1/(1+EXP(-[.A87]*1.5+0.8+RAND()*0.5))" office:value-type="float" office:value="0.000269559009428518" calcext:value-type="float">
            <text:p>0.000269559009429</text:p>
          </table:table-cell>
        </table:table-row>
        <table:table-row table:style-name="ro1">
          <table:table-cell table:formula="of:=RAND()*10-5" office:value-type="float" office:value="1.44381704522187" calcext:value-type="float">
            <text:p>1.44381704522187</text:p>
          </table:table-cell>
          <table:table-cell table:formula="of:=1/(1+EXP(-[.A88]*1.5+0.8+RAND()*0.5))" office:value-type="float" office:value="0.792820869492454" calcext:value-type="float">
            <text:p>0.792820869492454</text:p>
          </table:table-cell>
        </table:table-row>
        <table:table-row table:style-name="ro1">
          <table:table-cell table:formula="of:=RAND()*10-5" office:value-type="float" office:value="2.24436353080559" calcext:value-type="float">
            <text:p>2.24436353080559</text:p>
          </table:table-cell>
          <table:table-cell table:formula="of:=1/(1+EXP(-[.A89]*1.5+0.8+RAND()*0.5))" office:value-type="float" office:value="0.916547974031867" calcext:value-type="float">
            <text:p>0.916547974031867</text:p>
          </table:table-cell>
        </table:table-row>
        <table:table-row table:style-name="ro1">
          <table:table-cell table:formula="of:=RAND()*10-5" office:value-type="float" office:value="4.75717730791787" calcext:value-type="float">
            <text:p>4.75717730791787</text:p>
          </table:table-cell>
          <table:table-cell table:formula="of:=1/(1+EXP(-[.A90]*1.5+0.8+RAND()*0.5))" office:value-type="float" office:value="0.997545731079191" calcext:value-type="float">
            <text:p>0.997545731079191</text:p>
          </table:table-cell>
        </table:table-row>
        <table:table-row table:style-name="ro1">
          <table:table-cell table:formula="of:=RAND()*10-5" office:value-type="float" office:value="4.39042298425383" calcext:value-type="float">
            <text:p>4.39042298425383</text:p>
          </table:table-cell>
          <table:table-cell table:formula="of:=1/(1+EXP(-[.A91]*1.5+0.8+RAND()*0.5))" office:value-type="float" office:value="0.995897281304407" calcext:value-type="float">
            <text:p>0.995897281304407</text:p>
          </table:table-cell>
        </table:table-row>
        <table:table-row table:style-name="ro1">
          <table:table-cell table:formula="of:=RAND()*10-5" office:value-type="float" office:value="-0.0915909186257311" calcext:value-type="float">
            <text:p>-0.091590918625731</text:p>
          </table:table-cell>
          <table:table-cell table:formula="of:=1/(1+EXP(-[.A92]*1.5+0.8+RAND()*0.5))" office:value-type="float" office:value="0.207243367908626" calcext:value-type="float">
            <text:p>0.207243367908626</text:p>
          </table:table-cell>
        </table:table-row>
        <table:table-row table:style-name="ro1">
          <table:table-cell table:formula="of:=RAND()*10-5" office:value-type="float" office:value="4.71265113784624" calcext:value-type="float">
            <text:p>4.71265113784624</text:p>
          </table:table-cell>
          <table:table-cell table:formula="of:=1/(1+EXP(-[.A93]*1.5+0.8+RAND()*0.5))" office:value-type="float" office:value="0.998098782233878" calcext:value-type="float">
            <text:p>0.998098782233878</text:p>
          </table:table-cell>
        </table:table-row>
        <table:table-row table:style-name="ro1">
          <table:table-cell table:formula="of:=RAND()*10-5" office:value-type="float" office:value="-4.14401113440031" calcext:value-type="float">
            <text:p>-4.14401113440031</text:p>
          </table:table-cell>
          <table:table-cell table:formula="of:=1/(1+EXP(-[.A94]*1.5+0.8+RAND()*0.5))" office:value-type="float" office:value="0.0007631377266096" calcext:value-type="float">
            <text:p>0.00076313772661</text:p>
          </table:table-cell>
        </table:table-row>
        <table:table-row table:style-name="ro1">
          <table:table-cell table:formula="of:=RAND()*10-5" office:value-type="float" office:value="-1.1952020910134" calcext:value-type="float">
            <text:p>-1.1952020910134</text:p>
          </table:table-cell>
          <table:table-cell table:formula="of:=1/(1+EXP(-[.A95]*1.5+0.8+RAND()*0.5))" office:value-type="float" office:value="0.0466876453492928" calcext:value-type="float">
            <text:p>0.046687645349293</text:p>
          </table:table-cell>
        </table:table-row>
        <table:table-row table:style-name="ro1">
          <table:table-cell table:formula="of:=RAND()*10-5" office:value-type="float" office:value="-4.05137871449332" calcext:value-type="float">
            <text:p>-4.05137871449332</text:p>
          </table:table-cell>
          <table:table-cell table:formula="of:=1/(1+EXP(-[.A96]*1.5+0.8+RAND()*0.5))" office:value-type="float" office:value="0.000865370733746708" calcext:value-type="float">
            <text:p>0.000865370733747</text:p>
          </table:table-cell>
        </table:table-row>
        <table:table-row table:style-name="ro1">
          <table:table-cell table:formula="of:=RAND()*10-5" office:value-type="float" office:value="4.04767324826116" calcext:value-type="float">
            <text:p>4.04767324826116</text:p>
          </table:table-cell>
          <table:table-cell table:formula="of:=1/(1+EXP(-[.A97]*1.5+0.8+RAND()*0.5))" office:value-type="float" office:value="0.993602745662638" calcext:value-type="float">
            <text:p>0.993602745662638</text:p>
          </table:table-cell>
        </table:table-row>
        <table:table-row table:style-name="ro1">
          <table:table-cell table:formula="of:=RAND()*10-5" office:value-type="float" office:value="4.78352499881401" calcext:value-type="float">
            <text:p>4.78352499881401</text:p>
          </table:table-cell>
          <table:table-cell table:formula="of:=1/(1+EXP(-[.A98]*1.5+0.8+RAND()*0.5))" office:value-type="float" office:value="0.997973281225946" calcext:value-type="float">
            <text:p>0.997973281225946</text:p>
          </table:table-cell>
        </table:table-row>
        <table:table-row table:style-name="ro1">
          <table:table-cell table:formula="of:=RAND()*10-5" office:value-type="float" office:value="0.449781764773201" calcext:value-type="float">
            <text:p>0.449781764773201</text:p>
          </table:table-cell>
          <table:table-cell table:formula="of:=1/(1+EXP(-[.A99]*1.5+0.8+RAND()*0.5))" office:value-type="float" office:value="0.376169503293373" calcext:value-type="float">
            <text:p>0.376169503293373</text:p>
          </table:table-cell>
        </table:table-row>
        <table:table-row table:style-name="ro1">
          <table:table-cell table:formula="of:=RAND()*10-5" office:value-type="float" office:value="-0.673456945663325" calcext:value-type="float">
            <text:p>-0.673456945663325</text:p>
          </table:table-cell>
          <table:table-cell table:formula="of:=1/(1+EXP(-[.A100]*1.5+0.8+RAND()*0.5))" office:value-type="float" office:value="0.12995434906296" calcext:value-type="float">
            <text:p>0.12995434906296</text:p>
          </table:table-cell>
        </table:table-row>
        <table:table-row table:style-name="ro1">
          <table:table-cell table:formula="of:=RAND()*10-5" office:value-type="float" office:value="0.867395374116792" calcext:value-type="float">
            <text:p>0.867395374116792</text:p>
          </table:table-cell>
          <table:table-cell table:formula="of:=1/(1+EXP(-[.A101]*1.5+0.8+RAND()*0.5))" office:value-type="float" office:value="0.550165299996281" calcext:value-type="float">
            <text:p>0.550165299996281</text:p>
          </table:table-cell>
        </table:table-row>
        <table:table-row table:style-name="ro1">
          <table:table-cell table:formula="of:=RAND()*10-5" office:value-type="float" office:value="-3.82866894015068" calcext:value-type="float">
            <text:p>-3.82866894015068</text:p>
          </table:table-cell>
          <table:table-cell table:formula="of:=1/(1+EXP(-[.A102]*1.5+0.8+RAND()*0.5))" office:value-type="float" office:value="0.000879434038993062" calcext:value-type="float">
            <text:p>0.000879434038993</text:p>
          </table:table-cell>
        </table:table-row>
        <table:table-row table:style-name="ro1">
          <table:table-cell table:formula="of:=RAND()*10-5" office:value-type="float" office:value="4.68007931842181" calcext:value-type="float">
            <text:p>4.68007931842181</text:p>
          </table:table-cell>
          <table:table-cell table:formula="of:=1/(1+EXP(-[.A103]*1.5+0.8+RAND()*0.5))" office:value-type="float" office:value="0.997544891126255" calcext:value-type="float">
            <text:p>0.997544891126255</text:p>
          </table:table-cell>
        </table:table-row>
        <table:table-row table:style-name="ro1">
          <table:table-cell table:formula="of:=RAND()*10-5" office:value-type="float" office:value="-4.45499699039645" calcext:value-type="float">
            <text:p>-4.45499699039645</text:p>
          </table:table-cell>
          <table:table-cell table:formula="of:=1/(1+EXP(-[.A104]*1.5+0.8+RAND()*0.5))" office:value-type="float" office:value="0.000389917149319657" calcext:value-type="float">
            <text:p>0.00038991714932</text:p>
          </table:table-cell>
        </table:table-row>
        <table:table-row table:style-name="ro1">
          <table:table-cell table:formula="of:=RAND()*10-5" office:value-type="float" office:value="3.57152188660569" calcext:value-type="float">
            <text:p>3.57152188660569</text:p>
          </table:table-cell>
          <table:table-cell table:formula="of:=1/(1+EXP(-[.A105]*1.5+0.8+RAND()*0.5))" office:value-type="float" office:value="0.983775451718016" calcext:value-type="float">
            <text:p>0.983775451718016</text:p>
          </table:table-cell>
        </table:table-row>
        <table:table-row table:style-name="ro1">
          <table:table-cell table:formula="of:=RAND()*10-5" office:value-type="float" office:value="4.22114641472107" calcext:value-type="float">
            <text:p>4.22114641472107</text:p>
          </table:table-cell>
          <table:table-cell table:formula="of:=1/(1+EXP(-[.A106]*1.5+0.8+RAND()*0.5))" office:value-type="float" office:value="0.993521494188438" calcext:value-type="float">
            <text:p>0.993521494188438</text:p>
          </table:table-cell>
        </table:table-row>
        <table:table-row table:style-name="ro1">
          <table:table-cell table:formula="of:=RAND()*10-5" office:value-type="float" office:value="-2.5802779709083" calcext:value-type="float">
            <text:p>-2.5802779709083</text:p>
          </table:table-cell>
          <table:table-cell table:formula="of:=1/(1+EXP(-[.A107]*1.5+0.8+RAND()*0.5))" office:value-type="float" office:value="0.0070222503256058" calcext:value-type="float">
            <text:p>0.007022250325606</text:p>
          </table:table-cell>
        </table:table-row>
        <table:table-row table:style-name="ro1">
          <table:table-cell table:formula="of:=RAND()*10-5" office:value-type="float" office:value="-4.53418176221381" calcext:value-type="float">
            <text:p>-4.53418176221381</text:p>
          </table:table-cell>
          <table:table-cell table:formula="of:=1/(1+EXP(-[.A108]*1.5+0.8+RAND()*0.5))" office:value-type="float" office:value="0.000366934319763427" calcext:value-type="float">
            <text:p>0.000366934319763</text:p>
          </table:table-cell>
        </table:table-row>
        <table:table-row table:style-name="ro1">
          <table:table-cell table:formula="of:=RAND()*10-5" office:value-type="float" office:value="-4.81233217495995" calcext:value-type="float">
            <text:p>-4.81233217495995</text:p>
          </table:table-cell>
          <table:table-cell table:formula="of:=1/(1+EXP(-[.A109]*1.5+0.8+RAND()*0.5))" office:value-type="float" office:value="0.000280670589178174" calcext:value-type="float">
            <text:p>0.000280670589178</text:p>
          </table:table-cell>
        </table:table-row>
        <table:table-row table:style-name="ro1">
          <table:table-cell table:formula="of:=RAND()*10-5" office:value-type="float" office:value="0.524834937376727" calcext:value-type="float">
            <text:p>0.524834937376727</text:p>
          </table:table-cell>
          <table:table-cell table:formula="of:=1/(1+EXP(-[.A110]*1.5+0.8+RAND()*0.5))" office:value-type="float" office:value="0.398546946424742" calcext:value-type="float">
            <text:p>0.398546946424742</text:p>
          </table:table-cell>
        </table:table-row>
        <table:table-row table:style-name="ro1">
          <table:table-cell table:formula="of:=RAND()*10-5" office:value-type="float" office:value="0.5787126345043" calcext:value-type="float">
            <text:p>0.5787126345043</text:p>
          </table:table-cell>
          <table:table-cell table:formula="of:=1/(1+EXP(-[.A111]*1.5+0.8+RAND()*0.5))" office:value-type="float" office:value="0.448094023729614" calcext:value-type="float">
            <text:p>0.448094023729614</text:p>
          </table:table-cell>
        </table:table-row>
        <table:table-row table:style-name="ro1">
          <table:table-cell table:formula="of:=RAND()*10-5" office:value-type="float" office:value="-0.112097042726392" calcext:value-type="float">
            <text:p>-0.112097042726392</text:p>
          </table:table-cell>
          <table:table-cell table:formula="of:=1/(1+EXP(-[.A112]*1.5+0.8+RAND()*0.5))" office:value-type="float" office:value="0.204289680953698" calcext:value-type="float">
            <text:p>0.204289680953698</text:p>
          </table:table-cell>
        </table:table-row>
        <table:table-row table:style-name="ro1">
          <table:table-cell table:formula="of:=RAND()*10-5" office:value-type="float" office:value="0.150590383727095" calcext:value-type="float">
            <text:p>0.150590383727095</text:p>
          </table:table-cell>
          <table:table-cell table:formula="of:=1/(1+EXP(-[.A113]*1.5+0.8+RAND()*0.5))" office:value-type="float" office:value="0.356461539227182" calcext:value-type="float">
            <text:p>0.356461539227182</text:p>
          </table:table-cell>
        </table:table-row>
        <table:table-row table:style-name="ro1">
          <table:table-cell table:formula="of:=RAND()*10-5" office:value-type="float" office:value="-4.60036851648345" calcext:value-type="float">
            <text:p>-4.60036851648345</text:p>
          </table:table-cell>
          <table:table-cell table:formula="of:=1/(1+EXP(-[.A114]*1.5+0.8+RAND()*0.5))" office:value-type="float" office:value="0.000291686749169144" calcext:value-type="float">
            <text:p>0.000291686749169</text:p>
          </table:table-cell>
        </table:table-row>
        <table:table-row table:style-name="ro1">
          <table:table-cell table:formula="of:=RAND()*10-5" office:value-type="float" office:value="4.82097956327116" calcext:value-type="float">
            <text:p>4.82097956327116</text:p>
          </table:table-cell>
          <table:table-cell table:formula="of:=1/(1+EXP(-[.A115]*1.5+0.8+RAND()*0.5))" office:value-type="float" office:value="0.998327210390465" calcext:value-type="float">
            <text:p>0.998327210390465</text:p>
          </table:table-cell>
        </table:table-row>
        <table:table-row table:style-name="ro1">
          <table:table-cell table:formula="of:=RAND()*10-5" office:value-type="float" office:value="-3.80710759042572" calcext:value-type="float">
            <text:p>-3.80710759042572</text:p>
          </table:table-cell>
          <table:table-cell table:formula="of:=1/(1+EXP(-[.A116]*1.5+0.8+RAND()*0.5))" office:value-type="float" office:value="0.000904837480183778" calcext:value-type="float">
            <text:p>0.000904837480184</text:p>
          </table:table-cell>
        </table:table-row>
        <table:table-row table:style-name="ro1">
          <table:table-cell table:formula="of:=RAND()*10-5" office:value-type="float" office:value="4.28339022582259" calcext:value-type="float">
            <text:p>4.28339022582259</text:p>
          </table:table-cell>
          <table:table-cell table:formula="of:=1/(1+EXP(-[.A117]*1.5+0.8+RAND()*0.5))" office:value-type="float" office:value="0.995973137686418" calcext:value-type="float">
            <text:p>0.995973137686418</text:p>
          </table:table-cell>
        </table:table-row>
        <table:table-row table:style-name="ro1">
          <table:table-cell table:formula="of:=RAND()*10-5" office:value-type="float" office:value="3.41842990240435" calcext:value-type="float">
            <text:p>3.41842990240435</text:p>
          </table:table-cell>
          <table:table-cell table:formula="of:=1/(1+EXP(-[.A118]*1.5+0.8+RAND()*0.5))" office:value-type="float" office:value="0.98108483507015" calcext:value-type="float">
            <text:p>0.98108483507015</text:p>
          </table:table-cell>
        </table:table-row>
        <table:table-row table:style-name="ro1">
          <table:table-cell table:formula="of:=RAND()*10-5" office:value-type="float" office:value="-1.33321635830972" calcext:value-type="float">
            <text:p>-1.33321635830972</text:p>
          </table:table-cell>
          <table:table-cell table:formula="of:=1/(1+EXP(-[.A119]*1.5+0.8+RAND()*0.5))" office:value-type="float" office:value="0.0393045874902885" calcext:value-type="float">
            <text:p>0.039304587490289</text:p>
          </table:table-cell>
        </table:table-row>
        <table:table-row table:style-name="ro1">
          <table:table-cell table:formula="of:=RAND()*10-5" office:value-type="float" office:value="1.98332732290829" calcext:value-type="float">
            <text:p>1.98332732290829</text:p>
          </table:table-cell>
          <table:table-cell table:formula="of:=1/(1+EXP(-[.A120]*1.5+0.8+RAND()*0.5))" office:value-type="float" office:value="0.879709437414835" calcext:value-type="float">
            <text:p>0.879709437414835</text:p>
          </table:table-cell>
        </table:table-row>
        <table:table-row table:style-name="ro1">
          <table:table-cell table:formula="of:=RAND()*10-5" office:value-type="float" office:value="-4.91302973331809" calcext:value-type="float">
            <text:p>-4.91302973331809</text:p>
          </table:table-cell>
          <table:table-cell table:formula="of:=1/(1+EXP(-[.A121]*1.5+0.8+RAND()*0.5))" office:value-type="float" office:value="0.000271118820768879" calcext:value-type="float">
            <text:p>0.000271118820769</text:p>
          </table:table-cell>
        </table:table-row>
        <table:table-row table:style-name="ro1">
          <table:table-cell table:formula="of:=RAND()*10-5" office:value-type="float" office:value="0.585637698699902" calcext:value-type="float">
            <text:p>0.585637698699902</text:p>
          </table:table-cell>
          <table:table-cell table:formula="of:=1/(1+EXP(-[.A122]*1.5+0.8+RAND()*0.5))" office:value-type="float" office:value="0.397074159785682" calcext:value-type="float">
            <text:p>0.397074159785682</text:p>
          </table:table-cell>
        </table:table-row>
        <table:table-row table:style-name="ro1">
          <table:table-cell table:formula="of:=RAND()*10-5" office:value-type="float" office:value="2.47107978284397" calcext:value-type="float">
            <text:p>2.47107978284397</text:p>
          </table:table-cell>
          <table:table-cell table:formula="of:=1/(1+EXP(-[.A123]*1.5+0.8+RAND()*0.5))" office:value-type="float" office:value="0.938799737457815" calcext:value-type="float">
            <text:p>0.938799737457815</text:p>
          </table:table-cell>
        </table:table-row>
        <table:table-row table:style-name="ro1">
          <table:table-cell table:formula="of:=RAND()*10-5" office:value-type="float" office:value="3.2770655292215" calcext:value-type="float">
            <text:p>3.2770655292215</text:p>
          </table:table-cell>
          <table:table-cell table:formula="of:=1/(1+EXP(-[.A124]*1.5+0.8+RAND()*0.5))" office:value-type="float" office:value="0.977867060414262" calcext:value-type="float">
            <text:p>0.977867060414262</text:p>
          </table:table-cell>
        </table:table-row>
        <table:table-row table:style-name="ro1">
          <table:table-cell table:formula="of:=RAND()*10-5" office:value-type="float" office:value="-2.95758895326399" calcext:value-type="float">
            <text:p>-2.95758895326399</text:p>
          </table:table-cell>
          <table:table-cell table:formula="of:=1/(1+EXP(-[.A125]*1.5+0.8+RAND()*0.5))" office:value-type="float" office:value="0.0041119189490902" calcext:value-type="float">
            <text:p>0.00411191894909</text:p>
          </table:table-cell>
        </table:table-row>
        <table:table-row table:style-name="ro1">
          <table:table-cell table:formula="of:=RAND()*10-5" office:value-type="float" office:value="3.23523478045743" calcext:value-type="float">
            <text:p>3.23523478045743</text:p>
          </table:table-cell>
          <table:table-cell table:formula="of:=1/(1+EXP(-[.A126]*1.5+0.8+RAND()*0.5))" office:value-type="float" office:value="0.974102233694213" calcext:value-type="float">
            <text:p>0.974102233694213</text:p>
          </table:table-cell>
        </table:table-row>
        <table:table-row table:style-name="ro1">
          <table:table-cell table:formula="of:=RAND()*10-5" office:value-type="float" office:value="1.90279715935223" calcext:value-type="float">
            <text:p>1.90279715935223</text:p>
          </table:table-cell>
          <table:table-cell table:formula="of:=1/(1+EXP(-[.A127]*1.5+0.8+RAND()*0.5))" office:value-type="float" office:value="0.880187887105705" calcext:value-type="float">
            <text:p>0.880187887105705</text:p>
          </table:table-cell>
        </table:table-row>
        <table:table-row table:style-name="ro1">
          <table:table-cell table:formula="of:=RAND()*10-5" office:value-type="float" office:value="4.04102801125268" calcext:value-type="float">
            <text:p>4.04102801125268</text:p>
          </table:table-cell>
          <table:table-cell table:formula="of:=1/(1+EXP(-[.A128]*1.5+0.8+RAND()*0.5))" office:value-type="float" office:value="0.994154885442049" calcext:value-type="float">
            <text:p>0.994154885442049</text:p>
          </table:table-cell>
        </table:table-row>
        <table:table-row table:style-name="ro1">
          <table:table-cell table:formula="of:=RAND()*10-5" office:value-type="float" office:value="-3.09359846284379" calcext:value-type="float">
            <text:p>-3.09359846284379</text:p>
          </table:table-cell>
          <table:table-cell table:formula="of:=1/(1+EXP(-[.A129]*1.5+0.8+RAND()*0.5))" office:value-type="float" office:value="0.0029938748655606" calcext:value-type="float">
            <text:p>0.002993874865561</text:p>
          </table:table-cell>
        </table:table-row>
        <table:table-row table:style-name="ro1">
          <table:table-cell table:formula="of:=RAND()*10-5" office:value-type="float" office:value="-4.94657600339716" calcext:value-type="float">
            <text:p>-4.94657600339716</text:p>
          </table:table-cell>
          <table:table-cell table:formula="of:=1/(1+EXP(-[.A130]*1.5+0.8+RAND()*0.5))" office:value-type="float" office:value="0.000175081043761026" calcext:value-type="float">
            <text:p>0.000175081043761</text:p>
          </table:table-cell>
        </table:table-row>
        <table:table-row table:style-name="ro1">
          <table:table-cell table:formula="of:=RAND()*10-5" office:value-type="float" office:value="-3.18340411228859" calcext:value-type="float">
            <text:p>-3.18340411228859</text:p>
          </table:table-cell>
          <table:table-cell table:formula="of:=1/(1+EXP(-[.A131]*1.5+0.8+RAND()*0.5))" office:value-type="float" office:value="0.00356704573331655" calcext:value-type="float">
            <text:p>0.003567045733317</text:p>
          </table:table-cell>
        </table:table-row>
        <table:table-row table:style-name="ro1">
          <table:table-cell table:formula="of:=RAND()*10-5" office:value-type="float" office:value="-3.59377337516553" calcext:value-type="float">
            <text:p>-3.59377337516553</text:p>
          </table:table-cell>
          <table:table-cell table:formula="of:=1/(1+EXP(-[.A132]*1.5+0.8+RAND()*0.5))" office:value-type="float" office:value="0.00200416601401091" calcext:value-type="float">
            <text:p>0.002004166014011</text:p>
          </table:table-cell>
        </table:table-row>
        <table:table-row table:style-name="ro1">
          <table:table-cell table:formula="of:=RAND()*10-5" office:value-type="float" office:value="-1.33550396743534" calcext:value-type="float">
            <text:p>-1.33550396743534</text:p>
          </table:table-cell>
          <table:table-cell table:formula="of:=1/(1+EXP(-[.A133]*1.5+0.8+RAND()*0.5))" office:value-type="float" office:value="0.0430592110252941" calcext:value-type="float">
            <text:p>0.043059211025294</text:p>
          </table:table-cell>
        </table:table-row>
        <table:table-row table:style-name="ro1">
          <table:table-cell table:formula="of:=RAND()*10-5" office:value-type="float" office:value="3.50755409173938" calcext:value-type="float">
            <text:p>3.50755409173938</text:p>
          </table:table-cell>
          <table:table-cell table:formula="of:=1/(1+EXP(-[.A134]*1.5+0.8+RAND()*0.5))" office:value-type="float" office:value="0.984908210540919" calcext:value-type="float">
            <text:p>0.984908210540919</text:p>
          </table:table-cell>
        </table:table-row>
        <table:table-row table:style-name="ro1">
          <table:table-cell table:formula="of:=RAND()*10-5" office:value-type="float" office:value="1.99756595323231" calcext:value-type="float">
            <text:p>1.99756595323231</text:p>
          </table:table-cell>
          <table:table-cell table:formula="of:=1/(1+EXP(-[.A135]*1.5+0.8+RAND()*0.5))" office:value-type="float" office:value="0.884899397104056" calcext:value-type="float">
            <text:p>0.884899397104056</text:p>
          </table:table-cell>
        </table:table-row>
        <table:table-row table:style-name="ro1">
          <table:table-cell table:formula="of:=RAND()*10-5" office:value-type="float" office:value="-4.49690137047118" calcext:value-type="float">
            <text:p>-4.49690137047118</text:p>
          </table:table-cell>
          <table:table-cell table:formula="of:=1/(1+EXP(-[.A136]*1.5+0.8+RAND()*0.5))" office:value-type="float" office:value="0.000449549433359982" calcext:value-type="float">
            <text:p>0.00044954943336</text:p>
          </table:table-cell>
        </table:table-row>
        <table:table-row table:style-name="ro1">
          <table:table-cell table:formula="of:=RAND()*10-5" office:value-type="float" office:value="-0.785118888685418" calcext:value-type="float">
            <text:p>-0.785118888685418</text:p>
          </table:table-cell>
          <table:table-cell table:formula="of:=1/(1+EXP(-[.A137]*1.5+0.8+RAND()*0.5))" office:value-type="float" office:value="0.081324435955436" calcext:value-type="float">
            <text:p>0.081324435955436</text:p>
          </table:table-cell>
        </table:table-row>
        <table:table-row table:style-name="ro1">
          <table:table-cell table:formula="of:=RAND()*10-5" office:value-type="float" office:value="-1.83327775158204" calcext:value-type="float">
            <text:p>-1.83327775158204</text:p>
          </table:table-cell>
          <table:table-cell table:formula="of:=1/(1+EXP(-[.A138]*1.5+0.8+RAND()*0.5))" office:value-type="float" office:value="0.0232177333553745" calcext:value-type="float">
            <text:p>0.023217733355375</text:p>
          </table:table-cell>
        </table:table-row>
        <table:table-row table:style-name="ro1">
          <table:table-cell table:formula="of:=RAND()*10-5" office:value-type="float" office:value="-1.64807219945228" calcext:value-type="float">
            <text:p>-1.64807219945228</text:p>
          </table:table-cell>
          <table:table-cell table:formula="of:=1/(1+EXP(-[.A139]*1.5+0.8+RAND()*0.5))" office:value-type="float" office:value="0.0305396433648333" calcext:value-type="float">
            <text:p>0.030539643364833</text:p>
          </table:table-cell>
        </table:table-row>
        <table:table-row table:style-name="ro1">
          <table:table-cell table:formula="of:=RAND()*10-5" office:value-type="float" office:value="-2.75221076647505" calcext:value-type="float">
            <text:p>-2.75221076647505</text:p>
          </table:table-cell>
          <table:table-cell table:formula="of:=1/(1+EXP(-[.A140]*1.5+0.8+RAND()*0.5))" office:value-type="float" office:value="0.00485166750667512" calcext:value-type="float">
            <text:p>0.004851667506675</text:p>
          </table:table-cell>
        </table:table-row>
        <table:table-row table:style-name="ro1">
          <table:table-cell table:formula="of:=RAND()*10-5" office:value-type="float" office:value="-3.85823343551444" calcext:value-type="float">
            <text:p>-3.85823343551444</text:p>
          </table:table-cell>
          <table:table-cell table:formula="of:=1/(1+EXP(-[.A141]*1.5+0.8+RAND()*0.5))" office:value-type="float" office:value="0.00107497743956202" calcext:value-type="float">
            <text:p>0.001074977439562</text:p>
          </table:table-cell>
        </table:table-row>
        <table:table-row table:style-name="ro1">
          <table:table-cell table:formula="of:=RAND()*10-5" office:value-type="float" office:value="4.20629343122111" calcext:value-type="float">
            <text:p>4.20629343122111</text:p>
          </table:table-cell>
          <table:table-cell table:formula="of:=1/(1+EXP(-[.A142]*1.5+0.8+RAND()*0.5))" office:value-type="float" office:value="0.994008132309032" calcext:value-type="float">
            <text:p>0.994008132309032</text:p>
          </table:table-cell>
        </table:table-row>
        <table:table-row table:style-name="ro1">
          <table:table-cell table:formula="of:=RAND()*10-5" office:value-type="float" office:value="2.68802523141165" calcext:value-type="float">
            <text:p>2.68802523141165</text:p>
          </table:table-cell>
          <table:table-cell table:formula="of:=1/(1+EXP(-[.A143]*1.5+0.8+RAND()*0.5))" office:value-type="float" office:value="0.947978744646541" calcext:value-type="float">
            <text:p>0.947978744646541</text:p>
          </table:table-cell>
        </table:table-row>
        <table:table-row table:style-name="ro1">
          <table:table-cell table:formula="of:=RAND()*10-5" office:value-type="float" office:value="-0.485386367599808" calcext:value-type="float">
            <text:p>-0.485386367599808</text:p>
          </table:table-cell>
          <table:table-cell table:formula="of:=1/(1+EXP(-[.A144]*1.5+0.8+RAND()*0.5))" office:value-type="float" office:value="0.129916785029834" calcext:value-type="float">
            <text:p>0.129916785029834</text:p>
          </table:table-cell>
        </table:table-row>
        <table:table-row table:style-name="ro1">
          <table:table-cell table:formula="of:=RAND()*10-5" office:value-type="float" office:value="-4.73311881799547" calcext:value-type="float">
            <text:p>-4.73311881799547</text:p>
          </table:table-cell>
          <table:table-cell table:formula="of:=1/(1+EXP(-[.A145]*1.5+0.8+RAND()*0.5))" office:value-type="float" office:value="0.000261510215674245" calcext:value-type="float">
            <text:p>0.000261510215674</text:p>
          </table:table-cell>
        </table:table-row>
        <table:table-row table:style-name="ro1">
          <table:table-cell table:formula="of:=RAND()*10-5" office:value-type="float" office:value="-4.08847440389902" calcext:value-type="float">
            <text:p>-4.08847440389902</text:p>
          </table:table-cell>
          <table:table-cell table:formula="of:=1/(1+EXP(-[.A146]*1.5+0.8+RAND()*0.5))" office:value-type="float" office:value="0.000847864927910816" calcext:value-type="float">
            <text:p>0.000847864927911</text:p>
          </table:table-cell>
        </table:table-row>
        <table:table-row table:style-name="ro1">
          <table:table-cell table:formula="of:=RAND()*10-5" office:value-type="float" office:value="-1.85626028408065" calcext:value-type="float">
            <text:p>-1.85626028408065</text:p>
          </table:table-cell>
          <table:table-cell table:formula="of:=1/(1+EXP(-[.A147]*1.5+0.8+RAND()*0.5))" office:value-type="float" office:value="0.0197232400932011" calcext:value-type="float">
            <text:p>0.019723240093201</text:p>
          </table:table-cell>
        </table:table-row>
        <table:table-row table:style-name="ro1">
          <table:table-cell table:formula="of:=RAND()*10-5" office:value-type="float" office:value="2.44210802885779" calcext:value-type="float">
            <text:p>2.44210802885779</text:p>
          </table:table-cell>
          <table:table-cell table:formula="of:=1/(1+EXP(-[.A148]*1.5+0.8+RAND()*0.5))" office:value-type="float" office:value="0.92638251007629" calcext:value-type="float">
            <text:p>0.92638251007629</text:p>
          </table:table-cell>
        </table:table-row>
        <table:table-row table:style-name="ro1">
          <table:table-cell table:formula="of:=RAND()*10-5" office:value-type="float" office:value="0.856265286819756" calcext:value-type="float">
            <text:p>0.856265286819756</text:p>
          </table:table-cell>
          <table:table-cell table:formula="of:=1/(1+EXP(-[.A149]*1.5+0.8+RAND()*0.5))" office:value-type="float" office:value="0.537019499122383" calcext:value-type="float">
            <text:p>0.537019499122383</text:p>
          </table:table-cell>
        </table:table-row>
        <table:table-row table:style-name="ro1">
          <table:table-cell table:formula="of:=RAND()*10-5" office:value-type="float" office:value="4.68562322933379" calcext:value-type="float">
            <text:p>4.68562322933379</text:p>
          </table:table-cell>
          <table:table-cell table:formula="of:=1/(1+EXP(-[.A150]*1.5+0.8+RAND()*0.5))" office:value-type="float" office:value="0.997035796386644" calcext:value-type="float">
            <text:p>0.997035796386644</text:p>
          </table:table-cell>
        </table:table-row>
        <table:table-row table:style-name="ro1">
          <table:table-cell table:formula="of:=RAND()*10-5" office:value-type="float" office:value="0.39939900953729" calcext:value-type="float">
            <text:p>0.39939900953729</text:p>
          </table:table-cell>
          <table:table-cell table:formula="of:=1/(1+EXP(-[.A151]*1.5+0.8+RAND()*0.5))" office:value-type="float" office:value="0.344287195888788" calcext:value-type="float">
            <text:p>0.344287195888788</text:p>
          </table:table-cell>
        </table:table-row>
        <table:table-row table:style-name="ro1">
          <table:table-cell table:formula="of:=RAND()*10-5" office:value-type="float" office:value="-0.584445988388937" calcext:value-type="float">
            <text:p>-0.584445988388937</text:p>
          </table:table-cell>
          <table:table-cell table:formula="of:=1/(1+EXP(-[.A152]*1.5+0.8+RAND()*0.5))" office:value-type="float" office:value="0.113151237972279" calcext:value-type="float">
            <text:p>0.113151237972279</text:p>
          </table:table-cell>
        </table:table-row>
        <table:table-row table:style-name="ro1">
          <table:table-cell table:formula="of:=RAND()*10-5" office:value-type="float" office:value="4.4887369747723" calcext:value-type="float">
            <text:p>4.4887369747723</text:p>
          </table:table-cell>
          <table:table-cell table:formula="of:=1/(1+EXP(-[.A153]*1.5+0.8+RAND()*0.5))" office:value-type="float" office:value="0.995821415632302" calcext:value-type="float">
            <text:p>0.995821415632302</text:p>
          </table:table-cell>
        </table:table-row>
        <table:table-row table:style-name="ro1">
          <table:table-cell table:formula="of:=RAND()*10-5" office:value-type="float" office:value="1.41408996388263" calcext:value-type="float">
            <text:p>1.41408996388263</text:p>
          </table:table-cell>
          <table:table-cell table:formula="of:=1/(1+EXP(-[.A154]*1.5+0.8+RAND()*0.5))" office:value-type="float" office:value="0.73026753574638" calcext:value-type="float">
            <text:p>0.73026753574638</text:p>
          </table:table-cell>
        </table:table-row>
        <table:table-row table:style-name="ro1">
          <table:table-cell table:formula="of:=RAND()*10-5" office:value-type="float" office:value="2.40493356776574" calcext:value-type="float">
            <text:p>2.40493356776574</text:p>
          </table:table-cell>
          <table:table-cell table:formula="of:=1/(1+EXP(-[.A155]*1.5+0.8+RAND()*0.5))" office:value-type="float" office:value="0.910165971666195" calcext:value-type="float">
            <text:p>0.910165971666195</text:p>
          </table:table-cell>
        </table:table-row>
        <table:table-row table:style-name="ro1">
          <table:table-cell table:formula="of:=RAND()*10-5" office:value-type="float" office:value="0.387454098315297" calcext:value-type="float">
            <text:p>0.387454098315297</text:p>
          </table:table-cell>
          <table:table-cell table:formula="of:=1/(1+EXP(-[.A156]*1.5+0.8+RAND()*0.5))" office:value-type="float" office:value="0.434053126752842" calcext:value-type="float">
            <text:p>0.434053126752842</text:p>
          </table:table-cell>
        </table:table-row>
        <table:table-row table:style-name="ro1">
          <table:table-cell table:formula="of:=RAND()*10-5" office:value-type="float" office:value="2.67440473624679" calcext:value-type="float">
            <text:p>2.67440473624679</text:p>
          </table:table-cell>
          <table:table-cell table:formula="of:=1/(1+EXP(-[.A157]*1.5+0.8+RAND()*0.5))" office:value-type="float" office:value="0.944004796788641" calcext:value-type="float">
            <text:p>0.944004796788641</text:p>
          </table:table-cell>
        </table:table-row>
        <table:table-row table:style-name="ro1">
          <table:table-cell table:formula="of:=RAND()*10-5" office:value-type="float" office:value="-1.0243418064413" calcext:value-type="float">
            <text:p>-1.0243418064413</text:p>
          </table:table-cell>
          <table:table-cell table:formula="of:=1/(1+EXP(-[.A158]*1.5+0.8+RAND()*0.5))" office:value-type="float" office:value="0.0852516746157299" calcext:value-type="float">
            <text:p>0.08525167461573</text:p>
          </table:table-cell>
        </table:table-row>
        <table:table-row table:style-name="ro1">
          <table:table-cell table:formula="of:=RAND()*10-5" office:value-type="float" office:value="0.815290002516318" calcext:value-type="float">
            <text:p>0.815290002516318</text:p>
          </table:table-cell>
          <table:table-cell table:formula="of:=1/(1+EXP(-[.A159]*1.5+0.8+RAND()*0.5))" office:value-type="float" office:value="0.580528694047061" calcext:value-type="float">
            <text:p>0.580528694047061</text:p>
          </table:table-cell>
        </table:table-row>
        <table:table-row table:style-name="ro1">
          <table:table-cell table:formula="of:=RAND()*10-5" office:value-type="float" office:value="-0.763669487630977" calcext:value-type="float">
            <text:p>-0.763669487630977</text:p>
          </table:table-cell>
          <table:table-cell table:formula="of:=1/(1+EXP(-[.A160]*1.5+0.8+RAND()*0.5))" office:value-type="float" office:value="0.0907073060480773" calcext:value-type="float">
            <text:p>0.090707306048077</text:p>
          </table:table-cell>
        </table:table-row>
        <table:table-row table:style-name="ro1">
          <table:table-cell table:formula="of:=RAND()*10-5" office:value-type="float" office:value="-2.00002857467215" calcext:value-type="float">
            <text:p>-2.00002857467215</text:p>
          </table:table-cell>
          <table:table-cell table:formula="of:=1/(1+EXP(-[.A161]*1.5+0.8+RAND()*0.5))" office:value-type="float" office:value="0.0159311888325573" calcext:value-type="float">
            <text:p>0.015931188832557</text:p>
          </table:table-cell>
        </table:table-row>
        <table:table-row table:style-name="ro1">
          <table:table-cell table:formula="of:=RAND()*10-5" office:value-type="float" office:value="-1.0725001261668" calcext:value-type="float">
            <text:p>-1.0725001261668</text:p>
          </table:table-cell>
          <table:table-cell table:formula="of:=1/(1+EXP(-[.A162]*1.5+0.8+RAND()*0.5))" office:value-type="float" office:value="0.0810030118823208" calcext:value-type="float">
            <text:p>0.081003011882321</text:p>
          </table:table-cell>
        </table:table-row>
        <table:table-row table:style-name="ro1">
          <table:table-cell table:formula="of:=RAND()*10-5" office:value-type="float" office:value="-1.01574367257968" calcext:value-type="float">
            <text:p>-1.01574367257968</text:p>
          </table:table-cell>
          <table:table-cell table:formula="of:=1/(1+EXP(-[.A163]*1.5+0.8+RAND()*0.5))" office:value-type="float" office:value="0.0831495304791664" calcext:value-type="float">
            <text:p>0.083149530479166</text:p>
          </table:table-cell>
        </table:table-row>
        <table:table-row table:style-name="ro1">
          <table:table-cell table:formula="of:=RAND()*10-5" office:value-type="float" office:value="2.74286334735787" calcext:value-type="float">
            <text:p>2.74286334735787</text:p>
          </table:table-cell>
          <table:table-cell table:formula="of:=1/(1+EXP(-[.A164]*1.5+0.8+RAND()*0.5))" office:value-type="float" office:value="0.945524174332997" calcext:value-type="float">
            <text:p>0.945524174332997</text:p>
          </table:table-cell>
        </table:table-row>
        <table:table-row table:style-name="ro1">
          <table:table-cell table:formula="of:=RAND()*10-5" office:value-type="float" office:value="3.91212703258267" calcext:value-type="float">
            <text:p>3.91212703258267</text:p>
          </table:table-cell>
          <table:table-cell table:formula="of:=1/(1+EXP(-[.A165]*1.5+0.8+RAND()*0.5))" office:value-type="float" office:value="0.990052289738958" calcext:value-type="float">
            <text:p>0.990052289738958</text:p>
          </table:table-cell>
        </table:table-row>
        <table:table-row table:style-name="ro1">
          <table:table-cell table:formula="of:=RAND()*10-5" office:value-type="float" office:value="-2.50554189524884" calcext:value-type="float">
            <text:p>-2.50554189524884</text:p>
          </table:table-cell>
          <table:table-cell table:formula="of:=1/(1+EXP(-[.A166]*1.5+0.8+RAND()*0.5))" office:value-type="float" office:value="0.0100850107090508" calcext:value-type="float">
            <text:p>0.010085010709051</text:p>
          </table:table-cell>
        </table:table-row>
        <table:table-row table:style-name="ro1">
          <table:table-cell table:formula="of:=RAND()*10-5" office:value-type="float" office:value="-3.04885772432624" calcext:value-type="float">
            <text:p>-3.04885772432624</text:p>
          </table:table-cell>
          <table:table-cell table:formula="of:=1/(1+EXP(-[.A167]*1.5+0.8+RAND()*0.5))" office:value-type="float" office:value="0.00294361410014289" calcext:value-type="float">
            <text:p>0.002943614100143</text:p>
          </table:table-cell>
        </table:table-row>
        <table:table-row table:style-name="ro1">
          <table:table-cell table:formula="of:=RAND()*10-5" office:value-type="float" office:value="-4.45205384084448" calcext:value-type="float">
            <text:p>-4.45205384084448</text:p>
          </table:table-cell>
          <table:table-cell table:formula="of:=1/(1+EXP(-[.A168]*1.5+0.8+RAND()*0.5))" office:value-type="float" office:value="0.000463283752779945" calcext:value-type="float">
            <text:p>0.00046328375278</text:p>
          </table:table-cell>
        </table:table-row>
        <table:table-row table:style-name="ro1">
          <table:table-cell table:formula="of:=RAND()*10-5" office:value-type="float" office:value="4.34010633603502" calcext:value-type="float">
            <text:p>4.34010633603502</text:p>
          </table:table-cell>
          <table:table-cell table:formula="of:=1/(1+EXP(-[.A169]*1.5+0.8+RAND()*0.5))" office:value-type="float" office:value="0.995353827157717" calcext:value-type="float">
            <text:p>0.995353827157717</text:p>
          </table:table-cell>
        </table:table-row>
        <table:table-row table:style-name="ro1">
          <table:table-cell table:formula="of:=RAND()*10-5" office:value-type="float" office:value="1.36399385582081" calcext:value-type="float">
            <text:p>1.36399385582081</text:p>
          </table:table-cell>
          <table:table-cell table:formula="of:=1/(1+EXP(-[.A170]*1.5+0.8+RAND()*0.5))" office:value-type="float" office:value="0.770574710373914" calcext:value-type="float">
            <text:p>0.770574710373914</text:p>
          </table:table-cell>
        </table:table-row>
        <table:table-row table:style-name="ro1">
          <table:table-cell table:formula="of:=RAND()*10-5" office:value-type="float" office:value="1.7843479537588" calcext:value-type="float">
            <text:p>1.7843479537588</text:p>
          </table:table-cell>
          <table:table-cell table:formula="of:=1/(1+EXP(-[.A171]*1.5+0.8+RAND()*0.5))" office:value-type="float" office:value="0.850733639840209" calcext:value-type="float">
            <text:p>0.850733639840209</text:p>
          </table:table-cell>
        </table:table-row>
        <table:table-row table:style-name="ro1">
          <table:table-cell table:formula="of:=RAND()*10-5" office:value-type="float" office:value="0.516165535221415" calcext:value-type="float">
            <text:p>0.516165535221415</text:p>
          </table:table-cell>
          <table:table-cell table:formula="of:=1/(1+EXP(-[.A172]*1.5+0.8+RAND()*0.5))" office:value-type="float" office:value="0.430387782660531" calcext:value-type="float">
            <text:p>0.430387782660531</text:p>
          </table:table-cell>
        </table:table-row>
        <table:table-row table:style-name="ro1">
          <table:table-cell table:formula="of:=RAND()*10-5" office:value-type="float" office:value="1.40650691310641" calcext:value-type="float">
            <text:p>1.40650691310641</text:p>
          </table:table-cell>
          <table:table-cell table:formula="of:=1/(1+EXP(-[.A173]*1.5+0.8+RAND()*0.5))" office:value-type="float" office:value="0.776036211078256" calcext:value-type="float">
            <text:p>0.776036211078256</text:p>
          </table:table-cell>
        </table:table-row>
        <table:table-row table:style-name="ro1">
          <table:table-cell table:formula="of:=RAND()*10-5" office:value-type="float" office:value="-3.28758729748296" calcext:value-type="float">
            <text:p>-3.28758729748296</text:p>
          </table:table-cell>
          <table:table-cell table:formula="of:=1/(1+EXP(-[.A174]*1.5+0.8+RAND()*0.5))" office:value-type="float" office:value="0.00312009578749435" calcext:value-type="float">
            <text:p>0.003120095787494</text:p>
          </table:table-cell>
        </table:table-row>
        <table:table-row table:style-name="ro1">
          <table:table-cell table:formula="of:=RAND()*10-5" office:value-type="float" office:value="-2.39036611718374" calcext:value-type="float">
            <text:p>-2.39036611718374</text:p>
          </table:table-cell>
          <table:table-cell table:formula="of:=1/(1+EXP(-[.A175]*1.5+0.8+RAND()*0.5))" office:value-type="float" office:value="0.00984859169330773" calcext:value-type="float">
            <text:p>0.009848591693308</text:p>
          </table:table-cell>
        </table:table-row>
        <table:table-row table:style-name="ro1">
          <table:table-cell table:formula="of:=RAND()*10-5" office:value-type="float" office:value="-2.20138078489617" calcext:value-type="float">
            <text:p>-2.20138078489617</text:p>
          </table:table-cell>
          <table:table-cell table:formula="of:=1/(1+EXP(-[.A176]*1.5+0.8+RAND()*0.5))" office:value-type="float" office:value="0.0119892188718899" calcext:value-type="float">
            <text:p>0.01198921887189</text:p>
          </table:table-cell>
        </table:table-row>
        <table:table-row table:style-name="ro1">
          <table:table-cell table:formula="of:=RAND()*10-5" office:value-type="float" office:value="-3.66384640846822" calcext:value-type="float">
            <text:p>-3.66384640846822</text:p>
          </table:table-cell>
          <table:table-cell table:formula="of:=1/(1+EXP(-[.A177]*1.5+0.8+RAND()*0.5))" office:value-type="float" office:value="0.00168730927509957" calcext:value-type="float">
            <text:p>0.0016873092751</text:p>
          </table:table-cell>
        </table:table-row>
        <table:table-row table:style-name="ro1">
          <table:table-cell table:formula="of:=RAND()*10-5" office:value-type="float" office:value="3.92555359840469" calcext:value-type="float">
            <text:p>3.92555359840469</text:p>
          </table:table-cell>
          <table:table-cell table:formula="of:=1/(1+EXP(-[.A178]*1.5+0.8+RAND()*0.5))" office:value-type="float" office:value="0.992689551786854" calcext:value-type="float">
            <text:p>0.992689551786854</text:p>
          </table:table-cell>
        </table:table-row>
        <table:table-row table:style-name="ro1">
          <table:table-cell table:formula="of:=RAND()*10-5" office:value-type="float" office:value="2.94192362045409" calcext:value-type="float">
            <text:p>2.94192362045409</text:p>
          </table:table-cell>
          <table:table-cell table:formula="of:=1/(1+EXP(-[.A179]*1.5+0.8+RAND()*0.5))" office:value-type="float" office:value="0.958625382766418" calcext:value-type="float">
            <text:p>0.958625382766418</text:p>
          </table:table-cell>
        </table:table-row>
        <table:table-row table:style-name="ro1">
          <table:table-cell table:formula="of:=RAND()*10-5" office:value-type="float" office:value="-0.79985853843031" calcext:value-type="float">
            <text:p>-0.79985853843031</text:p>
          </table:table-cell>
          <table:table-cell table:formula="of:=1/(1+EXP(-[.A180]*1.5+0.8+RAND()*0.5))" office:value-type="float" office:value="0.0896116491579951" calcext:value-type="float">
            <text:p>0.089611649157995</text:p>
          </table:table-cell>
        </table:table-row>
        <table:table-row table:style-name="ro1">
          <table:table-cell table:formula="of:=RAND()*10-5" office:value-type="float" office:value="-0.0178242371479147" calcext:value-type="float">
            <text:p>-0.017824237147915</text:p>
          </table:table-cell>
          <table:table-cell table:formula="of:=1/(1+EXP(-[.A181]*1.5+0.8+RAND()*0.5))" office:value-type="float" office:value="0.293260042068296" calcext:value-type="float">
            <text:p>0.293260042068296</text:p>
          </table:table-cell>
        </table:table-row>
        <table:table-row table:style-name="ro1">
          <table:table-cell table:formula="of:=RAND()*10-5" office:value-type="float" office:value="-0.196370529768037" calcext:value-type="float">
            <text:p>-0.196370529768037</text:p>
          </table:table-cell>
          <table:table-cell table:formula="of:=1/(1+EXP(-[.A182]*1.5+0.8+RAND()*0.5))" office:value-type="float" office:value="0.181881933821979" calcext:value-type="float">
            <text:p>0.181881933821979</text:p>
          </table:table-cell>
        </table:table-row>
        <table:table-row table:style-name="ro1">
          <table:table-cell table:formula="of:=RAND()*10-5" office:value-type="float" office:value="-4.60638097441821" calcext:value-type="float">
            <text:p>-4.60638097441821</text:p>
          </table:table-cell>
          <table:table-cell table:formula="of:=1/(1+EXP(-[.A183]*1.5+0.8+RAND()*0.5))" office:value-type="float" office:value="0.000390620584698021" calcext:value-type="float">
            <text:p>0.000390620584698</text:p>
          </table:table-cell>
        </table:table-row>
        <table:table-row table:style-name="ro1">
          <table:table-cell table:formula="of:=RAND()*10-5" office:value-type="float" office:value="-2.55651224312343" calcext:value-type="float">
            <text:p>-2.55651224312343</text:p>
          </table:table-cell>
          <table:table-cell table:formula="of:=1/(1+EXP(-[.A184]*1.5+0.8+RAND()*0.5))" office:value-type="float" office:value="0.00786466158432866" calcext:value-type="float">
            <text:p>0.007864661584329</text:p>
          </table:table-cell>
        </table:table-row>
        <table:table-row table:style-name="ro1">
          <table:table-cell table:formula="of:=RAND()*10-5" office:value-type="float" office:value="-1.75196547805946" calcext:value-type="float">
            <text:p>-1.75196547805946</text:p>
          </table:table-cell>
          <table:table-cell table:formula="of:=1/(1+EXP(-[.A185]*1.5+0.8+RAND()*0.5))" office:value-type="float" office:value="0.0229235459955061" calcext:value-type="float">
            <text:p>0.022923545995506</text:p>
          </table:table-cell>
        </table:table-row>
        <table:table-row table:style-name="ro1">
          <table:table-cell table:formula="of:=RAND()*10-5" office:value-type="float" office:value="3.09208806331134" calcext:value-type="float">
            <text:p>3.09208806331134</text:p>
          </table:table-cell>
          <table:table-cell table:formula="of:=1/(1+EXP(-[.A186]*1.5+0.8+RAND()*0.5))" office:value-type="float" office:value="0.9674536814884" calcext:value-type="float">
            <text:p>0.9674536814884</text:p>
          </table:table-cell>
        </table:table-row>
        <table:table-row table:style-name="ro1">
          <table:table-cell table:formula="of:=RAND()*10-5" office:value-type="float" office:value="2.61996391875188" calcext:value-type="float">
            <text:p>2.61996391875188</text:p>
          </table:table-cell>
          <table:table-cell table:formula="of:=1/(1+EXP(-[.A187]*1.5+0.8+RAND()*0.5))" office:value-type="float" office:value="0.935037280915839" calcext:value-type="float">
            <text:p>0.935037280915839</text:p>
          </table:table-cell>
        </table:table-row>
        <table:table-row table:style-name="ro1">
          <table:table-cell table:formula="of:=RAND()*10-5" office:value-type="float" office:value="-1.4965876027377" calcext:value-type="float">
            <text:p>-1.4965876027377</text:p>
          </table:table-cell>
          <table:table-cell table:formula="of:=1/(1+EXP(-[.A188]*1.5+0.8+RAND()*0.5))" office:value-type="float" office:value="0.0378303392763236" calcext:value-type="float">
            <text:p>0.037830339276324</text:p>
          </table:table-cell>
        </table:table-row>
        <table:table-row table:style-name="ro1">
          <table:table-cell table:formula="of:=RAND()*10-5" office:value-type="float" office:value="-1.45763458969265" calcext:value-type="float">
            <text:p>-1.45763458969265</text:p>
          </table:table-cell>
          <table:table-cell table:formula="of:=1/(1+EXP(-[.A189]*1.5+0.8+RAND()*0.5))" office:value-type="float" office:value="0.039697578245385" calcext:value-type="float">
            <text:p>0.039697578245385</text:p>
          </table:table-cell>
        </table:table-row>
        <table:table-row table:style-name="ro1">
          <table:table-cell table:formula="of:=RAND()*10-5" office:value-type="float" office:value="-1.0401257490562" calcext:value-type="float">
            <text:p>-1.0401257490562</text:p>
          </table:table-cell>
          <table:table-cell table:formula="of:=1/(1+EXP(-[.A190]*1.5+0.8+RAND()*0.5))" office:value-type="float" office:value="0.0568448829649615" calcext:value-type="float">
            <text:p>0.056844882964962</text:p>
          </table:table-cell>
        </table:table-row>
        <table:table-row table:style-name="ro1">
          <table:table-cell table:formula="of:=RAND()*10-5" office:value-type="float" office:value="-4.83329795010605" calcext:value-type="float">
            <text:p>-4.83329795010605</text:p>
          </table:table-cell>
          <table:table-cell table:formula="of:=1/(1+EXP(-[.A191]*1.5+0.8+RAND()*0.5))" office:value-type="float" office:value="0.000313110983792214" calcext:value-type="float">
            <text:p>0.000313110983792</text:p>
          </table:table-cell>
        </table:table-row>
        <table:table-row table:style-name="ro1">
          <table:table-cell table:formula="of:=RAND()*10-5" office:value-type="float" office:value="0.289601459263937" calcext:value-type="float">
            <text:p>0.289601459263937</text:p>
          </table:table-cell>
          <table:table-cell table:formula="of:=1/(1+EXP(-[.A192]*1.5+0.8+RAND()*0.5))" office:value-type="float" office:value="0.31371586932391" calcext:value-type="float">
            <text:p>0.31371586932391</text:p>
          </table:table-cell>
        </table:table-row>
        <table:table-row table:style-name="ro1">
          <table:table-cell table:formula="of:=RAND()*10-5" office:value-type="float" office:value="-3.61641775113531" calcext:value-type="float">
            <text:p>-3.61641775113531</text:p>
          </table:table-cell>
          <table:table-cell table:formula="of:=1/(1+EXP(-[.A193]*1.5+0.8+RAND()*0.5))" office:value-type="float" office:value="0.00173892645424252" calcext:value-type="float">
            <text:p>0.001738926454243</text:p>
          </table:table-cell>
        </table:table-row>
        <table:table-row table:style-name="ro1">
          <table:table-cell table:formula="of:=RAND()*10-5" office:value-type="float" office:value="-2.48624228649228" calcext:value-type="float">
            <text:p>-2.48624228649228</text:p>
          </table:table-cell>
          <table:table-cell table:formula="of:=1/(1+EXP(-[.A194]*1.5+0.8+RAND()*0.5))" office:value-type="float" office:value="0.00732395142994795" calcext:value-type="float">
            <text:p>0.007323951429948</text:p>
          </table:table-cell>
        </table:table-row>
        <table:table-row table:style-name="ro1">
          <table:table-cell table:formula="of:=RAND()*10-5" office:value-type="float" office:value="1.42035840407499" calcext:value-type="float">
            <text:p>1.42035840407499</text:p>
          </table:table-cell>
          <table:table-cell table:formula="of:=1/(1+EXP(-[.A195]*1.5+0.8+RAND()*0.5))" office:value-type="float" office:value="0.783884166217648" calcext:value-type="float">
            <text:p>0.783884166217648</text:p>
          </table:table-cell>
        </table:table-row>
        <table:table-row table:style-name="ro1">
          <table:table-cell table:formula="of:=RAND()*10-5" office:value-type="float" office:value="4.51222933394017" calcext:value-type="float">
            <text:p>4.51222933394017</text:p>
          </table:table-cell>
          <table:table-cell table:formula="of:=1/(1+EXP(-[.A196]*1.5+0.8+RAND()*0.5))" office:value-type="float" office:value="0.997406369845692" calcext:value-type="float">
            <text:p>0.997406369845692</text:p>
          </table:table-cell>
        </table:table-row>
        <table:table-row table:style-name="ro1">
          <table:table-cell table:formula="of:=RAND()*10-5" office:value-type="float" office:value="0.204182967164149" calcext:value-type="float">
            <text:p>0.204182967164149</text:p>
          </table:table-cell>
          <table:table-cell table:formula="of:=1/(1+EXP(-[.A197]*1.5+0.8+RAND()*0.5))" office:value-type="float" office:value="0.319357349523899" calcext:value-type="float">
            <text:p>0.319357349523899</text:p>
          </table:table-cell>
        </table:table-row>
        <table:table-row table:style-name="ro1">
          <table:table-cell table:formula="of:=RAND()*10-5" office:value-type="float" office:value="-0.530576489550607" calcext:value-type="float">
            <text:p>-0.530576489550607</text:p>
          </table:table-cell>
          <table:table-cell table:formula="of:=1/(1+EXP(-[.A198]*1.5+0.8+RAND()*0.5))" office:value-type="float" office:value="0.117906915771104" calcext:value-type="float">
            <text:p>0.117906915771104</text:p>
          </table:table-cell>
        </table:table-row>
        <table:table-row table:style-name="ro1">
          <table:table-cell table:formula="of:=RAND()*10-5" office:value-type="float" office:value="-0.185670998156702" calcext:value-type="float">
            <text:p>-0.185670998156702</text:p>
          </table:table-cell>
          <table:table-cell table:formula="of:=1/(1+EXP(-[.A199]*1.5+0.8+RAND()*0.5))" office:value-type="float" office:value="0.221772273678661" calcext:value-type="float">
            <text:p>0.221772273678661</text:p>
          </table:table-cell>
        </table:table-row>
        <table:table-row table:style-name="ro1">
          <table:table-cell table:formula="of:=RAND()*10-5" office:value-type="float" office:value="-2.25431309889704" calcext:value-type="float">
            <text:p>-2.25431309889704</text:p>
          </table:table-cell>
          <table:table-cell table:formula="of:=1/(1+EXP(-[.A200]*1.5+0.8+RAND()*0.5))" office:value-type="float" office:value="0.00925561264263195" calcext:value-type="float">
            <text:p>0.009255612642632</text:p>
          </table:table-cell>
        </table:table-row>
        <table:table-row table:style-name="ro1">
          <table:table-cell table:formula="of:=RAND()*10-5" office:value-type="float" office:value="-4.52186044431026" calcext:value-type="float">
            <text:p>-4.52186044431026</text:p>
          </table:table-cell>
          <table:table-cell table:formula="of:=1/(1+EXP(-[.A201]*1.5+0.8+RAND()*0.5))" office:value-type="float" office:value="0.00045656031993936" calcext:value-type="float">
            <text:p>0.000456560319939</text:p>
          </table:table-cell>
        </table:table-row>
        <table:table-row table:style-name="ro1">
          <table:table-cell table:formula="of:=RAND()*10-5" office:value-type="float" office:value="-0.451532514009377" calcext:value-type="float">
            <text:p>-0.451532514009377</text:p>
          </table:table-cell>
          <table:table-cell table:formula="of:=1/(1+EXP(-[.A202]*1.5+0.8+RAND()*0.5))" office:value-type="float" office:value="0.141466532133914" calcext:value-type="float">
            <text:p>0.141466532133914</text:p>
          </table:table-cell>
        </table:table-row>
        <table:table-row table:style-name="ro1">
          <table:table-cell table:formula="of:=RAND()*10-5" office:value-type="float" office:value="1.6707098321651" calcext:value-type="float">
            <text:p>1.6707098321651</text:p>
          </table:table-cell>
          <table:table-cell table:formula="of:=1/(1+EXP(-[.A203]*1.5+0.8+RAND()*0.5))" office:value-type="float" office:value="0.825741527618019" calcext:value-type="float">
            <text:p>0.825741527618019</text:p>
          </table:table-cell>
        </table:table-row>
        <table:table-row table:style-name="ro1">
          <table:table-cell table:formula="of:=RAND()*10-5" office:value-type="float" office:value="3.22298006517917" calcext:value-type="float">
            <text:p>3.22298006517917</text:p>
          </table:table-cell>
          <table:table-cell table:formula="of:=1/(1+EXP(-[.A204]*1.5+0.8+RAND()*0.5))" office:value-type="float" office:value="0.982042604984232" calcext:value-type="float">
            <text:p>0.982042604984232</text:p>
          </table:table-cell>
        </table:table-row>
        <table:table-row table:style-name="ro1">
          <table:table-cell table:formula="of:=RAND()*10-5" office:value-type="float" office:value="-2.47873193659683" calcext:value-type="float">
            <text:p>-2.47873193659683</text:p>
          </table:table-cell>
          <table:table-cell table:formula="of:=1/(1+EXP(-[.A205]*1.5+0.8+RAND()*0.5))" office:value-type="float" office:value="0.00929169472485942" calcext:value-type="float">
            <text:p>0.009291694724859</text:p>
          </table:table-cell>
        </table:table-row>
        <table:table-row table:style-name="ro1">
          <table:table-cell table:formula="of:=RAND()*10-5" office:value-type="float" office:value="-3.68548994314934" calcext:value-type="float">
            <text:p>-3.68548994314934</text:p>
          </table:table-cell>
          <table:table-cell table:formula="of:=1/(1+EXP(-[.A206]*1.5+0.8+RAND()*0.5))" office:value-type="float" office:value="0.00133821586001355" calcext:value-type="float">
            <text:p>0.001338215860014</text:p>
          </table:table-cell>
        </table:table-row>
        <table:table-row table:style-name="ro1">
          <table:table-cell table:formula="of:=RAND()*10-5" office:value-type="float" office:value="2.76695524780356" calcext:value-type="float">
            <text:p>2.76695524780356</text:p>
          </table:table-cell>
          <table:table-cell table:formula="of:=1/(1+EXP(-[.A207]*1.5+0.8+RAND()*0.5))" office:value-type="float" office:value="0.960405013863661" calcext:value-type="float">
            <text:p>0.960405013863661</text:p>
          </table:table-cell>
        </table:table-row>
        <table:table-row table:style-name="ro1">
          <table:table-cell table:formula="of:=RAND()*10-5" office:value-type="float" office:value="-2.50542339960718" calcext:value-type="float">
            <text:p>-2.50542339960718</text:p>
          </table:table-cell>
          <table:table-cell table:formula="of:=1/(1+EXP(-[.A208]*1.5+0.8+RAND()*0.5))" office:value-type="float" office:value="0.0080281441143997" calcext:value-type="float">
            <text:p>0.0080281441144</text:p>
          </table:table-cell>
        </table:table-row>
        <table:table-row table:style-name="ro1">
          <table:table-cell table:formula="of:=RAND()*10-5" office:value-type="float" office:value="4.11333256830025" calcext:value-type="float">
            <text:p>4.11333256830025</text:p>
          </table:table-cell>
          <table:table-cell table:formula="of:=1/(1+EXP(-[.A209]*1.5+0.8+RAND()*0.5))" office:value-type="float" office:value="0.99362313944754" calcext:value-type="float">
            <text:p>0.99362313944754</text:p>
          </table:table-cell>
        </table:table-row>
        <table:table-row table:style-name="ro1">
          <table:table-cell table:formula="of:=RAND()*10-5" office:value-type="float" office:value="2.79857392348889" calcext:value-type="float">
            <text:p>2.79857392348889</text:p>
          </table:table-cell>
          <table:table-cell table:formula="of:=1/(1+EXP(-[.A210]*1.5+0.8+RAND()*0.5))" office:value-type="float" office:value="0.961051551823532" calcext:value-type="float">
            <text:p>0.961051551823532</text:p>
          </table:table-cell>
        </table:table-row>
        <table:table-row table:style-name="ro1">
          <table:table-cell table:formula="of:=RAND()*10-5" office:value-type="float" office:value="-2.62213018927893" calcext:value-type="float">
            <text:p>-2.62213018927893</text:p>
          </table:table-cell>
          <table:table-cell table:formula="of:=1/(1+EXP(-[.A211]*1.5+0.8+RAND()*0.5))" office:value-type="float" office:value="0.0080398700910373" calcext:value-type="float">
            <text:p>0.008039870091037</text:p>
          </table:table-cell>
        </table:table-row>
        <table:table-row table:style-name="ro1">
          <table:table-cell table:formula="of:=RAND()*10-5" office:value-type="float" office:value="4.25611311710172" calcext:value-type="float">
            <text:p>4.25611311710172</text:p>
          </table:table-cell>
          <table:table-cell table:formula="of:=1/(1+EXP(-[.A212]*1.5+0.8+RAND()*0.5))" office:value-type="float" office:value="0.994435694848934" calcext:value-type="float">
            <text:p>0.994435694848934</text:p>
          </table:table-cell>
        </table:table-row>
        <table:table-row table:style-name="ro1">
          <table:table-cell table:formula="of:=RAND()*10-5" office:value-type="float" office:value="-1.895083685791" calcext:value-type="float">
            <text:p>-1.895083685791</text:p>
          </table:table-cell>
          <table:table-cell table:formula="of:=1/(1+EXP(-[.A213]*1.5+0.8+RAND()*0.5))" office:value-type="float" office:value="0.0232498260251835" calcext:value-type="float">
            <text:p>0.023249826025184</text:p>
          </table:table-cell>
        </table:table-row>
        <table:table-row table:style-name="ro1">
          <table:table-cell table:formula="of:=RAND()*10-5" office:value-type="float" office:value="-3.12755367255496" calcext:value-type="float">
            <text:p>-3.12755367255496</text:p>
          </table:table-cell>
          <table:table-cell table:formula="of:=1/(1+EXP(-[.A214]*1.5+0.8+RAND()*0.5))" office:value-type="float" office:value="0.00344024515945232" calcext:value-type="float">
            <text:p>0.003440245159452</text:p>
          </table:table-cell>
        </table:table-row>
        <table:table-row table:style-name="ro1">
          <table:table-cell table:formula="of:=RAND()*10-5" office:value-type="float" office:value="2.00721985221789" calcext:value-type="float">
            <text:p>2.00721985221789</text:p>
          </table:table-cell>
          <table:table-cell table:formula="of:=1/(1+EXP(-[.A215]*1.5+0.8+RAND()*0.5))" office:value-type="float" office:value="0.886973907583838" calcext:value-type="float">
            <text:p>0.886973907583838</text:p>
          </table:table-cell>
        </table:table-row>
        <table:table-row table:style-name="ro1">
          <table:table-cell table:formula="of:=RAND()*10-5" office:value-type="float" office:value="-4.04433467436777" calcext:value-type="float">
            <text:p>-4.04433467436777</text:p>
          </table:table-cell>
          <table:table-cell table:formula="of:=1/(1+EXP(-[.A216]*1.5+0.8+RAND()*0.5))" office:value-type="float" office:value="0.00087603151997236" calcext:value-type="float">
            <text:p>0.000876031519972</text:p>
          </table:table-cell>
        </table:table-row>
        <table:table-row table:style-name="ro1">
          <table:table-cell table:formula="of:=RAND()*10-5" office:value-type="float" office:value="-4.61258840545565" calcext:value-type="float">
            <text:p>-4.61258840545565</text:p>
          </table:table-cell>
          <table:table-cell table:formula="of:=1/(1+EXP(-[.A217]*1.5+0.8+RAND()*0.5))" office:value-type="float" office:value="0.000358444406161747" calcext:value-type="float">
            <text:p>0.000358444406162</text:p>
          </table:table-cell>
        </table:table-row>
        <table:table-row table:style-name="ro1">
          <table:table-cell table:formula="of:=RAND()*10-5" office:value-type="float" office:value="-4.84836194481135" calcext:value-type="float">
            <text:p>-4.84836194481135</text:p>
          </table:table-cell>
          <table:table-cell table:formula="of:=1/(1+EXP(-[.A218]*1.5+0.8+RAND()*0.5))" office:value-type="float" office:value="0.000199736613321383" calcext:value-type="float">
            <text:p>0.000199736613321</text:p>
          </table:table-cell>
        </table:table-row>
        <table:table-row table:style-name="ro1">
          <table:table-cell table:formula="of:=RAND()*10-5" office:value-type="float" office:value="-0.611697361011458" calcext:value-type="float">
            <text:p>-0.611697361011458</text:p>
          </table:table-cell>
          <table:table-cell table:formula="of:=1/(1+EXP(-[.A219]*1.5+0.8+RAND()*0.5))" office:value-type="float" office:value="0.120385903154366" calcext:value-type="float">
            <text:p>0.120385903154366</text:p>
          </table:table-cell>
        </table:table-row>
        <table:table-row table:style-name="ro1">
          <table:table-cell table:formula="of:=RAND()*10-5" office:value-type="float" office:value="-1.56930258884228" calcext:value-type="float">
            <text:p>-1.56930258884228</text:p>
          </table:table-cell>
          <table:table-cell table:formula="of:=1/(1+EXP(-[.A220]*1.5+0.8+RAND()*0.5))" office:value-type="float" office:value="0.0312013524519156" calcext:value-type="float">
            <text:p>0.031201352451916</text:p>
          </table:table-cell>
        </table:table-row>
        <table:table-row table:style-name="ro1">
          <table:table-cell table:formula="of:=RAND()*10-5" office:value-type="float" office:value="1.6697440944183" calcext:value-type="float">
            <text:p>1.6697440944183</text:p>
          </table:table-cell>
          <table:table-cell table:formula="of:=1/(1+EXP(-[.A221]*1.5+0.8+RAND()*0.5))" office:value-type="float" office:value="0.829038969114993" calcext:value-type="float">
            <text:p>0.829038969114993</text:p>
          </table:table-cell>
        </table:table-row>
        <table:table-row table:style-name="ro1">
          <table:table-cell table:formula="of:=RAND()*10-5" office:value-type="float" office:value="-3.57988446366463" calcext:value-type="float">
            <text:p>-3.57988446366463</text:p>
          </table:table-cell>
          <table:table-cell table:formula="of:=1/(1+EXP(-[.A222]*1.5+0.8+RAND()*0.5))" office:value-type="float" office:value="0.00146537360913602" calcext:value-type="float">
            <text:p>0.001465373609136</text:p>
          </table:table-cell>
        </table:table-row>
        <table:table-row table:style-name="ro1">
          <table:table-cell table:formula="of:=RAND()*10-5" office:value-type="float" office:value="-2.35680127227994" calcext:value-type="float">
            <text:p>-2.35680127227994</text:p>
          </table:table-cell>
          <table:table-cell table:formula="of:=1/(1+EXP(-[.A223]*1.5+0.8+RAND()*0.5))" office:value-type="float" office:value="0.0113342219039518" calcext:value-type="float">
            <text:p>0.011334221903952</text:p>
          </table:table-cell>
        </table:table-row>
        <table:table-row table:style-name="ro1">
          <table:table-cell table:formula="of:=RAND()*10-5" office:value-type="float" office:value="-3.16954620874691" calcext:value-type="float">
            <text:p>-3.16954620874691</text:p>
          </table:table-cell>
          <table:table-cell table:formula="of:=1/(1+EXP(-[.A224]*1.5+0.8+RAND()*0.5))" office:value-type="float" office:value="0.00356680535889133" calcext:value-type="float">
            <text:p>0.003566805358891</text:p>
          </table:table-cell>
        </table:table-row>
        <table:table-row table:style-name="ro1">
          <table:table-cell table:formula="of:=RAND()*10-5" office:value-type="float" office:value="-2.9398210312727" calcext:value-type="float">
            <text:p>-2.9398210312727</text:p>
          </table:table-cell>
          <table:table-cell table:formula="of:=1/(1+EXP(-[.A225]*1.5+0.8+RAND()*0.5))" office:value-type="float" office:value="0.00413595379748834" calcext:value-type="float">
            <text:p>0.004135953797488</text:p>
          </table:table-cell>
        </table:table-row>
        <table:table-row table:style-name="ro1">
          <table:table-cell table:formula="of:=RAND()*10-5" office:value-type="float" office:value="2.51704548579644" calcext:value-type="float">
            <text:p>2.51704548579644</text:p>
          </table:table-cell>
          <table:table-cell table:formula="of:=1/(1+EXP(-[.A226]*1.5+0.8+RAND()*0.5))" office:value-type="float" office:value="0.94810807775466" calcext:value-type="float">
            <text:p>0.94810807775466</text:p>
          </table:table-cell>
        </table:table-row>
        <table:table-row table:style-name="ro1">
          <table:table-cell table:formula="of:=RAND()*10-5" office:value-type="float" office:value="4.0009330995834" calcext:value-type="float">
            <text:p>4.0009330995834</text:p>
          </table:table-cell>
          <table:table-cell table:formula="of:=1/(1+EXP(-[.A227]*1.5+0.8+RAND()*0.5))" office:value-type="float" office:value="0.992048585909871" calcext:value-type="float">
            <text:p>0.992048585909871</text:p>
          </table:table-cell>
        </table:table-row>
        <table:table-row table:style-name="ro1">
          <table:table-cell table:formula="of:=RAND()*10-5" office:value-type="float" office:value="-3.87656940583952" calcext:value-type="float">
            <text:p>-3.87656940583952</text:p>
          </table:table-cell>
          <table:table-cell table:formula="of:=1/(1+EXP(-[.A228]*1.5+0.8+RAND()*0.5))" office:value-type="float" office:value="0.00125418874425603" calcext:value-type="float">
            <text:p>0.001254188744256</text:p>
          </table:table-cell>
        </table:table-row>
        <table:table-row table:style-name="ro1">
          <table:table-cell table:formula="of:=RAND()*10-5" office:value-type="float" office:value="-2.94782746168314" calcext:value-type="float">
            <text:p>-2.94782746168314</text:p>
          </table:table-cell>
          <table:table-cell table:formula="of:=1/(1+EXP(-[.A229]*1.5+0.8+RAND()*0.5))" office:value-type="float" office:value="0.00412766620746213" calcext:value-type="float">
            <text:p>0.004127666207462</text:p>
          </table:table-cell>
        </table:table-row>
        <table:table-row table:style-name="ro1">
          <table:table-cell table:formula="of:=RAND()*10-5" office:value-type="float" office:value="-0.185029797799507" calcext:value-type="float">
            <text:p>-0.185029797799507</text:p>
          </table:table-cell>
          <table:table-cell table:formula="of:=1/(1+EXP(-[.A230]*1.5+0.8+RAND()*0.5))" office:value-type="float" office:value="0.233582504403804" calcext:value-type="float">
            <text:p>0.233582504403804</text:p>
          </table:table-cell>
        </table:table-row>
        <table:table-row table:style-name="ro1">
          <table:table-cell table:formula="of:=RAND()*10-5" office:value-type="float" office:value="-2.74246664096597" calcext:value-type="float">
            <text:p>-2.74246664096597</text:p>
          </table:table-cell>
          <table:table-cell table:formula="of:=1/(1+EXP(-[.A231]*1.5+0.8+RAND()*0.5))" office:value-type="float" office:value="0.00620467732638263" calcext:value-type="float">
            <text:p>0.006204677326383</text:p>
          </table:table-cell>
        </table:table-row>
        <table:table-row table:style-name="ro1">
          <table:table-cell table:formula="of:=RAND()*10-5" office:value-type="float" office:value="0.190906073035229" calcext:value-type="float">
            <text:p>0.190906073035229</text:p>
          </table:table-cell>
          <table:table-cell table:formula="of:=1/(1+EXP(-[.A232]*1.5+0.8+RAND()*0.5))" office:value-type="float" office:value="0.317027369985774" calcext:value-type="float">
            <text:p>0.317027369985774</text:p>
          </table:table-cell>
        </table:table-row>
        <table:table-row table:style-name="ro1">
          <table:table-cell table:formula="of:=RAND()*10-5" office:value-type="float" office:value="-0.112972486762255" calcext:value-type="float">
            <text:p>-0.112972486762255</text:p>
          </table:table-cell>
          <table:table-cell table:formula="of:=1/(1+EXP(-[.A233]*1.5+0.8+RAND()*0.5))" office:value-type="float" office:value="0.265714973816676" calcext:value-type="float">
            <text:p>0.265714973816676</text:p>
          </table:table-cell>
        </table:table-row>
        <table:table-row table:style-name="ro1">
          <table:table-cell table:formula="of:=RAND()*10-5" office:value-type="float" office:value="-3.2927259938812" calcext:value-type="float">
            <text:p>-3.2927259938812</text:p>
          </table:table-cell>
          <table:table-cell table:formula="of:=1/(1+EXP(-[.A234]*1.5+0.8+RAND()*0.5))" office:value-type="float" office:value="0.00265681534324704" calcext:value-type="float">
            <text:p>0.002656815343247</text:p>
          </table:table-cell>
        </table:table-row>
        <table:table-row table:style-name="ro1">
          <table:table-cell table:formula="of:=RAND()*10-5" office:value-type="float" office:value="2.87139531173338" calcext:value-type="float">
            <text:p>2.87139531173338</text:p>
          </table:table-cell>
          <table:table-cell table:formula="of:=1/(1+EXP(-[.A235]*1.5+0.8+RAND()*0.5))" office:value-type="float" office:value="0.958758712998326" calcext:value-type="float">
            <text:p>0.958758712998326</text:p>
          </table:table-cell>
        </table:table-row>
        <table:table-row table:style-name="ro1">
          <table:table-cell table:formula="of:=RAND()*10-5" office:value-type="float" office:value="0.898227382741482" calcext:value-type="float">
            <text:p>0.898227382741482</text:p>
          </table:table-cell>
          <table:table-cell table:formula="of:=1/(1+EXP(-[.A236]*1.5+0.8+RAND()*0.5))" office:value-type="float" office:value="0.61514162238675" calcext:value-type="float">
            <text:p>0.61514162238675</text:p>
          </table:table-cell>
        </table:table-row>
        <table:table-row table:style-name="ro1">
          <table:table-cell table:formula="of:=RAND()*10-5" office:value-type="float" office:value="1.72555514121272" calcext:value-type="float">
            <text:p>1.72555514121272</text:p>
          </table:table-cell>
          <table:table-cell table:formula="of:=1/(1+EXP(-[.A237]*1.5+0.8+RAND()*0.5))" office:value-type="float" office:value="0.823932076606952" calcext:value-type="float">
            <text:p>0.823932076606952</text:p>
          </table:table-cell>
        </table:table-row>
        <table:table-row table:style-name="ro1">
          <table:table-cell table:formula="of:=RAND()*10-5" office:value-type="float" office:value="2.01661741472013" calcext:value-type="float">
            <text:p>2.01661741472013</text:p>
          </table:table-cell>
          <table:table-cell table:formula="of:=1/(1+EXP(-[.A238]*1.5+0.8+RAND()*0.5))" office:value-type="float" office:value="0.875846950975723" calcext:value-type="float">
            <text:p>0.875846950975723</text:p>
          </table:table-cell>
        </table:table-row>
        <table:table-row table:style-name="ro1">
          <table:table-cell table:formula="of:=RAND()*10-5" office:value-type="float" office:value="-4.06663269050062" calcext:value-type="float">
            <text:p>-4.06663269050062</text:p>
          </table:table-cell>
          <table:table-cell table:formula="of:=1/(1+EXP(-[.A239]*1.5+0.8+RAND()*0.5))" office:value-type="float" office:value="0.000791830895666842" calcext:value-type="float">
            <text:p>0.000791830895667</text:p>
          </table:table-cell>
        </table:table-row>
        <table:table-row table:style-name="ro1">
          <table:table-cell table:formula="of:=RAND()*10-5" office:value-type="float" office:value="-1.40134082233423" calcext:value-type="float">
            <text:p>-1.40134082233423</text:p>
          </table:table-cell>
          <table:table-cell table:formula="of:=1/(1+EXP(-[.A240]*1.5+0.8+RAND()*0.5))" office:value-type="float" office:value="0.033862718959147" calcext:value-type="float">
            <text:p>0.033862718959147</text:p>
          </table:table-cell>
        </table:table-row>
        <table:table-row table:style-name="ro1">
          <table:table-cell table:formula="of:=RAND()*10-5" office:value-type="float" office:value="2.81338091143368" calcext:value-type="float">
            <text:p>2.81338091143368</text:p>
          </table:table-cell>
          <table:table-cell table:formula="of:=1/(1+EXP(-[.A241]*1.5+0.8+RAND()*0.5))" office:value-type="float" office:value="0.968280732758524" calcext:value-type="float">
            <text:p>0.968280732758524</text:p>
          </table:table-cell>
        </table:table-row>
        <table:table-row table:style-name="ro1">
          <table:table-cell table:formula="of:=RAND()*10-5" office:value-type="float" office:value="-0.498825506998054" calcext:value-type="float">
            <text:p>-0.498825506998054</text:p>
          </table:table-cell>
          <table:table-cell table:formula="of:=1/(1+EXP(-[.A242]*1.5+0.8+RAND()*0.5))" office:value-type="float" office:value="0.171050808009015" calcext:value-type="float">
            <text:p>0.171050808009015</text:p>
          </table:table-cell>
        </table:table-row>
        <table:table-row table:style-name="ro1">
          <table:table-cell table:formula="of:=RAND()*10-5" office:value-type="float" office:value="-1.36099349379316" calcext:value-type="float">
            <text:p>-1.36099349379316</text:p>
          </table:table-cell>
          <table:table-cell table:formula="of:=1/(1+EXP(-[.A243]*1.5+0.8+RAND()*0.5))" office:value-type="float" office:value="0.0526594094928357" calcext:value-type="float">
            <text:p>0.052659409492836</text:p>
          </table:table-cell>
        </table:table-row>
        <table:table-row table:style-name="ro1">
          <table:table-cell table:formula="of:=RAND()*10-5" office:value-type="float" office:value="-0.269944015011879" calcext:value-type="float">
            <text:p>-0.269944015011879</text:p>
          </table:table-cell>
          <table:table-cell table:formula="of:=1/(1+EXP(-[.A244]*1.5+0.8+RAND()*0.5))" office:value-type="float" office:value="0.201390408165774" calcext:value-type="float">
            <text:p>0.201390408165774</text:p>
          </table:table-cell>
        </table:table-row>
        <table:table-row table:style-name="ro1">
          <table:table-cell table:formula="of:=RAND()*10-5" office:value-type="float" office:value="-4.8123412226494" calcext:value-type="float">
            <text:p>-4.8123412226494</text:p>
          </table:table-cell>
          <table:table-cell table:formula="of:=1/(1+EXP(-[.A245]*1.5+0.8+RAND()*0.5))" office:value-type="float" office:value="0.000289983276041517" calcext:value-type="float">
            <text:p>0.000289983276042</text:p>
          </table:table-cell>
        </table:table-row>
        <table:table-row table:style-name="ro1">
          <table:table-cell table:formula="of:=RAND()*10-5" office:value-type="float" office:value="-1.51807485170718" calcext:value-type="float">
            <text:p>-1.51807485170718</text:p>
          </table:table-cell>
          <table:table-cell table:formula="of:=1/(1+EXP(-[.A246]*1.5+0.8+RAND()*0.5))" office:value-type="float" office:value="0.0411508603697477" calcext:value-type="float">
            <text:p>0.041150860369748</text:p>
          </table:table-cell>
        </table:table-row>
        <table:table-row table:style-name="ro1">
          <table:table-cell table:formula="of:=RAND()*10-5" office:value-type="float" office:value="4.94275469697842" calcext:value-type="float">
            <text:p>4.94275469697842</text:p>
          </table:table-cell>
          <table:table-cell table:formula="of:=1/(1+EXP(-[.A247]*1.5+0.8+RAND()*0.5))" office:value-type="float" office:value="0.998238711605874" calcext:value-type="float">
            <text:p>0.998238711605874</text:p>
          </table:table-cell>
        </table:table-row>
        <table:table-row table:style-name="ro1">
          <table:table-cell table:formula="of:=RAND()*10-5" office:value-type="float" office:value="-1.33186656905563" calcext:value-type="float">
            <text:p>-1.33186656905563</text:p>
          </table:table-cell>
          <table:table-cell table:formula="of:=1/(1+EXP(-[.A248]*1.5+0.8+RAND()*0.5))" office:value-type="float" office:value="0.0544259678475823" calcext:value-type="float">
            <text:p>0.054425967847582</text:p>
          </table:table-cell>
        </table:table-row>
        <table:table-row table:style-name="ro1">
          <table:table-cell table:formula="of:=RAND()*10-5" office:value-type="float" office:value="1.91936864373167" calcext:value-type="float">
            <text:p>1.91936864373167</text:p>
          </table:table-cell>
          <table:table-cell table:formula="of:=1/(1+EXP(-[.A249]*1.5+0.8+RAND()*0.5))" office:value-type="float" office:value="0.829317338810337" calcext:value-type="float">
            <text:p>0.829317338810337</text:p>
          </table:table-cell>
        </table:table-row>
        <table:table-row table:style-name="ro1">
          <table:table-cell table:formula="of:=RAND()*10-5" office:value-type="float" office:value="4.86175971161183" calcext:value-type="float">
            <text:p>4.86175971161183</text:p>
          </table:table-cell>
          <table:table-cell table:formula="of:=1/(1+EXP(-[.A250]*1.5+0.8+RAND()*0.5))" office:value-type="float" office:value="0.998361336026652" calcext:value-type="float">
            <text:p>0.998361336026652</text:p>
          </table:table-cell>
        </table:table-row>
        <table:table-row table:style-name="ro1">
          <table:table-cell table:formula="of:=RAND()*10-5" office:value-type="float" office:value="-1.09959100939725" calcext:value-type="float">
            <text:p>-1.09959100939725</text:p>
          </table:table-cell>
          <table:table-cell table:formula="of:=1/(1+EXP(-[.A251]*1.5+0.8+RAND()*0.5))" office:value-type="float" office:value="0.0572209918326343" calcext:value-type="float">
            <text:p>0.057220991832634</text:p>
          </table:table-cell>
        </table:table-row>
        <table:table-row table:style-name="ro1">
          <table:table-cell table:formula="of:=RAND()*10-5" office:value-type="float" office:value="2.73395579474626" calcext:value-type="float">
            <text:p>2.73395579474626</text:p>
          </table:table-cell>
          <table:table-cell table:formula="of:=1/(1+EXP(-[.A252]*1.5+0.8+RAND()*0.5))" office:value-type="float" office:value="0.95864703022751" calcext:value-type="float">
            <text:p>0.95864703022751</text:p>
          </table:table-cell>
        </table:table-row>
        <table:table-row table:style-name="ro1">
          <table:table-cell table:formula="of:=RAND()*10-5" office:value-type="float" office:value="3.45900696407156" calcext:value-type="float">
            <text:p>3.45900696407156</text:p>
          </table:table-cell>
          <table:table-cell table:formula="of:=1/(1+EXP(-[.A253]*1.5+0.8+RAND()*0.5))" office:value-type="float" office:value="0.986465886279146" calcext:value-type="float">
            <text:p>0.986465886279146</text:p>
          </table:table-cell>
        </table:table-row>
        <table:table-row table:style-name="ro1">
          <table:table-cell table:formula="of:=RAND()*10-5" office:value-type="float" office:value="-1.13519361866888" calcext:value-type="float">
            <text:p>-1.13519361866888</text:p>
          </table:table-cell>
          <table:table-cell table:formula="of:=1/(1+EXP(-[.A254]*1.5+0.8+RAND()*0.5))" office:value-type="float" office:value="0.0692034432126105" calcext:value-type="float">
            <text:p>0.069203443212611</text:p>
          </table:table-cell>
        </table:table-row>
        <table:table-row table:style-name="ro1">
          <table:table-cell table:formula="of:=RAND()*10-5" office:value-type="float" office:value="-0.201789560588536" calcext:value-type="float">
            <text:p>-0.201789560588536</text:p>
          </table:table-cell>
          <table:table-cell table:formula="of:=1/(1+EXP(-[.A255]*1.5+0.8+RAND()*0.5))" office:value-type="float" office:value="0.195442320374889" calcext:value-type="float">
            <text:p>0.195442320374889</text:p>
          </table:table-cell>
        </table:table-row>
        <table:table-row table:style-name="ro1">
          <table:table-cell table:formula="of:=RAND()*10-5" office:value-type="float" office:value="4.20188548721756" calcext:value-type="float">
            <text:p>4.20188548721756</text:p>
          </table:table-cell>
          <table:table-cell table:formula="of:=1/(1+EXP(-[.A256]*1.5+0.8+RAND()*0.5))" office:value-type="float" office:value="0.994233859811828" calcext:value-type="float">
            <text:p>0.994233859811828</text:p>
          </table:table-cell>
        </table:table-row>
        <table:table-row table:style-name="ro1">
          <table:table-cell table:formula="of:=RAND()*10-5" office:value-type="float" office:value="-1.39572181118137" calcext:value-type="float">
            <text:p>-1.39572181118137</text:p>
          </table:table-cell>
          <table:table-cell table:formula="of:=1/(1+EXP(-[.A257]*1.5+0.8+RAND()*0.5))" office:value-type="float" office:value="0.0410767697215204" calcext:value-type="float">
            <text:p>0.041076769721521</text:p>
          </table:table-cell>
        </table:table-row>
        <table:table-row table:style-name="ro1">
          <table:table-cell table:formula="of:=RAND()*10-5" office:value-type="float" office:value="-2.57342058085944" calcext:value-type="float">
            <text:p>-2.57342058085944</text:p>
          </table:table-cell>
          <table:table-cell table:formula="of:=1/(1+EXP(-[.A258]*1.5+0.8+RAND()*0.5))" office:value-type="float" office:value="0.00640762538023883" calcext:value-type="float">
            <text:p>0.006407625380239</text:p>
          </table:table-cell>
        </table:table-row>
        <table:table-row table:style-name="ro1">
          <table:table-cell table:formula="of:=RAND()*10-5" office:value-type="float" office:value="1.5858624677825" calcext:value-type="float">
            <text:p>1.5858624677825</text:p>
          </table:table-cell>
          <table:table-cell table:formula="of:=1/(1+EXP(-[.A259]*1.5+0.8+RAND()*0.5))" office:value-type="float" office:value="0.819466779199233" calcext:value-type="float">
            <text:p>0.819466779199233</text:p>
          </table:table-cell>
        </table:table-row>
        <table:table-row table:style-name="ro1">
          <table:table-cell table:formula="of:=RAND()*10-5" office:value-type="float" office:value="-1.95757230296071" calcext:value-type="float">
            <text:p>-1.95757230296071</text:p>
          </table:table-cell>
          <table:table-cell table:formula="of:=1/(1+EXP(-[.A260]*1.5+0.8+RAND()*0.5))" office:value-type="float" office:value="0.0142860010000706" calcext:value-type="float">
            <text:p>0.014286001000071</text:p>
          </table:table-cell>
        </table:table-row>
        <table:table-row table:style-name="ro1">
          <table:table-cell table:formula="of:=RAND()*10-5" office:value-type="float" office:value="0.197000350762744" calcext:value-type="float">
            <text:p>0.197000350762744</text:p>
          </table:table-cell>
          <table:table-cell table:formula="of:=1/(1+EXP(-[.A261]*1.5+0.8+RAND()*0.5))" office:value-type="float" office:value="0.291408761121211" calcext:value-type="float">
            <text:p>0.291408761121211</text:p>
          </table:table-cell>
        </table:table-row>
        <table:table-row table:style-name="ro1">
          <table:table-cell table:formula="of:=RAND()*10-5" office:value-type="float" office:value="-1.29142901127915" calcext:value-type="float">
            <text:p>-1.29142901127915</text:p>
          </table:table-cell>
          <table:table-cell table:formula="of:=1/(1+EXP(-[.A262]*1.5+0.8+RAND()*0.5))" office:value-type="float" office:value="0.0597770193393568" calcext:value-type="float">
            <text:p>0.059777019339357</text:p>
          </table:table-cell>
        </table:table-row>
        <table:table-row table:style-name="ro1">
          <table:table-cell table:formula="of:=RAND()*10-5" office:value-type="float" office:value="-2.74720910299553" calcext:value-type="float">
            <text:p>-2.74720910299553</text:p>
          </table:table-cell>
          <table:table-cell table:formula="of:=1/(1+EXP(-[.A263]*1.5+0.8+RAND()*0.5))" office:value-type="float" office:value="0.00717943168254202" calcext:value-type="float">
            <text:p>0.007179431682542</text:p>
          </table:table-cell>
        </table:table-row>
        <table:table-row table:style-name="ro1">
          <table:table-cell table:formula="of:=RAND()*10-5" office:value-type="float" office:value="3.23798620061831" calcext:value-type="float">
            <text:p>3.23798620061831</text:p>
          </table:table-cell>
          <table:table-cell table:formula="of:=1/(1+EXP(-[.A264]*1.5+0.8+RAND()*0.5))" office:value-type="float" office:value="0.982480218808053" calcext:value-type="float">
            <text:p>0.982480218808053</text:p>
          </table:table-cell>
        </table:table-row>
        <table:table-row table:style-name="ro1">
          <table:table-cell table:formula="of:=RAND()*10-5" office:value-type="float" office:value="-4.2482504083871" calcext:value-type="float">
            <text:p>-4.2482504083871</text:p>
          </table:table-cell>
          <table:table-cell table:formula="of:=1/(1+EXP(-[.A265]*1.5+0.8+RAND()*0.5))" office:value-type="float" office:value="0.000485388819016293" calcext:value-type="float">
            <text:p>0.000485388819016</text:p>
          </table:table-cell>
        </table:table-row>
        <table:table-row table:style-name="ro1">
          <table:table-cell table:formula="of:=RAND()*10-5" office:value-type="float" office:value="3.43315430558887" calcext:value-type="float">
            <text:p>3.43315430558887</text:p>
          </table:table-cell>
          <table:table-cell table:formula="of:=1/(1+EXP(-[.A266]*1.5+0.8+RAND()*0.5))" office:value-type="float" office:value="0.979799853170097" calcext:value-type="float">
            <text:p>0.979799853170097</text:p>
          </table:table-cell>
        </table:table-row>
        <table:table-row table:style-name="ro1">
          <table:table-cell table:formula="of:=RAND()*10-5" office:value-type="float" office:value="0.366717343175473" calcext:value-type="float">
            <text:p>0.366717343175473</text:p>
          </table:table-cell>
          <table:table-cell table:formula="of:=1/(1+EXP(-[.A267]*1.5+0.8+RAND()*0.5))" office:value-type="float" office:value="0.427940335194077" calcext:value-type="float">
            <text:p>0.427940335194077</text:p>
          </table:table-cell>
        </table:table-row>
        <table:table-row table:style-name="ro1">
          <table:table-cell table:formula="of:=RAND()*10-5" office:value-type="float" office:value="-4.91901762492391" calcext:value-type="float">
            <text:p>-4.91901762492391</text:p>
          </table:table-cell>
          <table:table-cell table:formula="of:=1/(1+EXP(-[.A268]*1.5+0.8+RAND()*0.5))" office:value-type="float" office:value="0.00017834229041698" calcext:value-type="float">
            <text:p>0.000178342290417</text:p>
          </table:table-cell>
        </table:table-row>
        <table:table-row table:style-name="ro1">
          <table:table-cell table:formula="of:=RAND()*10-5" office:value-type="float" office:value="1.69863030210346" calcext:value-type="float">
            <text:p>1.69863030210346</text:p>
          </table:table-cell>
          <table:table-cell table:formula="of:=1/(1+EXP(-[.A269]*1.5+0.8+RAND()*0.5))" office:value-type="float" office:value="0.806457791231337" calcext:value-type="float">
            <text:p>0.806457791231337</text:p>
          </table:table-cell>
        </table:table-row>
        <table:table-row table:style-name="ro1">
          <table:table-cell table:formula="of:=RAND()*10-5" office:value-type="float" office:value="3.31612506171585" calcext:value-type="float">
            <text:p>3.31612506171585</text:p>
          </table:table-cell>
          <table:table-cell table:formula="of:=1/(1+EXP(-[.A270]*1.5+0.8+RAND()*0.5))" office:value-type="float" office:value="0.982719366827033" calcext:value-type="float">
            <text:p>0.982719366827033</text:p>
          </table:table-cell>
        </table:table-row>
        <table:table-row table:style-name="ro1">
          <table:table-cell table:formula="of:=RAND()*10-5" office:value-type="float" office:value="4.01919842823463" calcext:value-type="float">
            <text:p>4.01919842823463</text:p>
          </table:table-cell>
          <table:table-cell table:formula="of:=1/(1+EXP(-[.A271]*1.5+0.8+RAND()*0.5))" office:value-type="float" office:value="0.991677149012645" calcext:value-type="float">
            <text:p>0.991677149012645</text:p>
          </table:table-cell>
        </table:table-row>
        <table:table-row table:style-name="ro1">
          <table:table-cell table:formula="of:=RAND()*10-5" office:value-type="float" office:value="-2.48667641726727" calcext:value-type="float">
            <text:p>-2.48667641726727</text:p>
          </table:table-cell>
          <table:table-cell table:formula="of:=1/(1+EXP(-[.A272]*1.5+0.8+RAND()*0.5))" office:value-type="float" office:value="0.00746592502359099" calcext:value-type="float">
            <text:p>0.007465925023591</text:p>
          </table:table-cell>
        </table:table-row>
        <table:table-row table:style-name="ro1">
          <table:table-cell table:formula="of:=RAND()*10-5" office:value-type="float" office:value="1.95353700458074" calcext:value-type="float">
            <text:p>1.95353700458074</text:p>
          </table:table-cell>
          <table:table-cell table:formula="of:=1/(1+EXP(-[.A273]*1.5+0.8+RAND()*0.5))" office:value-type="float" office:value="0.883958094222926" calcext:value-type="float">
            <text:p>0.883958094222926</text:p>
          </table:table-cell>
        </table:table-row>
        <table:table-row table:style-name="ro1">
          <table:table-cell table:formula="of:=RAND()*10-5" office:value-type="float" office:value="1.26750625937176" calcext:value-type="float">
            <text:p>1.26750625937176</text:p>
          </table:table-cell>
          <table:table-cell table:formula="of:=1/(1+EXP(-[.A274]*1.5+0.8+RAND()*0.5))" office:value-type="float" office:value="0.694402281693471" calcext:value-type="float">
            <text:p>0.694402281693471</text:p>
          </table:table-cell>
        </table:table-row>
        <table:table-row table:style-name="ro1">
          <table:table-cell table:formula="of:=RAND()*10-5" office:value-type="float" office:value="2.38375750595692" calcext:value-type="float">
            <text:p>2.38375750595692</text:p>
          </table:table-cell>
          <table:table-cell table:formula="of:=1/(1+EXP(-[.A275]*1.5+0.8+RAND()*0.5))" office:value-type="float" office:value="0.930630594923733" calcext:value-type="float">
            <text:p>0.930630594923733</text:p>
          </table:table-cell>
        </table:table-row>
        <table:table-row table:style-name="ro1">
          <table:table-cell table:formula="of:=RAND()*10-5" office:value-type="float" office:value="3.91524417512163" calcext:value-type="float">
            <text:p>3.91524417512163</text:p>
          </table:table-cell>
          <table:table-cell table:formula="of:=1/(1+EXP(-[.A276]*1.5+0.8+RAND()*0.5))" office:value-type="float" office:value="0.990385702697789" calcext:value-type="float">
            <text:p>0.990385702697789</text:p>
          </table:table-cell>
        </table:table-row>
        <table:table-row table:style-name="ro1">
          <table:table-cell table:formula="of:=RAND()*10-5" office:value-type="float" office:value="-3.77905599510225" calcext:value-type="float">
            <text:p>-3.77905599510225</text:p>
          </table:table-cell>
          <table:table-cell table:formula="of:=1/(1+EXP(-[.A277]*1.5+0.8+RAND()*0.5))" office:value-type="float" office:value="0.00135699314568333" calcext:value-type="float">
            <text:p>0.001356993145683</text:p>
          </table:table-cell>
        </table:table-row>
        <table:table-row table:style-name="ro1">
          <table:table-cell table:formula="of:=RAND()*10-5" office:value-type="float" office:value="3.62016754584204" calcext:value-type="float">
            <text:p>3.62016754584204</text:p>
          </table:table-cell>
          <table:table-cell table:formula="of:=1/(1+EXP(-[.A278]*1.5+0.8+RAND()*0.5))" office:value-type="float" office:value="0.985959770220564" calcext:value-type="float">
            <text:p>0.985959770220564</text:p>
          </table:table-cell>
        </table:table-row>
        <table:table-row table:style-name="ro1">
          <table:table-cell table:formula="of:=RAND()*10-5" office:value-type="float" office:value="-2.90179693006768" calcext:value-type="float">
            <text:p>-2.90179693006768</text:p>
          </table:table-cell>
          <table:table-cell table:formula="of:=1/(1+EXP(-[.A279]*1.5+0.8+RAND()*0.5))" office:value-type="float" office:value="0.00490139718268198" calcext:value-type="float">
            <text:p>0.004901397182682</text:p>
          </table:table-cell>
        </table:table-row>
        <table:table-row table:style-name="ro1">
          <table:table-cell table:formula="of:=RAND()*10-5" office:value-type="float" office:value="1.66782070361903" calcext:value-type="float">
            <text:p>1.66782070361903</text:p>
          </table:table-cell>
          <table:table-cell table:formula="of:=1/(1+EXP(-[.A280]*1.5+0.8+RAND()*0.5))" office:value-type="float" office:value="0.8184260201187" calcext:value-type="float">
            <text:p>0.8184260201187</text:p>
          </table:table-cell>
        </table:table-row>
        <table:table-row table:style-name="ro1">
          <table:table-cell table:formula="of:=RAND()*10-5" office:value-type="float" office:value="-1.97703091406981" calcext:value-type="float">
            <text:p>-1.97703091406981</text:p>
          </table:table-cell>
          <table:table-cell table:formula="of:=1/(1+EXP(-[.A281]*1.5+0.8+RAND()*0.5))" office:value-type="float" office:value="0.0155856904918083" calcext:value-type="float">
            <text:p>0.015585690491808</text:p>
          </table:table-cell>
        </table:table-row>
        <table:table-row table:style-name="ro1">
          <table:table-cell table:formula="of:=RAND()*10-5" office:value-type="float" office:value="4.28498087292098" calcext:value-type="float">
            <text:p>4.28498087292098</text:p>
          </table:table-cell>
          <table:table-cell table:formula="of:=1/(1+EXP(-[.A282]*1.5+0.8+RAND()*0.5))" office:value-type="float" office:value="0.995345585512462" calcext:value-type="float">
            <text:p>0.995345585512462</text:p>
          </table:table-cell>
        </table:table-row>
        <table:table-row table:style-name="ro1">
          <table:table-cell table:formula="of:=RAND()*10-5" office:value-type="float" office:value="2.88103680783989" calcext:value-type="float">
            <text:p>2.88103680783989</text:p>
          </table:table-cell>
          <table:table-cell table:formula="of:=1/(1+EXP(-[.A283]*1.5+0.8+RAND()*0.5))" office:value-type="float" office:value="0.95698682544613" calcext:value-type="float">
            <text:p>0.95698682544613</text:p>
          </table:table-cell>
        </table:table-row>
        <table:table-row table:style-name="ro1">
          <table:table-cell table:formula="of:=RAND()*10-5" office:value-type="float" office:value="-0.978534997031886" calcext:value-type="float">
            <text:p>-0.978534997031886</text:p>
          </table:table-cell>
          <table:table-cell table:formula="of:=1/(1+EXP(-[.A284]*1.5+0.8+RAND()*0.5))" office:value-type="float" office:value="0.0781883312928984" calcext:value-type="float">
            <text:p>0.078188331292898</text:p>
          </table:table-cell>
        </table:table-row>
        <table:table-row table:style-name="ro1">
          <table:table-cell table:formula="of:=RAND()*10-5" office:value-type="float" office:value="1.0014480438931" calcext:value-type="float">
            <text:p>1.0014480438931</text:p>
          </table:table-cell>
          <table:table-cell table:formula="of:=1/(1+EXP(-[.A285]*1.5+0.8+RAND()*0.5))" office:value-type="float" office:value="0.574201053237136" calcext:value-type="float">
            <text:p>0.574201053237136</text:p>
          </table:table-cell>
        </table:table-row>
        <table:table-row table:style-name="ro1">
          <table:table-cell table:formula="of:=RAND()*10-5" office:value-type="float" office:value="2.03383926501559" calcext:value-type="float">
            <text:p>2.03383926501559</text:p>
          </table:table-cell>
          <table:table-cell table:formula="of:=1/(1+EXP(-[.A286]*1.5+0.8+RAND()*0.5))" office:value-type="float" office:value="0.899375704443744" calcext:value-type="float">
            <text:p>0.899375704443744</text:p>
          </table:table-cell>
        </table:table-row>
        <table:table-row table:style-name="ro1">
          <table:table-cell table:formula="of:=RAND()*10-5" office:value-type="float" office:value="-4.44641885292823" calcext:value-type="float">
            <text:p>-4.44641885292823</text:p>
          </table:table-cell>
          <table:table-cell table:formula="of:=1/(1+EXP(-[.A287]*1.5+0.8+RAND()*0.5))" office:value-type="float" office:value="0.000416771765291682" calcext:value-type="float">
            <text:p>0.000416771765292</text:p>
          </table:table-cell>
        </table:table-row>
        <table:table-row table:style-name="ro1">
          <table:table-cell table:formula="of:=RAND()*10-5" office:value-type="float" office:value="-0.920456515933859" calcext:value-type="float">
            <text:p>-0.920456515933859</text:p>
          </table:table-cell>
          <table:table-cell table:formula="of:=1/(1+EXP(-[.A288]*1.5+0.8+RAND()*0.5))" office:value-type="float" office:value="0.0860746262004456" calcext:value-type="float">
            <text:p>0.086074626200446</text:p>
          </table:table-cell>
        </table:table-row>
        <table:table-row table:style-name="ro1">
          <table:table-cell table:formula="of:=RAND()*10-5" office:value-type="float" office:value="0.95447628534767" calcext:value-type="float">
            <text:p>0.95447628534767</text:p>
          </table:table-cell>
          <table:table-cell table:formula="of:=1/(1+EXP(-[.A289]*1.5+0.8+RAND()*0.5))" office:value-type="float" office:value="0.594207890150204" calcext:value-type="float">
            <text:p>0.594207890150204</text:p>
          </table:table-cell>
        </table:table-row>
        <table:table-row table:style-name="ro1">
          <table:table-cell table:formula="of:=RAND()*10-5" office:value-type="float" office:value="-1.50036364582503" calcext:value-type="float">
            <text:p>-1.50036364582503</text:p>
          </table:table-cell>
          <table:table-cell table:formula="of:=1/(1+EXP(-[.A290]*1.5+0.8+RAND()*0.5))" office:value-type="float" office:value="0.029822850827784" calcext:value-type="float">
            <text:p>0.029822850827784</text:p>
          </table:table-cell>
        </table:table-row>
        <table:table-row table:style-name="ro1">
          <table:table-cell table:formula="of:=RAND()*10-5" office:value-type="float" office:value="4.94307312065325" calcext:value-type="float">
            <text:p>4.94307312065325</text:p>
          </table:table-cell>
          <table:table-cell table:formula="of:=1/(1+EXP(-[.A291]*1.5+0.8+RAND()*0.5))" office:value-type="float" office:value="0.99852385272974" calcext:value-type="float">
            <text:p>0.99852385272974</text:p>
          </table:table-cell>
        </table:table-row>
        <table:table-row table:style-name="ro1">
          <table:table-cell table:formula="of:=RAND()*10-5" office:value-type="float" office:value="0.806492908679956" calcext:value-type="float">
            <text:p>0.806492908679956</text:p>
          </table:table-cell>
          <table:table-cell table:formula="of:=1/(1+EXP(-[.A292]*1.5+0.8+RAND()*0.5))" office:value-type="float" office:value="0.584370299116602" calcext:value-type="float">
            <text:p>0.584370299116602</text:p>
          </table:table-cell>
        </table:table-row>
        <table:table-row table:style-name="ro1">
          <table:table-cell table:formula="of:=RAND()*10-5" office:value-type="float" office:value="-0.536454566180822" calcext:value-type="float">
            <text:p>-0.536454566180822</text:p>
          </table:table-cell>
          <table:table-cell table:formula="of:=1/(1+EXP(-[.A293]*1.5+0.8+RAND()*0.5))" office:value-type="float" office:value="0.123567420855354" calcext:value-type="float">
            <text:p>0.123567420855354</text:p>
          </table:table-cell>
        </table:table-row>
        <table:table-row table:style-name="ro1">
          <table:table-cell table:formula="of:=RAND()*10-5" office:value-type="float" office:value="2.83586173518487" calcext:value-type="float">
            <text:p>2.83586173518487</text:p>
          </table:table-cell>
          <table:table-cell table:formula="of:=1/(1+EXP(-[.A294]*1.5+0.8+RAND()*0.5))" office:value-type="float" office:value="0.957703467102578" calcext:value-type="float">
            <text:p>0.957703467102578</text:p>
          </table:table-cell>
        </table:table-row>
        <table:table-row table:style-name="ro1">
          <table:table-cell table:formula="of:=RAND()*10-5" office:value-type="float" office:value="3.41981536037862" calcext:value-type="float">
            <text:p>3.41981536037862</text:p>
          </table:table-cell>
          <table:table-cell table:formula="of:=1/(1+EXP(-[.A295]*1.5+0.8+RAND()*0.5))" office:value-type="float" office:value="0.984855093486209" calcext:value-type="float">
            <text:p>0.984855093486209</text:p>
          </table:table-cell>
        </table:table-row>
        <table:table-row table:style-name="ro1">
          <table:table-cell table:formula="of:=RAND()*10-5" office:value-type="float" office:value="-3.19598939036524" calcext:value-type="float">
            <text:p>-3.19598939036524</text:p>
          </table:table-cell>
          <table:table-cell table:formula="of:=1/(1+EXP(-[.A296]*1.5+0.8+RAND()*0.5))" office:value-type="float" office:value="0.00338420149341973" calcext:value-type="float">
            <text:p>0.00338420149342</text:p>
          </table:table-cell>
        </table:table-row>
        <table:table-row table:style-name="ro1">
          <table:table-cell table:formula="of:=RAND()*10-5" office:value-type="float" office:value="0.521330366226149" calcext:value-type="float">
            <text:p>0.521330366226149</text:p>
          </table:table-cell>
          <table:table-cell table:formula="of:=1/(1+EXP(-[.A297]*1.5+0.8+RAND()*0.5))" office:value-type="float" office:value="0.380426183519149" calcext:value-type="float">
            <text:p>0.380426183519149</text:p>
          </table:table-cell>
        </table:table-row>
        <table:table-row table:style-name="ro1">
          <table:table-cell table:formula="of:=RAND()*10-5" office:value-type="float" office:value="-4.23764006262079" calcext:value-type="float">
            <text:p>-4.23764006262079</text:p>
          </table:table-cell>
          <table:table-cell table:formula="of:=1/(1+EXP(-[.A298]*1.5+0.8+RAND()*0.5))" office:value-type="float" office:value="0.000757060283482122" calcext:value-type="float">
            <text:p>0.000757060283482</text:p>
          </table:table-cell>
        </table:table-row>
        <table:table-row table:style-name="ro1">
          <table:table-cell table:formula="of:=RAND()*10-5" office:value-type="float" office:value="-0.0733820732387658" calcext:value-type="float">
            <text:p>-0.073382073238766</text:p>
          </table:table-cell>
          <table:table-cell table:formula="of:=1/(1+EXP(-[.A299]*1.5+0.8+RAND()*0.5))" office:value-type="float" office:value="0.279271502809207" calcext:value-type="float">
            <text:p>0.279271502809207</text:p>
          </table:table-cell>
        </table:table-row>
        <table:table-row table:style-name="ro1">
          <table:table-cell table:formula="of:=RAND()*10-5" office:value-type="float" office:value="-2.52445986424255" calcext:value-type="float">
            <text:p>-2.52445986424255</text:p>
          </table:table-cell>
          <table:table-cell table:formula="of:=1/(1+EXP(-[.A300]*1.5+0.8+RAND()*0.5))" office:value-type="float" office:value="0.00683054045638148" calcext:value-type="float">
            <text:p>0.006830540456381</text:p>
          </table:table-cell>
        </table:table-row>
        <table:table-row table:style-name="ro1">
          <table:table-cell table:formula="of:=RAND()*10-5" office:value-type="float" office:value="-4.3673670376497" calcext:value-type="float">
            <text:p>-4.3673670376497</text:p>
          </table:table-cell>
          <table:table-cell table:formula="of:=1/(1+EXP(-[.A301]*1.5+0.8+RAND()*0.5))" office:value-type="float" office:value="0.000487514793793032" calcext:value-type="float">
            <text:p>0.000487514793793</text:p>
          </table:table-cell>
        </table:table-row>
        <table:table-row table:style-name="ro1">
          <table:table-cell table:formula="of:=RAND()*10-5" office:value-type="float" office:value="-0.805762651350554" calcext:value-type="float">
            <text:p>-0.805762651350554</text:p>
          </table:table-cell>
          <table:table-cell table:formula="of:=1/(1+EXP(-[.A302]*1.5+0.8+RAND()*0.5))" office:value-type="float" office:value="0.0839976903241392" calcext:value-type="float">
            <text:p>0.083997690324139</text:p>
          </table:table-cell>
        </table:table-row>
        <table:table-row table:style-name="ro1">
          <table:table-cell table:formula="of:=RAND()*10-5" office:value-type="float" office:value="-4.82531590904007" calcext:value-type="float">
            <text:p>-4.82531590904007</text:p>
          </table:table-cell>
          <table:table-cell table:formula="of:=1/(1+EXP(-[.A303]*1.5+0.8+RAND()*0.5))" office:value-type="float" office:value="0.000208431752455364" calcext:value-type="float">
            <text:p>0.000208431752455</text:p>
          </table:table-cell>
        </table:table-row>
        <table:table-row table:style-name="ro1">
          <table:table-cell table:formula="of:=RAND()*10-5" office:value-type="float" office:value="-4.04874405467613" calcext:value-type="float">
            <text:p>-4.04874405467613</text:p>
          </table:table-cell>
          <table:table-cell table:formula="of:=1/(1+EXP(-[.A304]*1.5+0.8+RAND()*0.5))" office:value-type="float" office:value="0.000832035058639342" calcext:value-type="float">
            <text:p>0.000832035058639</text:p>
          </table:table-cell>
        </table:table-row>
        <table:table-row table:style-name="ro1">
          <table:table-cell table:formula="of:=RAND()*10-5" office:value-type="float" office:value="-4.63378290475516" calcext:value-type="float">
            <text:p>-4.63378290475516</text:p>
          </table:table-cell>
          <table:table-cell table:formula="of:=1/(1+EXP(-[.A305]*1.5+0.8+RAND()*0.5))" office:value-type="float" office:value="0.00032556113663087" calcext:value-type="float">
            <text:p>0.000325561136631</text:p>
          </table:table-cell>
        </table:table-row>
        <table:table-row table:style-name="ro1">
          <table:table-cell table:formula="of:=RAND()*10-5" office:value-type="float" office:value="0.258507108713358" calcext:value-type="float">
            <text:p>0.258507108713358</text:p>
          </table:table-cell>
          <table:table-cell table:formula="of:=1/(1+EXP(-[.A306]*1.5+0.8+RAND()*0.5))" office:value-type="float" office:value="0.293871070694115" calcext:value-type="float">
            <text:p>0.293871070694115</text:p>
          </table:table-cell>
        </table:table-row>
        <table:table-row table:style-name="ro1">
          <table:table-cell table:formula="of:=RAND()*10-5" office:value-type="float" office:value="3.16206739843515" calcext:value-type="float">
            <text:p>3.16206739843515</text:p>
          </table:table-cell>
          <table:table-cell table:formula="of:=1/(1+EXP(-[.A307]*1.5+0.8+RAND()*0.5))" office:value-type="float" office:value="0.979453503878363" calcext:value-type="float">
            <text:p>0.979453503878363</text:p>
          </table:table-cell>
        </table:table-row>
        <table:table-row table:style-name="ro1">
          <table:table-cell table:formula="of:=RAND()*10-5" office:value-type="float" office:value="-1.35958624138908" calcext:value-type="float">
            <text:p>-1.35958624138908</text:p>
          </table:table-cell>
          <table:table-cell table:formula="of:=1/(1+EXP(-[.A308]*1.5+0.8+RAND()*0.5))" office:value-type="float" office:value="0.0420593438154718" calcext:value-type="float">
            <text:p>0.042059343815472</text:p>
          </table:table-cell>
        </table:table-row>
        <table:table-row table:style-name="ro1">
          <table:table-cell table:formula="of:=RAND()*10-5" office:value-type="float" office:value="1.0335848116394" calcext:value-type="float">
            <text:p>1.0335848116394</text:p>
          </table:table-cell>
          <table:table-cell table:formula="of:=1/(1+EXP(-[.A309]*1.5+0.8+RAND()*0.5))" office:value-type="float" office:value="0.588718293463322" calcext:value-type="float">
            <text:p>0.588718293463322</text:p>
          </table:table-cell>
        </table:table-row>
        <table:table-row table:style-name="ro1">
          <table:table-cell table:formula="of:=RAND()*10-5" office:value-type="float" office:value="3.41674562012385" calcext:value-type="float">
            <text:p>3.41674562012385</text:p>
          </table:table-cell>
          <table:table-cell table:formula="of:=1/(1+EXP(-[.A310]*1.5+0.8+RAND()*0.5))" office:value-type="float" office:value="0.98638208830698" calcext:value-type="float">
            <text:p>0.98638208830698</text:p>
          </table:table-cell>
        </table:table-row>
        <table:table-row table:style-name="ro1">
          <table:table-cell table:formula="of:=RAND()*10-5" office:value-type="float" office:value="-4.67008486948584" calcext:value-type="float">
            <text:p>-4.67008486948584</text:p>
          </table:table-cell>
          <table:table-cell table:formula="of:=1/(1+EXP(-[.A311]*1.5+0.8+RAND()*0.5))" office:value-type="float" office:value="0.000287812411896748" calcext:value-type="float">
            <text:p>0.000287812411897</text:p>
          </table:table-cell>
        </table:table-row>
        <table:table-row table:style-name="ro1">
          <table:table-cell table:formula="of:=RAND()*10-5" office:value-type="float" office:value="-1.0756759179735" calcext:value-type="float">
            <text:p>-1.0756759179735</text:p>
          </table:table-cell>
          <table:table-cell table:formula="of:=1/(1+EXP(-[.A312]*1.5+0.8+RAND()*0.5))" office:value-type="float" office:value="0.0551110724285306" calcext:value-type="float">
            <text:p>0.055111072428531</text:p>
          </table:table-cell>
        </table:table-row>
        <table:table-row table:style-name="ro1">
          <table:table-cell table:formula="of:=RAND()*10-5" office:value-type="float" office:value="1.37131040680902" calcext:value-type="float">
            <text:p>1.37131040680902</text:p>
          </table:table-cell>
          <table:table-cell table:formula="of:=1/(1+EXP(-[.A313]*1.5+0.8+RAND()*0.5))" office:value-type="float" office:value="0.709938487070949" calcext:value-type="float">
            <text:p>0.709938487070949</text:p>
          </table:table-cell>
        </table:table-row>
        <table:table-row table:style-name="ro1">
          <table:table-cell table:formula="of:=RAND()*10-5" office:value-type="float" office:value="1.56807888808786" calcext:value-type="float">
            <text:p>1.56807888808786</text:p>
          </table:table-cell>
          <table:table-cell table:formula="of:=1/(1+EXP(-[.A314]*1.5+0.8+RAND()*0.5))" office:value-type="float" office:value="0.78206516568637" calcext:value-type="float">
            <text:p>0.78206516568637</text:p>
          </table:table-cell>
        </table:table-row>
        <table:table-row table:style-name="ro1">
          <table:table-cell table:formula="of:=RAND()*10-5" office:value-type="float" office:value="4.72454378463363" calcext:value-type="float">
            <text:p>4.72454378463363</text:p>
          </table:table-cell>
          <table:table-cell table:formula="of:=1/(1+EXP(-[.A315]*1.5+0.8+RAND()*0.5))" office:value-type="float" office:value="0.997068541761795" calcext:value-type="float">
            <text:p>0.997068541761795</text:p>
          </table:table-cell>
        </table:table-row>
        <table:table-row table:style-name="ro1">
          <table:table-cell table:formula="of:=RAND()*10-5" office:value-type="float" office:value="1.98904537805425" calcext:value-type="float">
            <text:p>1.98904537805425</text:p>
          </table:table-cell>
          <table:table-cell table:formula="of:=1/(1+EXP(-[.A316]*1.5+0.8+RAND()*0.5))" office:value-type="float" office:value="0.873029420774303" calcext:value-type="float">
            <text:p>0.873029420774303</text:p>
          </table:table-cell>
        </table:table-row>
        <table:table-row table:style-name="ro1">
          <table:table-cell table:formula="of:=RAND()*10-5" office:value-type="float" office:value="1.11558702333454" calcext:value-type="float">
            <text:p>1.11558702333454</text:p>
          </table:table-cell>
          <table:table-cell table:formula="of:=1/(1+EXP(-[.A317]*1.5+0.8+RAND()*0.5))" office:value-type="float" office:value="0.593410167678065" calcext:value-type="float">
            <text:p>0.593410167678065</text:p>
          </table:table-cell>
        </table:table-row>
        <table:table-row table:style-name="ro1">
          <table:table-cell table:formula="of:=RAND()*10-5" office:value-type="float" office:value="0.868407569564635" calcext:value-type="float">
            <text:p>0.868407569564635</text:p>
          </table:table-cell>
          <table:table-cell table:formula="of:=1/(1+EXP(-[.A318]*1.5+0.8+RAND()*0.5))" office:value-type="float" office:value="0.57314552686764" calcext:value-type="float">
            <text:p>0.57314552686764</text:p>
          </table:table-cell>
        </table:table-row>
        <table:table-row table:style-name="ro1">
          <table:table-cell table:formula="of:=RAND()*10-5" office:value-type="float" office:value="1.82536542917216" calcext:value-type="float">
            <text:p>1.82536542917216</text:p>
          </table:table-cell>
          <table:table-cell table:formula="of:=1/(1+EXP(-[.A319]*1.5+0.8+RAND()*0.5))" office:value-type="float" office:value="0.869683045135199" calcext:value-type="float">
            <text:p>0.869683045135199</text:p>
          </table:table-cell>
        </table:table-row>
        <table:table-row table:style-name="ro1">
          <table:table-cell table:formula="of:=RAND()*10-5" office:value-type="float" office:value="0.0535839369128164" calcext:value-type="float">
            <text:p>0.053583936912816</text:p>
          </table:table-cell>
          <table:table-cell table:formula="of:=1/(1+EXP(-[.A320]*1.5+0.8+RAND()*0.5))" office:value-type="float" office:value="0.294357464890607" calcext:value-type="float">
            <text:p>0.294357464890607</text:p>
          </table:table-cell>
        </table:table-row>
        <table:table-row table:style-name="ro1">
          <table:table-cell table:formula="of:=RAND()*10-5" office:value-type="float" office:value="-1.79265841715502" calcext:value-type="float">
            <text:p>-1.79265841715502</text:p>
          </table:table-cell>
          <table:table-cell table:formula="of:=1/(1+EXP(-[.A321]*1.5+0.8+RAND()*0.5))" office:value-type="float" office:value="0.0209587085884578" calcext:value-type="float">
            <text:p>0.020958708588458</text:p>
          </table:table-cell>
        </table:table-row>
        <table:table-row table:style-name="ro1">
          <table:table-cell table:formula="of:=RAND()*10-5" office:value-type="float" office:value="-2.79905611204774" calcext:value-type="float">
            <text:p>-2.79905611204774</text:p>
          </table:table-cell>
          <table:table-cell table:formula="of:=1/(1+EXP(-[.A322]*1.5+0.8+RAND()*0.5))" office:value-type="float" office:value="0.00480426541831047" calcext:value-type="float">
            <text:p>0.00480426541831</text:p>
          </table:table-cell>
        </table:table-row>
        <table:table-row table:style-name="ro1">
          <table:table-cell table:formula="of:=RAND()*10-5" office:value-type="float" office:value="0.486088537926156" calcext:value-type="float">
            <text:p>0.486088537926156</text:p>
          </table:table-cell>
          <table:table-cell table:formula="of:=1/(1+EXP(-[.A323]*1.5+0.8+RAND()*0.5))" office:value-type="float" office:value="0.369499704259804" calcext:value-type="float">
            <text:p>0.369499704259804</text:p>
          </table:table-cell>
        </table:table-row>
        <table:table-row table:style-name="ro1">
          <table:table-cell table:formula="of:=RAND()*10-5" office:value-type="float" office:value="-4.06765497718714" calcext:value-type="float">
            <text:p>-4.06765497718714</text:p>
          </table:table-cell>
          <table:table-cell table:formula="of:=1/(1+EXP(-[.A324]*1.5+0.8+RAND()*0.5))" office:value-type="float" office:value="0.000737053483255158" calcext:value-type="float">
            <text:p>0.000737053483255</text:p>
          </table:table-cell>
        </table:table-row>
        <table:table-row table:style-name="ro1">
          <table:table-cell table:formula="of:=RAND()*10-5" office:value-type="float" office:value="4.76671844376527" calcext:value-type="float">
            <text:p>4.76671844376527</text:p>
          </table:table-cell>
          <table:table-cell table:formula="of:=1/(1+EXP(-[.A325]*1.5+0.8+RAND()*0.5))" office:value-type="float" office:value="0.997958555057565" calcext:value-type="float">
            <text:p>0.997958555057565</text:p>
          </table:table-cell>
        </table:table-row>
        <table:table-row table:style-name="ro1">
          <table:table-cell table:formula="of:=RAND()*10-5" office:value-type="float" office:value="-2.91650429697348" calcext:value-type="float">
            <text:p>-2.91650429697348</text:p>
          </table:table-cell>
          <table:table-cell table:formula="of:=1/(1+EXP(-[.A326]*1.5+0.8+RAND()*0.5))" office:value-type="float" office:value="0.00539764660852062" calcext:value-type="float">
            <text:p>0.005397646608521</text:p>
          </table:table-cell>
        </table:table-row>
        <table:table-row table:style-name="ro1">
          <table:table-cell table:formula="of:=RAND()*10-5" office:value-type="float" office:value="-3.29641197435377" calcext:value-type="float">
            <text:p>-3.29641197435377</text:p>
          </table:table-cell>
          <table:table-cell table:formula="of:=1/(1+EXP(-[.A327]*1.5+0.8+RAND()*0.5))" office:value-type="float" office:value="0.00213353893244819" calcext:value-type="float">
            <text:p>0.002133538932448</text:p>
          </table:table-cell>
        </table:table-row>
        <table:table-row table:style-name="ro1">
          <table:table-cell table:formula="of:=RAND()*10-5" office:value-type="float" office:value="-3.46560915612941" calcext:value-type="float">
            <text:p>-3.46560915612941</text:p>
          </table:table-cell>
          <table:table-cell table:formula="of:=1/(1+EXP(-[.A328]*1.5+0.8+RAND()*0.5))" office:value-type="float" office:value="0.00236136381415271" calcext:value-type="float">
            <text:p>0.002361363814153</text:p>
          </table:table-cell>
        </table:table-row>
        <table:table-row table:style-name="ro1">
          <table:table-cell table:formula="of:=RAND()*10-5" office:value-type="float" office:value="-1.0725238025894" calcext:value-type="float">
            <text:p>-1.0725238025894</text:p>
          </table:table-cell>
          <table:table-cell table:formula="of:=1/(1+EXP(-[.A329]*1.5+0.8+RAND()*0.5))" office:value-type="float" office:value="0.0576767744975007" calcext:value-type="float">
            <text:p>0.057676774497501</text:p>
          </table:table-cell>
        </table:table-row>
        <table:table-row table:style-name="ro1">
          <table:table-cell table:formula="of:=RAND()*10-5" office:value-type="float" office:value="3.33427618073035" calcext:value-type="float">
            <text:p>3.33427618073035</text:p>
          </table:table-cell>
          <table:table-cell table:formula="of:=1/(1+EXP(-[.A330]*1.5+0.8+RAND()*0.5))" office:value-type="float" office:value="0.981896628940745" calcext:value-type="float">
            <text:p>0.981896628940745</text:p>
          </table:table-cell>
        </table:table-row>
        <table:table-row table:style-name="ro1">
          <table:table-cell table:formula="of:=RAND()*10-5" office:value-type="float" office:value="0.867462698870955" calcext:value-type="float">
            <text:p>0.867462698870955</text:p>
          </table:table-cell>
          <table:table-cell table:formula="of:=1/(1+EXP(-[.A331]*1.5+0.8+RAND()*0.5))" office:value-type="float" office:value="0.610419810396319" calcext:value-type="float">
            <text:p>0.610419810396319</text:p>
          </table:table-cell>
        </table:table-row>
        <table:table-row table:style-name="ro1">
          <table:table-cell table:formula="of:=RAND()*10-5" office:value-type="float" office:value="3.83910567293015" calcext:value-type="float">
            <text:p>3.83910567293015</text:p>
          </table:table-cell>
          <table:table-cell table:formula="of:=1/(1+EXP(-[.A332]*1.5+0.8+RAND()*0.5))" office:value-type="float" office:value="0.989251820465001" calcext:value-type="float">
            <text:p>0.989251820465001</text:p>
          </table:table-cell>
        </table:table-row>
        <table:table-row table:style-name="ro1">
          <table:table-cell table:formula="of:=RAND()*10-5" office:value-type="float" office:value="-1.57716344279126" calcext:value-type="float">
            <text:p>-1.57716344279126</text:p>
          </table:table-cell>
          <table:table-cell table:formula="of:=1/(1+EXP(-[.A333]*1.5+0.8+RAND()*0.5))" office:value-type="float" office:value="0.037129848918917" calcext:value-type="float">
            <text:p>0.037129848918917</text:p>
          </table:table-cell>
        </table:table-row>
        <table:table-row table:style-name="ro1">
          <table:table-cell table:formula="of:=RAND()*10-5" office:value-type="float" office:value="-2.06387861547412" calcext:value-type="float">
            <text:p>-2.06387861547412</text:p>
          </table:table-cell>
          <table:table-cell table:formula="of:=1/(1+EXP(-[.A334]*1.5+0.8+RAND()*0.5))" office:value-type="float" office:value="0.0159837299680453" calcext:value-type="float">
            <text:p>0.015983729968045</text:p>
          </table:table-cell>
        </table:table-row>
        <table:table-row table:style-name="ro1">
          <table:table-cell table:formula="of:=RAND()*10-5" office:value-type="float" office:value="-0.200407206703526" calcext:value-type="float">
            <text:p>-0.200407206703526</text:p>
          </table:table-cell>
          <table:table-cell table:formula="of:=1/(1+EXP(-[.A335]*1.5+0.8+RAND()*0.5))" office:value-type="float" office:value="0.243400802989771" calcext:value-type="float">
            <text:p>0.243400802989771</text:p>
          </table:table-cell>
        </table:table-row>
        <table:table-row table:style-name="ro1">
          <table:table-cell table:formula="of:=RAND()*10-5" office:value-type="float" office:value="3.44776299803497" calcext:value-type="float">
            <text:p>3.44776299803497</text:p>
          </table:table-cell>
          <table:table-cell table:formula="of:=1/(1+EXP(-[.A336]*1.5+0.8+RAND()*0.5))" office:value-type="float" office:value="0.981866935356978" calcext:value-type="float">
            <text:p>0.981866935356978</text:p>
          </table:table-cell>
        </table:table-row>
        <table:table-row table:style-name="ro1">
          <table:table-cell table:formula="of:=RAND()*10-5" office:value-type="float" office:value="4.14223610172315" calcext:value-type="float">
            <text:p>4.14223610172315</text:p>
          </table:table-cell>
          <table:table-cell table:formula="of:=1/(1+EXP(-[.A337]*1.5+0.8+RAND()*0.5))" office:value-type="float" office:value="0.99437327477998" calcext:value-type="float">
            <text:p>0.99437327477998</text:p>
          </table:table-cell>
        </table:table-row>
        <table:table-row table:style-name="ro1">
          <table:table-cell table:formula="of:=RAND()*10-5" office:value-type="float" office:value="0.451098386239512" calcext:value-type="float">
            <text:p>0.451098386239512</text:p>
          </table:table-cell>
          <table:table-cell table:formula="of:=1/(1+EXP(-[.A338]*1.5+0.8+RAND()*0.5))" office:value-type="float" office:value="0.367159209382092" calcext:value-type="float">
            <text:p>0.367159209382092</text:p>
          </table:table-cell>
        </table:table-row>
        <table:table-row table:style-name="ro1">
          <table:table-cell table:formula="of:=RAND()*10-5" office:value-type="float" office:value="-2.48225093065056" calcext:value-type="float">
            <text:p>-2.48225093065056</text:p>
          </table:table-cell>
          <table:table-cell table:formula="of:=1/(1+EXP(-[.A339]*1.5+0.8+RAND()*0.5))" office:value-type="float" office:value="0.0101934524645001" calcext:value-type="float">
            <text:p>0.0101934524645</text:p>
          </table:table-cell>
        </table:table-row>
        <table:table-row table:style-name="ro1">
          <table:table-cell table:formula="of:=RAND()*10-5" office:value-type="float" office:value="-3.75485277452494" calcext:value-type="float">
            <text:p>-3.75485277452494</text:p>
          </table:table-cell>
          <table:table-cell table:formula="of:=1/(1+EXP(-[.A340]*1.5+0.8+RAND()*0.5))" office:value-type="float" office:value="0.0014745901187106" calcext:value-type="float">
            <text:p>0.001474590118711</text:p>
          </table:table-cell>
        </table:table-row>
        <table:table-row table:style-name="ro1">
          <table:table-cell table:formula="of:=RAND()*10-5" office:value-type="float" office:value="3.59725772950467" calcext:value-type="float">
            <text:p>3.59725772950467</text:p>
          </table:table-cell>
          <table:table-cell table:formula="of:=1/(1+EXP(-[.A341]*1.5+0.8+RAND()*0.5))" office:value-type="float" office:value="0.989730505015505" calcext:value-type="float">
            <text:p>0.989730505015505</text:p>
          </table:table-cell>
        </table:table-row>
        <table:table-row table:style-name="ro1">
          <table:table-cell table:formula="of:=RAND()*10-5" office:value-type="float" office:value="2.05601628841344" calcext:value-type="float">
            <text:p>2.05601628841344</text:p>
          </table:table-cell>
          <table:table-cell table:formula="of:=1/(1+EXP(-[.A342]*1.5+0.8+RAND()*0.5))" office:value-type="float" office:value="0.860401608370399" calcext:value-type="float">
            <text:p>0.860401608370399</text:p>
          </table:table-cell>
        </table:table-row>
        <table:table-row table:style-name="ro1">
          <table:table-cell table:formula="of:=RAND()*10-5" office:value-type="float" office:value="3.80879995060099" calcext:value-type="float">
            <text:p>3.80879995060099</text:p>
          </table:table-cell>
          <table:table-cell table:formula="of:=1/(1+EXP(-[.A343]*1.5+0.8+RAND()*0.5))" office:value-type="float" office:value="0.988995299560408" calcext:value-type="float">
            <text:p>0.988995299560408</text:p>
          </table:table-cell>
        </table:table-row>
        <table:table-row table:style-name="ro1">
          <table:table-cell table:formula="of:=RAND()*10-5" office:value-type="float" office:value="3.32220312264702" calcext:value-type="float">
            <text:p>3.32220312264702</text:p>
          </table:table-cell>
          <table:table-cell table:formula="of:=1/(1+EXP(-[.A344]*1.5+0.8+RAND()*0.5))" office:value-type="float" office:value="0.98107937756821" calcext:value-type="float">
            <text:p>0.98107937756821</text:p>
          </table:table-cell>
        </table:table-row>
        <table:table-row table:style-name="ro1">
          <table:table-cell table:formula="of:=RAND()*10-5" office:value-type="float" office:value="4.74094668604634" calcext:value-type="float">
            <text:p>4.74094668604634</text:p>
          </table:table-cell>
          <table:table-cell table:formula="of:=1/(1+EXP(-[.A345]*1.5+0.8+RAND()*0.5))" office:value-type="float" office:value="0.998045875133077" calcext:value-type="float">
            <text:p>0.998045875133077</text:p>
          </table:table-cell>
        </table:table-row>
        <table:table-row table:style-name="ro1">
          <table:table-cell table:formula="of:=RAND()*10-5" office:value-type="float" office:value="0.350607471435912" calcext:value-type="float">
            <text:p>0.350607471435912</text:p>
          </table:table-cell>
          <table:table-cell table:formula="of:=1/(1+EXP(-[.A346]*1.5+0.8+RAND()*0.5))" office:value-type="float" office:value="0.396589949865693" calcext:value-type="float">
            <text:p>0.396589949865693</text:p>
          </table:table-cell>
        </table:table-row>
        <table:table-row table:style-name="ro1">
          <table:table-cell table:formula="of:=RAND()*10-5" office:value-type="float" office:value="0.39267971031864" calcext:value-type="float">
            <text:p>0.39267971031864</text:p>
          </table:table-cell>
          <table:table-cell table:formula="of:=1/(1+EXP(-[.A347]*1.5+0.8+RAND()*0.5))" office:value-type="float" office:value="0.350791407395593" calcext:value-type="float">
            <text:p>0.350791407395593</text:p>
          </table:table-cell>
        </table:table-row>
        <table:table-row table:style-name="ro1">
          <table:table-cell table:formula="of:=RAND()*10-5" office:value-type="float" office:value="-0.202598633936828" calcext:value-type="float">
            <text:p>-0.202598633936828</text:p>
          </table:table-cell>
          <table:table-cell table:formula="of:=1/(1+EXP(-[.A348]*1.5+0.8+RAND()*0.5))" office:value-type="float" office:value="0.176704040618646" calcext:value-type="float">
            <text:p>0.176704040618646</text:p>
          </table:table-cell>
        </table:table-row>
        <table:table-row table:style-name="ro1">
          <table:table-cell table:formula="of:=RAND()*10-5" office:value-type="float" office:value="-3.86465926904666" calcext:value-type="float">
            <text:p>-3.86465926904666</text:p>
          </table:table-cell>
          <table:table-cell table:formula="of:=1/(1+EXP(-[.A349]*1.5+0.8+RAND()*0.5))" office:value-type="float" office:value="0.00120154768663802" calcext:value-type="float">
            <text:p>0.001201547686638</text:p>
          </table:table-cell>
        </table:table-row>
        <table:table-row table:style-name="ro1">
          <table:table-cell table:formula="of:=RAND()*10-5" office:value-type="float" office:value="1.16223206174252" calcext:value-type="float">
            <text:p>1.16223206174252</text:p>
          </table:table-cell>
          <table:table-cell table:formula="of:=1/(1+EXP(-[.A350]*1.5+0.8+RAND()*0.5))" office:value-type="float" office:value="0.703150067205319" calcext:value-type="float">
            <text:p>0.703150067205319</text:p>
          </table:table-cell>
        </table:table-row>
        <table:table-row table:style-name="ro1">
          <table:table-cell table:formula="of:=RAND()*10-5" office:value-type="float" office:value="4.16358973420812" calcext:value-type="float">
            <text:p>4.16358973420812</text:p>
          </table:table-cell>
          <table:table-cell table:formula="of:=1/(1+EXP(-[.A351]*1.5+0.8+RAND()*0.5))" office:value-type="float" office:value="0.994980816384278" calcext:value-type="float">
            <text:p>0.994980816384278</text:p>
          </table:table-cell>
        </table:table-row>
        <table:table-row table:style-name="ro1">
          <table:table-cell table:formula="of:=RAND()*10-5" office:value-type="float" office:value="-2.35839910999161" calcext:value-type="float">
            <text:p>-2.35839910999161</text:p>
          </table:table-cell>
          <table:table-cell table:formula="of:=1/(1+EXP(-[.A352]*1.5+0.8+RAND()*0.5))" office:value-type="float" office:value="0.0124795179870878" calcext:value-type="float">
            <text:p>0.012479517987088</text:p>
          </table:table-cell>
        </table:table-row>
        <table:table-row table:style-name="ro1">
          <table:table-cell table:formula="of:=RAND()*10-5" office:value-type="float" office:value="3.24661195981872" calcext:value-type="float">
            <text:p>3.24661195981872</text:p>
          </table:table-cell>
          <table:table-cell table:formula="of:=1/(1+EXP(-[.A353]*1.5+0.8+RAND()*0.5))" office:value-type="float" office:value="0.97500906857659" calcext:value-type="float">
            <text:p>0.97500906857659</text:p>
          </table:table-cell>
        </table:table-row>
        <table:table-row table:style-name="ro1">
          <table:table-cell table:formula="of:=RAND()*10-5" office:value-type="float" office:value="-3.22248494351628" calcext:value-type="float">
            <text:p>-3.22248494351628</text:p>
          </table:table-cell>
          <table:table-cell table:formula="of:=1/(1+EXP(-[.A354]*1.5+0.8+RAND()*0.5))" office:value-type="float" office:value="0.00274472590752888" calcext:value-type="float">
            <text:p>0.002744725907529</text:p>
          </table:table-cell>
        </table:table-row>
        <table:table-row table:style-name="ro1">
          <table:table-cell table:formula="of:=RAND()*10-5" office:value-type="float" office:value="-2.69638873199839" calcext:value-type="float">
            <text:p>-2.69638873199839</text:p>
          </table:table-cell>
          <table:table-cell table:formula="of:=1/(1+EXP(-[.A355]*1.5+0.8+RAND()*0.5))" office:value-type="float" office:value="0.00564265862777896" calcext:value-type="float">
            <text:p>0.005642658627779</text:p>
          </table:table-cell>
        </table:table-row>
        <table:table-row table:style-name="ro1">
          <table:table-cell table:formula="of:=RAND()*10-5" office:value-type="float" office:value="1.75800281772144" calcext:value-type="float">
            <text:p>1.75800281772144</text:p>
          </table:table-cell>
          <table:table-cell table:formula="of:=1/(1+EXP(-[.A356]*1.5+0.8+RAND()*0.5))" office:value-type="float" office:value="0.805171853006507" calcext:value-type="float">
            <text:p>0.805171853006507</text:p>
          </table:table-cell>
        </table:table-row>
        <table:table-row table:style-name="ro1">
          <table:table-cell table:formula="of:=RAND()*10-5" office:value-type="float" office:value="-2.90099936519719" calcext:value-type="float">
            <text:p>-2.90099936519719</text:p>
          </table:table-cell>
          <table:table-cell table:formula="of:=1/(1+EXP(-[.A357]*1.5+0.8+RAND()*0.5))" office:value-type="float" office:value="0.00405478630554175" calcext:value-type="float">
            <text:p>0.004054786305542</text:p>
          </table:table-cell>
        </table:table-row>
        <table:table-row table:style-name="ro1">
          <table:table-cell table:formula="of:=RAND()*10-5" office:value-type="float" office:value="4.28951843691943" calcext:value-type="float">
            <text:p>4.28951843691943</text:p>
          </table:table-cell>
          <table:table-cell table:formula="of:=1/(1+EXP(-[.A358]*1.5+0.8+RAND()*0.5))" office:value-type="float" office:value="0.99629409947638" calcext:value-type="float">
            <text:p>0.99629409947638</text:p>
          </table:table-cell>
        </table:table-row>
        <table:table-row table:style-name="ro1">
          <table:table-cell table:formula="of:=RAND()*10-5" office:value-type="float" office:value="-1.29830061764581" calcext:value-type="float">
            <text:p>-1.29830061764581</text:p>
          </table:table-cell>
          <table:table-cell table:formula="of:=1/(1+EXP(-[.A359]*1.5+0.8+RAND()*0.5))" office:value-type="float" office:value="0.0461667819471672" calcext:value-type="float">
            <text:p>0.046166781947167</text:p>
          </table:table-cell>
        </table:table-row>
        <table:table-row table:style-name="ro1">
          <table:table-cell table:formula="of:=RAND()*10-5" office:value-type="float" office:value="0.510537591300452" calcext:value-type="float">
            <text:p>0.510537591300452</text:p>
          </table:table-cell>
          <table:table-cell table:formula="of:=1/(1+EXP(-[.A360]*1.5+0.8+RAND()*0.5))" office:value-type="float" office:value="0.382927872159303" calcext:value-type="float">
            <text:p>0.382927872159303</text:p>
          </table:table-cell>
        </table:table-row>
        <table:table-row table:style-name="ro1">
          <table:table-cell table:formula="of:=RAND()*10-5" office:value-type="float" office:value="-1.03595392637298" calcext:value-type="float">
            <text:p>-1.03595392637298</text:p>
          </table:table-cell>
          <table:table-cell table:formula="of:=1/(1+EXP(-[.A361]*1.5+0.8+RAND()*0.5))" office:value-type="float" office:value="0.0575847572346984" calcext:value-type="float">
            <text:p>0.057584757234698</text:p>
          </table:table-cell>
        </table:table-row>
        <table:table-row table:style-name="ro1">
          <table:table-cell table:formula="of:=RAND()*10-5" office:value-type="float" office:value="-3.19683598281989" calcext:value-type="float">
            <text:p>-3.19683598281989</text:p>
          </table:table-cell>
          <table:table-cell table:formula="of:=1/(1+EXP(-[.A362]*1.5+0.8+RAND()*0.5))" office:value-type="float" office:value="0.00278061632275215" calcext:value-type="float">
            <text:p>0.002780616322752</text:p>
          </table:table-cell>
        </table:table-row>
        <table:table-row table:style-name="ro1">
          <table:table-cell table:formula="of:=RAND()*10-5" office:value-type="float" office:value="0.675208743873844" calcext:value-type="float">
            <text:p>0.675208743873844</text:p>
          </table:table-cell>
          <table:table-cell table:formula="of:=1/(1+EXP(-[.A363]*1.5+0.8+RAND()*0.5))" office:value-type="float" office:value="0.471805469591652" calcext:value-type="float">
            <text:p>0.471805469591652</text:p>
          </table:table-cell>
        </table:table-row>
        <table:table-row table:style-name="ro1">
          <table:table-cell table:formula="of:=RAND()*10-5" office:value-type="float" office:value="-0.794095027681908" calcext:value-type="float">
            <text:p>-0.794095027681908</text:p>
          </table:table-cell>
          <table:table-cell table:formula="of:=1/(1+EXP(-[.A364]*1.5+0.8+RAND()*0.5))" office:value-type="float" office:value="0.104529241983738" calcext:value-type="float">
            <text:p>0.104529241983738</text:p>
          </table:table-cell>
        </table:table-row>
        <table:table-row table:style-name="ro1">
          <table:table-cell table:formula="of:=RAND()*10-5" office:value-type="float" office:value="-4.25547069432715" calcext:value-type="float">
            <text:p>-4.25547069432715</text:p>
          </table:table-cell>
          <table:table-cell table:formula="of:=1/(1+EXP(-[.A365]*1.5+0.8+RAND()*0.5))" office:value-type="float" office:value="0.000550346308840912" calcext:value-type="float">
            <text:p>0.000550346308841</text:p>
          </table:table-cell>
        </table:table-row>
        <table:table-row table:style-name="ro1">
          <table:table-cell table:formula="of:=RAND()*10-5" office:value-type="float" office:value="3.03619903144421" calcext:value-type="float">
            <text:p>3.03619903144421</text:p>
          </table:table-cell>
          <table:table-cell table:formula="of:=1/(1+EXP(-[.A366]*1.5+0.8+RAND()*0.5))" office:value-type="float" office:value="0.968235621992058" calcext:value-type="float">
            <text:p>0.968235621992058</text:p>
          </table:table-cell>
        </table:table-row>
        <table:table-row table:style-name="ro1">
          <table:table-cell table:formula="of:=RAND()*10-5" office:value-type="float" office:value="-3.95121609868161" calcext:value-type="float">
            <text:p>-3.95121609868161</text:p>
          </table:table-cell>
          <table:table-cell table:formula="of:=1/(1+EXP(-[.A367]*1.5+0.8+RAND()*0.5))" office:value-type="float" office:value="0.00113107573095727" calcext:value-type="float">
            <text:p>0.001131075730957</text:p>
          </table:table-cell>
        </table:table-row>
        <table:table-row table:style-name="ro1">
          <table:table-cell table:formula="of:=RAND()*10-5" office:value-type="float" office:value="-2.95235156420015" calcext:value-type="float">
            <text:p>-2.95235156420015</text:p>
          </table:table-cell>
          <table:table-cell table:formula="of:=1/(1+EXP(-[.A368]*1.5+0.8+RAND()*0.5))" office:value-type="float" office:value="0.00454949892576494" calcext:value-type="float">
            <text:p>0.004549498925765</text:p>
          </table:table-cell>
        </table:table-row>
        <table:table-row table:style-name="ro1">
          <table:table-cell table:formula="of:=RAND()*10-5" office:value-type="float" office:value="1.21554509227638" calcext:value-type="float">
            <text:p>1.21554509227638</text:p>
          </table:table-cell>
          <table:table-cell table:formula="of:=1/(1+EXP(-[.A369]*1.5+0.8+RAND()*0.5))" office:value-type="float" office:value="0.678548818501028" calcext:value-type="float">
            <text:p>0.678548818501028</text:p>
          </table:table-cell>
        </table:table-row>
        <table:table-row table:style-name="ro1">
          <table:table-cell table:formula="of:=RAND()*10-5" office:value-type="float" office:value="-0.09006437342304" calcext:value-type="float">
            <text:p>-0.09006437342304</text:p>
          </table:table-cell>
          <table:table-cell table:formula="of:=1/(1+EXP(-[.A370]*1.5+0.8+RAND()*0.5))" office:value-type="float" office:value="0.280410431951686" calcext:value-type="float">
            <text:p>0.280410431951686</text:p>
          </table:table-cell>
        </table:table-row>
        <table:table-row table:style-name="ro1">
          <table:table-cell table:formula="of:=RAND()*10-5" office:value-type="float" office:value="-4.68562042550457" calcext:value-type="float">
            <text:p>-4.68562042550457</text:p>
          </table:table-cell>
          <table:table-cell table:formula="of:=1/(1+EXP(-[.A371]*1.5+0.8+RAND()*0.5))" office:value-type="float" office:value="0.000280413214590123" calcext:value-type="float">
            <text:p>0.00028041321459</text:p>
          </table:table-cell>
        </table:table-row>
        <table:table-row table:style-name="ro1">
          <table:table-cell table:formula="of:=RAND()*10-5" office:value-type="float" office:value="1.71585468858791" calcext:value-type="float">
            <text:p>1.71585468858791</text:p>
          </table:table-cell>
          <table:table-cell table:formula="of:=1/(1+EXP(-[.A372]*1.5+0.8+RAND()*0.5))" office:value-type="float" office:value="0.801608720460577" calcext:value-type="float">
            <text:p>0.801608720460577</text:p>
          </table:table-cell>
        </table:table-row>
        <table:table-row table:style-name="ro1">
          <table:table-cell table:formula="of:=RAND()*10-5" office:value-type="float" office:value="-4.55530152036135" calcext:value-type="float">
            <text:p>-4.55530152036135</text:p>
          </table:table-cell>
          <table:table-cell table:formula="of:=1/(1+EXP(-[.A373]*1.5+0.8+RAND()*0.5))" office:value-type="float" office:value="0.000349457064207721" calcext:value-type="float">
            <text:p>0.000349457064208</text:p>
          </table:table-cell>
        </table:table-row>
        <table:table-row table:style-name="ro1">
          <table:table-cell table:formula="of:=RAND()*10-5" office:value-type="float" office:value="1.72511380827712" calcext:value-type="float">
            <text:p>1.72511380827712</text:p>
          </table:table-cell>
          <table:table-cell table:formula="of:=1/(1+EXP(-[.A374]*1.5+0.8+RAND()*0.5))" office:value-type="float" office:value="0.850953756247252" calcext:value-type="float">
            <text:p>0.850953756247252</text:p>
          </table:table-cell>
        </table:table-row>
        <table:table-row table:style-name="ro1">
          <table:table-cell table:formula="of:=RAND()*10-5" office:value-type="float" office:value="1.18234323043572" calcext:value-type="float">
            <text:p>1.18234323043572</text:p>
          </table:table-cell>
          <table:table-cell table:formula="of:=1/(1+EXP(-[.A375]*1.5+0.8+RAND()*0.5))" office:value-type="float" office:value="0.684495015962798" calcext:value-type="float">
            <text:p>0.684495015962798</text:p>
          </table:table-cell>
        </table:table-row>
        <table:table-row table:style-name="ro1">
          <table:table-cell table:formula="of:=RAND()*10-5" office:value-type="float" office:value="-2.94442691524815" calcext:value-type="float">
            <text:p>-2.94442691524815</text:p>
          </table:table-cell>
          <table:table-cell table:formula="of:=1/(1+EXP(-[.A376]*1.5+0.8+RAND()*0.5))" office:value-type="float" office:value="0.00354282145804567" calcext:value-type="float">
            <text:p>0.003542821458046</text:p>
          </table:table-cell>
        </table:table-row>
        <table:table-row table:style-name="ro1">
          <table:table-cell table:formula="of:=RAND()*10-5" office:value-type="float" office:value="1.4342110005367" calcext:value-type="float">
            <text:p>1.4342110005367</text:p>
          </table:table-cell>
          <table:table-cell table:formula="of:=1/(1+EXP(-[.A377]*1.5+0.8+RAND()*0.5))" office:value-type="float" office:value="0.71042745739455" calcext:value-type="float">
            <text:p>0.71042745739455</text:p>
          </table:table-cell>
        </table:table-row>
        <table:table-row table:style-name="ro1">
          <table:table-cell table:formula="of:=RAND()*10-5" office:value-type="float" office:value="1.7156338036882" calcext:value-type="float">
            <text:p>1.7156338036882</text:p>
          </table:table-cell>
          <table:table-cell table:formula="of:=1/(1+EXP(-[.A378]*1.5+0.8+RAND()*0.5))" office:value-type="float" office:value="0.840448367306748" calcext:value-type="float">
            <text:p>0.840448367306748</text:p>
          </table:table-cell>
        </table:table-row>
        <table:table-row table:style-name="ro1">
          <table:table-cell table:formula="of:=RAND()*10-5" office:value-type="float" office:value="1.5767371777552" calcext:value-type="float">
            <text:p>1.5767371777552</text:p>
          </table:table-cell>
          <table:table-cell table:formula="of:=1/(1+EXP(-[.A379]*1.5+0.8+RAND()*0.5))" office:value-type="float" office:value="0.811551925264127" calcext:value-type="float">
            <text:p>0.811551925264127</text:p>
          </table:table-cell>
        </table:table-row>
        <table:table-row table:style-name="ro1">
          <table:table-cell table:formula="of:=RAND()*10-5" office:value-type="float" office:value="-1.24022276988937" calcext:value-type="float">
            <text:p>-1.24022276988937</text:p>
          </table:table-cell>
          <table:table-cell table:formula="of:=1/(1+EXP(-[.A380]*1.5+0.8+RAND()*0.5))" office:value-type="float" office:value="0.0652794370375674" calcext:value-type="float">
            <text:p>0.065279437037567</text:p>
          </table:table-cell>
        </table:table-row>
        <table:table-row table:style-name="ro1">
          <table:table-cell table:formula="of:=RAND()*10-5" office:value-type="float" office:value="1.50057688143969" calcext:value-type="float">
            <text:p>1.50057688143969</text:p>
          </table:table-cell>
          <table:table-cell table:formula="of:=1/(1+EXP(-[.A381]*1.5+0.8+RAND()*0.5))" office:value-type="float" office:value="0.782427208900564" calcext:value-type="float">
            <text:p>0.782427208900564</text:p>
          </table:table-cell>
        </table:table-row>
        <table:table-row table:style-name="ro1">
          <table:table-cell table:formula="of:=RAND()*10-5" office:value-type="float" office:value="-2.95714717873913" calcext:value-type="float">
            <text:p>-2.95714717873913</text:p>
          </table:table-cell>
          <table:table-cell table:formula="of:=1/(1+EXP(-[.A382]*1.5+0.8+RAND()*0.5))" office:value-type="float" office:value="0.00334809991834303" calcext:value-type="float">
            <text:p>0.003348099918343</text:p>
          </table:table-cell>
        </table:table-row>
        <table:table-row table:style-name="ro1">
          <table:table-cell table:formula="of:=RAND()*10-5" office:value-type="float" office:value="-2.29427306420438" calcext:value-type="float">
            <text:p>-2.29427306420438</text:p>
          </table:table-cell>
          <table:table-cell table:formula="of:=1/(1+EXP(-[.A383]*1.5+0.8+RAND()*0.5))" office:value-type="float" office:value="0.0131683785997722" calcext:value-type="float">
            <text:p>0.013168378599772</text:p>
          </table:table-cell>
        </table:table-row>
        <table:table-row table:style-name="ro1">
          <table:table-cell table:formula="of:=RAND()*10-5" office:value-type="float" office:value="4.59656910810845" calcext:value-type="float">
            <text:p>4.59656910810845</text:p>
          </table:table-cell>
          <table:table-cell table:formula="of:=1/(1+EXP(-[.A384]*1.5+0.8+RAND()*0.5))" office:value-type="float" office:value="0.996785391830398" calcext:value-type="float">
            <text:p>0.996785391830398</text:p>
          </table:table-cell>
        </table:table-row>
        <table:table-row table:style-name="ro1">
          <table:table-cell table:formula="of:=RAND()*10-5" office:value-type="float" office:value="3.63455071071921" calcext:value-type="float">
            <text:p>3.63455071071921</text:p>
          </table:table-cell>
          <table:table-cell table:formula="of:=1/(1+EXP(-[.A385]*1.5+0.8+RAND()*0.5))" office:value-type="float" office:value="0.987541134087426" calcext:value-type="float">
            <text:p>0.987541134087426</text:p>
          </table:table-cell>
        </table:table-row>
        <table:table-row table:style-name="ro1">
          <table:table-cell table:formula="of:=RAND()*10-5" office:value-type="float" office:value="-4.0966823730457" calcext:value-type="float">
            <text:p>-4.0966823730457</text:p>
          </table:table-cell>
          <table:table-cell table:formula="of:=1/(1+EXP(-[.A386]*1.5+0.8+RAND()*0.5))" office:value-type="float" office:value="0.000614458269788886" calcext:value-type="float">
            <text:p>0.000614458269789</text:p>
          </table:table-cell>
        </table:table-row>
        <table:table-row table:style-name="ro1">
          <table:table-cell table:formula="of:=RAND()*10-5" office:value-type="float" office:value="3.45073294720382" calcext:value-type="float">
            <text:p>3.45073294720382</text:p>
          </table:table-cell>
          <table:table-cell table:formula="of:=1/(1+EXP(-[.A387]*1.5+0.8+RAND()*0.5))" office:value-type="float" office:value="0.986764697952977" calcext:value-type="float">
            <text:p>0.986764697952977</text:p>
          </table:table-cell>
        </table:table-row>
        <table:table-row table:style-name="ro1">
          <table:table-cell table:formula="of:=RAND()*10-5" office:value-type="float" office:value="-0.863319515156254" calcext:value-type="float">
            <text:p>-0.863319515156254</text:p>
          </table:table-cell>
          <table:table-cell table:formula="of:=1/(1+EXP(-[.A388]*1.5+0.8+RAND()*0.5))" office:value-type="float" office:value="0.101808661550161" calcext:value-type="float">
            <text:p>0.101808661550161</text:p>
          </table:table-cell>
        </table:table-row>
        <table:table-row table:style-name="ro1">
          <table:table-cell table:formula="of:=RAND()*10-5" office:value-type="float" office:value="0.0401713077674568" calcext:value-type="float">
            <text:p>0.040171307767457</text:p>
          </table:table-cell>
          <table:table-cell table:formula="of:=1/(1+EXP(-[.A389]*1.5+0.8+RAND()*0.5))" office:value-type="float" office:value="0.233581749712599" calcext:value-type="float">
            <text:p>0.233581749712599</text:p>
          </table:table-cell>
        </table:table-row>
        <table:table-row table:style-name="ro1">
          <table:table-cell table:formula="of:=RAND()*10-5" office:value-type="float" office:value="-0.631348072195458" calcext:value-type="float">
            <text:p>-0.631348072195458</text:p>
          </table:table-cell>
          <table:table-cell table:formula="of:=1/(1+EXP(-[.A390]*1.5+0.8+RAND()*0.5))" office:value-type="float" office:value="0.13460911189281" calcext:value-type="float">
            <text:p>0.13460911189281</text:p>
          </table:table-cell>
        </table:table-row>
        <table:table-row table:style-name="ro1">
          <table:table-cell table:formula="of:=RAND()*10-5" office:value-type="float" office:value="-2.51724462417015" calcext:value-type="float">
            <text:p>-2.51724462417015</text:p>
          </table:table-cell>
          <table:table-cell table:formula="of:=1/(1+EXP(-[.A391]*1.5+0.8+RAND()*0.5))" office:value-type="float" office:value="0.00666530307823398" calcext:value-type="float">
            <text:p>0.006665303078234</text:p>
          </table:table-cell>
        </table:table-row>
        <table:table-row table:style-name="ro1">
          <table:table-cell table:formula="of:=RAND()*10-5" office:value-type="float" office:value="0.529505967939937" calcext:value-type="float">
            <text:p>0.529505967939937</text:p>
          </table:table-cell>
          <table:table-cell table:formula="of:=1/(1+EXP(-[.A392]*1.5+0.8+RAND()*0.5))" office:value-type="float" office:value="0.482728544439558" calcext:value-type="float">
            <text:p>0.482728544439558</text:p>
          </table:table-cell>
        </table:table-row>
        <table:table-row table:style-name="ro1">
          <table:table-cell table:formula="of:=RAND()*10-5" office:value-type="float" office:value="-3.41482182371014" calcext:value-type="float">
            <text:p>-3.41482182371014</text:p>
          </table:table-cell>
          <table:table-cell table:formula="of:=1/(1+EXP(-[.A393]*1.5+0.8+RAND()*0.5))" office:value-type="float" office:value="0.00230224093070601" calcext:value-type="float">
            <text:p>0.002302240930706</text:p>
          </table:table-cell>
        </table:table-row>
        <table:table-row table:style-name="ro1">
          <table:table-cell table:formula="of:=RAND()*10-5" office:value-type="float" office:value="1.71810732317253" calcext:value-type="float">
            <text:p>1.71810732317253</text:p>
          </table:table-cell>
          <table:table-cell table:formula="of:=1/(1+EXP(-[.A394]*1.5+0.8+RAND()*0.5))" office:value-type="float" office:value="0.80178884632265" calcext:value-type="float">
            <text:p>0.80178884632265</text:p>
          </table:table-cell>
        </table:table-row>
        <table:table-row table:style-name="ro1">
          <table:table-cell table:formula="of:=RAND()*10-5" office:value-type="float" office:value="-4.25626729032846" calcext:value-type="float">
            <text:p>-4.25626729032846</text:p>
          </table:table-cell>
          <table:table-cell table:formula="of:=1/(1+EXP(-[.A395]*1.5+0.8+RAND()*0.5))" office:value-type="float" office:value="0.000621583189251563" calcext:value-type="float">
            <text:p>0.000621583189252</text:p>
          </table:table-cell>
        </table:table-row>
        <table:table-row table:style-name="ro1">
          <table:table-cell table:formula="of:=RAND()*10-5" office:value-type="float" office:value="-0.869413639165496" calcext:value-type="float">
            <text:p>-0.869413639165496</text:p>
          </table:table-cell>
          <table:table-cell table:formula="of:=1/(1+EXP(-[.A396]*1.5+0.8+RAND()*0.5))" office:value-type="float" office:value="0.0940291622420114" calcext:value-type="float">
            <text:p>0.094029162242012</text:p>
          </table:table-cell>
        </table:table-row>
        <table:table-row table:style-name="ro1">
          <table:table-cell table:formula="of:=RAND()*10-5" office:value-type="float" office:value="-4.30875764327433" calcext:value-type="float">
            <text:p>-4.30875764327433</text:p>
          </table:table-cell>
          <table:table-cell table:formula="of:=1/(1+EXP(-[.A397]*1.5+0.8+RAND()*0.5))" office:value-type="float" office:value="0.000501766044489317" calcext:value-type="float">
            <text:p>0.000501766044489</text:p>
          </table:table-cell>
        </table:table-row>
        <table:table-row table:style-name="ro1">
          <table:table-cell table:formula="of:=RAND()*10-5" office:value-type="float" office:value="-4.79548033770583" calcext:value-type="float">
            <text:p>-4.79548033770583</text:p>
          </table:table-cell>
          <table:table-cell table:formula="of:=1/(1+EXP(-[.A398]*1.5+0.8+RAND()*0.5))" office:value-type="float" office:value="0.0003065121193316" calcext:value-type="float">
            <text:p>0.000306512119332</text:p>
          </table:table-cell>
        </table:table-row>
        <table:table-row table:style-name="ro1">
          <table:table-cell table:formula="of:=RAND()*10-5" office:value-type="float" office:value="1.00065449373416" calcext:value-type="float">
            <text:p>1.00065449373416</text:p>
          </table:table-cell>
          <table:table-cell table:formula="of:=1/(1+EXP(-[.A399]*1.5+0.8+RAND()*0.5))" office:value-type="float" office:value="0.571388017140454" calcext:value-type="float">
            <text:p>0.571388017140454</text:p>
          </table:table-cell>
        </table:table-row>
        <table:table-row table:style-name="ro1">
          <table:table-cell table:formula="of:=RAND()*10-5" office:value-type="float" office:value="4.45976547016785" calcext:value-type="float">
            <text:p>4.45976547016785</text:p>
          </table:table-cell>
          <table:table-cell table:formula="of:=1/(1+EXP(-[.A400]*1.5+0.8+RAND()*0.5))" office:value-type="float" office:value="0.99557475948126" calcext:value-type="float">
            <text:p>0.99557475948126</text:p>
          </table:table-cell>
        </table:table-row>
        <table:table-row table:style-name="ro1">
          <table:table-cell table:formula="of:=RAND()*10-5" office:value-type="float" office:value="-4.15828972933503" calcext:value-type="float">
            <text:p>-4.15828972933503</text:p>
          </table:table-cell>
          <table:table-cell table:formula="of:=1/(1+EXP(-[.A401]*1.5+0.8+RAND()*0.5))" office:value-type="float" office:value="0.000726954750487466" calcext:value-type="float">
            <text:p>0.000726954750487</text:p>
          </table:table-cell>
        </table:table-row>
        <table:table-row table:style-name="ro1">
          <table:table-cell table:formula="of:=RAND()*10-5" office:value-type="float" office:value="-1.78836179506289" calcext:value-type="float">
            <text:p>-1.78836179506289</text:p>
          </table:table-cell>
          <table:table-cell table:formula="of:=1/(1+EXP(-[.A402]*1.5+0.8+RAND()*0.5))" office:value-type="float" office:value="0.0198322098501365" calcext:value-type="float">
            <text:p>0.019832209850137</text:p>
          </table:table-cell>
        </table:table-row>
        <table:table-row table:style-name="ro1">
          <table:table-cell table:formula="of:=RAND()*10-5" office:value-type="float" office:value="2.52537576696744" calcext:value-type="float">
            <text:p>2.52537576696744</text:p>
          </table:table-cell>
          <table:table-cell table:formula="of:=1/(1+EXP(-[.A403]*1.5+0.8+RAND()*0.5))" office:value-type="float" office:value="0.946699670268296" calcext:value-type="float">
            <text:p>0.946699670268296</text:p>
          </table:table-cell>
        </table:table-row>
        <table:table-row table:style-name="ro1">
          <table:table-cell table:formula="of:=RAND()*10-5" office:value-type="float" office:value="-3.61252366425338" calcext:value-type="float">
            <text:p>-3.61252366425338</text:p>
          </table:table-cell>
          <table:table-cell table:formula="of:=1/(1+EXP(-[.A404]*1.5+0.8+RAND()*0.5))" office:value-type="float" office:value="0.00129470529097382" calcext:value-type="float">
            <text:p>0.001294705290974</text:p>
          </table:table-cell>
        </table:table-row>
        <table:table-row table:style-name="ro1">
          <table:table-cell table:formula="of:=RAND()*10-5" office:value-type="float" office:value="-4.51098526293643" calcext:value-type="float">
            <text:p>-4.51098526293643</text:p>
          </table:table-cell>
          <table:table-cell table:formula="of:=1/(1+EXP(-[.A405]*1.5+0.8+RAND()*0.5))" office:value-type="float" office:value="0.00043963047042743" calcext:value-type="float">
            <text:p>0.000439630470427</text:p>
          </table:table-cell>
        </table:table-row>
        <table:table-row table:style-name="ro1">
          <table:table-cell table:formula="of:=RAND()*10-5" office:value-type="float" office:value="3.94902185576146" calcext:value-type="float">
            <text:p>3.94902185576146</text:p>
          </table:table-cell>
          <table:table-cell table:formula="of:=1/(1+EXP(-[.A406]*1.5+0.8+RAND()*0.5))" office:value-type="float" office:value="0.992965286288404" calcext:value-type="float">
            <text:p>0.992965286288404</text:p>
          </table:table-cell>
        </table:table-row>
        <table:table-row table:style-name="ro1">
          <table:table-cell table:formula="of:=RAND()*10-5" office:value-type="float" office:value="3.58085602794646" calcext:value-type="float">
            <text:p>3.58085602794646</text:p>
          </table:table-cell>
          <table:table-cell table:formula="of:=1/(1+EXP(-[.A407]*1.5+0.8+RAND()*0.5))" office:value-type="float" office:value="0.988773044534489" calcext:value-type="float">
            <text:p>0.988773044534489</text:p>
          </table:table-cell>
        </table:table-row>
        <table:table-row table:style-name="ro1">
          <table:table-cell table:formula="of:=RAND()*10-5" office:value-type="float" office:value="1.06805897956895" calcext:value-type="float">
            <text:p>1.06805897956895</text:p>
          </table:table-cell>
          <table:table-cell table:formula="of:=1/(1+EXP(-[.A408]*1.5+0.8+RAND()*0.5))" office:value-type="float" office:value="0.605689474571172" calcext:value-type="float">
            <text:p>0.605689474571172</text:p>
          </table:table-cell>
        </table:table-row>
        <table:table-row table:style-name="ro1">
          <table:table-cell table:formula="of:=RAND()*10-5" office:value-type="float" office:value="2.43714948187332" calcext:value-type="float">
            <text:p>2.43714948187332</text:p>
          </table:table-cell>
          <table:table-cell table:formula="of:=1/(1+EXP(-[.A409]*1.5+0.8+RAND()*0.5))" office:value-type="float" office:value="0.9435814912796" calcext:value-type="float">
            <text:p>0.9435814912796</text:p>
          </table:table-cell>
        </table:table-row>
        <table:table-row table:style-name="ro1">
          <table:table-cell table:formula="of:=RAND()*10-5" office:value-type="float" office:value="-2.44494129965193" calcext:value-type="float">
            <text:p>-2.44494129965193</text:p>
          </table:table-cell>
          <table:table-cell table:formula="of:=1/(1+EXP(-[.A410]*1.5+0.8+RAND()*0.5))" office:value-type="float" office:value="0.0103375870574232" calcext:value-type="float">
            <text:p>0.010337587057423</text:p>
          </table:table-cell>
        </table:table-row>
        <table:table-row table:style-name="ro1">
          <table:table-cell table:formula="of:=RAND()*10-5" office:value-type="float" office:value="2.149212359209" calcext:value-type="float">
            <text:p>2.149212359209</text:p>
          </table:table-cell>
          <table:table-cell table:formula="of:=1/(1+EXP(-[.A411]*1.5+0.8+RAND()*0.5))" office:value-type="float" office:value="0.874132500147424" calcext:value-type="float">
            <text:p>0.874132500147424</text:p>
          </table:table-cell>
        </table:table-row>
        <table:table-row table:style-name="ro1">
          <table:table-cell table:formula="of:=RAND()*10-5" office:value-type="float" office:value="3.40041869992447" calcext:value-type="float">
            <text:p>3.40041869992447</text:p>
          </table:table-cell>
          <table:table-cell table:formula="of:=1/(1+EXP(-[.A412]*1.5+0.8+RAND()*0.5))" office:value-type="float" office:value="0.979575560046428" calcext:value-type="float">
            <text:p>0.979575560046428</text:p>
          </table:table-cell>
        </table:table-row>
        <table:table-row table:style-name="ro1">
          <table:table-cell table:formula="of:=RAND()*10-5" office:value-type="float" office:value="3.61630046545593" calcext:value-type="float">
            <text:p>3.61630046545593</text:p>
          </table:table-cell>
          <table:table-cell table:formula="of:=1/(1+EXP(-[.A413]*1.5+0.8+RAND()*0.5))" office:value-type="float" office:value="0.989628098785858" calcext:value-type="float">
            <text:p>0.989628098785858</text:p>
          </table:table-cell>
        </table:table-row>
        <table:table-row table:style-name="ro1">
          <table:table-cell table:formula="of:=RAND()*10-5" office:value-type="float" office:value="2.41238308597966" calcext:value-type="float">
            <text:p>2.41238308597966</text:p>
          </table:table-cell>
          <table:table-cell table:formula="of:=1/(1+EXP(-[.A414]*1.5+0.8+RAND()*0.5))" office:value-type="float" office:value="0.943504571220899" calcext:value-type="float">
            <text:p>0.943504571220899</text:p>
          </table:table-cell>
        </table:table-row>
        <table:table-row table:style-name="ro1">
          <table:table-cell table:formula="of:=RAND()*10-5" office:value-type="float" office:value="1.70273695174165" calcext:value-type="float">
            <text:p>1.70273695174165</text:p>
          </table:table-cell>
          <table:table-cell table:formula="of:=1/(1+EXP(-[.A415]*1.5+0.8+RAND()*0.5))" office:value-type="float" office:value="0.784152278148395" calcext:value-type="float">
            <text:p>0.784152278148395</text:p>
          </table:table-cell>
        </table:table-row>
        <table:table-row table:style-name="ro1">
          <table:table-cell table:formula="of:=RAND()*10-5" office:value-type="float" office:value="4.72614231562288" calcext:value-type="float">
            <text:p>4.72614231562288</text:p>
          </table:table-cell>
          <table:table-cell table:formula="of:=1/(1+EXP(-[.A416]*1.5+0.8+RAND()*0.5))" office:value-type="float" office:value="0.997343152496011" calcext:value-type="float">
            <text:p>0.997343152496011</text:p>
          </table:table-cell>
        </table:table-row>
        <table:table-row table:style-name="ro1">
          <table:table-cell table:formula="of:=RAND()*10-5" office:value-type="float" office:value="-4.85267759368684" calcext:value-type="float">
            <text:p>-4.85267759368684</text:p>
          </table:table-cell>
          <table:table-cell table:formula="of:=1/(1+EXP(-[.A417]*1.5+0.8+RAND()*0.5))" office:value-type="float" office:value="0.000223096838474155" calcext:value-type="float">
            <text:p>0.000223096838474</text:p>
          </table:table-cell>
        </table:table-row>
        <table:table-row table:style-name="ro1">
          <table:table-cell table:formula="of:=RAND()*10-5" office:value-type="float" office:value="0.0752981458409092" calcext:value-type="float">
            <text:p>0.075298145840909</text:p>
          </table:table-cell>
          <table:table-cell table:formula="of:=1/(1+EXP(-[.A418]*1.5+0.8+RAND()*0.5))" office:value-type="float" office:value="0.323494193743144" calcext:value-type="float">
            <text:p>0.323494193743144</text:p>
          </table:table-cell>
        </table:table-row>
        <table:table-row table:style-name="ro1">
          <table:table-cell table:formula="of:=RAND()*10-5" office:value-type="float" office:value="-0.830656083738489" calcext:value-type="float">
            <text:p>-0.830656083738489</text:p>
          </table:table-cell>
          <table:table-cell table:formula="of:=1/(1+EXP(-[.A419]*1.5+0.8+RAND()*0.5))" office:value-type="float" office:value="0.0761085743325351" calcext:value-type="float">
            <text:p>0.076108574332535</text:p>
          </table:table-cell>
        </table:table-row>
        <table:table-row table:style-name="ro1">
          <table:table-cell table:formula="of:=RAND()*10-5" office:value-type="float" office:value="-1.25224702621294" calcext:value-type="float">
            <text:p>-1.25224702621294</text:p>
          </table:table-cell>
          <table:table-cell table:formula="of:=1/(1+EXP(-[.A420]*1.5+0.8+RAND()*0.5))" office:value-type="float" office:value="0.0636391937035744" calcext:value-type="float">
            <text:p>0.063639193703574</text:p>
          </table:table-cell>
        </table:table-row>
        <table:table-row table:style-name="ro1">
          <table:table-cell table:formula="of:=RAND()*10-5" office:value-type="float" office:value="3.16285645342871" calcext:value-type="float">
            <text:p>3.16285645342871</text:p>
          </table:table-cell>
          <table:table-cell table:formula="of:=1/(1+EXP(-[.A421]*1.5+0.8+RAND()*0.5))" office:value-type="float" office:value="0.977026161314524" calcext:value-type="float">
            <text:p>0.977026161314524</text:p>
          </table:table-cell>
        </table:table-row>
        <table:table-row table:style-name="ro1">
          <table:table-cell table:formula="of:=RAND()*10-5" office:value-type="float" office:value="3.52520470418084" calcext:value-type="float">
            <text:p>3.52520470418084</text:p>
          </table:table-cell>
          <table:table-cell table:formula="of:=1/(1+EXP(-[.A422]*1.5+0.8+RAND()*0.5))" office:value-type="float" office:value="0.98626526127165" calcext:value-type="float">
            <text:p>0.98626526127165</text:p>
          </table:table-cell>
        </table:table-row>
        <table:table-row table:style-name="ro1">
          <table:table-cell table:formula="of:=RAND()*10-5" office:value-type="float" office:value="3.48537950006082" calcext:value-type="float">
            <text:p>3.48537950006082</text:p>
          </table:table-cell>
          <table:table-cell table:formula="of:=1/(1+EXP(-[.A423]*1.5+0.8+RAND()*0.5))" office:value-type="float" office:value="0.985947343825798" calcext:value-type="float">
            <text:p>0.985947343825798</text:p>
          </table:table-cell>
        </table:table-row>
        <table:table-row table:style-name="ro1">
          <table:table-cell table:formula="of:=RAND()*10-5" office:value-type="float" office:value="-3.06381077265058" calcext:value-type="float">
            <text:p>-3.06381077265058</text:p>
          </table:table-cell>
          <table:table-cell table:formula="of:=1/(1+EXP(-[.A424]*1.5+0.8+RAND()*0.5))" office:value-type="float" office:value="0.00329521849162667" calcext:value-type="float">
            <text:p>0.003295218491627</text:p>
          </table:table-cell>
        </table:table-row>
        <table:table-row table:style-name="ro1">
          <table:table-cell table:formula="of:=RAND()*10-5" office:value-type="float" office:value="-3.66308601876529" calcext:value-type="float">
            <text:p>-3.66308601876529</text:p>
          </table:table-cell>
          <table:table-cell table:formula="of:=1/(1+EXP(-[.A425]*1.5+0.8+RAND()*0.5))" office:value-type="float" office:value="0.00136963985065018" calcext:value-type="float">
            <text:p>0.00136963985065</text:p>
          </table:table-cell>
        </table:table-row>
        <table:table-row table:style-name="ro1">
          <table:table-cell table:formula="of:=RAND()*10-5" office:value-type="float" office:value="-4.1841568721209" calcext:value-type="float">
            <text:p>-4.1841568721209</text:p>
          </table:table-cell>
          <table:table-cell table:formula="of:=1/(1+EXP(-[.A426]*1.5+0.8+RAND()*0.5))" office:value-type="float" office:value="0.000844078680597316" calcext:value-type="float">
            <text:p>0.000844078680597</text:p>
          </table:table-cell>
        </table:table-row>
        <table:table-row table:style-name="ro1">
          <table:table-cell table:formula="of:=RAND()*10-5" office:value-type="float" office:value="-1.84969777844935" calcext:value-type="float">
            <text:p>-1.84969777844935</text:p>
          </table:table-cell>
          <table:table-cell table:formula="of:=1/(1+EXP(-[.A427]*1.5+0.8+RAND()*0.5))" office:value-type="float" office:value="0.0238017269619863" calcext:value-type="float">
            <text:p>0.023801726961986</text:p>
          </table:table-cell>
        </table:table-row>
        <table:table-row table:style-name="ro1">
          <table:table-cell table:formula="of:=RAND()*10-5" office:value-type="float" office:value="3.02741165701426" calcext:value-type="float">
            <text:p>3.02741165701426</text:p>
          </table:table-cell>
          <table:table-cell table:formula="of:=1/(1+EXP(-[.A428]*1.5+0.8+RAND()*0.5))" office:value-type="float" office:value="0.968085881558764" calcext:value-type="float">
            <text:p>0.968085881558764</text:p>
          </table:table-cell>
        </table:table-row>
        <table:table-row table:style-name="ro1">
          <table:table-cell table:formula="of:=RAND()*10-5" office:value-type="float" office:value="1.83978064566263" calcext:value-type="float">
            <text:p>1.83978064566263</text:p>
          </table:table-cell>
          <table:table-cell table:formula="of:=1/(1+EXP(-[.A429]*1.5+0.8+RAND()*0.5))" office:value-type="float" office:value="0.859145693771737" calcext:value-type="float">
            <text:p>0.859145693771737</text:p>
          </table:table-cell>
        </table:table-row>
        <table:table-row table:style-name="ro1">
          <table:table-cell table:formula="of:=RAND()*10-5" office:value-type="float" office:value="-4.47798422706019" calcext:value-type="float">
            <text:p>-4.47798422706019</text:p>
          </table:table-cell>
          <table:table-cell table:formula="of:=1/(1+EXP(-[.A430]*1.5+0.8+RAND()*0.5))" office:value-type="float" office:value="0.000374645538710536" calcext:value-type="float">
            <text:p>0.000374645538711</text:p>
          </table:table-cell>
        </table:table-row>
        <table:table-row table:style-name="ro1">
          <table:table-cell table:formula="of:=RAND()*10-5" office:value-type="float" office:value="0.284346391863849" calcext:value-type="float">
            <text:p>0.284346391863849</text:p>
          </table:table-cell>
          <table:table-cell table:formula="of:=1/(1+EXP(-[.A431]*1.5+0.8+RAND()*0.5))" office:value-type="float" office:value="0.343583977384119" calcext:value-type="float">
            <text:p>0.343583977384119</text:p>
          </table:table-cell>
        </table:table-row>
        <table:table-row table:style-name="ro1">
          <table:table-cell table:formula="of:=RAND()*10-5" office:value-type="float" office:value="-1.86753489871961" calcext:value-type="float">
            <text:p>-1.86753489871961</text:p>
          </table:table-cell>
          <table:table-cell table:formula="of:=1/(1+EXP(-[.A432]*1.5+0.8+RAND()*0.5))" office:value-type="float" office:value="0.0255228423397805" calcext:value-type="float">
            <text:p>0.025522842339781</text:p>
          </table:table-cell>
        </table:table-row>
        <table:table-row table:style-name="ro1">
          <table:table-cell table:formula="of:=RAND()*10-5" office:value-type="float" office:value="-1.41682464772051" calcext:value-type="float">
            <text:p>-1.41682464772051</text:p>
          </table:table-cell>
          <table:table-cell table:formula="of:=1/(1+EXP(-[.A433]*1.5+0.8+RAND()*0.5))" office:value-type="float" office:value="0.0419406290182827" calcext:value-type="float">
            <text:p>0.041940629018283</text:p>
          </table:table-cell>
        </table:table-row>
        <table:table-row table:style-name="ro1">
          <table:table-cell table:formula="of:=RAND()*10-5" office:value-type="float" office:value="3.02973604303616" calcext:value-type="float">
            <text:p>3.02973604303616</text:p>
          </table:table-cell>
          <table:table-cell table:formula="of:=1/(1+EXP(-[.A434]*1.5+0.8+RAND()*0.5))" office:value-type="float" office:value="0.962950973946013" calcext:value-type="float">
            <text:p>0.962950973946013</text:p>
          </table:table-cell>
        </table:table-row>
        <table:table-row table:style-name="ro1">
          <table:table-cell table:formula="of:=RAND()*10-5" office:value-type="float" office:value="-4.65322520133733" calcext:value-type="float">
            <text:p>-4.65322520133733</text:p>
          </table:table-cell>
          <table:table-cell table:formula="of:=1/(1+EXP(-[.A435]*1.5+0.8+RAND()*0.5))" office:value-type="float" office:value="0.000277614847780247" calcext:value-type="float">
            <text:p>0.00027761484778</text:p>
          </table:table-cell>
        </table:table-row>
        <table:table-row table:style-name="ro1">
          <table:table-cell table:formula="of:=RAND()*10-5" office:value-type="float" office:value="1.24260603420771" calcext:value-type="float">
            <text:p>1.24260603420771</text:p>
          </table:table-cell>
          <table:table-cell table:formula="of:=1/(1+EXP(-[.A436]*1.5+0.8+RAND()*0.5))" office:value-type="float" office:value="0.673517850051906" calcext:value-type="float">
            <text:p>0.673517850051906</text:p>
          </table:table-cell>
        </table:table-row>
        <table:table-row table:style-name="ro1">
          <table:table-cell table:formula="of:=RAND()*10-5" office:value-type="float" office:value="-2.31889112986167" calcext:value-type="float">
            <text:p>-2.31889112986167</text:p>
          </table:table-cell>
          <table:table-cell table:formula="of:=1/(1+EXP(-[.A437]*1.5+0.8+RAND()*0.5))" office:value-type="float" office:value="0.0105414468624533" calcext:value-type="float">
            <text:p>0.010541446862453</text:p>
          </table:table-cell>
        </table:table-row>
        <table:table-row table:style-name="ro1">
          <table:table-cell table:formula="of:=RAND()*10-5" office:value-type="float" office:value="2.13523231581462" calcext:value-type="float">
            <text:p>2.13523231581462</text:p>
          </table:table-cell>
          <table:table-cell table:formula="of:=1/(1+EXP(-[.A438]*1.5+0.8+RAND()*0.5))" office:value-type="float" office:value="0.889365826873327" calcext:value-type="float">
            <text:p>0.889365826873327</text:p>
          </table:table-cell>
        </table:table-row>
        <table:table-row table:style-name="ro1">
          <table:table-cell table:formula="of:=RAND()*10-5" office:value-type="float" office:value="2.22860039516882" calcext:value-type="float">
            <text:p>2.22860039516882</text:p>
          </table:table-cell>
          <table:table-cell table:formula="of:=1/(1+EXP(-[.A439]*1.5+0.8+RAND()*0.5))" office:value-type="float" office:value="0.900697648504528" calcext:value-type="float">
            <text:p>0.900697648504528</text:p>
          </table:table-cell>
        </table:table-row>
        <table:table-row table:style-name="ro1">
          <table:table-cell table:formula="of:=RAND()*10-5" office:value-type="float" office:value="1.26823999356706" calcext:value-type="float">
            <text:p>1.26823999356706</text:p>
          </table:table-cell>
          <table:table-cell table:formula="of:=1/(1+EXP(-[.A440]*1.5+0.8+RAND()*0.5))" office:value-type="float" office:value="0.736875257091232" calcext:value-type="float">
            <text:p>0.736875257091232</text:p>
          </table:table-cell>
        </table:table-row>
        <table:table-row table:style-name="ro1">
          <table:table-cell table:formula="of:=RAND()*10-5" office:value-type="float" office:value="-1.54664018056349" calcext:value-type="float">
            <text:p>-1.54664018056349</text:p>
          </table:table-cell>
          <table:table-cell table:formula="of:=1/(1+EXP(-[.A441]*1.5+0.8+RAND()*0.5))" office:value-type="float" office:value="0.0332175692361308" calcext:value-type="float">
            <text:p>0.033217569236131</text:p>
          </table:table-cell>
        </table:table-row>
        <table:table-row table:style-name="ro1">
          <table:table-cell table:formula="of:=RAND()*10-5" office:value-type="float" office:value="-2.22168831136801" calcext:value-type="float">
            <text:p>-2.22168831136801</text:p>
          </table:table-cell>
          <table:table-cell table:formula="of:=1/(1+EXP(-[.A442]*1.5+0.8+RAND()*0.5))" office:value-type="float" office:value="0.0114460664405167" calcext:value-type="float">
            <text:p>0.011446066440517</text:p>
          </table:table-cell>
        </table:table-row>
        <table:table-row table:style-name="ro1">
          <table:table-cell table:formula="of:=RAND()*10-5" office:value-type="float" office:value="-0.103431175686546" calcext:value-type="float">
            <text:p>-0.103431175686546</text:p>
          </table:table-cell>
          <table:table-cell table:formula="of:=1/(1+EXP(-[.A443]*1.5+0.8+RAND()*0.5))" office:value-type="float" office:value="0.266938813658193" calcext:value-type="float">
            <text:p>0.266938813658193</text:p>
          </table:table-cell>
        </table:table-row>
        <table:table-row table:style-name="ro1">
          <table:table-cell table:formula="of:=RAND()*10-5" office:value-type="float" office:value="4.1884585216585" calcext:value-type="float">
            <text:p>4.1884585216585</text:p>
          </table:table-cell>
          <table:table-cell table:formula="of:=1/(1+EXP(-[.A444]*1.5+0.8+RAND()*0.5))" office:value-type="float" office:value="0.994814960704725" calcext:value-type="float">
            <text:p>0.994814960704725</text:p>
          </table:table-cell>
        </table:table-row>
        <table:table-row table:style-name="ro1">
          <table:table-cell table:formula="of:=RAND()*10-5" office:value-type="float" office:value="-0.585138711016163" calcext:value-type="float">
            <text:p>-0.585138711016163</text:p>
          </table:table-cell>
          <table:table-cell table:formula="of:=1/(1+EXP(-[.A445]*1.5+0.8+RAND()*0.5))" office:value-type="float" office:value="0.129914239193619" calcext:value-type="float">
            <text:p>0.129914239193619</text:p>
          </table:table-cell>
        </table:table-row>
        <table:table-row table:style-name="ro1">
          <table:table-cell table:formula="of:=RAND()*10-5" office:value-type="float" office:value="1.31043322187021" calcext:value-type="float">
            <text:p>1.31043322187021</text:p>
          </table:table-cell>
          <table:table-cell table:formula="of:=1/(1+EXP(-[.A446]*1.5+0.8+RAND()*0.5))" office:value-type="float" office:value="0.726302367636851" calcext:value-type="float">
            <text:p>0.726302367636851</text:p>
          </table:table-cell>
        </table:table-row>
        <table:table-row table:style-name="ro1">
          <table:table-cell table:formula="of:=RAND()*10-5" office:value-type="float" office:value="-4.3295065948966" calcext:value-type="float">
            <text:p>-4.3295065948966</text:p>
          </table:table-cell>
          <table:table-cell table:formula="of:=1/(1+EXP(-[.A447]*1.5+0.8+RAND()*0.5))" office:value-type="float" office:value="0.000580450770156013" calcext:value-type="float">
            <text:p>0.000580450770156</text:p>
          </table:table-cell>
        </table:table-row>
        <table:table-row table:style-name="ro1">
          <table:table-cell table:formula="of:=RAND()*10-5" office:value-type="float" office:value="0.963714441490877" calcext:value-type="float">
            <text:p>0.963714441490877</text:p>
          </table:table-cell>
          <table:table-cell table:formula="of:=1/(1+EXP(-[.A448]*1.5+0.8+RAND()*0.5))" office:value-type="float" office:value="0.565721219806916" calcext:value-type="float">
            <text:p>0.565721219806916</text:p>
          </table:table-cell>
        </table:table-row>
        <table:table-row table:style-name="ro1">
          <table:table-cell table:formula="of:=RAND()*10-5" office:value-type="float" office:value="-3.09367679793421" calcext:value-type="float">
            <text:p>-3.09367679793421</text:p>
          </table:table-cell>
          <table:table-cell table:formula="of:=1/(1+EXP(-[.A449]*1.5+0.8+RAND()*0.5))" office:value-type="float" office:value="0.00399856793902595" calcext:value-type="float">
            <text:p>0.003998567939026</text:p>
          </table:table-cell>
        </table:table-row>
        <table:table-row table:style-name="ro1">
          <table:table-cell table:formula="of:=RAND()*10-5" office:value-type="float" office:value="3.70145331717724" calcext:value-type="float">
            <text:p>3.70145331717724</text:p>
          </table:table-cell>
          <table:table-cell table:formula="of:=1/(1+EXP(-[.A450]*1.5+0.8+RAND()*0.5))" office:value-type="float" office:value="0.988346322202026" calcext:value-type="float">
            <text:p>0.988346322202026</text:p>
          </table:table-cell>
        </table:table-row>
        <table:table-row table:style-name="ro1">
          <table:table-cell table:formula="of:=RAND()*10-5" office:value-type="float" office:value="-2.57192957038048" calcext:value-type="float">
            <text:p>-2.57192957038048</text:p>
          </table:table-cell>
          <table:table-cell table:formula="of:=1/(1+EXP(-[.A451]*1.5+0.8+RAND()*0.5))" office:value-type="float" office:value="0.00711687989914959" calcext:value-type="float">
            <text:p>0.00711687989915</text:p>
          </table:table-cell>
        </table:table-row>
        <table:table-row table:style-name="ro1">
          <table:table-cell table:formula="of:=RAND()*10-5" office:value-type="float" office:value="1.40095628843168" calcext:value-type="float">
            <text:p>1.40095628843168</text:p>
          </table:table-cell>
          <table:table-cell table:formula="of:=1/(1+EXP(-[.A452]*1.5+0.8+RAND()*0.5))" office:value-type="float" office:value="0.767290302501365" calcext:value-type="float">
            <text:p>0.767290302501365</text:p>
          </table:table-cell>
        </table:table-row>
        <table:table-row table:style-name="ro1">
          <table:table-cell table:formula="of:=RAND()*10-5" office:value-type="float" office:value="0.747280687510473" calcext:value-type="float">
            <text:p>0.747280687510473</text:p>
          </table:table-cell>
          <table:table-cell table:formula="of:=1/(1+EXP(-[.A453]*1.5+0.8+RAND()*0.5))" office:value-type="float" office:value="0.576480416705313" calcext:value-type="float">
            <text:p>0.576480416705313</text:p>
          </table:table-cell>
        </table:table-row>
        <table:table-row table:style-name="ro1">
          <table:table-cell table:formula="of:=RAND()*10-5" office:value-type="float" office:value="2.30873611782995" calcext:value-type="float">
            <text:p>2.30873611782995</text:p>
          </table:table-cell>
          <table:table-cell table:formula="of:=1/(1+EXP(-[.A454]*1.5+0.8+RAND()*0.5))" office:value-type="float" office:value="0.911558536954847" calcext:value-type="float">
            <text:p>0.911558536954847</text:p>
          </table:table-cell>
        </table:table-row>
        <table:table-row table:style-name="ro1">
          <table:table-cell table:formula="of:=RAND()*10-5" office:value-type="float" office:value="3.26555832383764" calcext:value-type="float">
            <text:p>3.26555832383764</text:p>
          </table:table-cell>
          <table:table-cell table:formula="of:=1/(1+EXP(-[.A455]*1.5+0.8+RAND()*0.5))" office:value-type="float" office:value="0.977056858049429" calcext:value-type="float">
            <text:p>0.977056858049429</text:p>
          </table:table-cell>
        </table:table-row>
        <table:table-row table:style-name="ro1">
          <table:table-cell table:formula="of:=RAND()*10-5" office:value-type="float" office:value="-3.67486291326545" calcext:value-type="float">
            <text:p>-3.67486291326545</text:p>
          </table:table-cell>
          <table:table-cell table:formula="of:=1/(1+EXP(-[.A456]*1.5+0.8+RAND()*0.5))" office:value-type="float" office:value="0.0014027012408463" calcext:value-type="float">
            <text:p>0.001402701240846</text:p>
          </table:table-cell>
        </table:table-row>
        <table:table-row table:style-name="ro1">
          <table:table-cell table:formula="of:=RAND()*10-5" office:value-type="float" office:value="-0.645639513525377" calcext:value-type="float">
            <text:p>-0.645639513525377</text:p>
          </table:table-cell>
          <table:table-cell table:formula="of:=1/(1+EXP(-[.A457]*1.5+0.8+RAND()*0.5))" office:value-type="float" office:value="0.0979536184435282" calcext:value-type="float">
            <text:p>0.097953618443528</text:p>
          </table:table-cell>
        </table:table-row>
        <table:table-row table:style-name="ro1">
          <table:table-cell table:formula="of:=RAND()*10-5" office:value-type="float" office:value="0.864496288409588" calcext:value-type="float">
            <text:p>0.864496288409588</text:p>
          </table:table-cell>
          <table:table-cell table:formula="of:=1/(1+EXP(-[.A458]*1.5+0.8+RAND()*0.5))" office:value-type="float" office:value="0.582192915509387" calcext:value-type="float">
            <text:p>0.582192915509387</text:p>
          </table:table-cell>
        </table:table-row>
        <table:table-row table:style-name="ro1">
          <table:table-cell table:formula="of:=RAND()*10-5" office:value-type="float" office:value="3.69201176180663" calcext:value-type="float">
            <text:p>3.69201176180663</text:p>
          </table:table-cell>
          <table:table-cell table:formula="of:=1/(1+EXP(-[.A459]*1.5+0.8+RAND()*0.5))" office:value-type="float" office:value="0.987401744212059" calcext:value-type="float">
            <text:p>0.987401744212059</text:p>
          </table:table-cell>
        </table:table-row>
        <table:table-row table:style-name="ro1">
          <table:table-cell table:formula="of:=RAND()*10-5" office:value-type="float" office:value="-2.93865585082734" calcext:value-type="float">
            <text:p>-2.93865585082734</text:p>
          </table:table-cell>
          <table:table-cell table:formula="of:=1/(1+EXP(-[.A460]*1.5+0.8+RAND()*0.5))" office:value-type="float" office:value="0.0045021789691324" calcext:value-type="float">
            <text:p>0.004502178969132</text:p>
          </table:table-cell>
        </table:table-row>
        <table:table-row table:style-name="ro1">
          <table:table-cell table:formula="of:=RAND()*10-5" office:value-type="float" office:value="0.673996050438177" calcext:value-type="float">
            <text:p>0.673996050438177</text:p>
          </table:table-cell>
          <table:table-cell table:formula="of:=1/(1+EXP(-[.A461]*1.5+0.8+RAND()*0.5))" office:value-type="float" office:value="0.516253758507122" calcext:value-type="float">
            <text:p>0.516253758507122</text:p>
          </table:table-cell>
        </table:table-row>
        <table:table-row table:style-name="ro1">
          <table:table-cell table:formula="of:=RAND()*10-5" office:value-type="float" office:value="2.01923867589806" calcext:value-type="float">
            <text:p>2.01923867589806</text:p>
          </table:table-cell>
          <table:table-cell table:formula="of:=1/(1+EXP(-[.A462]*1.5+0.8+RAND()*0.5))" office:value-type="float" office:value="0.870136655150903" calcext:value-type="float">
            <text:p>0.870136655150903</text:p>
          </table:table-cell>
        </table:table-row>
        <table:table-row table:style-name="ro1">
          <table:table-cell table:formula="of:=RAND()*10-5" office:value-type="float" office:value="2.09726209881055" calcext:value-type="float">
            <text:p>2.09726209881055</text:p>
          </table:table-cell>
          <table:table-cell table:formula="of:=1/(1+EXP(-[.A463]*1.5+0.8+RAND()*0.5))" office:value-type="float" office:value="0.876610106532664" calcext:value-type="float">
            <text:p>0.876610106532664</text:p>
          </table:table-cell>
        </table:table-row>
        <table:table-row table:style-name="ro1">
          <table:table-cell table:formula="of:=RAND()*10-5" office:value-type="float" office:value="1.84545248970008" calcext:value-type="float">
            <text:p>1.84545248970008</text:p>
          </table:table-cell>
          <table:table-cell table:formula="of:=1/(1+EXP(-[.A464]*1.5+0.8+RAND()*0.5))" office:value-type="float" office:value="0.816560167637089" calcext:value-type="float">
            <text:p>0.816560167637089</text:p>
          </table:table-cell>
        </table:table-row>
        <table:table-row table:style-name="ro1">
          <table:table-cell table:formula="of:=RAND()*10-5" office:value-type="float" office:value="-0.92591048927357" calcext:value-type="float">
            <text:p>-0.92591048927357</text:p>
          </table:table-cell>
          <table:table-cell table:formula="of:=1/(1+EXP(-[.A465]*1.5+0.8+RAND()*0.5))" office:value-type="float" office:value="0.0947532557992082" calcext:value-type="float">
            <text:p>0.094753255799208</text:p>
          </table:table-cell>
        </table:table-row>
        <table:table-row table:style-name="ro1">
          <table:table-cell table:formula="of:=RAND()*10-5" office:value-type="float" office:value="4.92181128608274" calcext:value-type="float">
            <text:p>4.92181128608274</text:p>
          </table:table-cell>
          <table:table-cell table:formula="of:=1/(1+EXP(-[.A466]*1.5+0.8+RAND()*0.5))" office:value-type="float" office:value="0.99832816926187" calcext:value-type="float">
            <text:p>0.99832816926187</text:p>
          </table:table-cell>
        </table:table-row>
        <table:table-row table:style-name="ro1">
          <table:table-cell table:formula="of:=RAND()*10-5" office:value-type="float" office:value="-0.158502291051037" calcext:value-type="float">
            <text:p>-0.158502291051037</text:p>
          </table:table-cell>
          <table:table-cell table:formula="of:=1/(1+EXP(-[.A467]*1.5+0.8+RAND()*0.5))" office:value-type="float" office:value="0.261298995526097" calcext:value-type="float">
            <text:p>0.261298995526097</text:p>
          </table:table-cell>
        </table:table-row>
        <table:table-row table:style-name="ro1">
          <table:table-cell table:formula="of:=RAND()*10-5" office:value-type="float" office:value="3.58358706806346" calcext:value-type="float">
            <text:p>3.58358706806346</text:p>
          </table:table-cell>
          <table:table-cell table:formula="of:=1/(1+EXP(-[.A468]*1.5+0.8+RAND()*0.5))" office:value-type="float" office:value="0.986696628135838" calcext:value-type="float">
            <text:p>0.986696628135838</text:p>
          </table:table-cell>
        </table:table-row>
        <table:table-row table:style-name="ro1">
          <table:table-cell table:formula="of:=RAND()*10-5" office:value-type="float" office:value="-3.24309246579204" calcext:value-type="float">
            <text:p>-3.24309246579204</text:p>
          </table:table-cell>
          <table:table-cell table:formula="of:=1/(1+EXP(-[.A469]*1.5+0.8+RAND()*0.5))" office:value-type="float" office:value="0.00214182172204314" calcext:value-type="float">
            <text:p>0.002141821722043</text:p>
          </table:table-cell>
        </table:table-row>
        <table:table-row table:style-name="ro1">
          <table:table-cell table:formula="of:=RAND()*10-5" office:value-type="float" office:value="-1.7642624800643" calcext:value-type="float">
            <text:p>-1.7642624800643</text:p>
          </table:table-cell>
          <table:table-cell table:formula="of:=1/(1+EXP(-[.A470]*1.5+0.8+RAND()*0.5))" office:value-type="float" office:value="0.0253871398584425" calcext:value-type="float">
            <text:p>0.025387139858443</text:p>
          </table:table-cell>
        </table:table-row>
        <table:table-row table:style-name="ro1">
          <table:table-cell table:formula="of:=RAND()*10-5" office:value-type="float" office:value="3.98913523354643" calcext:value-type="float">
            <text:p>3.98913523354643</text:p>
          </table:table-cell>
          <table:table-cell table:formula="of:=1/(1+EXP(-[.A471]*1.5+0.8+RAND()*0.5))" office:value-type="float" office:value="0.993457053010804" calcext:value-type="float">
            <text:p>0.993457053010804</text:p>
          </table:table-cell>
        </table:table-row>
        <table:table-row table:style-name="ro1">
          <table:table-cell table:formula="of:=RAND()*10-5" office:value-type="float" office:value="4.0742975444027" calcext:value-type="float">
            <text:p>4.0742975444027</text:p>
          </table:table-cell>
          <table:table-cell table:formula="of:=1/(1+EXP(-[.A472]*1.5+0.8+RAND()*0.5))" office:value-type="float" office:value="0.994737434457837" calcext:value-type="float">
            <text:p>0.994737434457837</text:p>
          </table:table-cell>
        </table:table-row>
        <table:table-row table:style-name="ro1">
          <table:table-cell table:formula="of:=RAND()*10-5" office:value-type="float" office:value="-4.24687788785334" calcext:value-type="float">
            <text:p>-4.24687788785334</text:p>
          </table:table-cell>
          <table:table-cell table:formula="of:=1/(1+EXP(-[.A473]*1.5+0.8+RAND()*0.5))" office:value-type="float" office:value="0.00064416921910941" calcext:value-type="float">
            <text:p>0.000644169219109</text:p>
          </table:table-cell>
        </table:table-row>
        <table:table-row table:style-name="ro1">
          <table:table-cell table:formula="of:=RAND()*10-5" office:value-type="float" office:value="0.906355946002357" calcext:value-type="float">
            <text:p>0.906355946002357</text:p>
          </table:table-cell>
          <table:table-cell table:formula="of:=1/(1+EXP(-[.A474]*1.5+0.8+RAND()*0.5))" office:value-type="float" office:value="0.539454230711209" calcext:value-type="float">
            <text:p>0.539454230711209</text:p>
          </table:table-cell>
        </table:table-row>
        <table:table-row table:style-name="ro1">
          <table:table-cell table:formula="of:=RAND()*10-5" office:value-type="float" office:value="1.58311875209277" calcext:value-type="float">
            <text:p>1.58311875209277</text:p>
          </table:table-cell>
          <table:table-cell table:formula="of:=1/(1+EXP(-[.A475]*1.5+0.8+RAND()*0.5))" office:value-type="float" office:value="0.806056113766764" calcext:value-type="float">
            <text:p>0.806056113766764</text:p>
          </table:table-cell>
        </table:table-row>
        <table:table-row table:style-name="ro1">
          <table:table-cell table:formula="of:=RAND()*10-5" office:value-type="float" office:value="1.39729276477095" calcext:value-type="float">
            <text:p>1.39729276477095</text:p>
          </table:table-cell>
          <table:table-cell table:formula="of:=1/(1+EXP(-[.A476]*1.5+0.8+RAND()*0.5))" office:value-type="float" office:value="0.707134207937856" calcext:value-type="float">
            <text:p>0.707134207937856</text:p>
          </table:table-cell>
        </table:table-row>
        <table:table-row table:style-name="ro1">
          <table:table-cell table:formula="of:=RAND()*10-5" office:value-type="float" office:value="1.07093854693293" calcext:value-type="float">
            <text:p>1.07093854693293</text:p>
          </table:table-cell>
          <table:table-cell table:formula="of:=1/(1+EXP(-[.A477]*1.5+0.8+RAND()*0.5))" office:value-type="float" office:value="0.610995911641733" calcext:value-type="float">
            <text:p>0.610995911641733</text:p>
          </table:table-cell>
        </table:table-row>
        <table:table-row table:style-name="ro1">
          <table:table-cell table:formula="of:=RAND()*10-5" office:value-type="float" office:value="3.81379191072342" calcext:value-type="float">
            <text:p>3.81379191072342</text:p>
          </table:table-cell>
          <table:table-cell table:formula="of:=1/(1+EXP(-[.A478]*1.5+0.8+RAND()*0.5))" office:value-type="float" office:value="0.992272379359409" calcext:value-type="float">
            <text:p>0.992272379359409</text:p>
          </table:table-cell>
        </table:table-row>
        <table:table-row table:style-name="ro1">
          <table:table-cell table:formula="of:=RAND()*10-5" office:value-type="float" office:value="2.60027198267175" calcext:value-type="float">
            <text:p>2.60027198267175</text:p>
          </table:table-cell>
          <table:table-cell table:formula="of:=1/(1+EXP(-[.A479]*1.5+0.8+RAND()*0.5))" office:value-type="float" office:value="0.934126370736886" calcext:value-type="float">
            <text:p>0.934126370736886</text:p>
          </table:table-cell>
        </table:table-row>
        <table:table-row table:style-name="ro1">
          <table:table-cell table:formula="of:=RAND()*10-5" office:value-type="float" office:value="-0.709281382616072" calcext:value-type="float">
            <text:p>-0.709281382616072</text:p>
          </table:table-cell>
          <table:table-cell table:formula="of:=1/(1+EXP(-[.A480]*1.5+0.8+RAND()*0.5))" office:value-type="float" office:value="0.100472384965611" calcext:value-type="float">
            <text:p>0.100472384965611</text:p>
          </table:table-cell>
        </table:table-row>
        <table:table-row table:style-name="ro1">
          <table:table-cell table:formula="of:=RAND()*10-5" office:value-type="float" office:value="1.99880583057114" calcext:value-type="float">
            <text:p>1.99880583057114</text:p>
          </table:table-cell>
          <table:table-cell table:formula="of:=1/(1+EXP(-[.A481]*1.5+0.8+RAND()*0.5))" office:value-type="float" office:value="0.869719880034969" calcext:value-type="float">
            <text:p>0.869719880034969</text:p>
          </table:table-cell>
        </table:table-row>
        <table:table-row table:style-name="ro1">
          <table:table-cell table:formula="of:=RAND()*10-5" office:value-type="float" office:value="1.05474071268081" calcext:value-type="float">
            <text:p>1.05474071268081</text:p>
          </table:table-cell>
          <table:table-cell table:formula="of:=1/(1+EXP(-[.A482]*1.5+0.8+RAND()*0.5))" office:value-type="float" office:value="0.622780624761248" calcext:value-type="float">
            <text:p>0.622780624761248</text:p>
          </table:table-cell>
        </table:table-row>
        <table:table-row table:style-name="ro1">
          <table:table-cell table:formula="of:=RAND()*10-5" office:value-type="float" office:value="4.79991322207412" calcext:value-type="float">
            <text:p>4.79991322207412</text:p>
          </table:table-cell>
          <table:table-cell table:formula="of:=1/(1+EXP(-[.A483]*1.5+0.8+RAND()*0.5))" office:value-type="float" office:value="0.997467077203894" calcext:value-type="float">
            <text:p>0.997467077203894</text:p>
          </table:table-cell>
        </table:table-row>
        <table:table-row table:style-name="ro1">
          <table:table-cell table:formula="of:=RAND()*10-5" office:value-type="float" office:value="-3.56789883533898" calcext:value-type="float">
            <text:p>-3.56789883533898</text:p>
          </table:table-cell>
          <table:table-cell table:formula="of:=1/(1+EXP(-[.A484]*1.5+0.8+RAND()*0.5))" office:value-type="float" office:value="0.00149701436848819" calcext:value-type="float">
            <text:p>0.001497014368488</text:p>
          </table:table-cell>
        </table:table-row>
        <table:table-row table:style-name="ro1">
          <table:table-cell table:formula="of:=RAND()*10-5" office:value-type="float" office:value="-0.736834246711449" calcext:value-type="float">
            <text:p>-0.736834246711449</text:p>
          </table:table-cell>
          <table:table-cell table:formula="of:=1/(1+EXP(-[.A485]*1.5+0.8+RAND()*0.5))" office:value-type="float" office:value="0.0844755175811619" calcext:value-type="float">
            <text:p>0.084475517581162</text:p>
          </table:table-cell>
        </table:table-row>
        <table:table-row table:style-name="ro1">
          <table:table-cell table:formula="of:=RAND()*10-5" office:value-type="float" office:value="-1.18928048066495" calcext:value-type="float">
            <text:p>-1.18928048066495</text:p>
          </table:table-cell>
          <table:table-cell table:formula="of:=1/(1+EXP(-[.A486]*1.5+0.8+RAND()*0.5))" office:value-type="float" office:value="0.0610678213801549" calcext:value-type="float">
            <text:p>0.061067821380155</text:p>
          </table:table-cell>
        </table:table-row>
        <table:table-row table:style-name="ro1">
          <table:table-cell table:formula="of:=RAND()*10-5" office:value-type="float" office:value="-1.92440460856633" calcext:value-type="float">
            <text:p>-1.92440460856633</text:p>
          </table:table-cell>
          <table:table-cell table:formula="of:=1/(1+EXP(-[.A487]*1.5+0.8+RAND()*0.5))" office:value-type="float" office:value="0.0204779180284681" calcext:value-type="float">
            <text:p>0.020477918028468</text:p>
          </table:table-cell>
        </table:table-row>
        <table:table-row table:style-name="ro1">
          <table:table-cell table:formula="of:=RAND()*10-5" office:value-type="float" office:value="-0.89300678350387" calcext:value-type="float">
            <text:p>-0.89300678350387</text:p>
          </table:table-cell>
          <table:table-cell table:formula="of:=1/(1+EXP(-[.A488]*1.5+0.8+RAND()*0.5))" office:value-type="float" office:value="0.0690479536953639" calcext:value-type="float">
            <text:p>0.069047953695364</text:p>
          </table:table-cell>
        </table:table-row>
        <table:table-row table:style-name="ro1">
          <table:table-cell table:formula="of:=RAND()*10-5" office:value-type="float" office:value="-2.89892668204199" calcext:value-type="float">
            <text:p>-2.89892668204199</text:p>
          </table:table-cell>
          <table:table-cell table:formula="of:=1/(1+EXP(-[.A489]*1.5+0.8+RAND()*0.5))" office:value-type="float" office:value="0.00421323295554181" calcext:value-type="float">
            <text:p>0.004213232955542</text:p>
          </table:table-cell>
        </table:table-row>
        <table:table-row table:style-name="ro1">
          <table:table-cell table:formula="of:=RAND()*10-5" office:value-type="float" office:value="-1.63374665502694" calcext:value-type="float">
            <text:p>-1.63374665502694</text:p>
          </table:table-cell>
          <table:table-cell table:formula="of:=1/(1+EXP(-[.A490]*1.5+0.8+RAND()*0.5))" office:value-type="float" office:value="0.0370673240834153" calcext:value-type="float">
            <text:p>0.037067324083415</text:p>
          </table:table-cell>
        </table:table-row>
        <table:table-row table:style-name="ro1">
          <table:table-cell table:formula="of:=RAND()*10-5" office:value-type="float" office:value="-0.694693015885982" calcext:value-type="float">
            <text:p>-0.694693015885982</text:p>
          </table:table-cell>
          <table:table-cell table:formula="of:=1/(1+EXP(-[.A491]*1.5+0.8+RAND()*0.5))" office:value-type="float" office:value="0.125574817391841" calcext:value-type="float">
            <text:p>0.125574817391841</text:p>
          </table:table-cell>
        </table:table-row>
        <table:table-row table:style-name="ro1">
          <table:table-cell table:formula="of:=RAND()*10-5" office:value-type="float" office:value="3.37496949855094" calcext:value-type="float">
            <text:p>3.37496949855094</text:p>
          </table:table-cell>
          <table:table-cell table:formula="of:=1/(1+EXP(-[.A492]*1.5+0.8+RAND()*0.5))" office:value-type="float" office:value="0.984119761888232" calcext:value-type="float">
            <text:p>0.984119761888232</text:p>
          </table:table-cell>
        </table:table-row>
        <table:table-row table:style-name="ro1">
          <table:table-cell table:formula="of:=RAND()*10-5" office:value-type="float" office:value="1.84036110562075" calcext:value-type="float">
            <text:p>1.84036110562075</text:p>
          </table:table-cell>
          <table:table-cell table:formula="of:=1/(1+EXP(-[.A493]*1.5+0.8+RAND()*0.5))" office:value-type="float" office:value="0.843255278833911" calcext:value-type="float">
            <text:p>0.843255278833911</text:p>
          </table:table-cell>
        </table:table-row>
        <table:table-row table:style-name="ro1">
          <table:table-cell table:formula="of:=RAND()*10-5" office:value-type="float" office:value="-3.21233516499002" calcext:value-type="float">
            <text:p>-3.21233516499002</text:p>
          </table:table-cell>
          <table:table-cell table:formula="of:=1/(1+EXP(-[.A494]*1.5+0.8+RAND()*0.5))" office:value-type="float" office:value="0.00297896845608103" calcext:value-type="float">
            <text:p>0.002978968456081</text:p>
          </table:table-cell>
        </table:table-row>
        <table:table-row table:style-name="ro1">
          <table:table-cell table:formula="of:=RAND()*10-5" office:value-type="float" office:value="-3.43946616174486" calcext:value-type="float">
            <text:p>-3.43946616174486</text:p>
          </table:table-cell>
          <table:table-cell table:formula="of:=1/(1+EXP(-[.A495]*1.5+0.8+RAND()*0.5))" office:value-type="float" office:value="0.00239572445124754" calcext:value-type="float">
            <text:p>0.002395724451248</text:p>
          </table:table-cell>
        </table:table-row>
        <table:table-row table:style-name="ro1">
          <table:table-cell table:formula="of:=RAND()*10-5" office:value-type="float" office:value="-2.71678020815666" calcext:value-type="float">
            <text:p>-2.71678020815666</text:p>
          </table:table-cell>
          <table:table-cell table:formula="of:=1/(1+EXP(-[.A496]*1.5+0.8+RAND()*0.5))" office:value-type="float" office:value="0.00549533727973189" calcext:value-type="float">
            <text:p>0.005495337279732</text:p>
          </table:table-cell>
        </table:table-row>
        <table:table-row table:style-name="ro1">
          <table:table-cell table:formula="of:=RAND()*10-5" office:value-type="float" office:value="-2.95408379786592" calcext:value-type="float">
            <text:p>-2.95408379786592</text:p>
          </table:table-cell>
          <table:table-cell table:formula="of:=1/(1+EXP(-[.A497]*1.5+0.8+RAND()*0.5))" office:value-type="float" office:value="0.0042989345915052" calcext:value-type="float">
            <text:p>0.004298934591505</text:p>
          </table:table-cell>
        </table:table-row>
        <table:table-row table:style-name="ro1">
          <table:table-cell table:formula="of:=RAND()*10-5" office:value-type="float" office:value="2.90344236743661" calcext:value-type="float">
            <text:p>2.90344236743661</text:p>
          </table:table-cell>
          <table:table-cell table:formula="of:=1/(1+EXP(-[.A498]*1.5+0.8+RAND()*0.5))" office:value-type="float" office:value="0.97085108934613" calcext:value-type="float">
            <text:p>0.97085108934613</text:p>
          </table:table-cell>
        </table:table-row>
        <table:table-row table:style-name="ro1">
          <table:table-cell table:formula="of:=RAND()*10-5" office:value-type="float" office:value="2.71942241412179" calcext:value-type="float">
            <text:p>2.71942241412179</text:p>
          </table:table-cell>
          <table:table-cell table:formula="of:=1/(1+EXP(-[.A499]*1.5+0.8+RAND()*0.5))" office:value-type="float" office:value="0.963086046752722" calcext:value-type="float">
            <text:p>0.963086046752722</text:p>
          </table:table-cell>
        </table:table-row>
        <table:table-row table:style-name="ro1">
          <table:table-cell table:formula="of:=RAND()*10-5" office:value-type="float" office:value="-4.71414300441861" calcext:value-type="float">
            <text:p>-4.71414300441861</text:p>
          </table:table-cell>
          <table:table-cell table:formula="of:=1/(1+EXP(-[.A500]*1.5+0.8+RAND()*0.5))" office:value-type="float" office:value="0.000302863385334506" calcext:value-type="float">
            <text:p>0.000302863385335</text:p>
          </table:table-cell>
        </table:table-row>
        <table:table-row table:style-name="ro1">
          <table:table-cell table:formula="of:=RAND()*10-5" office:value-type="float" office:value="-0.565305969325076" calcext:value-type="float">
            <text:p>-0.565305969325076</text:p>
          </table:table-cell>
          <table:table-cell table:formula="of:=1/(1+EXP(-[.A501]*1.5+0.8+RAND()*0.5))" office:value-type="float" office:value="0.130901568801267" calcext:value-type="float">
            <text:p>0.130901568801267</text:p>
          </table:table-cell>
        </table:table-row>
        <table:table-row table:style-name="ro1">
          <table:table-cell table:formula="of:=RAND()*10-5" office:value-type="float" office:value="3.83347738107487" calcext:value-type="float">
            <text:p>3.83347738107487</text:p>
          </table:table-cell>
          <table:table-cell table:formula="of:=1/(1+EXP(-[.A502]*1.5+0.8+RAND()*0.5))" office:value-type="float" office:value="0.990593767127307" calcext:value-type="float">
            <text:p>0.990593767127307</text:p>
          </table:table-cell>
        </table:table-row>
        <table:table-row table:style-name="ro1">
          <table:table-cell table:formula="of:=RAND()*10-5" office:value-type="float" office:value="-3.80399936718092" calcext:value-type="float">
            <text:p>-3.80399936718092</text:p>
          </table:table-cell>
          <table:table-cell table:formula="of:=1/(1+EXP(-[.A503]*1.5+0.8+RAND()*0.5))" office:value-type="float" office:value="0.000998270194641549" calcext:value-type="float">
            <text:p>0.000998270194642</text:p>
          </table:table-cell>
        </table:table-row>
        <table:table-row table:style-name="ro1">
          <table:table-cell table:formula="of:=RAND()*10-5" office:value-type="float" office:value="4.28333161149325" calcext:value-type="float">
            <text:p>4.28333161149325</text:p>
          </table:table-cell>
          <table:table-cell table:formula="of:=1/(1+EXP(-[.A504]*1.5+0.8+RAND()*0.5))" office:value-type="float" office:value="0.994809606079934" calcext:value-type="float">
            <text:p>0.994809606079934</text:p>
          </table:table-cell>
        </table:table-row>
        <table:table-row table:style-name="ro1">
          <table:table-cell table:formula="of:=RAND()*10-5" office:value-type="float" office:value="-3.14787070399632" calcext:value-type="float">
            <text:p>-3.14787070399632</text:p>
          </table:table-cell>
          <table:table-cell table:formula="of:=1/(1+EXP(-[.A505]*1.5+0.8+RAND()*0.5))" office:value-type="float" office:value="0.00254166141486753" calcext:value-type="float">
            <text:p>0.002541661414868</text:p>
          </table:table-cell>
        </table:table-row>
        <table:table-row table:style-name="ro1">
          <table:table-cell table:formula="of:=RAND()*10-5" office:value-type="float" office:value="0.724375084345807" calcext:value-type="float">
            <text:p>0.724375084345807</text:p>
          </table:table-cell>
          <table:table-cell table:formula="of:=1/(1+EXP(-[.A506]*1.5+0.8+RAND()*0.5))" office:value-type="float" office:value="0.458183059731034" calcext:value-type="float">
            <text:p>0.458183059731034</text:p>
          </table:table-cell>
        </table:table-row>
        <table:table-row table:style-name="ro1">
          <table:table-cell table:formula="of:=RAND()*10-5" office:value-type="float" office:value="0.130278499969009" calcext:value-type="float">
            <text:p>0.130278499969009</text:p>
          </table:table-cell>
          <table:table-cell table:formula="of:=1/(1+EXP(-[.A507]*1.5+0.8+RAND()*0.5))" office:value-type="float" office:value="0.264888849016332" calcext:value-type="float">
            <text:p>0.264888849016332</text:p>
          </table:table-cell>
        </table:table-row>
        <table:table-row table:style-name="ro1">
          <table:table-cell table:formula="of:=RAND()*10-5" office:value-type="float" office:value="3.65650737221884" calcext:value-type="float">
            <text:p>3.65650737221884</text:p>
          </table:table-cell>
          <table:table-cell table:formula="of:=1/(1+EXP(-[.A508]*1.5+0.8+RAND()*0.5))" office:value-type="float" office:value="0.987076575453754" calcext:value-type="float">
            <text:p>0.987076575453754</text:p>
          </table:table-cell>
        </table:table-row>
        <table:table-row table:style-name="ro1">
          <table:table-cell table:formula="of:=RAND()*10-5" office:value-type="float" office:value="1.3996736911683" calcext:value-type="float">
            <text:p>1.3996736911683</text:p>
          </table:table-cell>
          <table:table-cell table:formula="of:=1/(1+EXP(-[.A509]*1.5+0.8+RAND()*0.5))" office:value-type="float" office:value="0.755498712442125" calcext:value-type="float">
            <text:p>0.755498712442125</text:p>
          </table:table-cell>
        </table:table-row>
        <table:table-row table:style-name="ro1">
          <table:table-cell table:formula="of:=RAND()*10-5" office:value-type="float" office:value="-3.31533009096708" calcext:value-type="float">
            <text:p>-3.31533009096708</text:p>
          </table:table-cell>
          <table:table-cell table:formula="of:=1/(1+EXP(-[.A510]*1.5+0.8+RAND()*0.5))" office:value-type="float" office:value="0.00220265234987008" calcext:value-type="float">
            <text:p>0.00220265234987</text:p>
          </table:table-cell>
        </table:table-row>
        <table:table-row table:style-name="ro1">
          <table:table-cell table:formula="of:=RAND()*10-5" office:value-type="float" office:value="3.23032610705299" calcext:value-type="float">
            <text:p>3.23032610705299</text:p>
          </table:table-cell>
          <table:table-cell table:formula="of:=1/(1+EXP(-[.A511]*1.5+0.8+RAND()*0.5))" office:value-type="float" office:value="0.97775865543551" calcext:value-type="float">
            <text:p>0.97775865543551</text:p>
          </table:table-cell>
        </table:table-row>
        <table:table-row table:style-name="ro1">
          <table:table-cell table:formula="of:=RAND()*10-5" office:value-type="float" office:value="2.60603731923485" calcext:value-type="float">
            <text:p>2.60603731923485</text:p>
          </table:table-cell>
          <table:table-cell table:formula="of:=1/(1+EXP(-[.A512]*1.5+0.8+RAND()*0.5))" office:value-type="float" office:value="0.941199542830576" calcext:value-type="float">
            <text:p>0.941199542830576</text:p>
          </table:table-cell>
        </table:table-row>
        <table:table-row table:style-name="ro1">
          <table:table-cell table:formula="of:=RAND()*10-5" office:value-type="float" office:value="3.82095243997396" calcext:value-type="float">
            <text:p>3.82095243997396</text:p>
          </table:table-cell>
          <table:table-cell table:formula="of:=1/(1+EXP(-[.A513]*1.5+0.8+RAND()*0.5))" office:value-type="float" office:value="0.99113773337277" calcext:value-type="float">
            <text:p>0.99113773337277</text:p>
          </table:table-cell>
        </table:table-row>
        <table:table-row table:style-name="ro1">
          <table:table-cell table:formula="of:=RAND()*10-5" office:value-type="float" office:value="-2.91756483616366" calcext:value-type="float">
            <text:p>-2.91756483616366</text:p>
          </table:table-cell>
          <table:table-cell table:formula="of:=1/(1+EXP(-[.A514]*1.5+0.8+RAND()*0.5))" office:value-type="float" office:value="0.00348333820630869" calcext:value-type="float">
            <text:p>0.003483338206309</text:p>
          </table:table-cell>
        </table:table-row>
        <table:table-row table:style-name="ro1">
          <table:table-cell table:formula="of:=RAND()*10-5" office:value-type="float" office:value="-3.90953035951884" calcext:value-type="float">
            <text:p>-3.90953035951884</text:p>
          </table:table-cell>
          <table:table-cell table:formula="of:=1/(1+EXP(-[.A515]*1.5+0.8+RAND()*0.5))" office:value-type="float" office:value="0.000991256895293815" calcext:value-type="float">
            <text:p>0.000991256895294</text:p>
          </table:table-cell>
        </table:table-row>
        <table:table-row table:style-name="ro1">
          <table:table-cell table:formula="of:=RAND()*10-5" office:value-type="float" office:value="-1.70836436840317" calcext:value-type="float">
            <text:p>-1.70836436840317</text:p>
          </table:table-cell>
          <table:table-cell table:formula="of:=1/(1+EXP(-[.A516]*1.5+0.8+RAND()*0.5))" office:value-type="float" office:value="0.0308180026766384" calcext:value-type="float">
            <text:p>0.030818002676638</text:p>
          </table:table-cell>
        </table:table-row>
        <table:table-row table:style-name="ro1">
          <table:table-cell table:formula="of:=RAND()*10-5" office:value-type="float" office:value="-3.01092182147263" calcext:value-type="float">
            <text:p>-3.01092182147263</text:p>
          </table:table-cell>
          <table:table-cell table:formula="of:=1/(1+EXP(-[.A517]*1.5+0.8+RAND()*0.5))" office:value-type="float" office:value="0.00419538971005737" calcext:value-type="float">
            <text:p>0.004195389710057</text:p>
          </table:table-cell>
        </table:table-row>
        <table:table-row table:style-name="ro1">
          <table:table-cell table:formula="of:=RAND()*10-5" office:value-type="float" office:value="-0.51370229670905" calcext:value-type="float">
            <text:p>-0.51370229670905</text:p>
          </table:table-cell>
          <table:table-cell table:formula="of:=1/(1+EXP(-[.A518]*1.5+0.8+RAND()*0.5))" office:value-type="float" office:value="0.141930042911441" calcext:value-type="float">
            <text:p>0.141930042911441</text:p>
          </table:table-cell>
        </table:table-row>
        <table:table-row table:style-name="ro1">
          <table:table-cell table:formula="of:=RAND()*10-5" office:value-type="float" office:value="0.977542902165039" calcext:value-type="float">
            <text:p>0.977542902165039</text:p>
          </table:table-cell>
          <table:table-cell table:formula="of:=1/(1+EXP(-[.A519]*1.5+0.8+RAND()*0.5))" office:value-type="float" office:value="0.569643843467797" calcext:value-type="float">
            <text:p>0.569643843467797</text:p>
          </table:table-cell>
        </table:table-row>
        <table:table-row table:style-name="ro1">
          <table:table-cell table:formula="of:=RAND()*10-5" office:value-type="float" office:value="-3.6427574272372" calcext:value-type="float">
            <text:p>-3.6427574272372</text:p>
          </table:table-cell>
          <table:table-cell table:formula="of:=1/(1+EXP(-[.A520]*1.5+0.8+RAND()*0.5))" office:value-type="float" office:value="0.00149855709927898" calcext:value-type="float">
            <text:p>0.001498557099279</text:p>
          </table:table-cell>
        </table:table-row>
        <table:table-row table:style-name="ro1">
          <table:table-cell table:formula="of:=RAND()*10-5" office:value-type="float" office:value="0.440974587428813" calcext:value-type="float">
            <text:p>0.440974587428813</text:p>
          </table:table-cell>
          <table:table-cell table:formula="of:=1/(1+EXP(-[.A521]*1.5+0.8+RAND()*0.5))" office:value-type="float" office:value="0.464434289709352" calcext:value-type="float">
            <text:p>0.464434289709352</text:p>
          </table:table-cell>
        </table:table-row>
        <table:table-row table:style-name="ro1">
          <table:table-cell table:formula="of:=RAND()*10-5" office:value-type="float" office:value="1.76398603234108" calcext:value-type="float">
            <text:p>1.76398603234108</text:p>
          </table:table-cell>
          <table:table-cell table:formula="of:=1/(1+EXP(-[.A522]*1.5+0.8+RAND()*0.5))" office:value-type="float" office:value="0.834361790853464" calcext:value-type="float">
            <text:p>0.834361790853464</text:p>
          </table:table-cell>
        </table:table-row>
        <table:table-row table:style-name="ro1">
          <table:table-cell table:formula="of:=RAND()*10-5" office:value-type="float" office:value="1.68554250086541" calcext:value-type="float">
            <text:p>1.68554250086541</text:p>
          </table:table-cell>
          <table:table-cell table:formula="of:=1/(1+EXP(-[.A523]*1.5+0.8+RAND()*0.5))" office:value-type="float" office:value="0.809798080107778" calcext:value-type="float">
            <text:p>0.809798080107778</text:p>
          </table:table-cell>
        </table:table-row>
        <table:table-row table:style-name="ro1">
          <table:table-cell table:formula="of:=RAND()*10-5" office:value-type="float" office:value="-4.76443830110844" calcext:value-type="float">
            <text:p>-4.76443830110844</text:p>
          </table:table-cell>
          <table:table-cell table:formula="of:=1/(1+EXP(-[.A524]*1.5+0.8+RAND()*0.5))" office:value-type="float" office:value="0.000332791568218558" calcext:value-type="float">
            <text:p>0.000332791568219</text:p>
          </table:table-cell>
        </table:table-row>
        <table:table-row table:style-name="ro1">
          <table:table-cell table:formula="of:=RAND()*10-5" office:value-type="float" office:value="-0.579970006247697" calcext:value-type="float">
            <text:p>-0.579970006247697</text:p>
          </table:table-cell>
          <table:table-cell table:formula="of:=1/(1+EXP(-[.A525]*1.5+0.8+RAND()*0.5))" office:value-type="float" office:value="0.119166417748938" calcext:value-type="float">
            <text:p>0.119166417748938</text:p>
          </table:table-cell>
        </table:table-row>
        <table:table-row table:style-name="ro1">
          <table:table-cell table:formula="of:=RAND()*10-5" office:value-type="float" office:value="-0.308377348648489" calcext:value-type="float">
            <text:p>-0.308377348648489</text:p>
          </table:table-cell>
          <table:table-cell table:formula="of:=1/(1+EXP(-[.A526]*1.5+0.8+RAND()*0.5))" office:value-type="float" office:value="0.199804490700279" calcext:value-type="float">
            <text:p>0.199804490700279</text:p>
          </table:table-cell>
        </table:table-row>
        <table:table-row table:style-name="ro1">
          <table:table-cell table:formula="of:=RAND()*10-5" office:value-type="float" office:value="-0.446156520238318" calcext:value-type="float">
            <text:p>-0.446156520238318</text:p>
          </table:table-cell>
          <table:table-cell table:formula="of:=1/(1+EXP(-[.A527]*1.5+0.8+RAND()*0.5))" office:value-type="float" office:value="0.14872546832666" calcext:value-type="float">
            <text:p>0.14872546832666</text:p>
          </table:table-cell>
        </table:table-row>
        <table:table-row table:style-name="ro1">
          <table:table-cell table:formula="of:=RAND()*10-5" office:value-type="float" office:value="2.42401786786813" calcext:value-type="float">
            <text:p>2.42401786786813</text:p>
          </table:table-cell>
          <table:table-cell table:formula="of:=1/(1+EXP(-[.A528]*1.5+0.8+RAND()*0.5))" office:value-type="float" office:value="0.912647886568432" calcext:value-type="float">
            <text:p>0.912647886568432</text:p>
          </table:table-cell>
        </table:table-row>
        <table:table-row table:style-name="ro1">
          <table:table-cell table:formula="of:=RAND()*10-5" office:value-type="float" office:value="0.0505204189661974" calcext:value-type="float">
            <text:p>0.050520418966197</text:p>
          </table:table-cell>
          <table:table-cell table:formula="of:=1/(1+EXP(-[.A529]*1.5+0.8+RAND()*0.5))" office:value-type="float" office:value="0.258058971668445" calcext:value-type="float">
            <text:p>0.258058971668445</text:p>
          </table:table-cell>
        </table:table-row>
        <table:table-row table:style-name="ro1">
          <table:table-cell table:formula="of:=RAND()*10-5" office:value-type="float" office:value="1.86887007225598" calcext:value-type="float">
            <text:p>1.86887007225598</text:p>
          </table:table-cell>
          <table:table-cell table:formula="of:=1/(1+EXP(-[.A530]*1.5+0.8+RAND()*0.5))" office:value-type="float" office:value="0.865329354118617" calcext:value-type="float">
            <text:p>0.865329354118617</text:p>
          </table:table-cell>
        </table:table-row>
        <table:table-row table:style-name="ro1">
          <table:table-cell table:formula="of:=RAND()*10-5" office:value-type="float" office:value="0.487793459778326" calcext:value-type="float">
            <text:p>0.487793459778326</text:p>
          </table:table-cell>
          <table:table-cell table:formula="of:=1/(1+EXP(-[.A531]*1.5+0.8+RAND()*0.5))" office:value-type="float" office:value="0.451540405087491" calcext:value-type="float">
            <text:p>0.451540405087491</text:p>
          </table:table-cell>
        </table:table-row>
        <table:table-row table:style-name="ro1">
          <table:table-cell table:formula="of:=RAND()*10-5" office:value-type="float" office:value="-2.24820297987386" calcext:value-type="float">
            <text:p>-2.24820297987386</text:p>
          </table:table-cell>
          <table:table-cell table:formula="of:=1/(1+EXP(-[.A532]*1.5+0.8+RAND()*0.5))" office:value-type="float" office:value="0.0128907395057864" calcext:value-type="float">
            <text:p>0.012890739505786</text:p>
          </table:table-cell>
        </table:table-row>
        <table:table-row table:style-name="ro1">
          <table:table-cell table:formula="of:=RAND()*10-5" office:value-type="float" office:value="-0.384245195410436" calcext:value-type="float">
            <text:p>-0.384245195410436</text:p>
          </table:table-cell>
          <table:table-cell table:formula="of:=1/(1+EXP(-[.A533]*1.5+0.8+RAND()*0.5))" office:value-type="float" office:value="0.13523727805799" calcext:value-type="float">
            <text:p>0.13523727805799</text:p>
          </table:table-cell>
        </table:table-row>
        <table:table-row table:style-name="ro1">
          <table:table-cell table:formula="of:=RAND()*10-5" office:value-type="float" office:value="0.71931571123433" calcext:value-type="float">
            <text:p>0.71931571123433</text:p>
          </table:table-cell>
          <table:table-cell table:formula="of:=1/(1+EXP(-[.A534]*1.5+0.8+RAND()*0.5))" office:value-type="float" office:value="0.474800813195651" calcext:value-type="float">
            <text:p>0.474800813195651</text:p>
          </table:table-cell>
        </table:table-row>
        <table:table-row table:style-name="ro1">
          <table:table-cell table:formula="of:=RAND()*10-5" office:value-type="float" office:value="-4.41060644500507" calcext:value-type="float">
            <text:p>-4.41060644500507</text:p>
          </table:table-cell>
          <table:table-cell table:formula="of:=1/(1+EXP(-[.A535]*1.5+0.8+RAND()*0.5))" office:value-type="float" office:value="0.00056800369555545" calcext:value-type="float">
            <text:p>0.000568003695555</text:p>
          </table:table-cell>
        </table:table-row>
        <table:table-row table:style-name="ro1">
          <table:table-cell table:formula="of:=RAND()*10-5" office:value-type="float" office:value="-4.80601587111909" calcext:value-type="float">
            <text:p>-4.80601587111909</text:p>
          </table:table-cell>
          <table:table-cell table:formula="of:=1/(1+EXP(-[.A536]*1.5+0.8+RAND()*0.5))" office:value-type="float" office:value="0.000278161851576174" calcext:value-type="float">
            <text:p>0.000278161851576</text:p>
          </table:table-cell>
        </table:table-row>
        <table:table-row table:style-name="ro1">
          <table:table-cell table:formula="of:=RAND()*10-5" office:value-type="float" office:value="3.77441640987246" calcext:value-type="float">
            <text:p>3.77441640987246</text:p>
          </table:table-cell>
          <table:table-cell table:formula="of:=1/(1+EXP(-[.A537]*1.5+0.8+RAND()*0.5))" office:value-type="float" office:value="0.991038370061028" calcext:value-type="float">
            <text:p>0.991038370061028</text:p>
          </table:table-cell>
        </table:table-row>
        <table:table-row table:style-name="ro1">
          <table:table-cell table:formula="of:=RAND()*10-5" office:value-type="float" office:value="-1.15693909310939" calcext:value-type="float">
            <text:p>-1.15693909310939</text:p>
          </table:table-cell>
          <table:table-cell table:formula="of:=1/(1+EXP(-[.A538]*1.5+0.8+RAND()*0.5))" office:value-type="float" office:value="0.0517352879957884" calcext:value-type="float">
            <text:p>0.051735287995788</text:p>
          </table:table-cell>
        </table:table-row>
        <table:table-row table:style-name="ro1">
          <table:table-cell table:formula="of:=RAND()*10-5" office:value-type="float" office:value="-4.7655012112663" calcext:value-type="float">
            <text:p>-4.7655012112663</text:p>
          </table:table-cell>
          <table:table-cell table:formula="of:=1/(1+EXP(-[.A539]*1.5+0.8+RAND()*0.5))" office:value-type="float" office:value="0.000334773489582004" calcext:value-type="float">
            <text:p>0.000334773489582</text:p>
          </table:table-cell>
        </table:table-row>
        <table:table-row table:style-name="ro1">
          <table:table-cell table:formula="of:=RAND()*10-5" office:value-type="float" office:value="-1.83307317254039" calcext:value-type="float">
            <text:p>-1.83307317254039</text:p>
          </table:table-cell>
          <table:table-cell table:formula="of:=1/(1+EXP(-[.A540]*1.5+0.8+RAND()*0.5))" office:value-type="float" office:value="0.0218953734472289" calcext:value-type="float">
            <text:p>0.021895373447229</text:p>
          </table:table-cell>
        </table:table-row>
        <table:table-row table:style-name="ro1">
          <table:table-cell table:formula="of:=RAND()*10-5" office:value-type="float" office:value="-1.26669093768138" calcext:value-type="float">
            <text:p>-1.26669093768138</text:p>
          </table:table-cell>
          <table:table-cell table:formula="of:=1/(1+EXP(-[.A541]*1.5+0.8+RAND()*0.5))" office:value-type="float" office:value="0.0432917097628028" calcext:value-type="float">
            <text:p>0.043291709762803</text:p>
          </table:table-cell>
        </table:table-row>
        <table:table-row table:style-name="ro1">
          <table:table-cell table:formula="of:=RAND()*10-5" office:value-type="float" office:value="-3.69018151654115" calcext:value-type="float">
            <text:p>-3.69018151654115</text:p>
          </table:table-cell>
          <table:table-cell table:formula="of:=1/(1+EXP(-[.A542]*1.5+0.8+RAND()*0.5))" office:value-type="float" office:value="0.0011922906374324" calcext:value-type="float">
            <text:p>0.001192290637432</text:p>
          </table:table-cell>
        </table:table-row>
        <table:table-row table:style-name="ro1">
          <table:table-cell table:formula="of:=RAND()*10-5" office:value-type="float" office:value="4.14781255209081" calcext:value-type="float">
            <text:p>4.14781255209081</text:p>
          </table:table-cell>
          <table:table-cell table:formula="of:=1/(1+EXP(-[.A543]*1.5+0.8+RAND()*0.5))" office:value-type="float" office:value="0.995256280042888" calcext:value-type="float">
            <text:p>0.995256280042888</text:p>
          </table:table-cell>
        </table:table-row>
        <table:table-row table:style-name="ro1">
          <table:table-cell table:formula="of:=RAND()*10-5" office:value-type="float" office:value="1.71530939936126" calcext:value-type="float">
            <text:p>1.71530939936126</text:p>
          </table:table-cell>
          <table:table-cell table:formula="of:=1/(1+EXP(-[.A544]*1.5+0.8+RAND()*0.5))" office:value-type="float" office:value="0.824569254772141" calcext:value-type="float">
            <text:p>0.824569254772141</text:p>
          </table:table-cell>
        </table:table-row>
        <table:table-row table:style-name="ro1">
          <table:table-cell table:formula="of:=RAND()*10-5" office:value-type="float" office:value="3.04900180541661" calcext:value-type="float">
            <text:p>3.04900180541661</text:p>
          </table:table-cell>
          <table:table-cell table:formula="of:=1/(1+EXP(-[.A545]*1.5+0.8+RAND()*0.5))" office:value-type="float" office:value="0.973322133202148" calcext:value-type="float">
            <text:p>0.973322133202148</text:p>
          </table:table-cell>
        </table:table-row>
        <table:table-row table:style-name="ro1">
          <table:table-cell table:formula="of:=RAND()*10-5" office:value-type="float" office:value="-2.85677774240415" calcext:value-type="float">
            <text:p>-2.85677774240415</text:p>
          </table:table-cell>
          <table:table-cell table:formula="of:=1/(1+EXP(-[.A546]*1.5+0.8+RAND()*0.5))" office:value-type="float" office:value="0.00598302133950823" calcext:value-type="float">
            <text:p>0.005983021339508</text:p>
          </table:table-cell>
        </table:table-row>
        <table:table-row table:style-name="ro1">
          <table:table-cell table:formula="of:=RAND()*10-5" office:value-type="float" office:value="1.24798054043096" calcext:value-type="float">
            <text:p>1.24798054043096</text:p>
          </table:table-cell>
          <table:table-cell table:formula="of:=1/(1+EXP(-[.A547]*1.5+0.8+RAND()*0.5))" office:value-type="float" office:value="0.741285173967345" calcext:value-type="float">
            <text:p>0.741285173967345</text:p>
          </table:table-cell>
        </table:table-row>
        <table:table-row table:style-name="ro1">
          <table:table-cell table:formula="of:=RAND()*10-5" office:value-type="float" office:value="2.15362998339605" calcext:value-type="float">
            <text:p>2.15362998339605</text:p>
          </table:table-cell>
          <table:table-cell table:formula="of:=1/(1+EXP(-[.A548]*1.5+0.8+RAND()*0.5))" office:value-type="float" office:value="0.91569442521182" calcext:value-type="float">
            <text:p>0.91569442521182</text:p>
          </table:table-cell>
        </table:table-row>
        <table:table-row table:style-name="ro1">
          <table:table-cell table:formula="of:=RAND()*10-5" office:value-type="float" office:value="3.00727756482164" calcext:value-type="float">
            <text:p>3.00727756482164</text:p>
          </table:table-cell>
          <table:table-cell table:formula="of:=1/(1+EXP(-[.A549]*1.5+0.8+RAND()*0.5))" office:value-type="float" office:value="0.972592429755113" calcext:value-type="float">
            <text:p>0.972592429755113</text:p>
          </table:table-cell>
        </table:table-row>
        <table:table-row table:style-name="ro1">
          <table:table-cell table:formula="of:=RAND()*10-5" office:value-type="float" office:value="-1.21937305615541" calcext:value-type="float">
            <text:p>-1.21937305615541</text:p>
          </table:table-cell>
          <table:table-cell table:formula="of:=1/(1+EXP(-[.A550]*1.5+0.8+RAND()*0.5))" office:value-type="float" office:value="0.0593179983017875" calcext:value-type="float">
            <text:p>0.059317998301788</text:p>
          </table:table-cell>
        </table:table-row>
        <table:table-row table:style-name="ro1">
          <table:table-cell table:formula="of:=RAND()*10-5" office:value-type="float" office:value="-3.74248573189254" calcext:value-type="float">
            <text:p>-3.74248573189254</text:p>
          </table:table-cell>
          <table:table-cell table:formula="of:=1/(1+EXP(-[.A551]*1.5+0.8+RAND()*0.5))" office:value-type="float" office:value="0.00156157865541137" calcext:value-type="float">
            <text:p>0.001561578655411</text:p>
          </table:table-cell>
        </table:table-row>
        <table:table-row table:style-name="ro1">
          <table:table-cell table:formula="of:=RAND()*10-5" office:value-type="float" office:value="-4.1766338925263" calcext:value-type="float">
            <text:p>-4.1766338925263</text:p>
          </table:table-cell>
          <table:table-cell table:formula="of:=1/(1+EXP(-[.A552]*1.5+0.8+RAND()*0.5))" office:value-type="float" office:value="0.00065754183149348" calcext:value-type="float">
            <text:p>0.000657541831493</text:p>
          </table:table-cell>
        </table:table-row>
        <table:table-row table:style-name="ro1">
          <table:table-cell table:formula="of:=RAND()*10-5" office:value-type="float" office:value="1.39298652043346" calcext:value-type="float">
            <text:p>1.39298652043346</text:p>
          </table:table-cell>
          <table:table-cell table:formula="of:=1/(1+EXP(-[.A553]*1.5+0.8+RAND()*0.5))" office:value-type="float" office:value="0.725658003756354" calcext:value-type="float">
            <text:p>0.725658003756354</text:p>
          </table:table-cell>
        </table:table-row>
        <table:table-row table:style-name="ro1">
          <table:table-cell table:formula="of:=RAND()*10-5" office:value-type="float" office:value="-0.0938504503579809" calcext:value-type="float">
            <text:p>-0.093850450357981</text:p>
          </table:table-cell>
          <table:table-cell table:formula="of:=1/(1+EXP(-[.A554]*1.5+0.8+RAND()*0.5))" office:value-type="float" office:value="0.194106827357524" calcext:value-type="float">
            <text:p>0.194106827357524</text:p>
          </table:table-cell>
        </table:table-row>
        <table:table-row table:style-name="ro1">
          <table:table-cell table:formula="of:=RAND()*10-5" office:value-type="float" office:value="0.0117558109024065" calcext:value-type="float">
            <text:p>0.011755810902407</text:p>
          </table:table-cell>
          <table:table-cell table:formula="of:=1/(1+EXP(-[.A555]*1.5+0.8+RAND()*0.5))" office:value-type="float" office:value="0.247512704413777" calcext:value-type="float">
            <text:p>0.247512704413777</text:p>
          </table:table-cell>
        </table:table-row>
        <table:table-row table:style-name="ro1">
          <table:table-cell table:formula="of:=RAND()*10-5" office:value-type="float" office:value="0.678119525181542" calcext:value-type="float">
            <text:p>0.678119525181542</text:p>
          </table:table-cell>
          <table:table-cell table:formula="of:=1/(1+EXP(-[.A556]*1.5+0.8+RAND()*0.5))" office:value-type="float" office:value="0.517569500535461" calcext:value-type="float">
            <text:p>0.517569500535461</text:p>
          </table:table-cell>
        </table:table-row>
        <table:table-row table:style-name="ro1">
          <table:table-cell table:formula="of:=RAND()*10-5" office:value-type="float" office:value="-1.27168194276912" calcext:value-type="float">
            <text:p>-1.27168194276912</text:p>
          </table:table-cell>
          <table:table-cell table:formula="of:=1/(1+EXP(-[.A557]*1.5+0.8+RAND()*0.5))" office:value-type="float" office:value="0.052020443331497" calcext:value-type="float">
            <text:p>0.052020443331497</text:p>
          </table:table-cell>
        </table:table-row>
        <table:table-row table:style-name="ro1">
          <table:table-cell table:formula="of:=RAND()*10-5" office:value-type="float" office:value="-1.13777333559842" calcext:value-type="float">
            <text:p>-1.13777333559842</text:p>
          </table:table-cell>
          <table:table-cell table:formula="of:=1/(1+EXP(-[.A558]*1.5+0.8+RAND()*0.5))" office:value-type="float" office:value="0.0503966999975425" calcext:value-type="float">
            <text:p>0.050396699997543</text:p>
          </table:table-cell>
        </table:table-row>
        <table:table-row table:style-name="ro1">
          <table:table-cell table:formula="of:=RAND()*10-5" office:value-type="float" office:value="-0.531289726612257" calcext:value-type="float">
            <text:p>-0.531289726612257</text:p>
          </table:table-cell>
          <table:table-cell table:formula="of:=1/(1+EXP(-[.A559]*1.5+0.8+RAND()*0.5))" office:value-type="float" office:value="0.146042464100605" calcext:value-type="float">
            <text:p>0.146042464100605</text:p>
          </table:table-cell>
        </table:table-row>
        <table:table-row table:style-name="ro1">
          <table:table-cell table:formula="of:=RAND()*10-5" office:value-type="float" office:value="1.67504392183082" calcext:value-type="float">
            <text:p>1.67504392183082</text:p>
          </table:table-cell>
          <table:table-cell table:formula="of:=1/(1+EXP(-[.A560]*1.5+0.8+RAND()*0.5))" office:value-type="float" office:value="0.815477619934014" calcext:value-type="float">
            <text:p>0.815477619934014</text:p>
          </table:table-cell>
        </table:table-row>
        <table:table-row table:style-name="ro1">
          <table:table-cell table:formula="of:=RAND()*10-5" office:value-type="float" office:value="4.1612460808607" calcext:value-type="float">
            <text:p>4.1612460808607</text:p>
          </table:table-cell>
          <table:table-cell table:formula="of:=1/(1+EXP(-[.A561]*1.5+0.8+RAND()*0.5))" office:value-type="float" office:value="0.994681209359466" calcext:value-type="float">
            <text:p>0.994681209359466</text:p>
          </table:table-cell>
        </table:table-row>
        <table:table-row table:style-name="ro1">
          <table:table-cell table:formula="of:=RAND()*10-5" office:value-type="float" office:value="4.29441513250783" calcext:value-type="float">
            <text:p>4.29441513250783</text:p>
          </table:table-cell>
          <table:table-cell table:formula="of:=1/(1+EXP(-[.A562]*1.5+0.8+RAND()*0.5))" office:value-type="float" office:value="0.995791582264376" calcext:value-type="float">
            <text:p>0.995791582264376</text:p>
          </table:table-cell>
        </table:table-row>
        <table:table-row table:style-name="ro1">
          <table:table-cell table:formula="of:=RAND()*10-5" office:value-type="float" office:value="1.90797848941787" calcext:value-type="float">
            <text:p>1.90797848941787</text:p>
          </table:table-cell>
          <table:table-cell table:formula="of:=1/(1+EXP(-[.A563]*1.5+0.8+RAND()*0.5))" office:value-type="float" office:value="0.868993422613277" calcext:value-type="float">
            <text:p>0.868993422613277</text:p>
          </table:table-cell>
        </table:table-row>
        <table:table-row table:style-name="ro1">
          <table:table-cell table:formula="of:=RAND()*10-5" office:value-type="float" office:value="-3.22906848786282" calcext:value-type="float">
            <text:p>-3.22906848786282</text:p>
          </table:table-cell>
          <table:table-cell table:formula="of:=1/(1+EXP(-[.A564]*1.5+0.8+RAND()*0.5))" office:value-type="float" office:value="0.00242864710871152" calcext:value-type="float">
            <text:p>0.002428647108712</text:p>
          </table:table-cell>
        </table:table-row>
        <table:table-row table:style-name="ro1">
          <table:table-cell table:formula="of:=RAND()*10-5" office:value-type="float" office:value="-1.56519915963398" calcext:value-type="float">
            <text:p>-1.56519915963398</text:p>
          </table:table-cell>
          <table:table-cell table:formula="of:=1/(1+EXP(-[.A565]*1.5+0.8+RAND()*0.5))" office:value-type="float" office:value="0.0353357663862125" calcext:value-type="float">
            <text:p>0.035335766386213</text:p>
          </table:table-cell>
        </table:table-row>
        <table:table-row table:style-name="ro1">
          <table:table-cell table:formula="of:=RAND()*10-5" office:value-type="float" office:value="1.81677332978255" calcext:value-type="float">
            <text:p>1.81677332978255</text:p>
          </table:table-cell>
          <table:table-cell table:formula="of:=1/(1+EXP(-[.A566]*1.5+0.8+RAND()*0.5))" office:value-type="float" office:value="0.852659320524815" calcext:value-type="float">
            <text:p>0.852659320524815</text:p>
          </table:table-cell>
        </table:table-row>
        <table:table-row table:style-name="ro1">
          <table:table-cell table:formula="of:=RAND()*10-5" office:value-type="float" office:value="-3.00130383398712" calcext:value-type="float">
            <text:p>-3.00130383398712</text:p>
          </table:table-cell>
          <table:table-cell table:formula="of:=1/(1+EXP(-[.A567]*1.5+0.8+RAND()*0.5))" office:value-type="float" office:value="0.00494331012657564" calcext:value-type="float">
            <text:p>0.004943310126576</text:p>
          </table:table-cell>
        </table:table-row>
        <table:table-row table:style-name="ro1">
          <table:table-cell table:formula="of:=RAND()*10-5" office:value-type="float" office:value="-0.00981098885718357" calcext:value-type="float">
            <text:p>-0.009810988857184</text:p>
          </table:table-cell>
          <table:table-cell table:formula="of:=1/(1+EXP(-[.A568]*1.5+0.8+RAND()*0.5))" office:value-type="float" office:value="0.279466720618095" calcext:value-type="float">
            <text:p>0.279466720618095</text:p>
          </table:table-cell>
        </table:table-row>
        <table:table-row table:style-name="ro1">
          <table:table-cell table:formula="of:=RAND()*10-5" office:value-type="float" office:value="4.90310752106239" calcext:value-type="float">
            <text:p>4.90310752106239</text:p>
          </table:table-cell>
          <table:table-cell table:formula="of:=1/(1+EXP(-[.A569]*1.5+0.8+RAND()*0.5))" office:value-type="float" office:value="0.997910647466313" calcext:value-type="float">
            <text:p>0.997910647466313</text:p>
          </table:table-cell>
        </table:table-row>
        <table:table-row table:style-name="ro1">
          <table:table-cell table:formula="of:=RAND()*10-5" office:value-type="float" office:value="0.879254411367261" calcext:value-type="float">
            <text:p>0.879254411367261</text:p>
          </table:table-cell>
          <table:table-cell table:formula="of:=1/(1+EXP(-[.A570]*1.5+0.8+RAND()*0.5))" office:value-type="float" office:value="0.524754289245474" calcext:value-type="float">
            <text:p>0.524754289245474</text:p>
          </table:table-cell>
        </table:table-row>
        <table:table-row table:style-name="ro1">
          <table:table-cell table:formula="of:=RAND()*10-5" office:value-type="float" office:value="-4.93713210921121" calcext:value-type="float">
            <text:p>-4.93713210921121</text:p>
          </table:table-cell>
          <table:table-cell table:formula="of:=1/(1+EXP(-[.A571]*1.5+0.8+RAND()*0.5))" office:value-type="float" office:value="0.000190876223111847" calcext:value-type="float">
            <text:p>0.000190876223112</text:p>
          </table:table-cell>
        </table:table-row>
        <table:table-row table:style-name="ro1">
          <table:table-cell table:formula="of:=RAND()*10-5" office:value-type="float" office:value="1.06997582243432" calcext:value-type="float">
            <text:p>1.06997582243432</text:p>
          </table:table-cell>
          <table:table-cell table:formula="of:=1/(1+EXP(-[.A572]*1.5+0.8+RAND()*0.5))" office:value-type="float" office:value="0.64556845962915" calcext:value-type="float">
            <text:p>0.64556845962915</text:p>
          </table:table-cell>
        </table:table-row>
        <table:table-row table:style-name="ro1">
          <table:table-cell table:formula="of:=RAND()*10-5" office:value-type="float" office:value="-4.73758904372169" calcext:value-type="float">
            <text:p>-4.73758904372169</text:p>
          </table:table-cell>
          <table:table-cell table:formula="of:=1/(1+EXP(-[.A573]*1.5+0.8+RAND()*0.5))" office:value-type="float" office:value="0.000269498644477166" calcext:value-type="float">
            <text:p>0.000269498644477</text:p>
          </table:table-cell>
        </table:table-row>
        <table:table-row table:style-name="ro1">
          <table:table-cell table:formula="of:=RAND()*10-5" office:value-type="float" office:value="-1.22571956241346" calcext:value-type="float">
            <text:p>-1.22571956241346</text:p>
          </table:table-cell>
          <table:table-cell table:formula="of:=1/(1+EXP(-[.A574]*1.5+0.8+RAND()*0.5))" office:value-type="float" office:value="0.0540839553505827" calcext:value-type="float">
            <text:p>0.054083955350583</text:p>
          </table:table-cell>
        </table:table-row>
        <table:table-row table:style-name="ro1">
          <table:table-cell table:formula="of:=RAND()*10-5" office:value-type="float" office:value="-2.48325693226106" calcext:value-type="float">
            <text:p>-2.48325693226106</text:p>
          </table:table-cell>
          <table:table-cell table:formula="of:=1/(1+EXP(-[.A575]*1.5+0.8+RAND()*0.5))" office:value-type="float" office:value="0.00982570750333684" calcext:value-type="float">
            <text:p>0.009825707503337</text:p>
          </table:table-cell>
        </table:table-row>
        <table:table-row table:style-name="ro1">
          <table:table-cell table:formula="of:=RAND()*10-5" office:value-type="float" office:value="2.01021662355058" calcext:value-type="float">
            <text:p>2.01021662355058</text:p>
          </table:table-cell>
          <table:table-cell table:formula="of:=1/(1+EXP(-[.A576]*1.5+0.8+RAND()*0.5))" office:value-type="float" office:value="0.862814568101918" calcext:value-type="float">
            <text:p>0.862814568101918</text:p>
          </table:table-cell>
        </table:table-row>
        <table:table-row table:style-name="ro1">
          <table:table-cell table:formula="of:=RAND()*10-5" office:value-type="float" office:value="4.52171868887424" calcext:value-type="float">
            <text:p>4.52171868887424</text:p>
          </table:table-cell>
          <table:table-cell table:formula="of:=1/(1+EXP(-[.A577]*1.5+0.8+RAND()*0.5))" office:value-type="float" office:value="0.99646220211101" calcext:value-type="float">
            <text:p>0.99646220211101</text:p>
          </table:table-cell>
        </table:table-row>
        <table:table-row table:style-name="ro1">
          <table:table-cell table:formula="of:=RAND()*10-5" office:value-type="float" office:value="0.311567133461248" calcext:value-type="float">
            <text:p>0.311567133461248</text:p>
          </table:table-cell>
          <table:table-cell table:formula="of:=1/(1+EXP(-[.A578]*1.5+0.8+RAND()*0.5))" office:value-type="float" office:value="0.32659765971081" calcext:value-type="float">
            <text:p>0.32659765971081</text:p>
          </table:table-cell>
        </table:table-row>
        <table:table-row table:style-name="ro1">
          <table:table-cell table:formula="of:=RAND()*10-5" office:value-type="float" office:value="-0.91281751048254" calcext:value-type="float">
            <text:p>-0.91281751048254</text:p>
          </table:table-cell>
          <table:table-cell table:formula="of:=1/(1+EXP(-[.A579]*1.5+0.8+RAND()*0.5))" office:value-type="float" office:value="0.0716983848748288" calcext:value-type="float">
            <text:p>0.071698384874829</text:p>
          </table:table-cell>
        </table:table-row>
        <table:table-row table:style-name="ro1">
          <table:table-cell table:formula="of:=RAND()*10-5" office:value-type="float" office:value="-2.73585886134722" calcext:value-type="float">
            <text:p>-2.73585886134722</text:p>
          </table:table-cell>
          <table:table-cell table:formula="of:=1/(1+EXP(-[.A580]*1.5+0.8+RAND()*0.5))" office:value-type="float" office:value="0.00557222777253946" calcext:value-type="float">
            <text:p>0.005572227772539</text:p>
          </table:table-cell>
        </table:table-row>
        <table:table-row table:style-name="ro1">
          <table:table-cell table:formula="of:=RAND()*10-5" office:value-type="float" office:value="-1.76576599808751" calcext:value-type="float">
            <text:p>-1.76576599808751</text:p>
          </table:table-cell>
          <table:table-cell table:formula="of:=1/(1+EXP(-[.A581]*1.5+0.8+RAND()*0.5))" office:value-type="float" office:value="0.0224734178857304" calcext:value-type="float">
            <text:p>0.022473417885731</text:p>
          </table:table-cell>
        </table:table-row>
        <table:table-row table:style-name="ro1">
          <table:table-cell table:formula="of:=RAND()*10-5" office:value-type="float" office:value="-0.777334716790953" calcext:value-type="float">
            <text:p>-0.777334716790953</text:p>
          </table:table-cell>
          <table:table-cell table:formula="of:=1/(1+EXP(-[.A582]*1.5+0.8+RAND()*0.5))" office:value-type="float" office:value="0.118666335069058" calcext:value-type="float">
            <text:p>0.118666335069058</text:p>
          </table:table-cell>
        </table:table-row>
        <table:table-row table:style-name="ro1">
          <table:table-cell table:formula="of:=RAND()*10-5" office:value-type="float" office:value="-0.141956861228718" calcext:value-type="float">
            <text:p>-0.141956861228718</text:p>
          </table:table-cell>
          <table:table-cell table:formula="of:=1/(1+EXP(-[.A583]*1.5+0.8+RAND()*0.5))" office:value-type="float" office:value="0.205387333683219" calcext:value-type="float">
            <text:p>0.205387333683219</text:p>
          </table:table-cell>
        </table:table-row>
        <table:table-row table:style-name="ro1">
          <table:table-cell table:formula="of:=RAND()*10-5" office:value-type="float" office:value="-0.932797884935555" calcext:value-type="float">
            <text:p>-0.932797884935555</text:p>
          </table:table-cell>
          <table:table-cell table:formula="of:=1/(1+EXP(-[.A584]*1.5+0.8+RAND()*0.5))" office:value-type="float" office:value="0.089047081772185" calcext:value-type="float">
            <text:p>0.089047081772185</text:p>
          </table:table-cell>
        </table:table-row>
        <table:table-row table:style-name="ro1">
          <table:table-cell table:formula="of:=RAND()*10-5" office:value-type="float" office:value="-0.40986053122762" calcext:value-type="float">
            <text:p>-0.40986053122762</text:p>
          </table:table-cell>
          <table:table-cell table:formula="of:=1/(1+EXP(-[.A585]*1.5+0.8+RAND()*0.5))" office:value-type="float" office:value="0.181092600375344" calcext:value-type="float">
            <text:p>0.181092600375344</text:p>
          </table:table-cell>
        </table:table-row>
        <table:table-row table:style-name="ro1">
          <table:table-cell table:formula="of:=RAND()*10-5" office:value-type="float" office:value="-4.75290827595086" calcext:value-type="float">
            <text:p>-4.75290827595086</text:p>
          </table:table-cell>
          <table:table-cell table:formula="of:=1/(1+EXP(-[.A586]*1.5+0.8+RAND()*0.5))" office:value-type="float" office:value="0.000269080769688337" calcext:value-type="float">
            <text:p>0.000269080769688</text:p>
          </table:table-cell>
        </table:table-row>
        <table:table-row table:style-name="ro1">
          <table:table-cell table:formula="of:=RAND()*10-5" office:value-type="float" office:value="-1.32045533467476" calcext:value-type="float">
            <text:p>-1.32045533467476</text:p>
          </table:table-cell>
          <table:table-cell table:formula="of:=1/(1+EXP(-[.A587]*1.5+0.8+RAND()*0.5))" office:value-type="float" office:value="0.044618856823095" calcext:value-type="float">
            <text:p>0.044618856823095</text:p>
          </table:table-cell>
        </table:table-row>
        <table:table-row table:style-name="ro1">
          <table:table-cell table:formula="of:=RAND()*10-5" office:value-type="float" office:value="-2.29100118990262" calcext:value-type="float">
            <text:p>-2.29100118990262</text:p>
          </table:table-cell>
          <table:table-cell table:formula="of:=1/(1+EXP(-[.A588]*1.5+0.8+RAND()*0.5))" office:value-type="float" office:value="0.0104574712458415" calcext:value-type="float">
            <text:p>0.010457471245842</text:p>
          </table:table-cell>
        </table:table-row>
        <table:table-row table:style-name="ro1">
          <table:table-cell table:formula="of:=RAND()*10-5" office:value-type="float" office:value="3.55781633340882" calcext:value-type="float">
            <text:p>3.55781633340882</text:p>
          </table:table-cell>
          <table:table-cell table:formula="of:=1/(1+EXP(-[.A589]*1.5+0.8+RAND()*0.5))" office:value-type="float" office:value="0.984286124184889" calcext:value-type="float">
            <text:p>0.984286124184889</text:p>
          </table:table-cell>
        </table:table-row>
        <table:table-row table:style-name="ro1">
          <table:table-cell table:formula="of:=RAND()*10-5" office:value-type="float" office:value="4.39392588323667" calcext:value-type="float">
            <text:p>4.39392588323667</text:p>
          </table:table-cell>
          <table:table-cell table:formula="of:=1/(1+EXP(-[.A590]*1.5+0.8+RAND()*0.5))" office:value-type="float" office:value="0.996350472639621" calcext:value-type="float">
            <text:p>0.996350472639621</text:p>
          </table:table-cell>
        </table:table-row>
        <table:table-row table:style-name="ro1">
          <table:table-cell table:formula="of:=RAND()*10-5" office:value-type="float" office:value="0.209959271997348" calcext:value-type="float">
            <text:p>0.209959271997348</text:p>
          </table:table-cell>
          <table:table-cell table:formula="of:=1/(1+EXP(-[.A591]*1.5+0.8+RAND()*0.5))" office:value-type="float" office:value="0.380627897111808" calcext:value-type="float">
            <text:p>0.380627897111808</text:p>
          </table:table-cell>
        </table:table-row>
        <table:table-row table:style-name="ro1">
          <table:table-cell table:formula="of:=RAND()*10-5" office:value-type="float" office:value="1.08734945939225" calcext:value-type="float">
            <text:p>1.08734945939225</text:p>
          </table:table-cell>
          <table:table-cell table:formula="of:=1/(1+EXP(-[.A592]*1.5+0.8+RAND()*0.5))" office:value-type="float" office:value="0.684511397512935" calcext:value-type="float">
            <text:p>0.684511397512935</text:p>
          </table:table-cell>
        </table:table-row>
        <table:table-row table:style-name="ro1">
          <table:table-cell table:formula="of:=RAND()*10-5" office:value-type="float" office:value="-3.97112721552304" calcext:value-type="float">
            <text:p>-3.97112721552304</text:p>
          </table:table-cell>
          <table:table-cell table:formula="of:=1/(1+EXP(-[.A593]*1.5+0.8+RAND()*0.5))" office:value-type="float" office:value="0.000905229433928538" calcext:value-type="float">
            <text:p>0.000905229433929</text:p>
          </table:table-cell>
        </table:table-row>
        <table:table-row table:style-name="ro1">
          <table:table-cell table:formula="of:=RAND()*10-5" office:value-type="float" office:value="-2.47292121427003" calcext:value-type="float">
            <text:p>-2.47292121427003</text:p>
          </table:table-cell>
          <table:table-cell table:formula="of:=1/(1+EXP(-[.A594]*1.5+0.8+RAND()*0.5))" office:value-type="float" office:value="0.00864780217053241" calcext:value-type="float">
            <text:p>0.008647802170532</text:p>
          </table:table-cell>
        </table:table-row>
        <table:table-row table:style-name="ro1">
          <table:table-cell table:formula="of:=RAND()*10-5" office:value-type="float" office:value="-2.9862216427424" calcext:value-type="float">
            <text:p>-2.9862216427424</text:p>
          </table:table-cell>
          <table:table-cell table:formula="of:=1/(1+EXP(-[.A595]*1.5+0.8+RAND()*0.5))" office:value-type="float" office:value="0.00310586484261491" calcext:value-type="float">
            <text:p>0.003105864842615</text:p>
          </table:table-cell>
        </table:table-row>
        <table:table-row table:style-name="ro1">
          <table:table-cell table:formula="of:=RAND()*10-5" office:value-type="float" office:value="3.71433473023295" calcext:value-type="float">
            <text:p>3.71433473023295</text:p>
          </table:table-cell>
          <table:table-cell table:formula="of:=1/(1+EXP(-[.A596]*1.5+0.8+RAND()*0.5))" office:value-type="float" office:value="0.989518607461114" calcext:value-type="float">
            <text:p>0.989518607461114</text:p>
          </table:table-cell>
        </table:table-row>
        <table:table-row table:style-name="ro1">
          <table:table-cell table:formula="of:=RAND()*10-5" office:value-type="float" office:value="-2.74892563911267" calcext:value-type="float">
            <text:p>-2.74892563911267</text:p>
          </table:table-cell>
          <table:table-cell table:formula="of:=1/(1+EXP(-[.A597]*1.5+0.8+RAND()*0.5))" office:value-type="float" office:value="0.00527797221180517" calcext:value-type="float">
            <text:p>0.005277972211805</text:p>
          </table:table-cell>
        </table:table-row>
        <table:table-row table:style-name="ro1">
          <table:table-cell table:formula="of:=RAND()*10-5" office:value-type="float" office:value="-3.19353305356124" calcext:value-type="float">
            <text:p>-3.19353305356124</text:p>
          </table:table-cell>
          <table:table-cell table:formula="of:=1/(1+EXP(-[.A598]*1.5+0.8+RAND()*0.5))" office:value-type="float" office:value="0.00242750022957401" calcext:value-type="float">
            <text:p>0.002427500229574</text:p>
          </table:table-cell>
        </table:table-row>
        <table:table-row table:style-name="ro1">
          <table:table-cell table:formula="of:=RAND()*10-5" office:value-type="float" office:value="-0.405776121766138" calcext:value-type="float">
            <text:p>-0.405776121766138</text:p>
          </table:table-cell>
          <table:table-cell table:formula="of:=1/(1+EXP(-[.A599]*1.5+0.8+RAND()*0.5))" office:value-type="float" office:value="0.172804596212804" calcext:value-type="float">
            <text:p>0.172804596212804</text:p>
          </table:table-cell>
        </table:table-row>
        <table:table-row table:style-name="ro1">
          <table:table-cell table:formula="of:=RAND()*10-5" office:value-type="float" office:value="-4.3142390308197" calcext:value-type="float">
            <text:p>-4.3142390308197</text:p>
          </table:table-cell>
          <table:table-cell table:formula="of:=1/(1+EXP(-[.A600]*1.5+0.8+RAND()*0.5))" office:value-type="float" office:value="0.000438955349436583" calcext:value-type="float">
            <text:p>0.000438955349437</text:p>
          </table:table-cell>
        </table:table-row>
        <table:table-row table:style-name="ro1">
          <table:table-cell table:formula="of:=RAND()*10-5" office:value-type="float" office:value="2.40400598517297" calcext:value-type="float">
            <text:p>2.40400598517297</text:p>
          </table:table-cell>
          <table:table-cell table:formula="of:=1/(1+EXP(-[.A601]*1.5+0.8+RAND()*0.5))" office:value-type="float" office:value="0.93474666824211" calcext:value-type="float">
            <text:p>0.93474666824211</text:p>
          </table:table-cell>
        </table:table-row>
        <table:table-row table:style-name="ro1">
          <table:table-cell table:formula="of:=RAND()*10-5" office:value-type="float" office:value="2.48636450699276" calcext:value-type="float">
            <text:p>2.48636450699276</text:p>
          </table:table-cell>
          <table:table-cell table:formula="of:=1/(1+EXP(-[.A602]*1.5+0.8+RAND()*0.5))" office:value-type="float" office:value="0.943785787577176" calcext:value-type="float">
            <text:p>0.943785787577176</text:p>
          </table:table-cell>
        </table:table-row>
        <table:table-row table:style-name="ro1">
          <table:table-cell table:formula="of:=RAND()*10-5" office:value-type="float" office:value="4.68270045860484" calcext:value-type="float">
            <text:p>4.68270045860484</text:p>
          </table:table-cell>
          <table:table-cell table:formula="of:=1/(1+EXP(-[.A603]*1.5+0.8+RAND()*0.5))" office:value-type="float" office:value="0.997414497883993" calcext:value-type="float">
            <text:p>0.997414497883993</text:p>
          </table:table-cell>
        </table:table-row>
        <table:table-row table:style-name="ro1">
          <table:table-cell table:formula="of:=RAND()*10-5" office:value-type="float" office:value="3.41472067947363" calcext:value-type="float">
            <text:p>3.41472067947363</text:p>
          </table:table-cell>
          <table:table-cell table:formula="of:=1/(1+EXP(-[.A604]*1.5+0.8+RAND()*0.5))" office:value-type="float" office:value="0.982636623520177" calcext:value-type="float">
            <text:p>0.982636623520177</text:p>
          </table:table-cell>
        </table:table-row>
        <table:table-row table:style-name="ro1">
          <table:table-cell table:formula="of:=RAND()*10-5" office:value-type="float" office:value="1.5009099422923" calcext:value-type="float">
            <text:p>1.5009099422923</text:p>
          </table:table-cell>
          <table:table-cell table:formula="of:=1/(1+EXP(-[.A605]*1.5+0.8+RAND()*0.5))" office:value-type="float" office:value="0.791456824331928" calcext:value-type="float">
            <text:p>0.791456824331928</text:p>
          </table:table-cell>
        </table:table-row>
        <table:table-row table:style-name="ro1">
          <table:table-cell table:formula="of:=RAND()*10-5" office:value-type="float" office:value="-3.73828886631019" calcext:value-type="float">
            <text:p>-3.73828886631019</text:p>
          </table:table-cell>
          <table:table-cell table:formula="of:=1/(1+EXP(-[.A606]*1.5+0.8+RAND()*0.5))" office:value-type="float" office:value="0.00153449611518765" calcext:value-type="float">
            <text:p>0.001534496115188</text:p>
          </table:table-cell>
        </table:table-row>
        <table:table-row table:style-name="ro1">
          <table:table-cell table:formula="of:=RAND()*10-5" office:value-type="float" office:value="-4.02115549954987" calcext:value-type="float">
            <text:p>-4.02115549954987</text:p>
          </table:table-cell>
          <table:table-cell table:formula="of:=1/(1+EXP(-[.A607]*1.5+0.8+RAND()*0.5))" office:value-type="float" office:value="0.000691007816917621" calcext:value-type="float">
            <text:p>0.000691007816918</text:p>
          </table:table-cell>
        </table:table-row>
        <table:table-row table:style-name="ro1">
          <table:table-cell table:formula="of:=RAND()*10-5" office:value-type="float" office:value="2.46802501213652" calcext:value-type="float">
            <text:p>2.46802501213652</text:p>
          </table:table-cell>
          <table:table-cell table:formula="of:=1/(1+EXP(-[.A608]*1.5+0.8+RAND()*0.5))" office:value-type="float" office:value="0.935447311388888" calcext:value-type="float">
            <text:p>0.935447311388888</text:p>
          </table:table-cell>
        </table:table-row>
        <table:table-row table:style-name="ro1">
          <table:table-cell table:formula="of:=RAND()*10-5" office:value-type="float" office:value="-2.13212850869806" calcext:value-type="float">
            <text:p>-2.13212850869806</text:p>
          </table:table-cell>
          <table:table-cell table:formula="of:=1/(1+EXP(-[.A609]*1.5+0.8+RAND()*0.5))" office:value-type="float" office:value="0.0157494158912684" calcext:value-type="float">
            <text:p>0.015749415891268</text:p>
          </table:table-cell>
        </table:table-row>
        <table:table-row table:style-name="ro1">
          <table:table-cell table:formula="of:=RAND()*10-5" office:value-type="float" office:value="3.55545462453313" calcext:value-type="float">
            <text:p>3.55545462453313</text:p>
          </table:table-cell>
          <table:table-cell table:formula="of:=1/(1+EXP(-[.A610]*1.5+0.8+RAND()*0.5))" office:value-type="float" office:value="0.984864843878273" calcext:value-type="float">
            <text:p>0.984864843878273</text:p>
          </table:table-cell>
        </table:table-row>
        <table:table-row table:style-name="ro1">
          <table:table-cell table:formula="of:=RAND()*10-5" office:value-type="float" office:value="4.64447568938569" calcext:value-type="float">
            <text:p>4.64447568938569</text:p>
          </table:table-cell>
          <table:table-cell table:formula="of:=1/(1+EXP(-[.A611]*1.5+0.8+RAND()*0.5))" office:value-type="float" office:value="0.997632220039024" calcext:value-type="float">
            <text:p>0.997632220039024</text:p>
          </table:table-cell>
        </table:table-row>
        <table:table-row table:style-name="ro1">
          <table:table-cell table:formula="of:=RAND()*10-5" office:value-type="float" office:value="-1.89989729943655" calcext:value-type="float">
            <text:p>-1.89989729943655</text:p>
          </table:table-cell>
          <table:table-cell table:formula="of:=1/(1+EXP(-[.A612]*1.5+0.8+RAND()*0.5))" office:value-type="float" office:value="0.0180256894967348" calcext:value-type="float">
            <text:p>0.018025689496735</text:p>
          </table:table-cell>
        </table:table-row>
        <table:table-row table:style-name="ro1">
          <table:table-cell table:formula="of:=RAND()*10-5" office:value-type="float" office:value="-1.05213190974775" calcext:value-type="float">
            <text:p>-1.05213190974775</text:p>
          </table:table-cell>
          <table:table-cell table:formula="of:=1/(1+EXP(-[.A613]*1.5+0.8+RAND()*0.5))" office:value-type="float" office:value="0.069924572591731" calcext:value-type="float">
            <text:p>0.069924572591731</text:p>
          </table:table-cell>
        </table:table-row>
        <table:table-row table:style-name="ro1">
          <table:table-cell table:formula="of:=RAND()*10-5" office:value-type="float" office:value="-2.90311856205974" calcext:value-type="float">
            <text:p>-2.90311856205974</text:p>
          </table:table-cell>
          <table:table-cell table:formula="of:=1/(1+EXP(-[.A614]*1.5+0.8+RAND()*0.5))" office:value-type="float" office:value="0.0052200404249247" calcext:value-type="float">
            <text:p>0.005220040424925</text:p>
          </table:table-cell>
        </table:table-row>
        <table:table-row table:style-name="ro1">
          <table:table-cell table:formula="of:=RAND()*10-5" office:value-type="float" office:value="1.57638138709477" calcext:value-type="float">
            <text:p>1.57638138709477</text:p>
          </table:table-cell>
          <table:table-cell table:formula="of:=1/(1+EXP(-[.A615]*1.5+0.8+RAND()*0.5))" office:value-type="float" office:value="0.760341272255612" calcext:value-type="float">
            <text:p>0.760341272255612</text:p>
          </table:table-cell>
        </table:table-row>
        <table:table-row table:style-name="ro1">
          <table:table-cell table:formula="of:=RAND()*10-5" office:value-type="float" office:value="0.674354560712427" calcext:value-type="float">
            <text:p>0.674354560712427</text:p>
          </table:table-cell>
          <table:table-cell table:formula="of:=1/(1+EXP(-[.A616]*1.5+0.8+RAND()*0.5))" office:value-type="float" office:value="0.511743299988554" calcext:value-type="float">
            <text:p>0.511743299988554</text:p>
          </table:table-cell>
        </table:table-row>
        <table:table-row table:style-name="ro1">
          <table:table-cell table:formula="of:=RAND()*10-5" office:value-type="float" office:value="1.69061480701317" calcext:value-type="float">
            <text:p>1.69061480701317</text:p>
          </table:table-cell>
          <table:table-cell table:formula="of:=1/(1+EXP(-[.A617]*1.5+0.8+RAND()*0.5))" office:value-type="float" office:value="0.812591530331257" calcext:value-type="float">
            <text:p>0.812591530331257</text:p>
          </table:table-cell>
        </table:table-row>
        <table:table-row table:style-name="ro1">
          <table:table-cell table:formula="of:=RAND()*10-5" office:value-type="float" office:value="-1.88060742480224" calcext:value-type="float">
            <text:p>-1.88060742480224</text:p>
          </table:table-cell>
          <table:table-cell table:formula="of:=1/(1+EXP(-[.A618]*1.5+0.8+RAND()*0.5))" office:value-type="float" office:value="0.0203572720448472" calcext:value-type="float">
            <text:p>0.020357272044847</text:p>
          </table:table-cell>
        </table:table-row>
        <table:table-row table:style-name="ro1">
          <table:table-cell table:formula="of:=RAND()*10-5" office:value-type="float" office:value="-1.88126770887431" calcext:value-type="float">
            <text:p>-1.88126770887431</text:p>
          </table:table-cell>
          <table:table-cell table:formula="of:=1/(1+EXP(-[.A619]*1.5+0.8+RAND()*0.5))" office:value-type="float" office:value="0.0246586994087474" calcext:value-type="float">
            <text:p>0.024658699408748</text:p>
          </table:table-cell>
        </table:table-row>
        <table:table-row table:style-name="ro1">
          <table:table-cell table:formula="of:=RAND()*10-5" office:value-type="float" office:value="-2.77854072253981" calcext:value-type="float">
            <text:p>-2.77854072253981</text:p>
          </table:table-cell>
          <table:table-cell table:formula="of:=1/(1+EXP(-[.A620]*1.5+0.8+RAND()*0.5))" office:value-type="float" office:value="0.00585136337783824" calcext:value-type="float">
            <text:p>0.005851363377838</text:p>
          </table:table-cell>
        </table:table-row>
        <table:table-row table:style-name="ro1">
          <table:table-cell table:formula="of:=RAND()*10-5" office:value-type="float" office:value="3.24743574955597" calcext:value-type="float">
            <text:p>3.24743574955597</text:p>
          </table:table-cell>
          <table:table-cell table:formula="of:=1/(1+EXP(-[.A621]*1.5+0.8+RAND()*0.5))" office:value-type="float" office:value="0.980895808525986" calcext:value-type="float">
            <text:p>0.980895808525986</text:p>
          </table:table-cell>
        </table:table-row>
        <table:table-row table:style-name="ro1">
          <table:table-cell table:formula="of:=RAND()*10-5" office:value-type="float" office:value="4.44610987275473" calcext:value-type="float">
            <text:p>4.44610987275473</text:p>
          </table:table-cell>
          <table:table-cell table:formula="of:=1/(1+EXP(-[.A622]*1.5+0.8+RAND()*0.5))" office:value-type="float" office:value="0.995985637731113" calcext:value-type="float">
            <text:p>0.995985637731113</text:p>
          </table:table-cell>
        </table:table-row>
        <table:table-row table:style-name="ro1">
          <table:table-cell table:formula="of:=RAND()*10-5" office:value-type="float" office:value="4.40039811666753" calcext:value-type="float">
            <text:p>4.40039811666753</text:p>
          </table:table-cell>
          <table:table-cell table:formula="of:=1/(1+EXP(-[.A623]*1.5+0.8+RAND()*0.5))" office:value-type="float" office:value="0.996302753393786" calcext:value-type="float">
            <text:p>0.996302753393786</text:p>
          </table:table-cell>
        </table:table-row>
        <table:table-row table:style-name="ro1">
          <table:table-cell table:formula="of:=RAND()*10-5" office:value-type="float" office:value="-0.177894639229757" calcext:value-type="float">
            <text:p>-0.177894639229757</text:p>
          </table:table-cell>
          <table:table-cell table:formula="of:=1/(1+EXP(-[.A624]*1.5+0.8+RAND()*0.5))" office:value-type="float" office:value="0.249193551172216" calcext:value-type="float">
            <text:p>0.249193551172216</text:p>
          </table:table-cell>
        </table:table-row>
        <table:table-row table:style-name="ro1">
          <table:table-cell table:formula="of:=RAND()*10-5" office:value-type="float" office:value="-1.73510171967323" calcext:value-type="float">
            <text:p>-1.73510171967323</text:p>
          </table:table-cell>
          <table:table-cell table:formula="of:=1/(1+EXP(-[.A625]*1.5+0.8+RAND()*0.5))" office:value-type="float" office:value="0.0217736013131993" calcext:value-type="float">
            <text:p>0.021773601313199</text:p>
          </table:table-cell>
        </table:table-row>
        <table:table-row table:style-name="ro1">
          <table:table-cell table:formula="of:=RAND()*10-5" office:value-type="float" office:value="0.0915625946531353" calcext:value-type="float">
            <text:p>0.091562594653135</text:p>
          </table:table-cell>
          <table:table-cell table:formula="of:=1/(1+EXP(-[.A626]*1.5+0.8+RAND()*0.5))" office:value-type="float" office:value="0.299204325725516" calcext:value-type="float">
            <text:p>0.299204325725516</text:p>
          </table:table-cell>
        </table:table-row>
        <table:table-row table:style-name="ro1">
          <table:table-cell table:formula="of:=RAND()*10-5" office:value-type="float" office:value="0.863709006443791" calcext:value-type="float">
            <text:p>0.863709006443791</text:p>
          </table:table-cell>
          <table:table-cell table:formula="of:=1/(1+EXP(-[.A627]*1.5+0.8+RAND()*0.5))" office:value-type="float" office:value="0.508854891520826" calcext:value-type="float">
            <text:p>0.508854891520826</text:p>
          </table:table-cell>
        </table:table-row>
        <table:table-row table:style-name="ro1">
          <table:table-cell table:formula="of:=RAND()*10-5" office:value-type="float" office:value="4.26843568846823" calcext:value-type="float">
            <text:p>4.26843568846823</text:p>
          </table:table-cell>
          <table:table-cell table:formula="of:=1/(1+EXP(-[.A628]*1.5+0.8+RAND()*0.5))" office:value-type="float" office:value="0.995116840593877" calcext:value-type="float">
            <text:p>0.995116840593877</text:p>
          </table:table-cell>
        </table:table-row>
        <table:table-row table:style-name="ro1">
          <table:table-cell table:formula="of:=RAND()*10-5" office:value-type="float" office:value="-0.115092366923307" calcext:value-type="float">
            <text:p>-0.115092366923307</text:p>
          </table:table-cell>
          <table:table-cell table:formula="of:=1/(1+EXP(-[.A629]*1.5+0.8+RAND()*0.5))" office:value-type="float" office:value="0.259546904294927" calcext:value-type="float">
            <text:p>0.259546904294927</text:p>
          </table:table-cell>
        </table:table-row>
        <table:table-row table:style-name="ro1">
          <table:table-cell table:formula="of:=RAND()*10-5" office:value-type="float" office:value="0.160702738202501" calcext:value-type="float">
            <text:p>0.160702738202501</text:p>
          </table:table-cell>
          <table:table-cell table:formula="of:=1/(1+EXP(-[.A630]*1.5+0.8+RAND()*0.5))" office:value-type="float" office:value="0.345206855685847" calcext:value-type="float">
            <text:p>0.345206855685847</text:p>
          </table:table-cell>
        </table:table-row>
        <table:table-row table:style-name="ro1">
          <table:table-cell table:formula="of:=RAND()*10-5" office:value-type="float" office:value="-0.153079240943121" calcext:value-type="float">
            <text:p>-0.153079240943121</text:p>
          </table:table-cell>
          <table:table-cell table:formula="of:=1/(1+EXP(-[.A631]*1.5+0.8+RAND()*0.5))" office:value-type="float" office:value="0.213195817985499" calcext:value-type="float">
            <text:p>0.213195817985499</text:p>
          </table:table-cell>
        </table:table-row>
        <table:table-row table:style-name="ro1">
          <table:table-cell table:formula="of:=RAND()*10-5" office:value-type="float" office:value="2.08710710149286" calcext:value-type="float">
            <text:p>2.08710710149286</text:p>
          </table:table-cell>
          <table:table-cell table:formula="of:=1/(1+EXP(-[.A632]*1.5+0.8+RAND()*0.5))" office:value-type="float" office:value="0.877944192553658" calcext:value-type="float">
            <text:p>0.877944192553658</text:p>
          </table:table-cell>
        </table:table-row>
        <table:table-row table:style-name="ro1">
          <table:table-cell table:formula="of:=RAND()*10-5" office:value-type="float" office:value="-4.18238945102181" calcext:value-type="float">
            <text:p>-4.18238945102181</text:p>
          </table:table-cell>
          <table:table-cell table:formula="of:=1/(1+EXP(-[.A633]*1.5+0.8+RAND()*0.5))" office:value-type="float" office:value="0.000564084086954559" calcext:value-type="float">
            <text:p>0.000564084086955</text:p>
          </table:table-cell>
        </table:table-row>
        <table:table-row table:style-name="ro1">
          <table:table-cell table:formula="of:=RAND()*10-5" office:value-type="float" office:value="-4.64880361560077" calcext:value-type="float">
            <text:p>-4.64880361560077</text:p>
          </table:table-cell>
          <table:table-cell table:formula="of:=1/(1+EXP(-[.A634]*1.5+0.8+RAND()*0.5))" office:value-type="float" office:value="0.000272938651948023" calcext:value-type="float">
            <text:p>0.000272938651948</text:p>
          </table:table-cell>
        </table:table-row>
        <table:table-row table:style-name="ro1">
          <table:table-cell table:formula="of:=RAND()*10-5" office:value-type="float" office:value="2.61068570038948" calcext:value-type="float">
            <text:p>2.61068570038948</text:p>
          </table:table-cell>
          <table:table-cell table:formula="of:=1/(1+EXP(-[.A635]*1.5+0.8+RAND()*0.5))" office:value-type="float" office:value="0.951151962753277" calcext:value-type="float">
            <text:p>0.951151962753277</text:p>
          </table:table-cell>
        </table:table-row>
        <table:table-row table:style-name="ro1">
          <table:table-cell table:formula="of:=RAND()*10-5" office:value-type="float" office:value="2.99501415366306" calcext:value-type="float">
            <text:p>2.99501415366306</text:p>
          </table:table-cell>
          <table:table-cell table:formula="of:=1/(1+EXP(-[.A636]*1.5+0.8+RAND()*0.5))" office:value-type="float" office:value="0.974130255547672" calcext:value-type="float">
            <text:p>0.974130255547672</text:p>
          </table:table-cell>
        </table:table-row>
        <table:table-row table:style-name="ro1">
          <table:table-cell table:formula="of:=RAND()*10-5" office:value-type="float" office:value="-4.70655191349462" calcext:value-type="float">
            <text:p>-4.70655191349462</text:p>
          </table:table-cell>
          <table:table-cell table:formula="of:=1/(1+EXP(-[.A637]*1.5+0.8+RAND()*0.5))" office:value-type="float" office:value="0.000312137848669289" calcext:value-type="float">
            <text:p>0.000312137848669</text:p>
          </table:table-cell>
        </table:table-row>
        <table:table-row table:style-name="ro1">
          <table:table-cell table:formula="of:=RAND()*10-5" office:value-type="float" office:value="3.18751498694896" calcext:value-type="float">
            <text:p>3.18751498694896</text:p>
          </table:table-cell>
          <table:table-cell table:formula="of:=1/(1+EXP(-[.A638]*1.5+0.8+RAND()*0.5))" office:value-type="float" office:value="0.977613601097402" calcext:value-type="float">
            <text:p>0.977613601097402</text:p>
          </table:table-cell>
        </table:table-row>
        <table:table-row table:style-name="ro1">
          <table:table-cell table:formula="of:=RAND()*10-5" office:value-type="float" office:value="-2.56882748096076" calcext:value-type="float">
            <text:p>-2.56882748096076</text:p>
          </table:table-cell>
          <table:table-cell table:formula="of:=1/(1+EXP(-[.A639]*1.5+0.8+RAND()*0.5))" office:value-type="float" office:value="0.00837281307695705" calcext:value-type="float">
            <text:p>0.008372813076957</text:p>
          </table:table-cell>
        </table:table-row>
        <table:table-row table:style-name="ro1">
          <table:table-cell table:formula="of:=RAND()*10-5" office:value-type="float" office:value="-1.03989581728489" calcext:value-type="float">
            <text:p>-1.03989581728489</text:p>
          </table:table-cell>
          <table:table-cell table:formula="of:=1/(1+EXP(-[.A640]*1.5+0.8+RAND()*0.5))" office:value-type="float" office:value="0.0680360112555915" calcext:value-type="float">
            <text:p>0.068036011255592</text:p>
          </table:table-cell>
        </table:table-row>
        <table:table-row table:style-name="ro1">
          <table:table-cell table:formula="of:=RAND()*10-5" office:value-type="float" office:value="-3.87636621174133" calcext:value-type="float">
            <text:p>-3.87636621174133</text:p>
          </table:table-cell>
          <table:table-cell table:formula="of:=1/(1+EXP(-[.A641]*1.5+0.8+RAND()*0.5))" office:value-type="float" office:value="0.00101232475020851" calcext:value-type="float">
            <text:p>0.001012324750209</text:p>
          </table:table-cell>
        </table:table-row>
        <table:table-row table:style-name="ro1">
          <table:table-cell table:formula="of:=RAND()*10-5" office:value-type="float" office:value="-0.781363818703094" calcext:value-type="float">
            <text:p>-0.781363818703094</text:p>
          </table:table-cell>
          <table:table-cell table:formula="of:=1/(1+EXP(-[.A642]*1.5+0.8+RAND()*0.5))" office:value-type="float" office:value="0.12156172653873" calcext:value-type="float">
            <text:p>0.12156172653873</text:p>
          </table:table-cell>
        </table:table-row>
        <table:table-row table:style-name="ro1">
          <table:table-cell table:formula="of:=RAND()*10-5" office:value-type="float" office:value="-1.60387200035616" calcext:value-type="float">
            <text:p>-1.60387200035616</text:p>
          </table:table-cell>
          <table:table-cell table:formula="of:=1/(1+EXP(-[.A643]*1.5+0.8+RAND()*0.5))" office:value-type="float" office:value="0.0377251803743847" calcext:value-type="float">
            <text:p>0.037725180374385</text:p>
          </table:table-cell>
        </table:table-row>
        <table:table-row table:style-name="ro1">
          <table:table-cell table:formula="of:=RAND()*10-5" office:value-type="float" office:value="4.40346360214058" calcext:value-type="float">
            <text:p>4.40346360214058</text:p>
          </table:table-cell>
          <table:table-cell table:formula="of:=1/(1+EXP(-[.A644]*1.5+0.8+RAND()*0.5))" office:value-type="float" office:value="0.996322904103298" calcext:value-type="float">
            <text:p>0.996322904103298</text:p>
          </table:table-cell>
        </table:table-row>
        <table:table-row table:style-name="ro1">
          <table:table-cell table:formula="of:=RAND()*10-5" office:value-type="float" office:value="-3.18091003486976" calcext:value-type="float">
            <text:p>-3.18091003486976</text:p>
          </table:table-cell>
          <table:table-cell table:formula="of:=1/(1+EXP(-[.A645]*1.5+0.8+RAND()*0.5))" office:value-type="float" office:value="0.00338880770087957" calcext:value-type="float">
            <text:p>0.00338880770088</text:p>
          </table:table-cell>
        </table:table-row>
        <table:table-row table:style-name="ro1">
          <table:table-cell table:formula="of:=RAND()*10-5" office:value-type="float" office:value="0.083546086690963" calcext:value-type="float">
            <text:p>0.083546086690963</text:p>
          </table:table-cell>
          <table:table-cell table:formula="of:=1/(1+EXP(-[.A646]*1.5+0.8+RAND()*0.5))" office:value-type="float" office:value="0.249671229354354" calcext:value-type="float">
            <text:p>0.249671229354354</text:p>
          </table:table-cell>
        </table:table-row>
        <table:table-row table:style-name="ro1">
          <table:table-cell table:formula="of:=RAND()*10-5" office:value-type="float" office:value="-0.949013036605265" calcext:value-type="float">
            <text:p>-0.949013036605265</text:p>
          </table:table-cell>
          <table:table-cell table:formula="of:=1/(1+EXP(-[.A647]*1.5+0.8+RAND()*0.5))" office:value-type="float" office:value="0.0903607319658052" calcext:value-type="float">
            <text:p>0.090360731965805</text:p>
          </table:table-cell>
        </table:table-row>
        <table:table-row table:style-name="ro1">
          <table:table-cell table:formula="of:=RAND()*10-5" office:value-type="float" office:value="-4.07720660316878" calcext:value-type="float">
            <text:p>-4.07720660316878</text:p>
          </table:table-cell>
          <table:table-cell table:formula="of:=1/(1+EXP(-[.A648]*1.5+0.8+RAND()*0.5))" office:value-type="float" office:value="0.000851482020597666" calcext:value-type="float">
            <text:p>0.000851482020598</text:p>
          </table:table-cell>
        </table:table-row>
        <table:table-row table:style-name="ro1">
          <table:table-cell table:formula="of:=RAND()*10-5" office:value-type="float" office:value="-0.425342937751955" calcext:value-type="float">
            <text:p>-0.425342937751955</text:p>
          </table:table-cell>
          <table:table-cell table:formula="of:=1/(1+EXP(-[.A649]*1.5+0.8+RAND()*0.5))" office:value-type="float" office:value="0.167793805392969" calcext:value-type="float">
            <text:p>0.167793805392969</text:p>
          </table:table-cell>
        </table:table-row>
        <table:table-row table:style-name="ro1">
          <table:table-cell table:formula="of:=RAND()*10-5" office:value-type="float" office:value="2.47658364387914" calcext:value-type="float">
            <text:p>2.47658364387914</text:p>
          </table:table-cell>
          <table:table-cell table:formula="of:=1/(1+EXP(-[.A650]*1.5+0.8+RAND()*0.5))" office:value-type="float" office:value="0.937264593964178" calcext:value-type="float">
            <text:p>0.937264593964178</text:p>
          </table:table-cell>
        </table:table-row>
        <table:table-row table:style-name="ro1">
          <table:table-cell table:formula="of:=RAND()*10-5" office:value-type="float" office:value="2.17326374731214" calcext:value-type="float">
            <text:p>2.17326374731214</text:p>
          </table:table-cell>
          <table:table-cell table:formula="of:=1/(1+EXP(-[.A651]*1.5+0.8+RAND()*0.5))" office:value-type="float" office:value="0.883955950246863" calcext:value-type="float">
            <text:p>0.883955950246863</text:p>
          </table:table-cell>
        </table:table-row>
        <table:table-row table:style-name="ro1">
          <table:table-cell table:formula="of:=RAND()*10-5" office:value-type="float" office:value="-4.84801213978902" calcext:value-type="float">
            <text:p>-4.84801213978902</text:p>
          </table:table-cell>
          <table:table-cell table:formula="of:=1/(1+EXP(-[.A652]*1.5+0.8+RAND()*0.5))" office:value-type="float" office:value="0.000229586908151615" calcext:value-type="float">
            <text:p>0.000229586908152</text:p>
          </table:table-cell>
        </table:table-row>
        <table:table-row table:style-name="ro1">
          <table:table-cell table:formula="of:=RAND()*10-5" office:value-type="float" office:value="2.79265512740327" calcext:value-type="float">
            <text:p>2.79265512740327</text:p>
          </table:table-cell>
          <table:table-cell table:formula="of:=1/(1+EXP(-[.A653]*1.5+0.8+RAND()*0.5))" office:value-type="float" office:value="0.95383262502341" calcext:value-type="float">
            <text:p>0.95383262502341</text:p>
          </table:table-cell>
        </table:table-row>
        <table:table-row table:style-name="ro1">
          <table:table-cell table:formula="of:=RAND()*10-5" office:value-type="float" office:value="3.62940438671194" calcext:value-type="float">
            <text:p>3.62940438671194</text:p>
          </table:table-cell>
          <table:table-cell table:formula="of:=1/(1+EXP(-[.A654]*1.5+0.8+RAND()*0.5))" office:value-type="float" office:value="0.986741009784405" calcext:value-type="float">
            <text:p>0.986741009784405</text:p>
          </table:table-cell>
        </table:table-row>
        <table:table-row table:style-name="ro1">
          <table:table-cell table:formula="of:=RAND()*10-5" office:value-type="float" office:value="2.78532432113385" calcext:value-type="float">
            <text:p>2.78532432113385</text:p>
          </table:table-cell>
          <table:table-cell table:formula="of:=1/(1+EXP(-[.A655]*1.5+0.8+RAND()*0.5))" office:value-type="float" office:value="0.953134909808046" calcext:value-type="float">
            <text:p>0.953134909808046</text:p>
          </table:table-cell>
        </table:table-row>
        <table:table-row table:style-name="ro1">
          <table:table-cell table:formula="of:=RAND()*10-5" office:value-type="float" office:value="1.23550418769809" calcext:value-type="float">
            <text:p>1.23550418769809</text:p>
          </table:table-cell>
          <table:table-cell table:formula="of:=1/(1+EXP(-[.A656]*1.5+0.8+RAND()*0.5))" office:value-type="float" office:value="0.705241223169628" calcext:value-type="float">
            <text:p>0.705241223169628</text:p>
          </table:table-cell>
        </table:table-row>
        <table:table-row table:style-name="ro1">
          <table:table-cell table:formula="of:=RAND()*10-5" office:value-type="float" office:value="-0.374775650858917" calcext:value-type="float">
            <text:p>-0.374775650858917</text:p>
          </table:table-cell>
          <table:table-cell table:formula="of:=1/(1+EXP(-[.A657]*1.5+0.8+RAND()*0.5))" office:value-type="float" office:value="0.170777952612464" calcext:value-type="float">
            <text:p>0.170777952612464</text:p>
          </table:table-cell>
        </table:table-row>
        <table:table-row table:style-name="ro1">
          <table:table-cell table:formula="of:=RAND()*10-5" office:value-type="float" office:value="0.910920310829723" calcext:value-type="float">
            <text:p>0.910920310829723</text:p>
          </table:table-cell>
          <table:table-cell table:formula="of:=1/(1+EXP(-[.A658]*1.5+0.8+RAND()*0.5))" office:value-type="float" office:value="0.604511003698245" calcext:value-type="float">
            <text:p>0.604511003698245</text:p>
          </table:table-cell>
        </table:table-row>
        <table:table-row table:style-name="ro1">
          <table:table-cell table:formula="of:=RAND()*10-5" office:value-type="float" office:value="0.898819797842299" calcext:value-type="float">
            <text:p>0.898819797842299</text:p>
          </table:table-cell>
          <table:table-cell table:formula="of:=1/(1+EXP(-[.A659]*1.5+0.8+RAND()*0.5))" office:value-type="float" office:value="0.558520847376267" calcext:value-type="float">
            <text:p>0.558520847376267</text:p>
          </table:table-cell>
        </table:table-row>
        <table:table-row table:style-name="ro1">
          <table:table-cell table:formula="of:=RAND()*10-5" office:value-type="float" office:value="2.70390167257869" calcext:value-type="float">
            <text:p>2.70390167257869</text:p>
          </table:table-cell>
          <table:table-cell table:formula="of:=1/(1+EXP(-[.A660]*1.5+0.8+RAND()*0.5))" office:value-type="float" office:value="0.9485662944353" calcext:value-type="float">
            <text:p>0.9485662944353</text:p>
          </table:table-cell>
        </table:table-row>
        <table:table-row table:style-name="ro1">
          <table:table-cell table:formula="of:=RAND()*10-5" office:value-type="float" office:value="-4.3725008254431" calcext:value-type="float">
            <text:p>-4.3725008254431</text:p>
          </table:table-cell>
          <table:table-cell table:formula="of:=1/(1+EXP(-[.A661]*1.5+0.8+RAND()*0.5))" office:value-type="float" office:value="0.000568679348698869" calcext:value-type="float">
            <text:p>0.000568679348699</text:p>
          </table:table-cell>
        </table:table-row>
        <table:table-row table:style-name="ro1">
          <table:table-cell table:formula="of:=RAND()*10-5" office:value-type="float" office:value="3.58177324049069" calcext:value-type="float">
            <text:p>3.58177324049069</text:p>
          </table:table-cell>
          <table:table-cell table:formula="of:=1/(1+EXP(-[.A662]*1.5+0.8+RAND()*0.5))" office:value-type="float" office:value="0.988442440634644" calcext:value-type="float">
            <text:p>0.988442440634644</text:p>
          </table:table-cell>
        </table:table-row>
        <table:table-row table:style-name="ro1">
          <table:table-cell table:formula="of:=RAND()*10-5" office:value-type="float" office:value="1.96689439189992" calcext:value-type="float">
            <text:p>1.96689439189992</text:p>
          </table:table-cell>
          <table:table-cell table:formula="of:=1/(1+EXP(-[.A663]*1.5+0.8+RAND()*0.5))" office:value-type="float" office:value="0.890646325251558" calcext:value-type="float">
            <text:p>0.890646325251558</text:p>
          </table:table-cell>
        </table:table-row>
        <table:table-row table:style-name="ro1">
          <table:table-cell table:formula="of:=RAND()*10-5" office:value-type="float" office:value="-3.15498978423195" calcext:value-type="float">
            <text:p>-3.15498978423195</text:p>
          </table:table-cell>
          <table:table-cell table:formula="of:=1/(1+EXP(-[.A664]*1.5+0.8+RAND()*0.5))" office:value-type="float" office:value="0.00315470533665962" calcext:value-type="float">
            <text:p>0.00315470533666</text:p>
          </table:table-cell>
        </table:table-row>
        <table:table-row table:style-name="ro1">
          <table:table-cell table:formula="of:=RAND()*10-5" office:value-type="float" office:value="-0.696408308751593" calcext:value-type="float">
            <text:p>-0.696408308751593</text:p>
          </table:table-cell>
          <table:table-cell table:formula="of:=1/(1+EXP(-[.A665]*1.5+0.8+RAND()*0.5))" office:value-type="float" office:value="0.0903818371107317" calcext:value-type="float">
            <text:p>0.090381837110732</text:p>
          </table:table-cell>
        </table:table-row>
        <table:table-row table:style-name="ro1">
          <table:table-cell table:formula="of:=RAND()*10-5" office:value-type="float" office:value="-1.56854728797452" calcext:value-type="float">
            <text:p>-1.56854728797452</text:p>
          </table:table-cell>
          <table:table-cell table:formula="of:=1/(1+EXP(-[.A666]*1.5+0.8+RAND()*0.5))" office:value-type="float" office:value="0.0269298537846352" calcext:value-type="float">
            <text:p>0.026929853784635</text:p>
          </table:table-cell>
        </table:table-row>
        <table:table-row table:style-name="ro1">
          <table:table-cell table:formula="of:=RAND()*10-5" office:value-type="float" office:value="0.819659855431139" calcext:value-type="float">
            <text:p>0.819659855431139</text:p>
          </table:table-cell>
          <table:table-cell table:formula="of:=1/(1+EXP(-[.A667]*1.5+0.8+RAND()*0.5))" office:value-type="float" office:value="0.599970379579432" calcext:value-type="float">
            <text:p>0.599970379579432</text:p>
          </table:table-cell>
        </table:table-row>
        <table:table-row table:style-name="ro1">
          <table:table-cell table:formula="of:=RAND()*10-5" office:value-type="float" office:value="-0.622471591647265" calcext:value-type="float">
            <text:p>-0.622471591647265</text:p>
          </table:table-cell>
          <table:table-cell table:formula="of:=1/(1+EXP(-[.A668]*1.5+0.8+RAND()*0.5))" office:value-type="float" office:value="0.142670246658616" calcext:value-type="float">
            <text:p>0.142670246658616</text:p>
          </table:table-cell>
        </table:table-row>
        <table:table-row table:style-name="ro1">
          <table:table-cell table:formula="of:=RAND()*10-5" office:value-type="float" office:value="-2.65468448914798" calcext:value-type="float">
            <text:p>-2.65468448914798</text:p>
          </table:table-cell>
          <table:table-cell table:formula="of:=1/(1+EXP(-[.A669]*1.5+0.8+RAND()*0.5))" office:value-type="float" office:value="0.00659960933905862" calcext:value-type="float">
            <text:p>0.006599609339059</text:p>
          </table:table-cell>
        </table:table-row>
        <table:table-row table:style-name="ro1">
          <table:table-cell table:formula="of:=RAND()*10-5" office:value-type="float" office:value="-4.9578595884984" calcext:value-type="float">
            <text:p>-4.9578595884984</text:p>
          </table:table-cell>
          <table:table-cell table:formula="of:=1/(1+EXP(-[.A670]*1.5+0.8+RAND()*0.5))" office:value-type="float" office:value="0.000175688351386499" calcext:value-type="float">
            <text:p>0.000175688351386</text:p>
          </table:table-cell>
        </table:table-row>
        <table:table-row table:style-name="ro1">
          <table:table-cell table:formula="of:=RAND()*10-5" office:value-type="float" office:value="-0.0772841322764792" calcext:value-type="float">
            <text:p>-0.077284132276479</text:p>
          </table:table-cell>
          <table:table-cell table:formula="of:=1/(1+EXP(-[.A671]*1.5+0.8+RAND()*0.5))" office:value-type="float" office:value="0.214664038186879" calcext:value-type="float">
            <text:p>0.214664038186879</text:p>
          </table:table-cell>
        </table:table-row>
        <table:table-row table:style-name="ro1">
          <table:table-cell table:formula="of:=RAND()*10-5" office:value-type="float" office:value="-0.155416775915882" calcext:value-type="float">
            <text:p>-0.155416775915882</text:p>
          </table:table-cell>
          <table:table-cell table:formula="of:=1/(1+EXP(-[.A672]*1.5+0.8+RAND()*0.5))" office:value-type="float" office:value="0.200835608523494" calcext:value-type="float">
            <text:p>0.200835608523494</text:p>
          </table:table-cell>
        </table:table-row>
        <table:table-row table:style-name="ro1">
          <table:table-cell table:formula="of:=RAND()*10-5" office:value-type="float" office:value="2.05209794895802" calcext:value-type="float">
            <text:p>2.05209794895802</text:p>
          </table:table-cell>
          <table:table-cell table:formula="of:=1/(1+EXP(-[.A673]*1.5+0.8+RAND()*0.5))" office:value-type="float" office:value="0.881919818385342" calcext:value-type="float">
            <text:p>0.881919818385342</text:p>
          </table:table-cell>
        </table:table-row>
        <table:table-row table:style-name="ro1">
          <table:table-cell table:formula="of:=RAND()*10-5" office:value-type="float" office:value="-0.949817304445478" calcext:value-type="float">
            <text:p>-0.949817304445478</text:p>
          </table:table-cell>
          <table:table-cell table:formula="of:=1/(1+EXP(-[.A674]*1.5+0.8+RAND()*0.5))" office:value-type="float" office:value="0.093652191471103" calcext:value-type="float">
            <text:p>0.093652191471103</text:p>
          </table:table-cell>
        </table:table-row>
        <table:table-row table:style-name="ro1">
          <table:table-cell table:formula="of:=RAND()*10-5" office:value-type="float" office:value="-0.222687688038949" calcext:value-type="float">
            <text:p>-0.222687688038949</text:p>
          </table:table-cell>
          <table:table-cell table:formula="of:=1/(1+EXP(-[.A675]*1.5+0.8+RAND()*0.5))" office:value-type="float" office:value="0.185802948478109" calcext:value-type="float">
            <text:p>0.185802948478109</text:p>
          </table:table-cell>
        </table:table-row>
        <table:table-row table:style-name="ro1">
          <table:table-cell table:formula="of:=RAND()*10-5" office:value-type="float" office:value="-1.89582890074817" calcext:value-type="float">
            <text:p>-1.89582890074817</text:p>
          </table:table-cell>
          <table:table-cell table:formula="of:=1/(1+EXP(-[.A676]*1.5+0.8+RAND()*0.5))" office:value-type="float" office:value="0.0200315576665788" calcext:value-type="float">
            <text:p>0.020031557666579</text:p>
          </table:table-cell>
        </table:table-row>
        <table:table-row table:style-name="ro1">
          <table:table-cell table:formula="of:=RAND()*10-5" office:value-type="float" office:value="-1.63757487194254" calcext:value-type="float">
            <text:p>-1.63757487194254</text:p>
          </table:table-cell>
          <table:table-cell table:formula="of:=1/(1+EXP(-[.A677]*1.5+0.8+RAND()*0.5))" office:value-type="float" office:value="0.0283194343290857" calcext:value-type="float">
            <text:p>0.028319434329086</text:p>
          </table:table-cell>
        </table:table-row>
        <table:table-row table:style-name="ro1">
          <table:table-cell table:formula="of:=RAND()*10-5" office:value-type="float" office:value="-3.71443920043987" calcext:value-type="float">
            <text:p>-3.71443920043987</text:p>
          </table:table-cell>
          <table:table-cell table:formula="of:=1/(1+EXP(-[.A678]*1.5+0.8+RAND()*0.5))" office:value-type="float" office:value="0.0011532439477615" calcext:value-type="float">
            <text:p>0.001153243947762</text:p>
          </table:table-cell>
        </table:table-row>
        <table:table-row table:style-name="ro1">
          <table:table-cell table:formula="of:=RAND()*10-5" office:value-type="float" office:value="2.12243439836563" calcext:value-type="float">
            <text:p>2.12243439836563</text:p>
          </table:table-cell>
          <table:table-cell table:formula="of:=1/(1+EXP(-[.A679]*1.5+0.8+RAND()*0.5))" office:value-type="float" office:value="0.911104972361446" calcext:value-type="float">
            <text:p>0.911104972361446</text:p>
          </table:table-cell>
        </table:table-row>
        <table:table-row table:style-name="ro1">
          <table:table-cell table:formula="of:=RAND()*10-5" office:value-type="float" office:value="-2.40235523608512" calcext:value-type="float">
            <text:p>-2.40235523608512</text:p>
          </table:table-cell>
          <table:table-cell table:formula="of:=1/(1+EXP(-[.A680]*1.5+0.8+RAND()*0.5))" office:value-type="float" office:value="0.0113500473715073" calcext:value-type="float">
            <text:p>0.011350047371507</text:p>
          </table:table-cell>
        </table:table-row>
        <table:table-row table:style-name="ro1">
          <table:table-cell table:formula="of:=RAND()*10-5" office:value-type="float" office:value="-3.20804276066882" calcext:value-type="float">
            <text:p>-3.20804276066882</text:p>
          </table:table-cell>
          <table:table-cell table:formula="of:=1/(1+EXP(-[.A681]*1.5+0.8+RAND()*0.5))" office:value-type="float" office:value="0.00327776197359435" calcext:value-type="float">
            <text:p>0.003277761973594</text:p>
          </table:table-cell>
        </table:table-row>
        <table:table-row table:style-name="ro1">
          <table:table-cell table:formula="of:=RAND()*10-5" office:value-type="float" office:value="1.65154866184397" calcext:value-type="float">
            <text:p>1.65154866184397</text:p>
          </table:table-cell>
          <table:table-cell table:formula="of:=1/(1+EXP(-[.A682]*1.5+0.8+RAND()*0.5))" office:value-type="float" office:value="0.777533932927755" calcext:value-type="float">
            <text:p>0.777533932927755</text:p>
          </table:table-cell>
        </table:table-row>
        <table:table-row table:style-name="ro1">
          <table:table-cell table:formula="of:=RAND()*10-5" office:value-type="float" office:value="-1.48667827611793" calcext:value-type="float">
            <text:p>-1.48667827611793</text:p>
          </table:table-cell>
          <table:table-cell table:formula="of:=1/(1+EXP(-[.A683]*1.5+0.8+RAND()*0.5))" office:value-type="float" office:value="0.0346565551897823" calcext:value-type="float">
            <text:p>0.034656555189782</text:p>
          </table:table-cell>
        </table:table-row>
        <table:table-row table:style-name="ro1">
          <table:table-cell table:formula="of:=RAND()*10-5" office:value-type="float" office:value="-4.29404975487318" calcext:value-type="float">
            <text:p>-4.29404975487318</text:p>
          </table:table-cell>
          <table:table-cell table:formula="of:=1/(1+EXP(-[.A684]*1.5+0.8+RAND()*0.5))" office:value-type="float" office:value="0.000642322418482479" calcext:value-type="float">
            <text:p>0.000642322418482</text:p>
          </table:table-cell>
        </table:table-row>
        <table:table-row table:style-name="ro1">
          <table:table-cell table:formula="of:=RAND()*10-5" office:value-type="float" office:value="-4.31253175151048" calcext:value-type="float">
            <text:p>-4.31253175151048</text:p>
          </table:table-cell>
          <table:table-cell table:formula="of:=1/(1+EXP(-[.A685]*1.5+0.8+RAND()*0.5))" office:value-type="float" office:value="0.000437761926478467" calcext:value-type="float">
            <text:p>0.000437761926478</text:p>
          </table:table-cell>
        </table:table-row>
        <table:table-row table:style-name="ro1">
          <table:table-cell table:formula="of:=RAND()*10-5" office:value-type="float" office:value="2.93401238121159" calcext:value-type="float">
            <text:p>2.93401238121159</text:p>
          </table:table-cell>
          <table:table-cell table:formula="of:=1/(1+EXP(-[.A686]*1.5+0.8+RAND()*0.5))" office:value-type="float" office:value="0.9688322629434" calcext:value-type="float">
            <text:p>0.9688322629434</text:p>
          </table:table-cell>
        </table:table-row>
        <table:table-row table:style-name="ro1">
          <table:table-cell table:formula="of:=RAND()*10-5" office:value-type="float" office:value="0.178069677729411" calcext:value-type="float">
            <text:p>0.178069677729411</text:p>
          </table:table-cell>
          <table:table-cell table:formula="of:=1/(1+EXP(-[.A687]*1.5+0.8+RAND()*0.5))" office:value-type="float" office:value="0.364784656323133" calcext:value-type="float">
            <text:p>0.364784656323133</text:p>
          </table:table-cell>
        </table:table-row>
        <table:table-row table:style-name="ro1">
          <table:table-cell table:formula="of:=RAND()*10-5" office:value-type="float" office:value="1.6092572796038" calcext:value-type="float">
            <text:p>1.6092572796038</text:p>
          </table:table-cell>
          <table:table-cell table:formula="of:=1/(1+EXP(-[.A688]*1.5+0.8+RAND()*0.5))" office:value-type="float" office:value="0.769633220940295" calcext:value-type="float">
            <text:p>0.769633220940295</text:p>
          </table:table-cell>
        </table:table-row>
        <table:table-row table:style-name="ro1">
          <table:table-cell table:formula="of:=RAND()*10-5" office:value-type="float" office:value="-0.520131910736265" calcext:value-type="float">
            <text:p>-0.520131910736265</text:p>
          </table:table-cell>
          <table:table-cell table:formula="of:=1/(1+EXP(-[.A689]*1.5+0.8+RAND()*0.5))" office:value-type="float" office:value="0.160108894118531" calcext:value-type="float">
            <text:p>0.160108894118531</text:p>
          </table:table-cell>
        </table:table-row>
        <table:table-row table:style-name="ro1">
          <table:table-cell table:formula="of:=RAND()*10-5" office:value-type="float" office:value="3.13400045355616" calcext:value-type="float">
            <text:p>3.13400045355616</text:p>
          </table:table-cell>
          <table:table-cell table:formula="of:=1/(1+EXP(-[.A690]*1.5+0.8+RAND()*0.5))" office:value-type="float" office:value="0.978702954368348" calcext:value-type="float">
            <text:p>0.978702954368348</text:p>
          </table:table-cell>
        </table:table-row>
        <table:table-row table:style-name="ro1">
          <table:table-cell table:formula="of:=RAND()*10-5" office:value-type="float" office:value="0.0328634081317212" calcext:value-type="float">
            <text:p>0.032863408131721</text:p>
          </table:table-cell>
          <table:table-cell table:formula="of:=1/(1+EXP(-[.A691]*1.5+0.8+RAND()*0.5))" office:value-type="float" office:value="0.269735921714851" calcext:value-type="float">
            <text:p>0.269735921714851</text:p>
          </table:table-cell>
        </table:table-row>
        <table:table-row table:style-name="ro1">
          <table:table-cell table:formula="of:=RAND()*10-5" office:value-type="float" office:value="1.32511012795905" calcext:value-type="float">
            <text:p>1.32511012795905</text:p>
          </table:table-cell>
          <table:table-cell table:formula="of:=1/(1+EXP(-[.A692]*1.5+0.8+RAND()*0.5))" office:value-type="float" office:value="0.703316818732655" calcext:value-type="float">
            <text:p>0.703316818732655</text:p>
          </table:table-cell>
        </table:table-row>
        <table:table-row table:style-name="ro1">
          <table:table-cell table:formula="of:=RAND()*10-5" office:value-type="float" office:value="0.0675060965589855" calcext:value-type="float">
            <text:p>0.067506096558986</text:p>
          </table:table-cell>
          <table:table-cell table:formula="of:=1/(1+EXP(-[.A693]*1.5+0.8+RAND()*0.5))" office:value-type="float" office:value="0.315859873276776" calcext:value-type="float">
            <text:p>0.315859873276776</text:p>
          </table:table-cell>
        </table:table-row>
        <table:table-row table:style-name="ro1">
          <table:table-cell table:formula="of:=RAND()*10-5" office:value-type="float" office:value="-2.62633466643775" calcext:value-type="float">
            <text:p>-2.62633466643775</text:p>
          </table:table-cell>
          <table:table-cell table:formula="of:=1/(1+EXP(-[.A694]*1.5+0.8+RAND()*0.5))" office:value-type="float" office:value="0.00694431797746663" calcext:value-type="float">
            <text:p>0.006944317977467</text:p>
          </table:table-cell>
        </table:table-row>
        <table:table-row table:style-name="ro1">
          <table:table-cell table:formula="of:=RAND()*10-5" office:value-type="float" office:value="-2.21513055466558" calcext:value-type="float">
            <text:p>-2.21513055466558</text:p>
          </table:table-cell>
          <table:table-cell table:formula="of:=1/(1+EXP(-[.A695]*1.5+0.8+RAND()*0.5))" office:value-type="float" office:value="0.013447816213066" calcext:value-type="float">
            <text:p>0.013447816213066</text:p>
          </table:table-cell>
        </table:table-row>
        <table:table-row table:style-name="ro1">
          <table:table-cell table:formula="of:=RAND()*10-5" office:value-type="float" office:value="-4.5381208123743" calcext:value-type="float">
            <text:p>-4.5381208123743</text:p>
          </table:table-cell>
          <table:table-cell table:formula="of:=1/(1+EXP(-[.A696]*1.5+0.8+RAND()*0.5))" office:value-type="float" office:value="0.000306559720707816" calcext:value-type="float">
            <text:p>0.000306559720708</text:p>
          </table:table-cell>
        </table:table-row>
        <table:table-row table:style-name="ro1">
          <table:table-cell table:formula="of:=RAND()*10-5" office:value-type="float" office:value="-3.1404140613957" calcext:value-type="float">
            <text:p>-3.1404140613957</text:p>
          </table:table-cell>
          <table:table-cell table:formula="of:=1/(1+EXP(-[.A697]*1.5+0.8+RAND()*0.5))" office:value-type="float" office:value="0.00388952195993974" calcext:value-type="float">
            <text:p>0.00388952195994</text:p>
          </table:table-cell>
        </table:table-row>
        <table:table-row table:style-name="ro1">
          <table:table-cell table:formula="of:=RAND()*10-5" office:value-type="float" office:value="-4.44635225234441" calcext:value-type="float">
            <text:p>-4.44635225234441</text:p>
          </table:table-cell>
          <table:table-cell table:formula="of:=1/(1+EXP(-[.A698]*1.5+0.8+RAND()*0.5))" office:value-type="float" office:value="0.000425220011072917" calcext:value-type="float">
            <text:p>0.000425220011073</text:p>
          </table:table-cell>
        </table:table-row>
        <table:table-row table:style-name="ro1">
          <table:table-cell table:formula="of:=RAND()*10-5" office:value-type="float" office:value="-0.660752677015418" calcext:value-type="float">
            <text:p>-0.660752677015418</text:p>
          </table:table-cell>
          <table:table-cell table:formula="of:=1/(1+EXP(-[.A699]*1.5+0.8+RAND()*0.5))" office:value-type="float" office:value="0.108402270812343" calcext:value-type="float">
            <text:p>0.108402270812343</text:p>
          </table:table-cell>
        </table:table-row>
        <table:table-row table:style-name="ro1">
          <table:table-cell table:formula="of:=RAND()*10-5" office:value-type="float" office:value="2.49141617368002" calcext:value-type="float">
            <text:p>2.49141617368002</text:p>
          </table:table-cell>
          <table:table-cell table:formula="of:=1/(1+EXP(-[.A700]*1.5+0.8+RAND()*0.5))" office:value-type="float" office:value="0.942408120331161" calcext:value-type="float">
            <text:p>0.942408120331161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1.78704137802654" calcext:value-type="float">
            <text:p>1.78704137802654</text:p>
          </table:table-cell>
          <table:table-cell table:formula="of:=1/(1+EXP(-[.A2]*1.5+0.8))" office:value-type="float" office:value="0.867675673297316" calcext:value-type="float">
            <text:p>0.867675673297316</text:p>
          </table:table-cell>
        </table:table-row>
        <table:table-row table:style-name="ro1">
          <table:table-cell table:formula="of:=RAND()*10-5" office:value-type="float" office:value="2.66762155946793" calcext:value-type="float">
            <text:p>2.66762155946793</text:p>
          </table:table-cell>
          <table:table-cell table:formula="of:=1/(1+EXP(-[.A3]*1.5+0.8))" office:value-type="float" office:value="0.960888143096623" calcext:value-type="float">
            <text:p>0.960888143096623</text:p>
          </table:table-cell>
        </table:table-row>
        <table:table-row table:style-name="ro1">
          <table:table-cell table:formula="of:=RAND()*10-5" office:value-type="float" office:value="-4.11193729951764" calcext:value-type="float">
            <text:p>-4.11193729951764</text:p>
          </table:table-cell>
          <table:table-cell table:formula="of:=1/(1+EXP(-[.A4]*1.5+0.8))" office:value-type="float" office:value="0.000940736829229485" calcext:value-type="float">
            <text:p>0.000940736829229</text:p>
          </table:table-cell>
        </table:table-row>
        <table:table-row table:style-name="ro1">
          <table:table-cell table:formula="of:=RAND()*10-5" office:value-type="float" office:value="3.04073576370173" calcext:value-type="float">
            <text:p>3.04073576370173</text:p>
          </table:table-cell>
          <table:table-cell table:formula="of:=1/(1+EXP(-[.A5]*1.5+0.8))" office:value-type="float" office:value="0.977270584500485" calcext:value-type="float">
            <text:p>0.977270584500485</text:p>
          </table:table-cell>
        </table:table-row>
        <table:table-row table:style-name="ro1">
          <table:table-cell table:formula="of:=RAND()*10-5" office:value-type="float" office:value="-3.78451658895502" calcext:value-type="float">
            <text:p>-3.78451658895502</text:p>
          </table:table-cell>
          <table:table-cell table:formula="of:=1/(1+EXP(-[.A6]*1.5+0.8))" office:value-type="float" office:value="0.00153640122199671" calcext:value-type="float">
            <text:p>0.001536401221997</text:p>
          </table:table-cell>
        </table:table-row>
        <table:table-row table:style-name="ro1">
          <table:table-cell table:formula="of:=RAND()*10-5" office:value-type="float" office:value="-1.75927792222946" calcext:value-type="float">
            <text:p>-1.75927792222946</text:p>
          </table:table-cell>
          <table:table-cell table:formula="of:=1/(1+EXP(-[.A7]*1.5+0.8))" office:value-type="float" office:value="0.0311011060389218" calcext:value-type="float">
            <text:p>0.031101106038922</text:p>
          </table:table-cell>
        </table:table-row>
        <table:table-row table:style-name="ro1">
          <table:table-cell table:formula="of:=RAND()*10-5" office:value-type="float" office:value="-3.4650283254269" calcext:value-type="float">
            <text:p>-3.4650283254269</text:p>
          </table:table-cell>
          <table:table-cell table:formula="of:=1/(1+EXP(-[.A8]*1.5+0.8))" office:value-type="float" office:value="0.00247869204972661" calcext:value-type="float">
            <text:p>0.002478692049727</text:p>
          </table:table-cell>
        </table:table-row>
        <table:table-row table:style-name="ro1">
          <table:table-cell table:formula="of:=RAND()*10-5" office:value-type="float" office:value="-2.15572654290976" calcext:value-type="float">
            <text:p>-2.15572654290976</text:p>
          </table:table-cell>
          <table:table-cell table:formula="of:=1/(1+EXP(-[.A9]*1.5+0.8))" office:value-type="float" office:value="0.0174024296698769" calcext:value-type="float">
            <text:p>0.017402429669877</text:p>
          </table:table-cell>
        </table:table-row>
        <table:table-row table:style-name="ro1">
          <table:table-cell table:formula="of:=RAND()*10-5" office:value-type="float" office:value="2.25517868691458" calcext:value-type="float">
            <text:p>2.25517868691458</text:p>
          </table:table-cell>
          <table:table-cell table:formula="of:=1/(1+EXP(-[.A10]*1.5+0.8))" office:value-type="float" office:value="0.929744291637629" calcext:value-type="float">
            <text:p>0.929744291637629</text:p>
          </table:table-cell>
        </table:table-row>
        <table:table-row table:style-name="ro1">
          <table:table-cell table:formula="of:=RAND()*10-5" office:value-type="float" office:value="-2.21520477128859" calcext:value-type="float">
            <text:p>-2.21520477128859</text:p>
          </table:table-cell>
          <table:table-cell table:formula="of:=1/(1+EXP(-[.A11]*1.5+0.8))" office:value-type="float" office:value="0.015940753576918" calcext:value-type="float">
            <text:p>0.015940753576918</text:p>
          </table:table-cell>
        </table:table-row>
        <table:table-row table:style-name="ro1">
          <table:table-cell table:formula="of:=RAND()*10-5" office:value-type="float" office:value="4.1521788594445" calcext:value-type="float">
            <text:p>4.1521788594445</text:p>
          </table:table-cell>
          <table:table-cell table:formula="of:=1/(1+EXP(-[.A12]*1.5+0.8))" office:value-type="float" office:value="0.995628501274239" calcext:value-type="float">
            <text:p>0.995628501274239</text:p>
          </table:table-cell>
        </table:table-row>
        <table:table-row table:style-name="ro1">
          <table:table-cell table:formula="of:=RAND()*10-5" office:value-type="float" office:value="-2.74945195215134" calcext:value-type="float">
            <text:p>-2.74945195215134</text:p>
          </table:table-cell>
          <table:table-cell table:formula="of:=1/(1+EXP(-[.A13]*1.5+0.8))" office:value-type="float" office:value="0.00721624649161738" calcext:value-type="float">
            <text:p>0.007216246491617</text:p>
          </table:table-cell>
        </table:table-row>
        <table:table-row table:style-name="ro1">
          <table:table-cell table:formula="of:=RAND()*10-5" office:value-type="float" office:value="4.70521939274266" calcext:value-type="float">
            <text:p>4.70521939274266</text:p>
          </table:table-cell>
          <table:table-cell table:formula="of:=1/(1+EXP(-[.A14]*1.5+0.8))" office:value-type="float" office:value="0.998088262293437" calcext:value-type="float">
            <text:p>0.998088262293437</text:p>
          </table:table-cell>
        </table:table-row>
        <table:table-row table:style-name="ro1">
          <table:table-cell table:formula="of:=RAND()*10-5" office:value-type="float" office:value="2.71681539504601" calcext:value-type="float">
            <text:p>2.71681539504601</text:p>
          </table:table-cell>
          <table:table-cell table:formula="of:=1/(1+EXP(-[.A15]*1.5+0.8))" office:value-type="float" office:value="0.963568966788956" calcext:value-type="float">
            <text:p>0.963568966788956</text:p>
          </table:table-cell>
        </table:table-row>
        <table:table-row table:style-name="ro1">
          <table:table-cell table:formula="of:=RAND()*10-5" office:value-type="float" office:value="4.20064205499038" calcext:value-type="float">
            <text:p>4.20064205499038</text:p>
          </table:table-cell>
          <table:table-cell table:formula="of:=1/(1+EXP(-[.A16]*1.5+0.8))" office:value-type="float" office:value="0.995933764343998" calcext:value-type="float">
            <text:p>0.995933764343998</text:p>
          </table:table-cell>
        </table:table-row>
        <table:table-row table:style-name="ro1">
          <table:table-cell table:formula="of:=RAND()*10-5" office:value-type="float" office:value="1.84427252164156" calcext:value-type="float">
            <text:p>1.84427252164156</text:p>
          </table:table-cell>
          <table:table-cell table:formula="of:=1/(1+EXP(-[.A17]*1.5+0.8))" office:value-type="float" office:value="0.877224857670294" calcext:value-type="float">
            <text:p>0.877224857670294</text:p>
          </table:table-cell>
        </table:table-row>
        <table:table-row table:style-name="ro1">
          <table:table-cell table:formula="of:=RAND()*10-5" office:value-type="float" office:value="-2.208653855198" calcext:value-type="float">
            <text:p>-2.208653855198</text:p>
          </table:table-cell>
          <table:table-cell table:formula="of:=1/(1+EXP(-[.A18]*1.5+0.8))" office:value-type="float" office:value="0.0160956318686755" calcext:value-type="float">
            <text:p>0.016095631868676</text:p>
          </table:table-cell>
        </table:table-row>
        <table:table-row table:style-name="ro1">
          <table:table-cell table:formula="of:=RAND()*10-5" office:value-type="float" office:value="2.64272459890265" calcext:value-type="float">
            <text:p>2.64272459890265</text:p>
          </table:table-cell>
          <table:table-cell table:formula="of:=1/(1+EXP(-[.A19]*1.5+0.8))" office:value-type="float" office:value="0.959460210553216" calcext:value-type="float">
            <text:p>0.959460210553216</text:p>
          </table:table-cell>
        </table:table-row>
        <table:table-row table:style-name="ro1">
          <table:table-cell table:formula="of:=RAND()*10-5" office:value-type="float" office:value="1.73926843594821" calcext:value-type="float">
            <text:p>1.73926843594821</text:p>
          </table:table-cell>
          <table:table-cell table:formula="of:=1/(1+EXP(-[.A20]*1.5+0.8))" office:value-type="float" office:value="0.859229197761807" calcext:value-type="float">
            <text:p>0.859229197761807</text:p>
          </table:table-cell>
        </table:table-row>
        <table:table-row table:style-name="ro1">
          <table:table-cell table:formula="of:=RAND()*10-5" office:value-type="float" office:value="4.84362793548602" calcext:value-type="float">
            <text:p>4.84362793548602</text:p>
          </table:table-cell>
          <table:table-cell table:formula="of:=1/(1+EXP(-[.A21]*1.5+0.8))" office:value-type="float" office:value="0.998446114944785" calcext:value-type="float">
            <text:p>0.998446114944785</text:p>
          </table:table-cell>
        </table:table-row>
        <table:table-row table:style-name="ro1">
          <table:table-cell table:formula="of:=RAND()*10-5" office:value-type="float" office:value="2.49920279616739" calcext:value-type="float">
            <text:p>2.49920279616739</text:p>
          </table:table-cell>
          <table:table-cell table:formula="of:=1/(1+EXP(-[.A22]*1.5+0.8))" office:value-type="float" office:value="0.950206940884253" calcext:value-type="float">
            <text:p>0.950206940884253</text:p>
          </table:table-cell>
        </table:table-row>
        <table:table-row table:style-name="ro1">
          <table:table-cell table:formula="of:=RAND()*10-5" office:value-type="float" office:value="-3.16838435816768" calcext:value-type="float">
            <text:p>-3.16838435816768</text:p>
          </table:table-cell>
          <table:table-cell table:formula="of:=1/(1+EXP(-[.A23]*1.5+0.8))" office:value-type="float" office:value="0.00386247737932764" calcext:value-type="float">
            <text:p>0.003862477379328</text:p>
          </table:table-cell>
        </table:table-row>
        <table:table-row table:style-name="ro1">
          <table:table-cell table:formula="of:=RAND()*10-5" office:value-type="float" office:value="0.231055887359236" calcext:value-type="float">
            <text:p>0.231055887359236</text:p>
          </table:table-cell>
          <table:table-cell table:formula="of:=1/(1+EXP(-[.A24]*1.5+0.8))" office:value-type="float" office:value="0.388548848935373" calcext:value-type="float">
            <text:p>0.388548848935373</text:p>
          </table:table-cell>
        </table:table-row>
        <table:table-row table:style-name="ro1">
          <table:table-cell table:formula="of:=RAND()*10-5" office:value-type="float" office:value="2.28781582457195" calcext:value-type="float">
            <text:p>2.28781582457195</text:p>
          </table:table-cell>
          <table:table-cell table:formula="of:=1/(1+EXP(-[.A25]*1.5+0.8))" office:value-type="float" office:value="0.932875568219441" calcext:value-type="float">
            <text:p>0.932875568219441</text:p>
          </table:table-cell>
        </table:table-row>
        <table:table-row table:style-name="ro1">
          <table:table-cell table:formula="of:=RAND()*10-5" office:value-type="float" office:value="4.24491359437802" calcext:value-type="float">
            <text:p>4.24491359437802</text:p>
          </table:table-cell>
          <table:table-cell table:formula="of:=1/(1+EXP(-[.A26]*1.5+0.8))" office:value-type="float" office:value="0.99619402708158" calcext:value-type="float">
            <text:p>0.99619402708158</text:p>
          </table:table-cell>
        </table:table-row>
        <table:table-row table:style-name="ro1">
          <table:table-cell table:formula="of:=RAND()*10-5" office:value-type="float" office:value="3.91606169250807" calcext:value-type="float">
            <text:p>3.91606169250807</text:p>
          </table:table-cell>
          <table:table-cell table:formula="of:=1/(1+EXP(-[.A27]*1.5+0.8))" office:value-type="float" office:value="0.993782142022346" calcext:value-type="float">
            <text:p>0.993782142022346</text:p>
          </table:table-cell>
        </table:table-row>
        <table:table-row table:style-name="ro1">
          <table:table-cell table:formula="of:=RAND()*10-5" office:value-type="float" office:value="-3.77763503351809" calcext:value-type="float">
            <text:p>-3.77763503351809</text:p>
          </table:table-cell>
          <table:table-cell table:formula="of:=1/(1+EXP(-[.A28]*1.5+0.8))" office:value-type="float" office:value="0.00155231785575214" calcext:value-type="float">
            <text:p>0.001552317855752</text:p>
          </table:table-cell>
        </table:table-row>
        <table:table-row table:style-name="ro1">
          <table:table-cell table:formula="of:=RAND()*10-5" office:value-type="float" office:value="3.52581426266227" calcext:value-type="float">
            <text:p>3.52581426266227</text:p>
          </table:table-cell>
          <table:table-cell table:formula="of:=1/(1+EXP(-[.A29]*1.5+0.8))" office:value-type="float" office:value="0.988889823067249" calcext:value-type="float">
            <text:p>0.988889823067249</text:p>
          </table:table-cell>
        </table:table-row>
        <table:table-row table:style-name="ro1">
          <table:table-cell table:formula="of:=RAND()*10-5" office:value-type="float" office:value="-3.09370222253417" calcext:value-type="float">
            <text:p>-3.09370222253417</text:p>
          </table:table-cell>
          <table:table-cell table:formula="of:=1/(1+EXP(-[.A30]*1.5+0.8))" office:value-type="float" office:value="0.00431835369484279" calcext:value-type="float">
            <text:p>0.004318353694843</text:p>
          </table:table-cell>
        </table:table-row>
        <table:table-row table:style-name="ro1">
          <table:table-cell table:formula="of:=RAND()*10-5" office:value-type="float" office:value="-3.47351916392615" calcext:value-type="float">
            <text:p>-3.47351916392615</text:p>
          </table:table-cell>
          <table:table-cell table:formula="of:=1/(1+EXP(-[.A31]*1.5+0.8))" office:value-type="float" office:value="0.00244739974791136" calcext:value-type="float">
            <text:p>0.002447399747911</text:p>
          </table:table-cell>
        </table:table-row>
        <table:table-row table:style-name="ro1">
          <table:table-cell table:formula="of:=RAND()*10-5" office:value-type="float" office:value="-2.72430485716518" calcext:value-type="float">
            <text:p>-2.72430485716518</text:p>
          </table:table-cell>
          <table:table-cell table:formula="of:=1/(1+EXP(-[.A32]*1.5+0.8))" office:value-type="float" office:value="0.00749156875158687" calcext:value-type="float">
            <text:p>0.007491568751587</text:p>
          </table:table-cell>
        </table:table-row>
        <table:table-row table:style-name="ro1">
          <table:table-cell table:formula="of:=RAND()*10-5" office:value-type="float" office:value="-2.72963737230043" calcext:value-type="float">
            <text:p>-2.72963737230043</text:p>
          </table:table-cell>
          <table:table-cell table:formula="of:=1/(1+EXP(-[.A33]*1.5+0.8))" office:value-type="float" office:value="0.00743232800846226" calcext:value-type="float">
            <text:p>0.007432328008462</text:p>
          </table:table-cell>
        </table:table-row>
        <table:table-row table:style-name="ro1">
          <table:table-cell table:formula="of:=RAND()*10-5" office:value-type="float" office:value="-1.28797396780076" calcext:value-type="float">
            <text:p>-1.28797396780076</text:p>
          </table:table-cell>
          <table:table-cell table:formula="of:=1/(1+EXP(-[.A34]*1.5+0.8))" office:value-type="float" office:value="0.0611135491101993" calcext:value-type="float">
            <text:p>0.061113549110199</text:p>
          </table:table-cell>
        </table:table-row>
        <table:table-row table:style-name="ro1">
          <table:table-cell table:formula="of:=RAND()*10-5" office:value-type="float" office:value="-1.62424580917294" calcext:value-type="float">
            <text:p>-1.62424580917294</text:p>
          </table:table-cell>
          <table:table-cell table:formula="of:=1/(1+EXP(-[.A35]*1.5+0.8))" office:value-type="float" office:value="0.0378198095501513" calcext:value-type="float">
            <text:p>0.037819809550151</text:p>
          </table:table-cell>
        </table:table-row>
        <table:table-row table:style-name="ro1">
          <table:table-cell table:formula="of:=RAND()*10-5" office:value-type="float" office:value="-1.53872286067777" calcext:value-type="float">
            <text:p>-1.53872286067777</text:p>
          </table:table-cell>
          <table:table-cell table:formula="of:=1/(1+EXP(-[.A36]*1.5+0.8))" office:value-type="float" office:value="0.0427750148525801" calcext:value-type="float">
            <text:p>0.04277501485258</text:p>
          </table:table-cell>
        </table:table-row>
        <table:table-row table:style-name="ro1">
          <table:table-cell table:formula="of:=RAND()*10-5" office:value-type="float" office:value="1.59212683090158" calcext:value-type="float">
            <text:p>1.59212683090158</text:p>
          </table:table-cell>
          <table:table-cell table:formula="of:=1/(1+EXP(-[.A37]*1.5+0.8))" office:value-type="float" office:value="0.83036133104065" calcext:value-type="float">
            <text:p>0.83036133104065</text:p>
          </table:table-cell>
        </table:table-row>
        <table:table-row table:style-name="ro1">
          <table:table-cell table:formula="of:=RAND()*10-5" office:value-type="float" office:value="-4.06359423522235" calcext:value-type="float">
            <text:p>-4.06359423522235</text:p>
          </table:table-cell>
          <table:table-cell table:formula="of:=1/(1+EXP(-[.A38]*1.5+0.8))" office:value-type="float" office:value="0.00101141667608226" calcext:value-type="float">
            <text:p>0.001011416676082</text:p>
          </table:table-cell>
        </table:table-row>
        <table:table-row table:style-name="ro1">
          <table:table-cell table:formula="of:=RAND()*10-5" office:value-type="float" office:value="-1.80635917267395" calcext:value-type="float">
            <text:p>-1.80635917267395</text:p>
          </table:table-cell>
          <table:table-cell table:formula="of:=1/(1+EXP(-[.A39]*1.5+0.8))" office:value-type="float" office:value="0.029042039361255" calcext:value-type="float">
            <text:p>0.029042039361255</text:p>
          </table:table-cell>
        </table:table-row>
        <table:table-row table:style-name="ro1">
          <table:table-cell table:formula="of:=RAND()*10-5" office:value-type="float" office:value="1.14529867888464" calcext:value-type="float">
            <text:p>1.14529867888464</text:p>
          </table:table-cell>
          <table:table-cell table:formula="of:=1/(1+EXP(-[.A40]*1.5+0.8))" office:value-type="float" office:value="0.714623815862428" calcext:value-type="float">
            <text:p>0.714623815862428</text:p>
          </table:table-cell>
        </table:table-row>
        <table:table-row table:style-name="ro1">
          <table:table-cell table:formula="of:=RAND()*10-5" office:value-type="float" office:value="-4.12894186307986" calcext:value-type="float">
            <text:p>-4.12894186307986</text:p>
          </table:table-cell>
          <table:table-cell table:formula="of:=1/(1+EXP(-[.A41]*1.5+0.8))" office:value-type="float" office:value="0.000917066763296381" calcext:value-type="float">
            <text:p>0.000917066763296</text:p>
          </table:table-cell>
        </table:table-row>
        <table:table-row table:style-name="ro1">
          <table:table-cell table:formula="of:=RAND()*10-5" office:value-type="float" office:value="-4.83107175892296" calcext:value-type="float">
            <text:p>-4.83107175892296</text:p>
          </table:table-cell>
          <table:table-cell table:formula="of:=1/(1+EXP(-[.A42]*1.5+0.8))" office:value-type="float" office:value="0.000320083783371077" calcext:value-type="float">
            <text:p>0.000320083783371</text:p>
          </table:table-cell>
        </table:table-row>
        <table:table-row table:style-name="ro1">
          <table:table-cell table:formula="of:=RAND()*10-5" office:value-type="float" office:value="3.60285496306894" calcext:value-type="float">
            <text:p>3.60285496306894</text:p>
          </table:table-cell>
          <table:table-cell table:formula="of:=1/(1+EXP(-[.A43]*1.5+0.8))" office:value-type="float" office:value="0.9900903036199" calcext:value-type="float">
            <text:p>0.9900903036199</text:p>
          </table:table-cell>
        </table:table-row>
        <table:table-row table:style-name="ro1">
          <table:table-cell table:formula="of:=RAND()*10-5" office:value-type="float" office:value="2.75630001753305" calcext:value-type="float">
            <text:p>2.75630001753305</text:p>
          </table:table-cell>
          <table:table-cell table:formula="of:=1/(1+EXP(-[.A44]*1.5+0.8))" office:value-type="float" office:value="0.965591924815008" calcext:value-type="float">
            <text:p>0.965591924815008</text:p>
          </table:table-cell>
        </table:table-row>
        <table:table-row table:style-name="ro1">
          <table:table-cell table:formula="of:=RAND()*10-5" office:value-type="float" office:value="2.51330086042269" calcext:value-type="float">
            <text:p>2.51330086042269</text:p>
          </table:table-cell>
          <table:table-cell table:formula="of:=1/(1+EXP(-[.A45]*1.5+0.8))" office:value-type="float" office:value="0.951198015945057" calcext:value-type="float">
            <text:p>0.951198015945057</text:p>
          </table:table-cell>
        </table:table-row>
        <table:table-row table:style-name="ro1">
          <table:table-cell table:formula="of:=RAND()*10-5" office:value-type="float" office:value="4.36453575793806" calcext:value-type="float">
            <text:p>4.36453575793806</text:p>
          </table:table-cell>
          <table:table-cell table:formula="of:=1/(1+EXP(-[.A46]*1.5+0.8))" office:value-type="float" office:value="0.996817192215297" calcext:value-type="float">
            <text:p>0.996817192215297</text:p>
          </table:table-cell>
        </table:table-row>
        <table:table-row table:style-name="ro1">
          <table:table-cell table:formula="of:=RAND()*10-5" office:value-type="float" office:value="-3.97625791684236" calcext:value-type="float">
            <text:p>-3.97625791684236</text:p>
          </table:table-cell>
          <table:table-cell table:formula="of:=1/(1+EXP(-[.A47]*1.5+0.8))" office:value-type="float" office:value="0.00115282438038909" calcext:value-type="float">
            <text:p>0.001152824380389</text:p>
          </table:table-cell>
        </table:table-row>
        <table:table-row table:style-name="ro1">
          <table:table-cell table:formula="of:=RAND()*10-5" office:value-type="float" office:value="1.21562971471578" calcext:value-type="float">
            <text:p>1.21562971471578</text:p>
          </table:table-cell>
          <table:table-cell table:formula="of:=1/(1+EXP(-[.A48]*1.5+0.8))" office:value-type="float" office:value="0.735643017064133" calcext:value-type="float">
            <text:p>0.735643017064133</text:p>
          </table:table-cell>
        </table:table-row>
        <table:table-row table:style-name="ro1">
          <table:table-cell table:formula="of:=RAND()*10-5" office:value-type="float" office:value="3.46158565978072" calcext:value-type="float">
            <text:p>3.46158565978072</text:p>
          </table:table-cell>
          <table:table-cell table:formula="of:=1/(1+EXP(-[.A49]*1.5+0.8))" office:value-type="float" office:value="0.987779908775883" calcext:value-type="float">
            <text:p>0.987779908775883</text:p>
          </table:table-cell>
        </table:table-row>
        <table:table-row table:style-name="ro1">
          <table:table-cell table:formula="of:=RAND()*10-5" office:value-type="float" office:value="-4.20815302027791" calcext:value-type="float">
            <text:p>-4.20815302027791</text:p>
          </table:table-cell>
          <table:table-cell table:formula="of:=1/(1+EXP(-[.A50]*1.5+0.8))" office:value-type="float" office:value="0.000814411921287738" calcext:value-type="float">
            <text:p>0.000814411921288</text:p>
          </table:table-cell>
        </table:table-row>
        <table:table-row table:style-name="ro1">
          <table:table-cell table:formula="of:=RAND()*10-5" office:value-type="float" office:value="-4.21875020777651" calcext:value-type="float">
            <text:p>-4.21875020777651</text:p>
          </table:table-cell>
          <table:table-cell table:formula="of:=1/(1+EXP(-[.A51]*1.5+0.8))" office:value-type="float" office:value="0.000801578850609848" calcext:value-type="float">
            <text:p>0.00080157885061</text:p>
          </table:table-cell>
        </table:table-row>
        <table:table-row table:style-name="ro1">
          <table:table-cell table:formula="of:=RAND()*10-5" office:value-type="float" office:value="-1.54944116732339" calcext:value-type="float">
            <text:p>-1.54944116732339</text:p>
          </table:table-cell>
          <table:table-cell table:formula="of:=1/(1+EXP(-[.A52]*1.5+0.8))" office:value-type="float" office:value="0.0421215360322724" calcext:value-type="float">
            <text:p>0.042121536032272</text:p>
          </table:table-cell>
        </table:table-row>
        <table:table-row table:style-name="ro1">
          <table:table-cell table:formula="of:=RAND()*10-5" office:value-type="float" office:value="2.0046499356055" calcext:value-type="float">
            <text:p>2.0046499356055</text:p>
          </table:table-cell>
          <table:table-cell table:formula="of:=1/(1+EXP(-[.A53]*1.5+0.8))" office:value-type="float" office:value="0.900874113265668" calcext:value-type="float">
            <text:p>0.900874113265668</text:p>
          </table:table-cell>
        </table:table-row>
        <table:table-row table:style-name="ro1">
          <table:table-cell table:formula="of:=RAND()*10-5" office:value-type="float" office:value="2.05555894018014" calcext:value-type="float">
            <text:p>2.05555894018014</text:p>
          </table:table-cell>
          <table:table-cell table:formula="of:=1/(1+EXP(-[.A54]*1.5+0.8))" office:value-type="float" office:value="0.907487700553532" calcext:value-type="float">
            <text:p>0.907487700553532</text:p>
          </table:table-cell>
        </table:table-row>
        <table:table-row table:style-name="ro1">
          <table:table-cell table:formula="of:=RAND()*10-5" office:value-type="float" office:value="-2.30678633014481" calcext:value-type="float">
            <text:p>-2.30678633014481</text:p>
          </table:table-cell>
          <table:table-cell table:formula="of:=1/(1+EXP(-[.A55]*1.5+0.8))" office:value-type="float" office:value="0.0139231757440367" calcext:value-type="float">
            <text:p>0.013923175744037</text:p>
          </table:table-cell>
        </table:table-row>
        <table:table-row table:style-name="ro1">
          <table:table-cell table:formula="of:=RAND()*10-5" office:value-type="float" office:value="1.95245452797511" calcext:value-type="float">
            <text:p>1.95245452797511</text:p>
          </table:table-cell>
          <table:table-cell table:formula="of:=1/(1+EXP(-[.A56]*1.5+0.8))" office:value-type="float" office:value="0.893659801421554" calcext:value-type="float">
            <text:p>0.893659801421554</text:p>
          </table:table-cell>
        </table:table-row>
        <table:table-row table:style-name="ro1">
          <table:table-cell table:formula="of:=RAND()*10-5" office:value-type="float" office:value="-2.52597658428734" calcext:value-type="float">
            <text:p>-2.52597658428734</text:p>
          </table:table-cell>
          <table:table-cell table:formula="of:=1/(1+EXP(-[.A57]*1.5+0.8))" office:value-type="float" office:value="0.0100611183758947" calcext:value-type="float">
            <text:p>0.010061118375895</text:p>
          </table:table-cell>
        </table:table-row>
        <table:table-row table:style-name="ro1">
          <table:table-cell table:formula="of:=RAND()*10-5" office:value-type="float" office:value="-1.66284571908442" calcext:value-type="float">
            <text:p>-1.66284571908442</text:p>
          </table:table-cell>
          <table:table-cell table:formula="of:=1/(1+EXP(-[.A58]*1.5+0.8))" office:value-type="float" office:value="0.0357683349552028" calcext:value-type="float">
            <text:p>0.035768334955203</text:p>
          </table:table-cell>
        </table:table-row>
        <table:table-row table:style-name="ro1">
          <table:table-cell table:formula="of:=RAND()*10-5" office:value-type="float" office:value="-3.25906837966101" calcext:value-type="float">
            <text:p>-3.25906837966101</text:p>
          </table:table-cell>
          <table:table-cell table:formula="of:=1/(1+EXP(-[.A59]*1.5+0.8))" office:value-type="float" office:value="0.00337290403382644" calcext:value-type="float">
            <text:p>0.003372904033826</text:p>
          </table:table-cell>
        </table:table-row>
        <table:table-row table:style-name="ro1">
          <table:table-cell table:formula="of:=RAND()*10-5" office:value-type="float" office:value="1.16045534714515" calcext:value-type="float">
            <text:p>1.16045534714515</text:p>
          </table:table-cell>
          <table:table-cell table:formula="of:=1/(1+EXP(-[.A60]*1.5+0.8))" office:value-type="float" office:value="0.719237603769588" calcext:value-type="float">
            <text:p>0.719237603769588</text:p>
          </table:table-cell>
        </table:table-row>
        <table:table-row table:style-name="ro1">
          <table:table-cell table:formula="of:=RAND()*10-5" office:value-type="float" office:value="1.30522151803365" calcext:value-type="float">
            <text:p>1.30522151803365</text:p>
          </table:table-cell>
          <table:table-cell table:formula="of:=1/(1+EXP(-[.A61]*1.5+0.8))" office:value-type="float" office:value="0.760938605176892" calcext:value-type="float">
            <text:p>0.760938605176892</text:p>
          </table:table-cell>
        </table:table-row>
        <table:table-row table:style-name="ro1">
          <table:table-cell table:formula="of:=RAND()*10-5" office:value-type="float" office:value="3.83620909778227" calcext:value-type="float">
            <text:p>3.83620909778227</text:p>
          </table:table-cell>
          <table:table-cell table:formula="of:=1/(1+EXP(-[.A62]*1.5+0.8))" office:value-type="float" office:value="0.992996475877779" calcext:value-type="float">
            <text:p>0.992996475877779</text:p>
          </table:table-cell>
        </table:table-row>
        <table:table-row table:style-name="ro1">
          <table:table-cell table:formula="of:=RAND()*10-5" office:value-type="float" office:value="2.8852810920136" calcext:value-type="float">
            <text:p>2.8852810920136</text:p>
          </table:table-cell>
          <table:table-cell table:formula="of:=1/(1+EXP(-[.A63]*1.5+0.8))" office:value-type="float" office:value="0.971471868417041" calcext:value-type="float">
            <text:p>0.971471868417041</text:p>
          </table:table-cell>
        </table:table-row>
        <table:table-row table:style-name="ro1">
          <table:table-cell table:formula="of:=RAND()*10-5" office:value-type="float" office:value="1.83078109149108" calcext:value-type="float">
            <text:p>1.83078109149108</text:p>
          </table:table-cell>
          <table:table-cell table:formula="of:=1/(1+EXP(-[.A64]*1.5+0.8))" office:value-type="float" office:value="0.875028597465455" calcext:value-type="float">
            <text:p>0.875028597465455</text:p>
          </table:table-cell>
        </table:table-row>
        <table:table-row table:style-name="ro1">
          <table:table-cell table:formula="of:=RAND()*10-5" office:value-type="float" office:value="2.26618549903002" calcext:value-type="float">
            <text:p>2.26618549903002</text:p>
          </table:table-cell>
          <table:table-cell table:formula="of:=1/(1+EXP(-[.A65]*1.5+0.8))" office:value-type="float" office:value="0.930815114513104" calcext:value-type="float">
            <text:p>0.930815114513104</text:p>
          </table:table-cell>
        </table:table-row>
        <table:table-row table:style-name="ro1">
          <table:table-cell table:formula="of:=RAND()*10-5" office:value-type="float" office:value="1.18337505453431" calcext:value-type="float">
            <text:p>1.18337505453431</text:p>
          </table:table-cell>
          <table:table-cell table:formula="of:=1/(1+EXP(-[.A66]*1.5+0.8))" office:value-type="float" office:value="0.726127426853637" calcext:value-type="float">
            <text:p>0.726127426853637</text:p>
          </table:table-cell>
        </table:table-row>
        <table:table-row table:style-name="ro1">
          <table:table-cell table:formula="of:=RAND()*10-5" office:value-type="float" office:value="-3.05193310886303" calcext:value-type="float">
            <text:p>-3.05193310886303</text:p>
          </table:table-cell>
          <table:table-cell table:formula="of:=1/(1+EXP(-[.A67]*1.5+0.8))" office:value-type="float" office:value="0.00459628667809142" calcext:value-type="float">
            <text:p>0.004596286678091</text:p>
          </table:table-cell>
        </table:table-row>
        <table:table-row table:style-name="ro1">
          <table:table-cell table:formula="of:=RAND()*10-5" office:value-type="float" office:value="3.22913576626125" calcext:value-type="float">
            <text:p>3.22913576626125</text:p>
          </table:table-cell>
          <table:table-cell table:formula="of:=1/(1+EXP(-[.A68]*1.5+0.8))" office:value-type="float" office:value="0.982769671236549" calcext:value-type="float">
            <text:p>0.982769671236549</text:p>
          </table:table-cell>
        </table:table-row>
        <table:table-row table:style-name="ro1">
          <table:table-cell table:formula="of:=RAND()*10-5" office:value-type="float" office:value="-1.38645857448402" calcext:value-type="float">
            <text:p>-1.38645857448402</text:p>
          </table:table-cell>
          <table:table-cell table:formula="of:=1/(1+EXP(-[.A69]*1.5+0.8))" office:value-type="float" office:value="0.0531668472891052" calcext:value-type="float">
            <text:p>0.053166847289105</text:p>
          </table:table-cell>
        </table:table-row>
        <table:table-row table:style-name="ro1">
          <table:table-cell table:formula="of:=RAND()*10-5" office:value-type="float" office:value="4.93516163733647" calcext:value-type="float">
            <text:p>4.93516163733647</text:p>
          </table:table-cell>
          <table:table-cell table:formula="of:=1/(1+EXP(-[.A70]*1.5+0.8))" office:value-type="float" office:value="0.998645195586021" calcext:value-type="float">
            <text:p>0.998645195586021</text:p>
          </table:table-cell>
        </table:table-row>
        <table:table-row table:style-name="ro1">
          <table:table-cell table:formula="of:=RAND()*10-5" office:value-type="float" office:value="3.35935335001711" calcext:value-type="float">
            <text:p>3.35935335001711</text:p>
          </table:table-cell>
          <table:table-cell table:formula="of:=1/(1+EXP(-[.A71]*1.5+0.8))" office:value-type="float" office:value="0.985783451376159" calcext:value-type="float">
            <text:p>0.985783451376159</text:p>
          </table:table-cell>
        </table:table-row>
        <table:table-row table:style-name="ro1">
          <table:table-cell table:formula="of:=RAND()*10-5" office:value-type="float" office:value="2.11129455487551" calcext:value-type="float">
            <text:p>2.11129455487551</text:p>
          </table:table-cell>
          <table:table-cell table:formula="of:=1/(1+EXP(-[.A72]*1.5+0.8))" office:value-type="float" office:value="0.914271467454004" calcext:value-type="float">
            <text:p>0.914271467454004</text:p>
          </table:table-cell>
        </table:table-row>
        <table:table-row table:style-name="ro1">
          <table:table-cell table:formula="of:=RAND()*10-5" office:value-type="float" office:value="2.91833946067255" calcext:value-type="float">
            <text:p>2.91833946067255</text:p>
          </table:table-cell>
          <table:table-cell table:formula="of:=1/(1+EXP(-[.A73]*1.5+0.8))" office:value-type="float" office:value="0.972814487237073" calcext:value-type="float">
            <text:p>0.972814487237073</text:p>
          </table:table-cell>
        </table:table-row>
        <table:table-row table:style-name="ro1">
          <table:table-cell table:formula="of:=RAND()*10-5" office:value-type="float" office:value="-4.81545691360301" calcext:value-type="float">
            <text:p>-4.81545691360301</text:p>
          </table:table-cell>
          <table:table-cell table:formula="of:=1/(1+EXP(-[.A74]*1.5+0.8))" office:value-type="float" office:value="0.000327666874902593" calcext:value-type="float">
            <text:p>0.000327666874903</text:p>
          </table:table-cell>
        </table:table-row>
        <table:table-row table:style-name="ro1">
          <table:table-cell table:formula="of:=RAND()*10-5" office:value-type="float" office:value="4.45915261535219" calcext:value-type="float">
            <text:p>4.45915261535219</text:p>
          </table:table-cell>
          <table:table-cell table:formula="of:=1/(1+EXP(-[.A75]*1.5+0.8))" office:value-type="float" office:value="0.997237158467902" calcext:value-type="float">
            <text:p>0.997237158467902</text:p>
          </table:table-cell>
        </table:table-row>
        <table:table-row table:style-name="ro1">
          <table:table-cell table:formula="of:=RAND()*10-5" office:value-type="float" office:value="1.43876026253464" calcext:value-type="float">
            <text:p>1.43876026253464</text:p>
          </table:table-cell>
          <table:table-cell table:formula="of:=1/(1+EXP(-[.A76]*1.5+0.8))" office:value-type="float" office:value="0.795457296752452" calcext:value-type="float">
            <text:p>0.795457296752452</text:p>
          </table:table-cell>
        </table:table-row>
        <table:table-row table:style-name="ro1">
          <table:table-cell table:formula="of:=RAND()*10-5" office:value-type="float" office:value="2.63187098807202" calcext:value-type="float">
            <text:p>2.63187098807202</text:p>
          </table:table-cell>
          <table:table-cell table:formula="of:=1/(1+EXP(-[.A77]*1.5+0.8))" office:value-type="float" office:value="0.958822204029304" calcext:value-type="float">
            <text:p>0.958822204029304</text:p>
          </table:table-cell>
        </table:table-row>
        <table:table-row table:style-name="ro1">
          <table:table-cell table:formula="of:=RAND()*10-5" office:value-type="float" office:value="3.80158093917038" calcext:value-type="float">
            <text:p>3.80158093917038</text:p>
          </table:table-cell>
          <table:table-cell table:formula="of:=1/(1+EXP(-[.A78]*1.5+0.8))" office:value-type="float" office:value="0.992625837150653" calcext:value-type="float">
            <text:p>0.992625837150653</text:p>
          </table:table-cell>
        </table:table-row>
        <table:table-row table:style-name="ro1">
          <table:table-cell table:formula="of:=RAND()*10-5" office:value-type="float" office:value="0.917040661041661" calcext:value-type="float">
            <text:p>0.917040661041661</text:p>
          </table:table-cell>
          <table:table-cell table:formula="of:=1/(1+EXP(-[.A79]*1.5+0.8))" office:value-type="float" office:value="0.64004535222023" calcext:value-type="float">
            <text:p>0.64004535222023</text:p>
          </table:table-cell>
        </table:table-row>
        <table:table-row table:style-name="ro1">
          <table:table-cell table:formula="of:=RAND()*10-5" office:value-type="float" office:value="0.270882406255136" calcext:value-type="float">
            <text:p>0.270882406255136</text:p>
          </table:table-cell>
          <table:table-cell table:formula="of:=1/(1+EXP(-[.A80]*1.5+0.8))" office:value-type="float" office:value="0.402832598663661" calcext:value-type="float">
            <text:p>0.402832598663661</text:p>
          </table:table-cell>
        </table:table-row>
        <table:table-row table:style-name="ro1">
          <table:table-cell table:formula="of:=RAND()*10-5" office:value-type="float" office:value="4.98058438659691" calcext:value-type="float">
            <text:p>4.98058438659691</text:p>
          </table:table-cell>
          <table:table-cell table:formula="of:=1/(1+EXP(-[.A81]*1.5+0.8))" office:value-type="float" office:value="0.998734316599273" calcext:value-type="float">
            <text:p>0.998734316599273</text:p>
          </table:table-cell>
        </table:table-row>
        <table:table-row table:style-name="ro1">
          <table:table-cell table:formula="of:=RAND()*10-5" office:value-type="float" office:value="3.73341709451176" calcext:value-type="float">
            <text:p>3.73341709451176</text:p>
          </table:table-cell>
          <table:table-cell table:formula="of:=1/(1+EXP(-[.A82]*1.5+0.8))" office:value-type="float" office:value="0.991838445972648" calcext:value-type="float">
            <text:p>0.991838445972648</text:p>
          </table:table-cell>
        </table:table-row>
        <table:table-row table:style-name="ro1">
          <table:table-cell table:formula="of:=RAND()*10-5" office:value-type="float" office:value="-3.16363574273351" calcext:value-type="float">
            <text:p>-3.16363574273351</text:p>
          </table:table-cell>
          <table:table-cell table:formula="of:=1/(1+EXP(-[.A83]*1.5+0.8))" office:value-type="float" office:value="0.00388998032162133" calcext:value-type="float">
            <text:p>0.003889980321621</text:p>
          </table:table-cell>
        </table:table-row>
        <table:table-row table:style-name="ro1">
          <table:table-cell table:formula="of:=RAND()*10-5" office:value-type="float" office:value="-1.44828255487672" calcext:value-type="float">
            <text:p>-1.44828255487672</text:p>
          </table:table-cell>
          <table:table-cell table:formula="of:=1/(1+EXP(-[.A84]*1.5+0.8))" office:value-type="float" office:value="0.0486873357644302" calcext:value-type="float">
            <text:p>0.04868733576443</text:p>
          </table:table-cell>
        </table:table-row>
        <table:table-row table:style-name="ro1">
          <table:table-cell table:formula="of:=RAND()*10-5" office:value-type="float" office:value="1.39875041782072" calcext:value-type="float">
            <text:p>1.39875041782072</text:p>
          </table:table-cell>
          <table:table-cell table:formula="of:=1/(1+EXP(-[.A85]*1.5+0.8))" office:value-type="float" office:value="0.785519360084534" calcext:value-type="float">
            <text:p>0.785519360084534</text:p>
          </table:table-cell>
        </table:table-row>
        <table:table-row table:style-name="ro1">
          <table:table-cell table:formula="of:=RAND()*10-5" office:value-type="float" office:value="-4.25623202427336" calcext:value-type="float">
            <text:p>-4.25623202427336</text:p>
          </table:table-cell>
          <table:table-cell table:formula="of:=1/(1+EXP(-[.A86]*1.5+0.8))" office:value-type="float" office:value="0.000757788593005674" calcext:value-type="float">
            <text:p>0.000757788593006</text:p>
          </table:table-cell>
        </table:table-row>
        <table:table-row table:style-name="ro1">
          <table:table-cell table:formula="of:=RAND()*10-5" office:value-type="float" office:value="-2.99068688204314" calcext:value-type="float">
            <text:p>-2.99068688204314</text:p>
          </table:table-cell>
          <table:table-cell table:formula="of:=1/(1+EXP(-[.A87]*1.5+0.8))" office:value-type="float" office:value="0.00503632127407412" calcext:value-type="float">
            <text:p>0.005036321274074</text:p>
          </table:table-cell>
        </table:table-row>
        <table:table-row table:style-name="ro1">
          <table:table-cell table:formula="of:=RAND()*10-5" office:value-type="float" office:value="-3.95967218179082" calcext:value-type="float">
            <text:p>-3.95967218179082</text:p>
          </table:table-cell>
          <table:table-cell table:formula="of:=1/(1+EXP(-[.A88]*1.5+0.8))" office:value-type="float" office:value="0.00118183046363999" calcext:value-type="float">
            <text:p>0.00118183046364</text:p>
          </table:table-cell>
        </table:table-row>
        <table:table-row table:style-name="ro1">
          <table:table-cell table:formula="of:=RAND()*10-5" office:value-type="float" office:value="4.73773063817901" calcext:value-type="float">
            <text:p>4.73773063817901</text:p>
          </table:table-cell>
          <table:table-cell table:formula="of:=1/(1+EXP(-[.A89]*1.5+0.8))" office:value-type="float" office:value="0.998179089317109" calcext:value-type="float">
            <text:p>0.998179089317109</text:p>
          </table:table-cell>
        </table:table-row>
        <table:table-row table:style-name="ro1">
          <table:table-cell table:formula="of:=RAND()*10-5" office:value-type="float" office:value="-4.65631084959969" calcext:value-type="float">
            <text:p>-4.65631084959969</text:p>
          </table:table-cell>
          <table:table-cell table:formula="of:=1/(1+EXP(-[.A90]*1.5+0.8))" office:value-type="float" office:value="0.000415976272240183" calcext:value-type="float">
            <text:p>0.00041597627224</text:p>
          </table:table-cell>
        </table:table-row>
        <table:table-row table:style-name="ro1">
          <table:table-cell table:formula="of:=RAND()*10-5" office:value-type="float" office:value="4.6324770862241" calcext:value-type="float">
            <text:p>4.6324770862241</text:p>
          </table:table-cell>
          <table:table-cell table:formula="of:=1/(1+EXP(-[.A91]*1.5+0.8))" office:value-type="float" office:value="0.997868330012081" calcext:value-type="float">
            <text:p>0.997868330012081</text:p>
          </table:table-cell>
        </table:table-row>
        <table:table-row table:style-name="ro1">
          <table:table-cell table:formula="of:=RAND()*10-5" office:value-type="float" office:value="1.57172289375888" calcext:value-type="float">
            <text:p>1.57172289375888</text:p>
          </table:table-cell>
          <table:table-cell table:formula="of:=1/(1+EXP(-[.A92]*1.5+0.8))" office:value-type="float" office:value="0.826006448274365" calcext:value-type="float">
            <text:p>0.826006448274365</text:p>
          </table:table-cell>
        </table:table-row>
        <table:table-row table:style-name="ro1">
          <table:table-cell table:formula="of:=RAND()*10-5" office:value-type="float" office:value="4.39696717638228" calcext:value-type="float">
            <text:p>4.39696717638228</text:p>
          </table:table-cell>
          <table:table-cell table:formula="of:=1/(1+EXP(-[.A93]*1.5+0.8))" office:value-type="float" office:value="0.996967862638118" calcext:value-type="float">
            <text:p>0.996967862638118</text:p>
          </table:table-cell>
        </table:table-row>
        <table:table-row table:style-name="ro1">
          <table:table-cell table:formula="of:=RAND()*10-5" office:value-type="float" office:value="1.8263923937233" calcext:value-type="float">
            <text:p>1.8263923937233</text:p>
          </table:table-cell>
          <table:table-cell table:formula="of:=1/(1+EXP(-[.A94]*1.5+0.8))" office:value-type="float" office:value="0.874306938890444" calcext:value-type="float">
            <text:p>0.874306938890444</text:p>
          </table:table-cell>
        </table:table-row>
        <table:table-row table:style-name="ro1">
          <table:table-cell table:formula="of:=RAND()*10-5" office:value-type="float" office:value="-1.61812189017149" calcext:value-type="float">
            <text:p>-1.61812189017149</text:p>
          </table:table-cell>
          <table:table-cell table:formula="of:=1/(1+EXP(-[.A95]*1.5+0.8))" office:value-type="float" office:value="0.0381555016453614" calcext:value-type="float">
            <text:p>0.038155501645362</text:p>
          </table:table-cell>
        </table:table-row>
        <table:table-row table:style-name="ro1">
          <table:table-cell table:formula="of:=RAND()*10-5" office:value-type="float" office:value="3.30889292322835" calcext:value-type="float">
            <text:p>3.30889292322835</text:p>
          </table:table-cell>
          <table:table-cell table:formula="of:=1/(1+EXP(-[.A96]*1.5+0.8))" office:value-type="float" office:value="0.984682742776191" calcext:value-type="float">
            <text:p>0.984682742776191</text:p>
          </table:table-cell>
        </table:table-row>
        <table:table-row table:style-name="ro1">
          <table:table-cell table:formula="of:=RAND()*10-5" office:value-type="float" office:value="4.8232242978794" calcext:value-type="float">
            <text:p>4.8232242978794</text:p>
          </table:table-cell>
          <table:table-cell table:formula="of:=1/(1+EXP(-[.A97]*1.5+0.8))" office:value-type="float" office:value="0.998397899714071" calcext:value-type="float">
            <text:p>0.998397899714071</text:p>
          </table:table-cell>
        </table:table-row>
        <table:table-row table:style-name="ro1">
          <table:table-cell table:formula="of:=RAND()*10-5" office:value-type="float" office:value="-0.203927892620169" calcext:value-type="float">
            <text:p>-0.203927892620169</text:p>
          </table:table-cell>
          <table:table-cell table:formula="of:=1/(1+EXP(-[.A98]*1.5+0.8))" office:value-type="float" office:value="0.248637569812076" calcext:value-type="float">
            <text:p>0.248637569812076</text:p>
          </table:table-cell>
        </table:table-row>
        <table:table-row table:style-name="ro1">
          <table:table-cell table:formula="of:=RAND()*10-5" office:value-type="float" office:value="-1.5099312787288" calcext:value-type="float">
            <text:p>-1.5099312787288</text:p>
          </table:table-cell>
          <table:table-cell table:formula="of:=1/(1+EXP(-[.A99]*1.5+0.8))" office:value-type="float" office:value="0.0445786706318221" calcext:value-type="float">
            <text:p>0.044578670631822</text:p>
          </table:table-cell>
        </table:table-row>
        <table:table-row table:style-name="ro1">
          <table:table-cell table:formula="of:=RAND()*10-5" office:value-type="float" office:value="0.0750336787687411" calcext:value-type="float">
            <text:p>0.075033678768741</text:p>
          </table:table-cell>
          <table:table-cell table:formula="of:=1/(1+EXP(-[.A100]*1.5+0.8))" office:value-type="float" office:value="0.334600688675793" calcext:value-type="float">
            <text:p>0.334600688675793</text:p>
          </table:table-cell>
        </table:table-row>
        <table:table-row table:style-name="ro1">
          <table:table-cell table:formula="of:=RAND()*10-5" office:value-type="float" office:value="-2.87005358628606" calcext:value-type="float">
            <text:p>-2.87005358628606</text:p>
          </table:table-cell>
          <table:table-cell table:formula="of:=1/(1+EXP(-[.A101]*1.5+0.8))" office:value-type="float" office:value="0.00602927861820041" calcext:value-type="float">
            <text:p>0.0060292786182</text:p>
          </table:table-cell>
        </table:table-row>
        <table:table-row table:style-name="ro1">
          <table:table-cell table:formula="of:=RAND()*10-5" office:value-type="float" office:value="0.111908789552753" calcext:value-type="float">
            <text:p>0.111908789552753</text:p>
          </table:table-cell>
          <table:table-cell table:formula="of:=1/(1+EXP(-[.A102]*1.5+0.8))" office:value-type="float" office:value="0.347026179349993" calcext:value-type="float">
            <text:p>0.347026179349993</text:p>
          </table:table-cell>
        </table:table-row>
        <table:table-row table:style-name="ro1">
          <table:table-cell table:formula="of:=RAND()*10-5" office:value-type="float" office:value="0.820463356684153" calcext:value-type="float">
            <text:p>0.820463356684153</text:p>
          </table:table-cell>
          <table:table-cell table:formula="of:=1/(1+EXP(-[.A103]*1.5+0.8))" office:value-type="float" office:value="0.606039624159618" calcext:value-type="float">
            <text:p>0.606039624159618</text:p>
          </table:table-cell>
        </table:table-row>
        <table:table-row table:style-name="ro1">
          <table:table-cell table:formula="of:=RAND()*10-5" office:value-type="float" office:value="-1.70584144148555" calcext:value-type="float">
            <text:p>-1.70584144148555</text:p>
          </table:table-cell>
          <table:table-cell table:formula="of:=1/(1+EXP(-[.A104]*1.5+0.8))" office:value-type="float" office:value="0.0336094048179209" calcext:value-type="float">
            <text:p>0.033609404817921</text:p>
          </table:table-cell>
        </table:table-row>
        <table:table-row table:style-name="ro1">
          <table:table-cell table:formula="of:=RAND()*10-5" office:value-type="float" office:value="-1.79322777117457" calcext:value-type="float">
            <text:p>-1.79322777117457</text:p>
          </table:table-cell>
          <table:table-cell table:formula="of:=1/(1+EXP(-[.A105]*1.5+0.8))" office:value-type="float" office:value="0.029602652461326" calcext:value-type="float">
            <text:p>0.029602652461326</text:p>
          </table:table-cell>
        </table:table-row>
        <table:table-row table:style-name="ro1">
          <table:table-cell table:formula="of:=RAND()*10-5" office:value-type="float" office:value="-1.71910499123063" calcext:value-type="float">
            <text:p>-1.71910499123063</text:p>
          </table:table-cell>
          <table:table-cell table:formula="of:=1/(1+EXP(-[.A106]*1.5+0.8))" office:value-type="float" office:value="0.0329691702500508" calcext:value-type="float">
            <text:p>0.032969170250051</text:p>
          </table:table-cell>
        </table:table-row>
        <table:table-row table:style-name="ro1">
          <table:table-cell table:formula="of:=RAND()*10-5" office:value-type="float" office:value="-4.84452732204311" calcext:value-type="float">
            <text:p>-4.84452732204311</text:p>
          </table:table-cell>
          <table:table-cell table:formula="of:=1/(1+EXP(-[.A107]*1.5+0.8))" office:value-type="float" office:value="0.000313690187712891" calcext:value-type="float">
            <text:p>0.000313690187713</text:p>
          </table:table-cell>
        </table:table-row>
        <table:table-row table:style-name="ro1">
          <table:table-cell table:formula="of:=RAND()*10-5" office:value-type="float" office:value="0.198633219173435" calcext:value-type="float">
            <text:p>0.198633219173435</text:p>
          </table:table-cell>
          <table:table-cell table:formula="of:=1/(1+EXP(-[.A108]*1.5+0.8))" office:value-type="float" office:value="0.377058992045865" calcext:value-type="float">
            <text:p>0.377058992045865</text:p>
          </table:table-cell>
        </table:table-row>
        <table:table-row table:style-name="ro1">
          <table:table-cell table:formula="of:=RAND()*10-5" office:value-type="float" office:value="-2.80062061000765" calcext:value-type="float">
            <text:p>-2.80062061000765</text:p>
          </table:table-cell>
          <table:table-cell table:formula="of:=1/(1+EXP(-[.A109]*1.5+0.8))" office:value-type="float" office:value="0.00668666498972794" calcext:value-type="float">
            <text:p>0.006686664989728</text:p>
          </table:table-cell>
        </table:table-row>
        <table:table-row table:style-name="ro1">
          <table:table-cell table:formula="of:=RAND()*10-5" office:value-type="float" office:value="-0.0880571889978272" calcext:value-type="float">
            <text:p>-0.088057188997827</text:p>
          </table:table-cell>
          <table:table-cell table:formula="of:=1/(1+EXP(-[.A110]*1.5+0.8))" office:value-type="float" office:value="0.282501745916131" calcext:value-type="float">
            <text:p>0.282501745916131</text:p>
          </table:table-cell>
        </table:table-row>
        <table:table-row table:style-name="ro1">
          <table:table-cell table:formula="of:=RAND()*10-5" office:value-type="float" office:value="-0.990459989942137" calcext:value-type="float">
            <text:p>-0.990459989942137</text:p>
          </table:table-cell>
          <table:table-cell table:formula="of:=1/(1+EXP(-[.A111]*1.5+0.8))" office:value-type="float" office:value="0.092315064968998" calcext:value-type="float">
            <text:p>0.092315064968998</text:p>
          </table:table-cell>
        </table:table-row>
        <table:table-row table:style-name="ro1">
          <table:table-cell table:formula="of:=RAND()*10-5" office:value-type="float" office:value="-3.57641143006721" calcext:value-type="float">
            <text:p>-3.57641143006721</text:p>
          </table:table-cell>
          <table:table-cell table:formula="of:=1/(1+EXP(-[.A112]*1.5+0.8))" office:value-type="float" office:value="0.00209811184304751" calcext:value-type="float">
            <text:p>0.002098111843048</text:p>
          </table:table-cell>
        </table:table-row>
        <table:table-row table:style-name="ro1">
          <table:table-cell table:formula="of:=RAND()*10-5" office:value-type="float" office:value="1.90607976340779" calcext:value-type="float">
            <text:p>1.90607976340779</text:p>
          </table:table-cell>
          <table:table-cell table:formula="of:=1/(1+EXP(-[.A113]*1.5+0.8))" office:value-type="float" office:value="0.886865869776231" calcext:value-type="float">
            <text:p>0.886865869776231</text:p>
          </table:table-cell>
        </table:table-row>
        <table:table-row table:style-name="ro1">
          <table:table-cell table:formula="of:=RAND()*10-5" office:value-type="float" office:value="4.15830694254095" calcext:value-type="float">
            <text:p>4.15830694254095</text:p>
          </table:table-cell>
          <table:table-cell table:formula="of:=1/(1+EXP(-[.A114]*1.5+0.8))" office:value-type="float" office:value="0.995668327251143" calcext:value-type="float">
            <text:p>0.995668327251143</text:p>
          </table:table-cell>
        </table:table-row>
        <table:table-row table:style-name="ro1">
          <table:table-cell table:formula="of:=RAND()*10-5" office:value-type="float" office:value="-2.09797263436465" calcext:value-type="float">
            <text:p>-2.09797263436465</text:p>
          </table:table-cell>
          <table:table-cell table:formula="of:=1/(1+EXP(-[.A115]*1.5+0.8))" office:value-type="float" office:value="0.0189474075541086" calcext:value-type="float">
            <text:p>0.018947407554109</text:p>
          </table:table-cell>
        </table:table-row>
        <table:table-row table:style-name="ro1">
          <table:table-cell table:formula="of:=RAND()*10-5" office:value-type="float" office:value="3.34886370767219" calcext:value-type="float">
            <text:p>3.34886370767219</text:p>
          </table:table-cell>
          <table:table-cell table:formula="of:=1/(1+EXP(-[.A116]*1.5+0.8))" office:value-type="float" office:value="0.985561247869376" calcext:value-type="float">
            <text:p>0.985561247869376</text:p>
          </table:table-cell>
        </table:table-row>
        <table:table-row table:style-name="ro1">
          <table:table-cell table:formula="of:=RAND()*10-5" office:value-type="float" office:value="-1.94821425817885" calcext:value-type="float">
            <text:p>-1.94821425817885</text:p>
          </table:table-cell>
          <table:table-cell table:formula="of:=1/(1+EXP(-[.A117]*1.5+0.8))" office:value-type="float" office:value="0.0236070116126983" calcext:value-type="float">
            <text:p>0.023607011612698</text:p>
          </table:table-cell>
        </table:table-row>
        <table:table-row table:style-name="ro1">
          <table:table-cell table:formula="of:=RAND()*10-5" office:value-type="float" office:value="2.79094002472519" calcext:value-type="float">
            <text:p>2.79094002472519</text:p>
          </table:table-cell>
          <table:table-cell table:formula="of:=1/(1+EXP(-[.A118]*1.5+0.8))" office:value-type="float" office:value="0.967277105220634" calcext:value-type="float">
            <text:p>0.967277105220634</text:p>
          </table:table-cell>
        </table:table-row>
        <table:table-row table:style-name="ro1">
          <table:table-cell table:formula="of:=RAND()*10-5" office:value-type="float" office:value="-4.08062962881623" calcext:value-type="float">
            <text:p>-4.08062962881623</text:p>
          </table:table-cell>
          <table:table-cell table:formula="of:=1/(1+EXP(-[.A119]*1.5+0.8))" office:value-type="float" office:value="0.000985924425374039" calcext:value-type="float">
            <text:p>0.000985924425374</text:p>
          </table:table-cell>
        </table:table-row>
        <table:table-row table:style-name="ro1">
          <table:table-cell table:formula="of:=RAND()*10-5" office:value-type="float" office:value="2.67810160480599" calcext:value-type="float">
            <text:p>2.67810160480599</text:p>
          </table:table-cell>
          <table:table-cell table:formula="of:=1/(1+EXP(-[.A120]*1.5+0.8))" office:value-type="float" office:value="0.961474674956723" calcext:value-type="float">
            <text:p>0.961474674956723</text:p>
          </table:table-cell>
        </table:table-row>
        <table:table-row table:style-name="ro1">
          <table:table-cell table:formula="of:=RAND()*10-5" office:value-type="float" office:value="4.90640149635371" calcext:value-type="float">
            <text:p>4.90640149635371</text:p>
          </table:table-cell>
          <table:table-cell table:formula="of:=1/(1+EXP(-[.A121]*1.5+0.8))" office:value-type="float" office:value="0.998585554491274" calcext:value-type="float">
            <text:p>0.998585554491274</text:p>
          </table:table-cell>
        </table:table-row>
        <table:table-row table:style-name="ro1">
          <table:table-cell table:formula="of:=RAND()*10-5" office:value-type="float" office:value="-1.88805626144815" calcext:value-type="float">
            <text:p>-1.88805626144815</text:p>
          </table:table-cell>
          <table:table-cell table:formula="of:=1/(1+EXP(-[.A122]*1.5+0.8))" office:value-type="float" office:value="0.0257788387184839" calcext:value-type="float">
            <text:p>0.025778838718484</text:p>
          </table:table-cell>
        </table:table-row>
        <table:table-row table:style-name="ro1">
          <table:table-cell table:formula="of:=RAND()*10-5" office:value-type="float" office:value="-1.70785104973931" calcext:value-type="float">
            <text:p>-1.70785104973931</text:p>
          </table:table-cell>
          <table:table-cell table:formula="of:=1/(1+EXP(-[.A123]*1.5+0.8))" office:value-type="float" office:value="0.0335116347965991" calcext:value-type="float">
            <text:p>0.033511634796599</text:p>
          </table:table-cell>
        </table:table-row>
        <table:table-row table:style-name="ro1">
          <table:table-cell table:formula="of:=RAND()*10-5" office:value-type="float" office:value="2.92209560344144" calcext:value-type="float">
            <text:p>2.92209560344144</text:p>
          </table:table-cell>
          <table:table-cell table:formula="of:=1/(1+EXP(-[.A124]*1.5+0.8))" office:value-type="float" office:value="0.972963095982403" calcext:value-type="float">
            <text:p>0.972963095982403</text:p>
          </table:table-cell>
        </table:table-row>
        <table:table-row table:style-name="ro1">
          <table:table-cell table:formula="of:=RAND()*10-5" office:value-type="float" office:value="3.55302196668721" calcext:value-type="float">
            <text:p>3.55302196668721</text:p>
          </table:table-cell>
          <table:table-cell table:formula="of:=1/(1+EXP(-[.A125]*1.5+0.8))" office:value-type="float" office:value="0.989329377897554" calcext:value-type="float">
            <text:p>0.989329377897554</text:p>
          </table:table-cell>
        </table:table-row>
        <table:table-row table:style-name="ro1">
          <table:table-cell table:formula="of:=RAND()*10-5" office:value-type="float" office:value="-2.85077683232344" calcext:value-type="float">
            <text:p>-2.85077683232344</text:p>
          </table:table-cell>
          <table:table-cell table:formula="of:=1/(1+EXP(-[.A126]*1.5+0.8))" office:value-type="float" office:value="0.00620506339698027" calcext:value-type="float">
            <text:p>0.00620506339698</text:p>
          </table:table-cell>
        </table:table-row>
        <table:table-row table:style-name="ro1">
          <table:table-cell table:formula="of:=RAND()*10-5" office:value-type="float" office:value="-4.0603108796166" calcext:value-type="float">
            <text:p>-4.0603108796166</text:p>
          </table:table-cell>
          <table:table-cell table:formula="of:=1/(1+EXP(-[.A127]*1.5+0.8))" office:value-type="float" office:value="0.00101640514813519" calcext:value-type="float">
            <text:p>0.001016405148135</text:p>
          </table:table-cell>
        </table:table-row>
        <table:table-row table:style-name="ro1">
          <table:table-cell table:formula="of:=RAND()*10-5" office:value-type="float" office:value="1.16171984776044" calcext:value-type="float">
            <text:p>1.16171984776044</text:p>
          </table:table-cell>
          <table:table-cell table:formula="of:=1/(1+EXP(-[.A128]*1.5+0.8))" office:value-type="float" office:value="0.719620464603204" calcext:value-type="float">
            <text:p>0.719620464603204</text:p>
          </table:table-cell>
        </table:table-row>
        <table:table-row table:style-name="ro1">
          <table:table-cell table:formula="of:=RAND()*10-5" office:value-type="float" office:value="3.547967666836" calcext:value-type="float">
            <text:p>3.547967666836</text:p>
          </table:table-cell>
          <table:table-cell table:formula="of:=1/(1+EXP(-[.A129]*1.5+0.8))" office:value-type="float" office:value="0.989249044715014" calcext:value-type="float">
            <text:p>0.989249044715014</text:p>
          </table:table-cell>
        </table:table-row>
        <table:table-row table:style-name="ro1">
          <table:table-cell table:formula="of:=RAND()*10-5" office:value-type="float" office:value="-2.16747982956269" calcext:value-type="float">
            <text:p>-2.16747982956269</text:p>
          </table:table-cell>
          <table:table-cell table:formula="of:=1/(1+EXP(-[.A130]*1.5+0.8))" office:value-type="float" office:value="0.0171035161285118" calcext:value-type="float">
            <text:p>0.017103516128512</text:p>
          </table:table-cell>
        </table:table-row>
        <table:table-row table:style-name="ro1">
          <table:table-cell table:formula="of:=RAND()*10-5" office:value-type="float" office:value="-2.06474720031691" calcext:value-type="float">
            <text:p>-2.06474720031691</text:p>
          </table:table-cell>
          <table:table-cell table:formula="of:=1/(1+EXP(-[.A131]*1.5+0.8))" office:value-type="float" office:value="0.0198963740456837" calcext:value-type="float">
            <text:p>0.019896374045684</text:p>
          </table:table-cell>
        </table:table-row>
        <table:table-row table:style-name="ro1">
          <table:table-cell table:formula="of:=RAND()*10-5" office:value-type="float" office:value="-1.42540858896382" calcext:value-type="float">
            <text:p>-1.42540858896382</text:p>
          </table:table-cell>
          <table:table-cell table:formula="of:=1/(1+EXP(-[.A132]*1.5+0.8))" office:value-type="float" office:value="0.0503013463975273" calcext:value-type="float">
            <text:p>0.050301346397527</text:p>
          </table:table-cell>
        </table:table-row>
        <table:table-row table:style-name="ro1">
          <table:table-cell table:formula="of:=RAND()*10-5" office:value-type="float" office:value="2.162239928896" calcext:value-type="float">
            <text:p>2.162239928896</text:p>
          </table:table-cell>
          <table:table-cell table:formula="of:=1/(1+EXP(-[.A133]*1.5+0.8))" office:value-type="float" office:value="0.92007451464202" calcext:value-type="float">
            <text:p>0.92007451464202</text:p>
          </table:table-cell>
        </table:table-row>
        <table:table-row table:style-name="ro1">
          <table:table-cell table:formula="of:=RAND()*10-5" office:value-type="float" office:value="-1.89319698175414" calcext:value-type="float">
            <text:p>-1.89319698175414</text:p>
          </table:table-cell>
          <table:table-cell table:formula="of:=1/(1+EXP(-[.A134]*1.5+0.8))" office:value-type="float" office:value="0.0255858869400927" calcext:value-type="float">
            <text:p>0.025585886940093</text:p>
          </table:table-cell>
        </table:table-row>
        <table:table-row table:style-name="ro1">
          <table:table-cell table:formula="of:=RAND()*10-5" office:value-type="float" office:value="1.28342620580068" calcext:value-type="float">
            <text:p>1.28342620580068</text:p>
          </table:table-cell>
          <table:table-cell table:formula="of:=1/(1+EXP(-[.A135]*1.5+0.8))" office:value-type="float" office:value="0.754940760618242" calcext:value-type="float">
            <text:p>0.754940760618242</text:p>
          </table:table-cell>
        </table:table-row>
        <table:table-row table:style-name="ro1">
          <table:table-cell table:formula="of:=RAND()*10-5" office:value-type="float" office:value="-0.280877158156297" calcext:value-type="float">
            <text:p>-0.280877158156297</text:p>
          </table:table-cell>
          <table:table-cell table:formula="of:=1/(1+EXP(-[.A136]*1.5+0.8))" office:value-type="float" office:value="0.227704988148316" calcext:value-type="float">
            <text:p>0.227704988148316</text:p>
          </table:table-cell>
        </table:table-row>
        <table:table-row table:style-name="ro1">
          <table:table-cell table:formula="of:=RAND()*10-5" office:value-type="float" office:value="2.00781629871199" calcext:value-type="float">
            <text:p>2.00781629871199</text:p>
          </table:table-cell>
          <table:table-cell table:formula="of:=1/(1+EXP(-[.A137]*1.5+0.8))" office:value-type="float" office:value="0.901297440546024" calcext:value-type="float">
            <text:p>0.901297440546024</text:p>
          </table:table-cell>
        </table:table-row>
        <table:table-row table:style-name="ro1">
          <table:table-cell table:formula="of:=RAND()*10-5" office:value-type="float" office:value="3.48034098911749" calcext:value-type="float">
            <text:p>3.48034098911749</text:p>
          </table:table-cell>
          <table:table-cell table:formula="of:=1/(1+EXP(-[.A138]*1.5+0.8))" office:value-type="float" office:value="0.988114876651894" calcext:value-type="float">
            <text:p>0.988114876651894</text:p>
          </table:table-cell>
        </table:table-row>
        <table:table-row table:style-name="ro1">
          <table:table-cell table:formula="of:=RAND()*10-5" office:value-type="float" office:value="3.09954502150551" calcext:value-type="float">
            <text:p>3.09954502150551</text:p>
          </table:table-cell>
          <table:table-cell table:formula="of:=1/(1+EXP(-[.A139]*1.5+0.8))" office:value-type="float" office:value="0.979149727089685" calcext:value-type="float">
            <text:p>0.979149727089685</text:p>
          </table:table-cell>
        </table:table-row>
        <table:table-row table:style-name="ro1">
          <table:table-cell table:formula="of:=RAND()*10-5" office:value-type="float" office:value="3.7292820717011" calcext:value-type="float">
            <text:p>3.7292820717011</text:p>
          </table:table-cell>
          <table:table-cell table:formula="of:=1/(1+EXP(-[.A140]*1.5+0.8))" office:value-type="float" office:value="0.991788083334262" calcext:value-type="float">
            <text:p>0.991788083334262</text:p>
          </table:table-cell>
        </table:table-row>
        <table:table-row table:style-name="ro1">
          <table:table-cell table:formula="of:=RAND()*10-5" office:value-type="float" office:value="-3.48577738696114" calcext:value-type="float">
            <text:p>-3.48577738696114</text:p>
          </table:table-cell>
          <table:table-cell table:formula="of:=1/(1+EXP(-[.A141]*1.5+0.8))" office:value-type="float" office:value="0.00240291693744061" calcext:value-type="float">
            <text:p>0.002402916937441</text:p>
          </table:table-cell>
        </table:table-row>
        <table:table-row table:style-name="ro1">
          <table:table-cell table:formula="of:=RAND()*10-5" office:value-type="float" office:value="3.15847194873053" calcext:value-type="float">
            <text:p>3.15847194873053</text:p>
          </table:table-cell>
          <table:table-cell table:formula="of:=1/(1+EXP(-[.A142]*1.5+0.8))" office:value-type="float" office:value="0.98087986314463" calcext:value-type="float">
            <text:p>0.98087986314463</text:p>
          </table:table-cell>
        </table:table-row>
        <table:table-row table:style-name="ro1">
          <table:table-cell table:formula="of:=RAND()*10-5" office:value-type="float" office:value="3.13371211644926" calcext:value-type="float">
            <text:p>3.13371211644926</text:p>
          </table:table-cell>
          <table:table-cell table:formula="of:=1/(1+EXP(-[.A143]*1.5+0.8))" office:value-type="float" office:value="0.980170740356341" calcext:value-type="float">
            <text:p>0.980170740356341</text:p>
          </table:table-cell>
        </table:table-row>
        <table:table-row table:style-name="ro1">
          <table:table-cell table:formula="of:=RAND()*10-5" office:value-type="float" office:value="4.89719095203399" calcext:value-type="float">
            <text:p>4.89719095203399</text:p>
          </table:table-cell>
          <table:table-cell table:formula="of:=1/(1+EXP(-[.A144]*1.5+0.8))" office:value-type="float" office:value="0.998565905374631" calcext:value-type="float">
            <text:p>0.998565905374631</text:p>
          </table:table-cell>
        </table:table-row>
        <table:table-row table:style-name="ro1">
          <table:table-cell table:formula="of:=RAND()*10-5" office:value-type="float" office:value="0.00789080914357143" calcext:value-type="float">
            <text:p>0.007890809143571</text:p>
          </table:table-cell>
          <table:table-cell table:formula="of:=1/(1+EXP(-[.A145]*1.5+0.8))" office:value-type="float" office:value="0.312563076027746" calcext:value-type="float">
            <text:p>0.312563076027746</text:p>
          </table:table-cell>
        </table:table-row>
        <table:table-row table:style-name="ro1">
          <table:table-cell table:formula="of:=RAND()*10-5" office:value-type="float" office:value="4.94509040164748" calcext:value-type="float">
            <text:p>4.94509040164748</text:p>
          </table:table-cell>
          <table:table-cell table:formula="of:=1/(1+EXP(-[.A146]*1.5+0.8))" office:value-type="float" office:value="0.99866519664482" calcext:value-type="float">
            <text:p>0.99866519664482</text:p>
          </table:table-cell>
        </table:table-row>
        <table:table-row table:style-name="ro1">
          <table:table-cell table:formula="of:=RAND()*10-5" office:value-type="float" office:value="-1.67744791061986" calcext:value-type="float">
            <text:p>-1.67744791061986</text:p>
          </table:table-cell>
          <table:table-cell table:formula="of:=1/(1+EXP(-[.A147]*1.5+0.8))" office:value-type="float" office:value="0.0350205468841841" calcext:value-type="float">
            <text:p>0.035020546884184</text:p>
          </table:table-cell>
        </table:table-row>
        <table:table-row table:style-name="ro1">
          <table:table-cell table:formula="of:=RAND()*10-5" office:value-type="float" office:value="-0.919890918728351" calcext:value-type="float">
            <text:p>-0.919890918728351</text:p>
          </table:table-cell>
          <table:table-cell table:formula="of:=1/(1+EXP(-[.A148]*1.5+0.8))" office:value-type="float" office:value="0.101575858765605" calcext:value-type="float">
            <text:p>0.101575858765605</text:p>
          </table:table-cell>
        </table:table-row>
        <table:table-row table:style-name="ro1">
          <table:table-cell table:formula="of:=RAND()*10-5" office:value-type="float" office:value="-0.0832054605790109" calcext:value-type="float">
            <text:p>-0.083205460579011</text:p>
          </table:table-cell>
          <table:table-cell table:formula="of:=1/(1+EXP(-[.A149]*1.5+0.8))" office:value-type="float" office:value="0.283979206081152" calcext:value-type="float">
            <text:p>0.283979206081152</text:p>
          </table:table-cell>
        </table:table-row>
        <table:table-row table:style-name="ro1">
          <table:table-cell table:formula="of:=RAND()*10-5" office:value-type="float" office:value="2.32338134694533" calcext:value-type="float">
            <text:p>2.32338134694533</text:p>
          </table:table-cell>
          <table:table-cell table:formula="of:=1/(1+EXP(-[.A150]*1.5+0.8))" office:value-type="float" office:value="0.936140010148715" calcext:value-type="float">
            <text:p>0.936140010148715</text:p>
          </table:table-cell>
        </table:table-row>
        <table:table-row table:style-name="ro1">
          <table:table-cell table:formula="of:=RAND()*10-5" office:value-type="float" office:value="3.91674315120955" calcext:value-type="float">
            <text:p>3.91674315120955</text:p>
          </table:table-cell>
          <table:table-cell table:formula="of:=1/(1+EXP(-[.A151]*1.5+0.8))" office:value-type="float" office:value="0.993788455135875" calcext:value-type="float">
            <text:p>0.993788455135875</text:p>
          </table:table-cell>
        </table:table-row>
        <table:table-row table:style-name="ro1">
          <table:table-cell table:formula="of:=RAND()*10-5" office:value-type="float" office:value="1.82212677234833" calcext:value-type="float">
            <text:p>1.82212677234833</text:p>
          </table:table-cell>
          <table:table-cell table:formula="of:=1/(1+EXP(-[.A152]*1.5+0.8))" office:value-type="float" office:value="0.87360210191463" calcext:value-type="float">
            <text:p>0.87360210191463</text:p>
          </table:table-cell>
        </table:table-row>
        <table:table-row table:style-name="ro1">
          <table:table-cell table:formula="of:=RAND()*10-5" office:value-type="float" office:value="3.60559022456403" calcext:value-type="float">
            <text:p>3.60559022456403</text:p>
          </table:table-cell>
          <table:table-cell table:formula="of:=1/(1+EXP(-[.A153]*1.5+0.8))" office:value-type="float" office:value="0.990130478284664" calcext:value-type="float">
            <text:p>0.990130478284664</text:p>
          </table:table-cell>
        </table:table-row>
        <table:table-row table:style-name="ro1">
          <table:table-cell table:formula="of:=RAND()*10-5" office:value-type="float" office:value="-2.17106080819421" calcext:value-type="float">
            <text:p>-2.17106080819421</text:p>
          </table:table-cell>
          <table:table-cell table:formula="of:=1/(1+EXP(-[.A154]*1.5+0.8))" office:value-type="float" office:value="0.0170134502917716" calcext:value-type="float">
            <text:p>0.017013450291772</text:p>
          </table:table-cell>
        </table:table-row>
        <table:table-row table:style-name="ro1">
          <table:table-cell table:formula="of:=RAND()*10-5" office:value-type="float" office:value="-3.7619711538611" calcext:value-type="float">
            <text:p>-3.7619711538611</text:p>
          </table:table-cell>
          <table:table-cell table:formula="of:=1/(1+EXP(-[.A155]*1.5+0.8))" office:value-type="float" office:value="0.00158916404495805" calcext:value-type="float">
            <text:p>0.001589164044958</text:p>
          </table:table-cell>
        </table:table-row>
        <table:table-row table:style-name="ro1">
          <table:table-cell table:formula="of:=RAND()*10-5" office:value-type="float" office:value="3.95798513689312" calcext:value-type="float">
            <text:p>3.95798513689312</text:p>
          </table:table-cell>
          <table:table-cell table:formula="of:=1/(1+EXP(-[.A156]*1.5+0.8))" office:value-type="float" office:value="0.994158898766435" calcext:value-type="float">
            <text:p>0.994158898766435</text:p>
          </table:table-cell>
        </table:table-row>
        <table:table-row table:style-name="ro1">
          <table:table-cell table:formula="of:=RAND()*10-5" office:value-type="float" office:value="-1.50193220318417" calcext:value-type="float">
            <text:p>-1.50193220318417</text:p>
          </table:table-cell>
          <table:table-cell table:formula="of:=1/(1+EXP(-[.A157]*1.5+0.8))" office:value-type="float" office:value="0.0450925101969463" calcext:value-type="float">
            <text:p>0.045092510196946</text:p>
          </table:table-cell>
        </table:table-row>
        <table:table-row table:style-name="ro1">
          <table:table-cell table:formula="of:=RAND()*10-5" office:value-type="float" office:value="-2.44908734932755" calcext:value-type="float">
            <text:p>-2.44908734932755</text:p>
          </table:table-cell>
          <table:table-cell table:formula="of:=1/(1+EXP(-[.A158]*1.5+0.8))" office:value-type="float" office:value="0.0112771999657061" calcext:value-type="float">
            <text:p>0.011277199965706</text:p>
          </table:table-cell>
        </table:table-row>
        <table:table-row table:style-name="ro1">
          <table:table-cell table:formula="of:=RAND()*10-5" office:value-type="float" office:value="0.888702233422433" calcext:value-type="float">
            <text:p>0.888702233422433</text:p>
          </table:table-cell>
          <table:table-cell table:formula="of:=1/(1+EXP(-[.A159]*1.5+0.8))" office:value-type="float" office:value="0.630194975416762" calcext:value-type="float">
            <text:p>0.630194975416762</text:p>
          </table:table-cell>
        </table:table-row>
        <table:table-row table:style-name="ro1">
          <table:table-cell table:formula="of:=RAND()*10-5" office:value-type="float" office:value="-3.70747641607096" calcext:value-type="float">
            <text:p>-3.70747641607096</text:p>
          </table:table-cell>
          <table:table-cell table:formula="of:=1/(1+EXP(-[.A160]*1.5+0.8))" office:value-type="float" office:value="0.00172428914799025" calcext:value-type="float">
            <text:p>0.00172428914799</text:p>
          </table:table-cell>
        </table:table-row>
        <table:table-row table:style-name="ro1">
          <table:table-cell table:formula="of:=RAND()*10-5" office:value-type="float" office:value="-1.90998526206405" calcext:value-type="float">
            <text:p>-1.90998526206405</text:p>
          </table:table-cell>
          <table:table-cell table:formula="of:=1/(1+EXP(-[.A161]*1.5+0.8))" office:value-type="float" office:value="0.0249655021932313" calcext:value-type="float">
            <text:p>0.024965502193231</text:p>
          </table:table-cell>
        </table:table-row>
        <table:table-row table:style-name="ro1">
          <table:table-cell table:formula="of:=RAND()*10-5" office:value-type="float" office:value="3.87573152672069" calcext:value-type="float">
            <text:p>3.87573152672069</text:p>
          </table:table-cell>
          <table:table-cell table:formula="of:=1/(1+EXP(-[.A162]*1.5+0.8))" office:value-type="float" office:value="0.993396940955665" calcext:value-type="float">
            <text:p>0.993396940955665</text:p>
          </table:table-cell>
        </table:table-row>
        <table:table-row table:style-name="ro1">
          <table:table-cell table:formula="of:=RAND()*10-5" office:value-type="float" office:value="4.82513176499401" calcext:value-type="float">
            <text:p>4.82513176499401</text:p>
          </table:table-cell>
          <table:table-cell table:formula="of:=1/(1+EXP(-[.A163]*1.5+0.8))" office:value-type="float" office:value="0.998402469780462" calcext:value-type="float">
            <text:p>0.998402469780462</text:p>
          </table:table-cell>
        </table:table-row>
        <table:table-row table:style-name="ro1">
          <table:table-cell table:formula="of:=RAND()*10-5" office:value-type="float" office:value="3.90632150800858" calcext:value-type="float">
            <text:p>3.90632150800858</text:p>
          </table:table-cell>
          <table:table-cell table:formula="of:=1/(1+EXP(-[.A164]*1.5+0.8))" office:value-type="float" office:value="0.993691207847199" calcext:value-type="float">
            <text:p>0.993691207847199</text:p>
          </table:table-cell>
        </table:table-row>
        <table:table-row table:style-name="ro1">
          <table:table-cell table:formula="of:=RAND()*10-5" office:value-type="float" office:value="-3.66977366603292" calcext:value-type="float">
            <text:p>-3.66977366603292</text:p>
          </table:table-cell>
          <table:table-cell table:formula="of:=1/(1+EXP(-[.A165]*1.5+0.8))" office:value-type="float" office:value="0.00182443195613861" calcext:value-type="float">
            <text:p>0.001824431956139</text:p>
          </table:table-cell>
        </table:table-row>
        <table:table-row table:style-name="ro1">
          <table:table-cell table:formula="of:=RAND()*10-5" office:value-type="float" office:value="2.51295799127839" calcext:value-type="float">
            <text:p>2.51295799127839</text:p>
          </table:table-cell>
          <table:table-cell table:formula="of:=1/(1+EXP(-[.A166]*1.5+0.8))" office:value-type="float" office:value="0.951174136245498" calcext:value-type="float">
            <text:p>0.951174136245498</text:p>
          </table:table-cell>
        </table:table-row>
        <table:table-row table:style-name="ro1">
          <table:table-cell table:formula="of:=RAND()*10-5" office:value-type="float" office:value="4.51171611152525" calcext:value-type="float">
            <text:p>4.51171611152525</text:p>
          </table:table-cell>
          <table:table-cell table:formula="of:=1/(1+EXP(-[.A167]*1.5+0.8))" office:value-type="float" office:value="0.997446094033137" calcext:value-type="float">
            <text:p>0.997446094033137</text:p>
          </table:table-cell>
        </table:table-row>
        <table:table-row table:style-name="ro1">
          <table:table-cell table:formula="of:=RAND()*10-5" office:value-type="float" office:value="3.8611338307544" calcext:value-type="float">
            <text:p>3.8611338307544</text:p>
          </table:table-cell>
          <table:table-cell table:formula="of:=1/(1+EXP(-[.A168]*1.5+0.8))" office:value-type="float" office:value="0.993251748669896" calcext:value-type="float">
            <text:p>0.993251748669896</text:p>
          </table:table-cell>
        </table:table-row>
        <table:table-row table:style-name="ro1">
          <table:table-cell table:formula="of:=RAND()*10-5" office:value-type="float" office:value="-4.59737060098644" calcext:value-type="float">
            <text:p>-4.59737060098644</text:p>
          </table:table-cell>
          <table:table-cell table:formula="of:=1/(1+EXP(-[.A169]*1.5+0.8))" office:value-type="float" office:value="0.000454410122181693" calcext:value-type="float">
            <text:p>0.000454410122182</text:p>
          </table:table-cell>
        </table:table-row>
        <table:table-row table:style-name="ro1">
          <table:table-cell table:formula="of:=RAND()*10-5" office:value-type="float" office:value="0.66289356375234" calcext:value-type="float">
            <text:p>0.66289356375234</text:p>
          </table:table-cell>
          <table:table-cell table:formula="of:=1/(1+EXP(-[.A170]*1.5+0.8))" office:value-type="float" office:value="0.54843274758712" calcext:value-type="float">
            <text:p>0.54843274758712</text:p>
          </table:table-cell>
        </table:table-row>
        <table:table-row table:style-name="ro1">
          <table:table-cell table:formula="of:=RAND()*10-5" office:value-type="float" office:value="-4.09015641583213" calcext:value-type="float">
            <text:p>-4.09015641583213</text:p>
          </table:table-cell>
          <table:table-cell table:formula="of:=1/(1+EXP(-[.A171]*1.5+0.8))" office:value-type="float" office:value="0.000971949173440111" calcext:value-type="float">
            <text:p>0.00097194917344</text:p>
          </table:table-cell>
        </table:table-row>
        <table:table-row table:style-name="ro1">
          <table:table-cell table:formula="of:=RAND()*10-5" office:value-type="float" office:value="3.55274000109488" calcext:value-type="float">
            <text:p>3.55274000109488</text:p>
          </table:table-cell>
          <table:table-cell table:formula="of:=1/(1+EXP(-[.A172]*1.5+0.8))" office:value-type="float" office:value="0.989324912008757" calcext:value-type="float">
            <text:p>0.989324912008757</text:p>
          </table:table-cell>
        </table:table-row>
        <table:table-row table:style-name="ro1">
          <table:table-cell table:formula="of:=RAND()*10-5" office:value-type="float" office:value="-1.24668458626762" calcext:value-type="float">
            <text:p>-1.24668458626762</text:p>
          </table:table-cell>
          <table:table-cell table:formula="of:=1/(1+EXP(-[.A173]*1.5+0.8))" office:value-type="float" office:value="0.064765340481128" calcext:value-type="float">
            <text:p>0.064765340481128</text:p>
          </table:table-cell>
        </table:table-row>
        <table:table-row table:style-name="ro1">
          <table:table-cell table:formula="of:=RAND()*10-5" office:value-type="float" office:value="-2.66574488676381" calcext:value-type="float">
            <text:p>-2.66574488676381</text:p>
          </table:table-cell>
          <table:table-cell table:formula="of:=1/(1+EXP(-[.A174]*1.5+0.8))" office:value-type="float" office:value="0.00817377278616962" calcext:value-type="float">
            <text:p>0.00817377278617</text:p>
          </table:table-cell>
        </table:table-row>
        <table:table-row table:style-name="ro1">
          <table:table-cell table:formula="of:=RAND()*10-5" office:value-type="float" office:value="-0.698136635393347" calcext:value-type="float">
            <text:p>-0.698136635393347</text:p>
          </table:table-cell>
          <table:table-cell table:formula="of:=1/(1+EXP(-[.A175]*1.5+0.8))" office:value-type="float" office:value="0.136201401650128" calcext:value-type="float">
            <text:p>0.136201401650128</text:p>
          </table:table-cell>
        </table:table-row>
        <table:table-row table:style-name="ro1">
          <table:table-cell table:formula="of:=RAND()*10-5" office:value-type="float" office:value="4.24614740432413" calcext:value-type="float">
            <text:p>4.24614740432413</text:p>
          </table:table-cell>
          <table:table-cell table:formula="of:=1/(1+EXP(-[.A176]*1.5+0.8))" office:value-type="float" office:value="0.996201037604181" calcext:value-type="float">
            <text:p>0.996201037604181</text:p>
          </table:table-cell>
        </table:table-row>
        <table:table-row table:style-name="ro1">
          <table:table-cell table:formula="of:=RAND()*10-5" office:value-type="float" office:value="0.314689458230244" calcext:value-type="float">
            <text:p>0.314689458230244</text:p>
          </table:table-cell>
          <table:table-cell table:formula="of:=1/(1+EXP(-[.A177]*1.5+0.8))" office:value-type="float" office:value="0.418735654434398" calcext:value-type="float">
            <text:p>0.418735654434398</text:p>
          </table:table-cell>
        </table:table-row>
        <table:table-row table:style-name="ro1">
          <table:table-cell table:formula="of:=RAND()*10-5" office:value-type="float" office:value="1.78318690202777" calcext:value-type="float">
            <text:p>1.78318690202777</text:p>
          </table:table-cell>
          <table:table-cell table:formula="of:=1/(1+EXP(-[.A178]*1.5+0.8))" office:value-type="float" office:value="0.867010435815789" calcext:value-type="float">
            <text:p>0.867010435815789</text:p>
          </table:table-cell>
        </table:table-row>
        <table:table-row table:style-name="ro1">
          <table:table-cell table:formula="of:=RAND()*10-5" office:value-type="float" office:value="3.68330981330344" calcext:value-type="float">
            <text:p>3.68330981330344</text:p>
          </table:table-cell>
          <table:table-cell table:formula="of:=1/(1+EXP(-[.A179]*1.5+0.8))" office:value-type="float" office:value="0.991206976275139" calcext:value-type="float">
            <text:p>0.991206976275139</text:p>
          </table:table-cell>
        </table:table-row>
        <table:table-row table:style-name="ro1">
          <table:table-cell table:formula="of:=RAND()*10-5" office:value-type="float" office:value="1.82858181513483" calcext:value-type="float">
            <text:p>1.82858181513483</text:p>
          </table:table-cell>
          <table:table-cell table:formula="of:=1/(1+EXP(-[.A180]*1.5+0.8))" office:value-type="float" office:value="0.874667402908654" calcext:value-type="float">
            <text:p>0.874667402908654</text:p>
          </table:table-cell>
        </table:table-row>
        <table:table-row table:style-name="ro1">
          <table:table-cell table:formula="of:=RAND()*10-5" office:value-type="float" office:value="-3.9973175777358" calcext:value-type="float">
            <text:p>-3.9973175777358</text:p>
          </table:table-cell>
          <table:table-cell table:formula="of:=1/(1+EXP(-[.A181]*1.5+0.8))" office:value-type="float" office:value="0.00111701647753136" calcext:value-type="float">
            <text:p>0.001117016477531</text:p>
          </table:table-cell>
        </table:table-row>
        <table:table-row table:style-name="ro1">
          <table:table-cell table:formula="of:=RAND()*10-5" office:value-type="float" office:value="0.867322809576731" calcext:value-type="float">
            <text:p>0.867322809576731</text:p>
          </table:table-cell>
          <table:table-cell table:formula="of:=1/(1+EXP(-[.A182]*1.5+0.8))" office:value-type="float" office:value="0.622690597338949" calcext:value-type="float">
            <text:p>0.622690597338949</text:p>
          </table:table-cell>
        </table:table-row>
        <table:table-row table:style-name="ro1">
          <table:table-cell table:formula="of:=RAND()*10-5" office:value-type="float" office:value="4.70061817314437" calcext:value-type="float">
            <text:p>4.70061817314437</text:p>
          </table:table-cell>
          <table:table-cell table:formula="of:=1/(1+EXP(-[.A183]*1.5+0.8))" office:value-type="float" office:value="0.998075047654559" calcext:value-type="float">
            <text:p>0.998075047654559</text:p>
          </table:table-cell>
        </table:table-row>
        <table:table-row table:style-name="ro1">
          <table:table-cell table:formula="of:=RAND()*10-5" office:value-type="float" office:value="-2.62117437974417" calcext:value-type="float">
            <text:p>-2.62117437974417</text:p>
          </table:table-cell>
          <table:table-cell table:formula="of:=1/(1+EXP(-[.A184]*1.5+0.8))" office:value-type="float" office:value="0.00873398172682431" calcext:value-type="float">
            <text:p>0.008733981726824</text:p>
          </table:table-cell>
        </table:table-row>
        <table:table-row table:style-name="ro1">
          <table:table-cell table:formula="of:=RAND()*10-5" office:value-type="float" office:value="3.1847338939919" calcext:value-type="float">
            <text:p>3.1847338939919</text:p>
          </table:table-cell>
          <table:table-cell table:formula="of:=1/(1+EXP(-[.A185]*1.5+0.8))" office:value-type="float" office:value="0.981604832838909" calcext:value-type="float">
            <text:p>0.981604832838909</text:p>
          </table:table-cell>
        </table:table-row>
        <table:table-row table:style-name="ro1">
          <table:table-cell table:formula="of:=RAND()*10-5" office:value-type="float" office:value="-2.94104828996115" calcext:value-type="float">
            <text:p>-2.94104828996115</text:p>
          </table:table-cell>
          <table:table-cell table:formula="of:=1/(1+EXP(-[.A186]*1.5+0.8))" office:value-type="float" office:value="0.005423517368836" calcext:value-type="float">
            <text:p>0.005423517368836</text:p>
          </table:table-cell>
        </table:table-row>
        <table:table-row table:style-name="ro1">
          <table:table-cell table:formula="of:=RAND()*10-5" office:value-type="float" office:value="-0.314948857066889" calcext:value-type="float">
            <text:p>-0.314948857066889</text:p>
          </table:table-cell>
          <table:table-cell table:formula="of:=1/(1+EXP(-[.A187]*1.5+0.8))" office:value-type="float" office:value="0.218842707779885" calcext:value-type="float">
            <text:p>0.218842707779885</text:p>
          </table:table-cell>
        </table:table-row>
        <table:table-row table:style-name="ro1">
          <table:table-cell table:formula="of:=RAND()*10-5" office:value-type="float" office:value="-3.90698502888605" calcext:value-type="float">
            <text:p>-3.90698502888605</text:p>
          </table:table-cell>
          <table:table-cell table:formula="of:=1/(1+EXP(-[.A188]*1.5+0.8))" office:value-type="float" office:value="0.00127889704148275" calcext:value-type="float">
            <text:p>0.001278897041483</text:p>
          </table:table-cell>
        </table:table-row>
        <table:table-row table:style-name="ro1">
          <table:table-cell table:formula="of:=RAND()*10-5" office:value-type="float" office:value="-2.33746744173571" calcext:value-type="float">
            <text:p>-2.33746744173571</text:p>
          </table:table-cell>
          <table:table-cell table:formula="of:=1/(1+EXP(-[.A189]*1.5+0.8))" office:value-type="float" office:value="0.0133052613466926" calcext:value-type="float">
            <text:p>0.013305261346693</text:p>
          </table:table-cell>
        </table:table-row>
        <table:table-row table:style-name="ro1">
          <table:table-cell table:formula="of:=RAND()*10-5" office:value-type="float" office:value="1.69792930540843" calcext:value-type="float">
            <text:p>1.69792930540843</text:p>
          </table:table-cell>
          <table:table-cell table:formula="of:=1/(1+EXP(-[.A190]*1.5+0.8))" office:value-type="float" office:value="0.851560610891468" calcext:value-type="float">
            <text:p>0.851560610891468</text:p>
          </table:table-cell>
        </table:table-row>
        <table:table-row table:style-name="ro1">
          <table:table-cell table:formula="of:=RAND()*10-5" office:value-type="float" office:value="2.24404362380222" calcext:value-type="float">
            <text:p>2.24404362380222</text:p>
          </table:table-cell>
          <table:table-cell table:formula="of:=1/(1+EXP(-[.A191]*1.5+0.8))" office:value-type="float" office:value="0.928645418770481" calcext:value-type="float">
            <text:p>0.928645418770481</text:p>
          </table:table-cell>
        </table:table-row>
        <table:table-row table:style-name="ro1">
          <table:table-cell table:formula="of:=RAND()*10-5" office:value-type="float" office:value="-4.2909571088074" calcext:value-type="float">
            <text:p>-4.2909571088074</text:p>
          </table:table-cell>
          <table:table-cell table:formula="of:=1/(1+EXP(-[.A192]*1.5+0.8))" office:value-type="float" office:value="0.000719355218321729" calcext:value-type="float">
            <text:p>0.000719355218322</text:p>
          </table:table-cell>
        </table:table-row>
        <table:table-row table:style-name="ro1">
          <table:table-cell table:formula="of:=RAND()*10-5" office:value-type="float" office:value="3.1384864851056" calcext:value-type="float">
            <text:p>3.1384864851056</text:p>
          </table:table-cell>
          <table:table-cell table:formula="of:=1/(1+EXP(-[.A193]*1.5+0.8))" office:value-type="float" office:value="0.980309455129782" calcext:value-type="float">
            <text:p>0.980309455129782</text:p>
          </table:table-cell>
        </table:table-row>
        <table:table-row table:style-name="ro1">
          <table:table-cell table:formula="of:=RAND()*10-5" office:value-type="float" office:value="0.249394560408977" calcext:value-type="float">
            <text:p>0.249394560408977</text:p>
          </table:table-cell>
          <table:table-cell table:formula="of:=1/(1+EXP(-[.A194]*1.5+0.8))" office:value-type="float" office:value="0.395103847437791" calcext:value-type="float">
            <text:p>0.395103847437791</text:p>
          </table:table-cell>
        </table:table-row>
        <table:table-row table:style-name="ro1">
          <table:table-cell table:formula="of:=RAND()*10-5" office:value-type="float" office:value="3.22796589311918" calcext:value-type="float">
            <text:p>3.22796589311918</text:p>
          </table:table-cell>
          <table:table-cell table:formula="of:=1/(1+EXP(-[.A195]*1.5+0.8))" office:value-type="float" office:value="0.982739931076297" calcext:value-type="float">
            <text:p>0.982739931076297</text:p>
          </table:table-cell>
        </table:table-row>
        <table:table-row table:style-name="ro1">
          <table:table-cell table:formula="of:=RAND()*10-5" office:value-type="float" office:value="-3.44998858020346" calcext:value-type="float">
            <text:p>-3.44998858020346</text:p>
          </table:table-cell>
          <table:table-cell table:formula="of:=1/(1+EXP(-[.A196]*1.5+0.8))" office:value-type="float" office:value="0.00253510254352527" calcext:value-type="float">
            <text:p>0.002535102543525</text:p>
          </table:table-cell>
        </table:table-row>
        <table:table-row table:style-name="ro1">
          <table:table-cell table:formula="of:=RAND()*10-5" office:value-type="float" office:value="4.63842685967163" calcext:value-type="float">
            <text:p>4.63842685967163</text:p>
          </table:table-cell>
          <table:table-cell table:formula="of:=1/(1+EXP(-[.A197]*1.5+0.8))" office:value-type="float" office:value="0.997887229785597" calcext:value-type="float">
            <text:p>0.997887229785597</text:p>
          </table:table-cell>
        </table:table-row>
        <table:table-row table:style-name="ro1">
          <table:table-cell table:formula="of:=RAND()*10-5" office:value-type="float" office:value="3.93757500344593" calcext:value-type="float">
            <text:p>3.93757500344593</text:p>
          </table:table-cell>
          <table:table-cell table:formula="of:=1/(1+EXP(-[.A198]*1.5+0.8))" office:value-type="float" office:value="0.993978400202717" calcext:value-type="float">
            <text:p>0.993978400202717</text:p>
          </table:table-cell>
        </table:table-row>
        <table:table-row table:style-name="ro1">
          <table:table-cell table:formula="of:=RAND()*10-5" office:value-type="float" office:value="-2.35305234080084" calcext:value-type="float">
            <text:p>-2.35305234080084</text:p>
          </table:table-cell>
          <table:table-cell table:formula="of:=1/(1+EXP(-[.A199]*1.5+0.8))" office:value-type="float" office:value="0.0130018243194663" calcext:value-type="float">
            <text:p>0.013001824319466</text:p>
          </table:table-cell>
        </table:table-row>
        <table:table-row table:style-name="ro1">
          <table:table-cell table:formula="of:=RAND()*10-5" office:value-type="float" office:value="-2.53474761888912" calcext:value-type="float">
            <text:p>-2.53474761888912</text:p>
          </table:table-cell>
          <table:table-cell table:formula="of:=1/(1+EXP(-[.A200]*1.5+0.8))" office:value-type="float" office:value="0.00993092165018528" calcext:value-type="float">
            <text:p>0.009930921650185</text:p>
          </table:table-cell>
        </table:table-row>
        <table:table-row table:style-name="ro1">
          <table:table-cell table:formula="of:=RAND()*10-5" office:value-type="float" office:value="1.15227869259296" calcext:value-type="float">
            <text:p>1.15227869259296</text:p>
          </table:table-cell>
          <table:table-cell table:formula="of:=1/(1+EXP(-[.A201]*1.5+0.8))" office:value-type="float" office:value="0.716754229694777" calcext:value-type="float">
            <text:p>0.716754229694777</text:p>
          </table:table-cell>
        </table:table-row>
        <table:table-row table:style-name="ro1">
          <table:table-cell table:formula="of:=RAND()*10-5" office:value-type="float" office:value="4.38260977881314" calcext:value-type="float">
            <text:p>4.38260977881314</text:p>
          </table:table-cell>
          <table:table-cell table:formula="of:=1/(1+EXP(-[.A202]*1.5+0.8))" office:value-type="float" office:value="0.996902058493694" calcext:value-type="float">
            <text:p>0.996902058493694</text:p>
          </table:table-cell>
        </table:table-row>
        <table:table-row table:style-name="ro1">
          <table:table-cell table:formula="of:=RAND()*10-5" office:value-type="float" office:value="1.08438139344837" calcext:value-type="float">
            <text:p>1.08438139344837</text:p>
          </table:table-cell>
          <table:table-cell table:formula="of:=1/(1+EXP(-[.A203]*1.5+0.8))" office:value-type="float" office:value="0.695629628835933" calcext:value-type="float">
            <text:p>0.695629628835933</text:p>
          </table:table-cell>
        </table:table-row>
        <table:table-row table:style-name="ro1">
          <table:table-cell table:formula="of:=RAND()*10-5" office:value-type="float" office:value="-4.36422247980963" calcext:value-type="float">
            <text:p>-4.36422247980963</text:p>
          </table:table-cell>
          <table:table-cell table:formula="of:=1/(1+EXP(-[.A204]*1.5+0.8))" office:value-type="float" office:value="0.000644536912316427" calcext:value-type="float">
            <text:p>0.000644536912316</text:p>
          </table:table-cell>
        </table:table-row>
        <table:table-row table:style-name="ro1">
          <table:table-cell table:formula="of:=RAND()*10-5" office:value-type="float" office:value="-0.349849639126759" calcext:value-type="float">
            <text:p>-0.349849639126759</text:p>
          </table:table-cell>
          <table:table-cell table:formula="of:=1/(1+EXP(-[.A205]*1.5+0.8))" office:value-type="float" office:value="0.21002504470561" calcext:value-type="float">
            <text:p>0.21002504470561</text:p>
          </table:table-cell>
        </table:table-row>
        <table:table-row table:style-name="ro1">
          <table:table-cell table:formula="of:=RAND()*10-5" office:value-type="float" office:value="0.495923735036445" calcext:value-type="float">
            <text:p>0.495923735036445</text:p>
          </table:table-cell>
          <table:table-cell table:formula="of:=1/(1+EXP(-[.A206]*1.5+0.8))" office:value-type="float" office:value="0.485975080614312" calcext:value-type="float">
            <text:p>0.485975080614312</text:p>
          </table:table-cell>
        </table:table-row>
        <table:table-row table:style-name="ro1">
          <table:table-cell table:formula="of:=RAND()*10-5" office:value-type="float" office:value="2.34410183969288" calcext:value-type="float">
            <text:p>2.34410183969288</text:p>
          </table:table-cell>
          <table:table-cell table:formula="of:=1/(1+EXP(-[.A207]*1.5+0.8))" office:value-type="float" office:value="0.937973079689554" calcext:value-type="float">
            <text:p>0.937973079689554</text:p>
          </table:table-cell>
        </table:table-row>
        <table:table-row table:style-name="ro1">
          <table:table-cell table:formula="of:=RAND()*10-5" office:value-type="float" office:value="2.83742907813384" calcext:value-type="float">
            <text:p>2.83742907813384</text:p>
          </table:table-cell>
          <table:table-cell table:formula="of:=1/(1+EXP(-[.A208]*1.5+0.8))" office:value-type="float" office:value="0.96941382920962" calcext:value-type="float">
            <text:p>0.96941382920962</text:p>
          </table:table-cell>
        </table:table-row>
        <table:table-row table:style-name="ro1">
          <table:table-cell table:formula="of:=RAND()*10-5" office:value-type="float" office:value="2.97139688089937" calcext:value-type="float">
            <text:p>2.97139688089937</text:p>
          </table:table-cell>
          <table:table-cell table:formula="of:=1/(1+EXP(-[.A209]*1.5+0.8))" office:value-type="float" office:value="0.974841898274244" calcext:value-type="float">
            <text:p>0.974841898274244</text:p>
          </table:table-cell>
        </table:table-row>
        <table:table-row table:style-name="ro1">
          <table:table-cell table:formula="of:=RAND()*10-5" office:value-type="float" office:value="2.80635931402689" calcext:value-type="float">
            <text:p>2.80635931402689</text:p>
          </table:table-cell>
          <table:table-cell table:formula="of:=1/(1+EXP(-[.A210]*1.5+0.8))" office:value-type="float" office:value="0.968001325330052" calcext:value-type="float">
            <text:p>0.968001325330052</text:p>
          </table:table-cell>
        </table:table-row>
        <table:table-row table:style-name="ro1">
          <table:table-cell table:formula="of:=RAND()*10-5" office:value-type="float" office:value="1.39148838408234" calcext:value-type="float">
            <text:p>1.39148838408234</text:p>
          </table:table-cell>
          <table:table-cell table:formula="of:=1/(1+EXP(-[.A211]*1.5+0.8))" office:value-type="float" office:value="0.783678405643267" calcext:value-type="float">
            <text:p>0.783678405643267</text:p>
          </table:table-cell>
        </table:table-row>
        <table:table-row table:style-name="ro1">
          <table:table-cell table:formula="of:=RAND()*10-5" office:value-type="float" office:value="-1.67030851649758" calcext:value-type="float">
            <text:p>-1.67030851649758</text:p>
          </table:table-cell>
          <table:table-cell table:formula="of:=1/(1+EXP(-[.A212]*1.5+0.8))" office:value-type="float" office:value="0.0353842586998042" calcext:value-type="float">
            <text:p>0.035384258699804</text:p>
          </table:table-cell>
        </table:table-row>
        <table:table-row table:style-name="ro1">
          <table:table-cell table:formula="of:=RAND()*10-5" office:value-type="float" office:value="-0.227879746532832" calcext:value-type="float">
            <text:p>-0.227879746532832</text:p>
          </table:table-cell>
          <table:table-cell table:formula="of:=1/(1+EXP(-[.A213]*1.5+0.8))" office:value-type="float" office:value="0.241986433274805" calcext:value-type="float">
            <text:p>0.241986433274805</text:p>
          </table:table-cell>
        </table:table-row>
        <table:table-row table:style-name="ro1">
          <table:table-cell table:formula="of:=RAND()*10-5" office:value-type="float" office:value="4.2769415286534" calcext:value-type="float">
            <text:p>4.2769415286534</text:p>
          </table:table-cell>
          <table:table-cell table:formula="of:=1/(1+EXP(-[.A214]*1.5+0.8))" office:value-type="float" office:value="0.996371902916472" calcext:value-type="float">
            <text:p>0.996371902916472</text:p>
          </table:table-cell>
        </table:table-row>
        <table:table-row table:style-name="ro1">
          <table:table-cell table:formula="of:=RAND()*10-5" office:value-type="float" office:value="0.905092701706685" calcext:value-type="float">
            <text:p>0.905092701706685</text:p>
          </table:table-cell>
          <table:table-cell table:formula="of:=1/(1+EXP(-[.A215]*1.5+0.8))" office:value-type="float" office:value="0.635906086810076" calcext:value-type="float">
            <text:p>0.635906086810076</text:p>
          </table:table-cell>
        </table:table-row>
        <table:table-row table:style-name="ro1">
          <table:table-cell table:formula="of:=RAND()*10-5" office:value-type="float" office:value="1.8094897876967" calcext:value-type="float">
            <text:p>1.8094897876967</text:p>
          </table:table-cell>
          <table:table-cell table:formula="of:=1/(1+EXP(-[.A216]*1.5+0.8))" office:value-type="float" office:value="0.87149414526978" calcext:value-type="float">
            <text:p>0.87149414526978</text:p>
          </table:table-cell>
        </table:table-row>
        <table:table-row table:style-name="ro1">
          <table:table-cell table:formula="of:=RAND()*10-5" office:value-type="float" office:value="4.39684355316323" calcext:value-type="float">
            <text:p>4.39684355316323</text:p>
          </table:table-cell>
          <table:table-cell table:formula="of:=1/(1+EXP(-[.A217]*1.5+0.8))" office:value-type="float" office:value="0.996967302027445" calcext:value-type="float">
            <text:p>0.996967302027445</text:p>
          </table:table-cell>
        </table:table-row>
        <table:table-row table:style-name="ro1">
          <table:table-cell table:formula="of:=RAND()*10-5" office:value-type="float" office:value="0.0936693201386429" calcext:value-type="float">
            <text:p>0.093669320138643</text:p>
          </table:table-cell>
          <table:table-cell table:formula="of:=1/(1+EXP(-[.A218]*1.5+0.8))" office:value-type="float" office:value="0.340852832796661" calcext:value-type="float">
            <text:p>0.340852832796661</text:p>
          </table:table-cell>
        </table:table-row>
        <table:table-row table:style-name="ro1">
          <table:table-cell table:formula="of:=RAND()*10-5" office:value-type="float" office:value="4.87939369641035" calcext:value-type="float">
            <text:p>4.87939369641035</text:p>
          </table:table-cell>
          <table:table-cell table:formula="of:=1/(1+EXP(-[.A219]*1.5+0.8))" office:value-type="float" office:value="0.998527162501681" calcext:value-type="float">
            <text:p>0.998527162501681</text:p>
          </table:table-cell>
        </table:table-row>
        <table:table-row table:style-name="ro1">
          <table:table-cell table:formula="of:=RAND()*10-5" office:value-type="float" office:value="1.96837793197084" calcext:value-type="float">
            <text:p>1.96837793197084</text:p>
          </table:table-cell>
          <table:table-cell table:formula="of:=1/(1+EXP(-[.A220]*1.5+0.8))" office:value-type="float" office:value="0.895908400286556" calcext:value-type="float">
            <text:p>0.895908400286556</text:p>
          </table:table-cell>
        </table:table-row>
        <table:table-row table:style-name="ro1">
          <table:table-cell table:formula="of:=RAND()*10-5" office:value-type="float" office:value="1.15814698001316" calcext:value-type="float">
            <text:p>1.15814698001316</text:p>
          </table:table-cell>
          <table:table-cell table:formula="of:=1/(1+EXP(-[.A221]*1.5+0.8))" office:value-type="float" office:value="0.718537863545204" calcext:value-type="float">
            <text:p>0.718537863545204</text:p>
          </table:table-cell>
        </table:table-row>
        <table:table-row table:style-name="ro1">
          <table:table-cell table:formula="of:=RAND()*10-5" office:value-type="float" office:value="2.1815691803088" calcext:value-type="float">
            <text:p>2.1815691803088</text:p>
          </table:table-cell>
          <table:table-cell table:formula="of:=1/(1+EXP(-[.A222]*1.5+0.8))" office:value-type="float" office:value="0.922180847224308" calcext:value-type="float">
            <text:p>0.922180847224308</text:p>
          </table:table-cell>
        </table:table-row>
        <table:table-row table:style-name="ro1">
          <table:table-cell table:formula="of:=RAND()*10-5" office:value-type="float" office:value="1.8185876353276" calcext:value-type="float">
            <text:p>1.8185876353276</text:p>
          </table:table-cell>
          <table:table-cell table:formula="of:=1/(1+EXP(-[.A223]*1.5+0.8))" office:value-type="float" office:value="0.873014743294536" calcext:value-type="float">
            <text:p>0.873014743294536</text:p>
          </table:table-cell>
        </table:table-row>
        <table:table-row table:style-name="ro1">
          <table:table-cell table:formula="of:=RAND()*10-5" office:value-type="float" office:value="-0.520263523883097" calcext:value-type="float">
            <text:p>-0.520263523883097</text:p>
          </table:table-cell>
          <table:table-cell table:formula="of:=1/(1+EXP(-[.A224]*1.5+0.8))" office:value-type="float" office:value="0.170739507195151" calcext:value-type="float">
            <text:p>0.170739507195151</text:p>
          </table:table-cell>
        </table:table-row>
        <table:table-row table:style-name="ro1">
          <table:table-cell table:formula="of:=RAND()*10-5" office:value-type="float" office:value="-1.23882912767088" calcext:value-type="float">
            <text:p>-1.23882912767088</text:p>
          </table:table-cell>
          <table:table-cell table:formula="of:=1/(1+EXP(-[.A225]*1.5+0.8))" office:value-type="float" office:value="0.0654827282826189" calcext:value-type="float">
            <text:p>0.065482728282619</text:p>
          </table:table-cell>
        </table:table-row>
        <table:table-row table:style-name="ro1">
          <table:table-cell table:formula="of:=RAND()*10-5" office:value-type="float" office:value="1.56113279894902" calcext:value-type="float">
            <text:p>1.56113279894902</text:p>
          </table:table-cell>
          <table:table-cell table:formula="of:=1/(1+EXP(-[.A226]*1.5+0.8))" office:value-type="float" office:value="0.823711602915894" calcext:value-type="float">
            <text:p>0.823711602915894</text:p>
          </table:table-cell>
        </table:table-row>
        <table:table-row table:style-name="ro1">
          <table:table-cell table:formula="of:=RAND()*10-5" office:value-type="float" office:value="-2.33339862598468" calcext:value-type="float">
            <text:p>-2.33339862598468</text:p>
          </table:table-cell>
          <table:table-cell table:formula="of:=1/(1+EXP(-[.A227]*1.5+0.8))" office:value-type="float" office:value="0.0133856243398757" calcext:value-type="float">
            <text:p>0.013385624339876</text:p>
          </table:table-cell>
        </table:table-row>
        <table:table-row table:style-name="ro1">
          <table:table-cell table:formula="of:=RAND()*10-5" office:value-type="float" office:value="0.569178495915748" calcext:value-type="float">
            <text:p>0.569178495915748</text:p>
          </table:table-cell>
          <table:table-cell table:formula="of:=1/(1+EXP(-[.A228]*1.5+0.8))" office:value-type="float" office:value="0.513438698551213" calcext:value-type="float">
            <text:p>0.513438698551213</text:p>
          </table:table-cell>
        </table:table-row>
        <table:table-row table:style-name="ro1">
          <table:table-cell table:formula="of:=RAND()*10-5" office:value-type="float" office:value="-4.05245974727095" calcext:value-type="float">
            <text:p>-4.05245974727095</text:p>
          </table:table-cell>
          <table:table-cell table:formula="of:=1/(1+EXP(-[.A229]*1.5+0.8))" office:value-type="float" office:value="0.00102843342255896" calcext:value-type="float">
            <text:p>0.001028433422559</text:p>
          </table:table-cell>
        </table:table-row>
        <table:table-row table:style-name="ro1">
          <table:table-cell table:formula="of:=RAND()*10-5" office:value-type="float" office:value="2.61088068837603" calcext:value-type="float">
            <text:p>2.61088068837603</text:p>
          </table:table-cell>
          <table:table-cell table:formula="of:=1/(1+EXP(-[.A230]*1.5+0.8))" office:value-type="float" office:value="0.957560973859974" calcext:value-type="float">
            <text:p>0.957560973859974</text:p>
          </table:table-cell>
        </table:table-row>
        <table:table-row table:style-name="ro1">
          <table:table-cell table:formula="of:=RAND()*10-5" office:value-type="float" office:value="-4.56529802943529" calcext:value-type="float">
            <text:p>-4.56529802943529</text:p>
          </table:table-cell>
          <table:table-cell table:formula="of:=1/(1+EXP(-[.A231]*1.5+0.8))" office:value-type="float" office:value="0.000476794988557363" calcext:value-type="float">
            <text:p>0.000476794988557</text:p>
          </table:table-cell>
        </table:table-row>
        <table:table-row table:style-name="ro1">
          <table:table-cell table:formula="of:=RAND()*10-5" office:value-type="float" office:value="2.81547875748119" calcext:value-type="float">
            <text:p>2.81547875748119</text:p>
          </table:table-cell>
          <table:table-cell table:formula="of:=1/(1+EXP(-[.A232]*1.5+0.8))" office:value-type="float" office:value="0.968422332385338" calcext:value-type="float">
            <text:p>0.968422332385338</text:p>
          </table:table-cell>
        </table:table-row>
        <table:table-row table:style-name="ro1">
          <table:table-cell table:formula="of:=RAND()*10-5" office:value-type="float" office:value="4.54216179985486" calcext:value-type="float">
            <text:p>4.54216179985486</text:p>
          </table:table-cell>
          <table:table-cell table:formula="of:=1/(1+EXP(-[.A233]*1.5+0.8))" office:value-type="float" office:value="0.997559825817713" calcext:value-type="float">
            <text:p>0.997559825817713</text:p>
          </table:table-cell>
        </table:table-row>
        <table:table-row table:style-name="ro1">
          <table:table-cell table:formula="of:=RAND()*10-5" office:value-type="float" office:value="-3.90887033570787" calcext:value-type="float">
            <text:p>-3.90887033570787</text:p>
          </table:table-cell>
          <table:table-cell table:formula="of:=1/(1+EXP(-[.A234]*1.5+0.8))" office:value-type="float" office:value="0.00127529008637768" calcext:value-type="float">
            <text:p>0.001275290086378</text:p>
          </table:table-cell>
        </table:table-row>
        <table:table-row table:style-name="ro1">
          <table:table-cell table:formula="of:=RAND()*10-5" office:value-type="float" office:value="-3.82539194156858" calcext:value-type="float">
            <text:p>-3.82539194156858</text:p>
          </table:table-cell>
          <table:table-cell table:formula="of:=1/(1+EXP(-[.A235]*1.5+0.8))" office:value-type="float" office:value="0.00144516161523104" calcext:value-type="float">
            <text:p>0.001445161615231</text:p>
          </table:table-cell>
        </table:table-row>
        <table:table-row table:style-name="ro1">
          <table:table-cell table:formula="of:=RAND()*10-5" office:value-type="float" office:value="-2.49574453825868" calcext:value-type="float">
            <text:p>-2.49574453825868</text:p>
          </table:table-cell>
          <table:table-cell table:formula="of:=1/(1+EXP(-[.A236]*1.5+0.8))" office:value-type="float" office:value="0.0105229622614644" calcext:value-type="float">
            <text:p>0.010522962261465</text:p>
          </table:table-cell>
        </table:table-row>
        <table:table-row table:style-name="ro1">
          <table:table-cell table:formula="of:=RAND()*10-5" office:value-type="float" office:value="0.341481203282598" calcext:value-type="float">
            <text:p>0.341481203282598</text:p>
          </table:table-cell>
          <table:table-cell table:formula="of:=1/(1+EXP(-[.A237]*1.5+0.8))" office:value-type="float" office:value="0.428547888498543" calcext:value-type="float">
            <text:p>0.428547888498543</text:p>
          </table:table-cell>
        </table:table-row>
        <table:table-row table:style-name="ro1">
          <table:table-cell table:formula="of:=RAND()*10-5" office:value-type="float" office:value="-3.47594140931189" calcext:value-type="float">
            <text:p>-3.47594140931189</text:p>
          </table:table-cell>
          <table:table-cell table:formula="of:=1/(1+EXP(-[.A238]*1.5+0.8))" office:value-type="float" office:value="0.00243854522369127" calcext:value-type="float">
            <text:p>0.002438545223691</text:p>
          </table:table-cell>
        </table:table-row>
        <table:table-row table:style-name="ro1">
          <table:table-cell table:formula="of:=RAND()*10-5" office:value-type="float" office:value="-4.1400623021971" calcext:value-type="float">
            <text:p>-4.1400623021971</text:p>
          </table:table-cell>
          <table:table-cell table:formula="of:=1/(1+EXP(-[.A239]*1.5+0.8))" office:value-type="float" office:value="0.000901910045856038" calcext:value-type="float">
            <text:p>0.000901910045856</text:p>
          </table:table-cell>
        </table:table-row>
        <table:table-row table:style-name="ro1">
          <table:table-cell table:formula="of:=RAND()*10-5" office:value-type="float" office:value="-1.01043617999391" calcext:value-type="float">
            <text:p>-1.01043617999391</text:p>
          </table:table-cell>
          <table:table-cell table:formula="of:=1/(1+EXP(-[.A240]*1.5+0.8))" office:value-type="float" office:value="0.0898347528568183" calcext:value-type="float">
            <text:p>0.089834752856818</text:p>
          </table:table-cell>
        </table:table-row>
        <table:table-row table:style-name="ro1">
          <table:table-cell table:formula="of:=RAND()*10-5" office:value-type="float" office:value="-0.226914818411776" calcext:value-type="float">
            <text:p>-0.226914818411776</text:p>
          </table:table-cell>
          <table:table-cell table:formula="of:=1/(1+EXP(-[.A241]*1.5+0.8))" office:value-type="float" office:value="0.242252026112825" calcext:value-type="float">
            <text:p>0.242252026112825</text:p>
          </table:table-cell>
        </table:table-row>
        <table:table-row table:style-name="ro1">
          <table:table-cell table:formula="of:=RAND()*10-5" office:value-type="float" office:value="-0.873808846640184" calcext:value-type="float">
            <text:p>-0.873808846640184</text:p>
          </table:table-cell>
          <table:table-cell table:formula="of:=1/(1+EXP(-[.A242]*1.5+0.8))" office:value-type="float" office:value="0.108059900471781" calcext:value-type="float">
            <text:p>0.108059900471781</text:p>
          </table:table-cell>
        </table:table-row>
        <table:table-row table:style-name="ro1">
          <table:table-cell table:formula="of:=RAND()*10-5" office:value-type="float" office:value="1.76193760738572" calcext:value-type="float">
            <text:p>1.76193760738572</text:p>
          </table:table-cell>
          <table:table-cell table:formula="of:=1/(1+EXP(-[.A243]*1.5+0.8))" office:value-type="float" office:value="0.863292081076179" calcext:value-type="float">
            <text:p>0.863292081076179</text:p>
          </table:table-cell>
        </table:table-row>
        <table:table-row table:style-name="ro1">
          <table:table-cell table:formula="of:=RAND()*10-5" office:value-type="float" office:value="0.308503546625925" calcext:value-type="float">
            <text:p>0.308503546625925</text:p>
          </table:table-cell>
          <table:table-cell table:formula="of:=1/(1+EXP(-[.A244]*1.5+0.8))" office:value-type="float" office:value="0.41647893209111" calcext:value-type="float">
            <text:p>0.41647893209111</text:p>
          </table:table-cell>
        </table:table-row>
        <table:table-row table:style-name="ro1">
          <table:table-cell table:formula="of:=RAND()*10-5" office:value-type="float" office:value="2.08187108042036" calcext:value-type="float">
            <text:p>2.08187108042036</text:p>
          </table:table-cell>
          <table:table-cell table:formula="of:=1/(1+EXP(-[.A245]*1.5+0.8))" office:value-type="float" office:value="0.910748342222656" calcext:value-type="float">
            <text:p>0.910748342222656</text:p>
          </table:table-cell>
        </table:table-row>
        <table:table-row table:style-name="ro1">
          <table:table-cell table:formula="of:=RAND()*10-5" office:value-type="float" office:value="1.98579030464269" calcext:value-type="float">
            <text:p>1.98579030464269</text:p>
          </table:table-cell>
          <table:table-cell table:formula="of:=1/(1+EXP(-[.A246]*1.5+0.8))" office:value-type="float" office:value="0.898319062066676" calcext:value-type="float">
            <text:p>0.898319062066676</text:p>
          </table:table-cell>
        </table:table-row>
        <table:table-row table:style-name="ro1">
          <table:table-cell table:formula="of:=RAND()*10-5" office:value-type="float" office:value="-4.03806678094799" calcext:value-type="float">
            <text:p>-4.03806678094799</text:p>
          </table:table-cell>
          <table:table-cell table:formula="of:=1/(1+EXP(-[.A247]*1.5+0.8))" office:value-type="float" office:value="0.00105085456067097" calcext:value-type="float">
            <text:p>0.001050854560671</text:p>
          </table:table-cell>
        </table:table-row>
        <table:table-row table:style-name="ro1">
          <table:table-cell table:formula="of:=RAND()*10-5" office:value-type="float" office:value="-4.20870243998532" calcext:value-type="float">
            <text:p>-4.20870243998532</text:p>
          </table:table-cell>
          <table:table-cell table:formula="of:=1/(1+EXP(-[.A248]*1.5+0.8))" office:value-type="float" office:value="0.00081374156278537" calcext:value-type="float">
            <text:p>0.000813741562785</text:p>
          </table:table-cell>
        </table:table-row>
        <table:table-row table:style-name="ro1">
          <table:table-cell table:formula="of:=RAND()*10-5" office:value-type="float" office:value="-0.207305962778989" calcext:value-type="float">
            <text:p>-0.207305962778989</text:p>
          </table:table-cell>
          <table:table-cell table:formula="of:=1/(1+EXP(-[.A249]*1.5+0.8))" office:value-type="float" office:value="0.247692154952848" calcext:value-type="float">
            <text:p>0.247692154952848</text:p>
          </table:table-cell>
        </table:table-row>
        <table:table-row table:style-name="ro1">
          <table:table-cell table:formula="of:=RAND()*10-5" office:value-type="float" office:value="-4.5348283250878" calcext:value-type="float">
            <text:p>-4.5348283250878</text:p>
          </table:table-cell>
          <table:table-cell table:formula="of:=1/(1+EXP(-[.A250]*1.5+0.8))" office:value-type="float" office:value="0.000499081228226933" calcext:value-type="float">
            <text:p>0.000499081228227</text:p>
          </table:table-cell>
        </table:table-row>
        <table:table-row table:style-name="ro1">
          <table:table-cell table:formula="of:=RAND()*10-5" office:value-type="float" office:value="-2.78288648048069" calcext:value-type="float">
            <text:p>-2.78288648048069</text:p>
          </table:table-cell>
          <table:table-cell table:formula="of:=1/(1+EXP(-[.A251]*1.5+0.8))" office:value-type="float" office:value="0.00686568759287213" calcext:value-type="float">
            <text:p>0.006865687592872</text:p>
          </table:table-cell>
        </table:table-row>
        <table:table-row table:style-name="ro1">
          <table:table-cell table:formula="of:=RAND()*10-5" office:value-type="float" office:value="-1.19405264686005" calcext:value-type="float">
            <text:p>-1.19405264686005</text:p>
          </table:table-cell>
          <table:table-cell table:formula="of:=1/(1+EXP(-[.A252]*1.5+0.8))" office:value-type="float" office:value="0.0697147741678464" calcext:value-type="float">
            <text:p>0.069714774167846</text:p>
          </table:table-cell>
        </table:table-row>
        <table:table-row table:style-name="ro1">
          <table:table-cell table:formula="of:=RAND()*10-5" office:value-type="float" office:value="4.91719313714083" calcext:value-type="float">
            <text:p>4.91719313714083</text:p>
          </table:table-cell>
          <table:table-cell table:formula="of:=1/(1+EXP(-[.A253]*1.5+0.8))" office:value-type="float" office:value="0.998608234842886" calcext:value-type="float">
            <text:p>0.998608234842886</text:p>
          </table:table-cell>
        </table:table-row>
        <table:table-row table:style-name="ro1">
          <table:table-cell table:formula="of:=RAND()*10-5" office:value-type="float" office:value="3.24709916809107" calcext:value-type="float">
            <text:p>3.24709916809107</text:p>
          </table:table-cell>
          <table:table-cell table:formula="of:=1/(1+EXP(-[.A254]*1.5+0.8))" office:value-type="float" office:value="0.983220058625253" calcext:value-type="float">
            <text:p>0.983220058625253</text:p>
          </table:table-cell>
        </table:table-row>
        <table:table-row table:style-name="ro1">
          <table:table-cell table:formula="of:=RAND()*10-5" office:value-type="float" office:value="-0.142987021468649" calcext:value-type="float">
            <text:p>-0.142987021468649</text:p>
          </table:table-cell>
          <table:table-cell table:formula="of:=1/(1+EXP(-[.A255]*1.5+0.8))" office:value-type="float" office:value="0.266103919380427" calcext:value-type="float">
            <text:p>0.266103919380427</text:p>
          </table:table-cell>
        </table:table-row>
        <table:table-row table:style-name="ro1">
          <table:table-cell table:formula="of:=RAND()*10-5" office:value-type="float" office:value="4.25696787734604" calcext:value-type="float">
            <text:p>4.25696787734604</text:p>
          </table:table-cell>
          <table:table-cell table:formula="of:=1/(1+EXP(-[.A256]*1.5+0.8))" office:value-type="float" office:value="0.996261971138123" calcext:value-type="float">
            <text:p>0.996261971138123</text:p>
          </table:table-cell>
        </table:table-row>
        <table:table-row table:style-name="ro1">
          <table:table-cell table:formula="of:=RAND()*10-5" office:value-type="float" office:value="3.31374313234926" calcext:value-type="float">
            <text:p>3.31374313234926</text:p>
          </table:table-cell>
          <table:table-cell table:formula="of:=1/(1+EXP(-[.A257]*1.5+0.8))" office:value-type="float" office:value="0.984792087648734" calcext:value-type="float">
            <text:p>0.984792087648734</text:p>
          </table:table-cell>
        </table:table-row>
        <table:table-row table:style-name="ro1">
          <table:table-cell table:formula="of:=RAND()*10-5" office:value-type="float" office:value="0.501878187358957" calcext:value-type="float">
            <text:p>0.501878187358957</text:p>
          </table:table-cell>
          <table:table-cell table:formula="of:=1/(1+EXP(-[.A258]*1.5+0.8))" office:value-type="float" office:value="0.488206508076559" calcext:value-type="float">
            <text:p>0.488206508076559</text:p>
          </table:table-cell>
        </table:table-row>
        <table:table-row table:style-name="ro1">
          <table:table-cell table:formula="of:=RAND()*10-5" office:value-type="float" office:value="-1.92680992808925" calcext:value-type="float">
            <text:p>-1.92680992808925</text:p>
          </table:table-cell>
          <table:table-cell table:formula="of:=1/(1+EXP(-[.A259]*1.5+0.8))" office:value-type="float" office:value="0.024358486849252" calcext:value-type="float">
            <text:p>0.024358486849252</text:p>
          </table:table-cell>
        </table:table-row>
        <table:table-row table:style-name="ro1">
          <table:table-cell table:formula="of:=RAND()*10-5" office:value-type="float" office:value="-3.82265431961432" calcext:value-type="float">
            <text:p>-3.82265431961432</text:p>
          </table:table-cell>
          <table:table-cell table:formula="of:=1/(1+EXP(-[.A260]*1.5+0.8))" office:value-type="float" office:value="0.00145109964670699" calcext:value-type="float">
            <text:p>0.001451099646707</text:p>
          </table:table-cell>
        </table:table-row>
        <table:table-row table:style-name="ro1">
          <table:table-cell table:formula="of:=RAND()*10-5" office:value-type="float" office:value="4.52307952411532" calcext:value-type="float">
            <text:p>4.52307952411532</text:p>
          </table:table-cell>
          <table:table-cell table:formula="of:=1/(1+EXP(-[.A261]*1.5+0.8))" office:value-type="float" office:value="0.997489148386811" calcext:value-type="float">
            <text:p>0.997489148386811</text:p>
          </table:table-cell>
        </table:table-row>
        <table:table-row table:style-name="ro1">
          <table:table-cell table:formula="of:=RAND()*10-5" office:value-type="float" office:value="4.65654493675448" calcext:value-type="float">
            <text:p>4.65654493675448</text:p>
          </table:table-cell>
          <table:table-cell table:formula="of:=1/(1+EXP(-[.A262]*1.5+0.8))" office:value-type="float" office:value="0.997943759087699" calcext:value-type="float">
            <text:p>0.997943759087699</text:p>
          </table:table-cell>
        </table:table-row>
        <table:table-row table:style-name="ro1">
          <table:table-cell table:formula="of:=RAND()*10-5" office:value-type="float" office:value="2.4398712611096" calcext:value-type="float">
            <text:p>2.4398712611096</text:p>
          </table:table-cell>
          <table:table-cell table:formula="of:=1/(1+EXP(-[.A263]*1.5+0.8))" office:value-type="float" office:value="0.945823405211506" calcext:value-type="float">
            <text:p>0.945823405211506</text:p>
          </table:table-cell>
        </table:table-row>
        <table:table-row table:style-name="ro1">
          <table:table-cell table:formula="of:=RAND()*10-5" office:value-type="float" office:value="-2.84678354482009" calcext:value-type="float">
            <text:p>-2.84678354482009</text:p>
          </table:table-cell>
          <table:table-cell table:formula="of:=1/(1+EXP(-[.A264]*1.5+0.8))" office:value-type="float" office:value="0.0062421101369614" calcext:value-type="float">
            <text:p>0.006242110136961</text:p>
          </table:table-cell>
        </table:table-row>
        <table:table-row table:style-name="ro1">
          <table:table-cell table:formula="of:=RAND()*10-5" office:value-type="float" office:value="-0.550980596420826" calcext:value-type="float">
            <text:p>-0.550980596420826</text:p>
          </table:table-cell>
          <table:table-cell table:formula="of:=1/(1+EXP(-[.A265]*1.5+0.8))" office:value-type="float" office:value="0.164314387011166" calcext:value-type="float">
            <text:p>0.164314387011166</text:p>
          </table:table-cell>
        </table:table-row>
        <table:table-row table:style-name="ro1">
          <table:table-cell table:formula="of:=RAND()*10-5" office:value-type="float" office:value="0.941967494543881" calcext:value-type="float">
            <text:p>0.941967494543881</text:p>
          </table:table-cell>
          <table:table-cell table:formula="of:=1/(1+EXP(-[.A266]*1.5+0.8))" office:value-type="float" office:value="0.648613725943822" calcext:value-type="float">
            <text:p>0.648613725943822</text:p>
          </table:table-cell>
        </table:table-row>
        <table:table-row table:style-name="ro1">
          <table:table-cell table:formula="of:=RAND()*10-5" office:value-type="float" office:value="-0.145491779441512" calcext:value-type="float">
            <text:p>-0.145491779441512</text:p>
          </table:table-cell>
          <table:table-cell table:formula="of:=1/(1+EXP(-[.A267]*1.5+0.8))" office:value-type="float" office:value="0.26537082333913" calcext:value-type="float">
            <text:p>0.26537082333913</text:p>
          </table:table-cell>
        </table:table-row>
        <table:table-row table:style-name="ro1">
          <table:table-cell table:formula="of:=RAND()*10-5" office:value-type="float" office:value="0.833289573451466" calcext:value-type="float">
            <text:p>0.833289573451466</text:p>
          </table:table-cell>
          <table:table-cell table:formula="of:=1/(1+EXP(-[.A268]*1.5+0.8))" office:value-type="float" office:value="0.610623627379889" calcext:value-type="float">
            <text:p>0.610623627379889</text:p>
          </table:table-cell>
        </table:table-row>
        <table:table-row table:style-name="ro1">
          <table:table-cell table:formula="of:=RAND()*10-5" office:value-type="float" office:value="1.90751969145644" calcext:value-type="float">
            <text:p>1.90751969145644</text:p>
          </table:table-cell>
          <table:table-cell table:formula="of:=1/(1+EXP(-[.A269]*1.5+0.8))" office:value-type="float" office:value="0.88708240109754" calcext:value-type="float">
            <text:p>0.88708240109754</text:p>
          </table:table-cell>
        </table:table-row>
        <table:table-row table:style-name="ro1">
          <table:table-cell table:formula="of:=RAND()*10-5" office:value-type="float" office:value="-4.92164785074293" calcext:value-type="float">
            <text:p>-4.92164785074293</text:p>
          </table:table-cell>
          <table:table-cell table:formula="of:=1/(1+EXP(-[.A270]*1.5+0.8))" office:value-type="float" office:value="0.000279432094812361" calcext:value-type="float">
            <text:p>0.000279432094812</text:p>
          </table:table-cell>
        </table:table-row>
        <table:table-row table:style-name="ro1">
          <table:table-cell table:formula="of:=RAND()*10-5" office:value-type="float" office:value="-1.76454431026087" calcext:value-type="float">
            <text:p>-1.76454431026087</text:p>
          </table:table-cell>
          <table:table-cell table:formula="of:=1/(1+EXP(-[.A271]*1.5+0.8))" office:value-type="float" office:value="0.0308639411153993" calcext:value-type="float">
            <text:p>0.030863941115399</text:p>
          </table:table-cell>
        </table:table-row>
        <table:table-row table:style-name="ro1">
          <table:table-cell table:formula="of:=RAND()*10-5" office:value-type="float" office:value="-0.830674564809424" calcext:value-type="float">
            <text:p>-0.830674564809424</text:p>
          </table:table-cell>
          <table:table-cell table:formula="of:=1/(1+EXP(-[.A272]*1.5+0.8))" office:value-type="float" office:value="0.11445598262267" calcext:value-type="float">
            <text:p>0.11445598262267</text:p>
          </table:table-cell>
        </table:table-row>
        <table:table-row table:style-name="ro1">
          <table:table-cell table:formula="of:=RAND()*10-5" office:value-type="float" office:value="-0.732610153245686" calcext:value-type="float">
            <text:p>-0.732610153245686</text:p>
          </table:table-cell>
          <table:table-cell table:formula="of:=1/(1+EXP(-[.A273]*1.5+0.8))" office:value-type="float" office:value="0.130231298198403" calcext:value-type="float">
            <text:p>0.130231298198403</text:p>
          </table:table-cell>
        </table:table-row>
        <table:table-row table:style-name="ro1">
          <table:table-cell table:formula="of:=RAND()*10-5" office:value-type="float" office:value="0.328651219433561" calcext:value-type="float">
            <text:p>0.328651219433561</text:p>
          </table:table-cell>
          <table:table-cell table:formula="of:=1/(1+EXP(-[.A274]*1.5+0.8))" office:value-type="float" office:value="0.423841514899901" calcext:value-type="float">
            <text:p>0.423841514899901</text:p>
          </table:table-cell>
        </table:table-row>
        <table:table-row table:style-name="ro1">
          <table:table-cell table:formula="of:=RAND()*10-5" office:value-type="float" office:value="-2.32441915825782" calcext:value-type="float">
            <text:p>-2.32441915825782</text:p>
          </table:table-cell>
          <table:table-cell table:formula="of:=1/(1+EXP(-[.A275]*1.5+0.8))" office:value-type="float" office:value="0.0135646755186265" calcext:value-type="float">
            <text:p>0.013564675518627</text:p>
          </table:table-cell>
        </table:table-row>
        <table:table-row table:style-name="ro1">
          <table:table-cell table:formula="of:=RAND()*10-5" office:value-type="float" office:value="4.5981326875813" calcext:value-type="float">
            <text:p>4.5981326875813</text:p>
          </table:table-cell>
          <table:table-cell table:formula="of:=1/(1+EXP(-[.A276]*1.5+0.8))" office:value-type="float" office:value="0.997755888634713" calcext:value-type="float">
            <text:p>0.997755888634713</text:p>
          </table:table-cell>
        </table:table-row>
        <table:table-row table:style-name="ro1">
          <table:table-cell table:formula="of:=RAND()*10-5" office:value-type="float" office:value="2.72178991526464" calcext:value-type="float">
            <text:p>2.72178991526464</text:p>
          </table:table-cell>
          <table:table-cell table:formula="of:=1/(1+EXP(-[.A277]*1.5+0.8))" office:value-type="float" office:value="0.963829999593839" calcext:value-type="float">
            <text:p>0.963829999593839</text:p>
          </table:table-cell>
        </table:table-row>
        <table:table-row table:style-name="ro1">
          <table:table-cell table:formula="of:=RAND()*10-5" office:value-type="float" office:value="-2.87218353648505" calcext:value-type="float">
            <text:p>-2.87218353648505</text:p>
          </table:table-cell>
          <table:table-cell table:formula="of:=1/(1+EXP(-[.A278]*1.5+0.8))" office:value-type="float" office:value="0.00601016185230971" calcext:value-type="float">
            <text:p>0.00601016185231</text:p>
          </table:table-cell>
        </table:table-row>
        <table:table-row table:style-name="ro1">
          <table:table-cell table:formula="of:=RAND()*10-5" office:value-type="float" office:value="4.69835961849283" calcext:value-type="float">
            <text:p>4.69835961849283</text:p>
          </table:table-cell>
          <table:table-cell table:formula="of:=1/(1+EXP(-[.A279]*1.5+0.8))" office:value-type="float" office:value="0.998068527797526" calcext:value-type="float">
            <text:p>0.998068527797526</text:p>
          </table:table-cell>
        </table:table-row>
        <table:table-row table:style-name="ro1">
          <table:table-cell table:formula="of:=RAND()*10-5" office:value-type="float" office:value="-3.18544197883455" calcext:value-type="float">
            <text:p>-3.18544197883455</text:p>
          </table:table-cell>
          <table:table-cell table:formula="of:=1/(1+EXP(-[.A280]*1.5+0.8))" office:value-type="float" office:value="0.00376527135950537" calcext:value-type="float">
            <text:p>0.003765271359505</text:p>
          </table:table-cell>
        </table:table-row>
        <table:table-row table:style-name="ro1">
          <table:table-cell table:formula="of:=RAND()*10-5" office:value-type="float" office:value="-4.7782303448175" calcext:value-type="float">
            <text:p>-4.7782303448175</text:p>
          </table:table-cell>
          <table:table-cell table:formula="of:=1/(1+EXP(-[.A281]*1.5+0.8))" office:value-type="float" office:value="0.000346477715345797" calcext:value-type="float">
            <text:p>0.000346477715346</text:p>
          </table:table-cell>
        </table:table-row>
        <table:table-row table:style-name="ro1">
          <table:table-cell table:formula="of:=RAND()*10-5" office:value-type="float" office:value="3.33915828802755" calcext:value-type="float">
            <text:p>3.33915828802755</text:p>
          </table:table-cell>
          <table:table-cell table:formula="of:=1/(1+EXP(-[.A282]*1.5+0.8))" office:value-type="float" office:value="0.985352610545964" calcext:value-type="float">
            <text:p>0.985352610545964</text:p>
          </table:table-cell>
        </table:table-row>
        <table:table-row table:style-name="ro1">
          <table:table-cell table:formula="of:=RAND()*10-5" office:value-type="float" office:value="-3.23819150516178" calcext:value-type="float">
            <text:p>-3.23819150516178</text:p>
          </table:table-cell>
          <table:table-cell table:formula="of:=1/(1+EXP(-[.A283]*1.5+0.8))" office:value-type="float" office:value="0.0034798254244489" calcext:value-type="float">
            <text:p>0.003479825424449</text:p>
          </table:table-cell>
        </table:table-row>
        <table:table-row table:style-name="ro1">
          <table:table-cell table:formula="of:=RAND()*10-5" office:value-type="float" office:value="-1.57513433144168" calcext:value-type="float">
            <text:p>-1.57513433144168</text:p>
          </table:table-cell>
          <table:table-cell table:formula="of:=1/(1+EXP(-[.A284]*1.5+0.8))" office:value-type="float" office:value="0.0405937107620877" calcext:value-type="float">
            <text:p>0.040593710762088</text:p>
          </table:table-cell>
        </table:table-row>
        <table:table-row table:style-name="ro1">
          <table:table-cell table:formula="of:=RAND()*10-5" office:value-type="float" office:value="1.16276261527364" calcext:value-type="float">
            <text:p>1.16276261527364</text:p>
          </table:table-cell>
          <table:table-cell table:formula="of:=1/(1+EXP(-[.A285]*1.5+0.8))" office:value-type="float" office:value="0.719935950040463" calcext:value-type="float">
            <text:p>0.719935950040463</text:p>
          </table:table-cell>
        </table:table-row>
        <table:table-row table:style-name="ro1">
          <table:table-cell table:formula="of:=RAND()*10-5" office:value-type="float" office:value="-0.338131932835823" calcext:value-type="float">
            <text:p>-0.338131932835823</text:p>
          </table:table-cell>
          <table:table-cell table:formula="of:=1/(1+EXP(-[.A286]*1.5+0.8))" office:value-type="float" office:value="0.212956114728468" calcext:value-type="float">
            <text:p>0.212956114728468</text:p>
          </table:table-cell>
        </table:table-row>
        <table:table-row table:style-name="ro1">
          <table:table-cell table:formula="of:=RAND()*10-5" office:value-type="float" office:value="1.92582044729965" calcext:value-type="float">
            <text:p>1.92582044729965</text:p>
          </table:table-cell>
          <table:table-cell table:formula="of:=1/(1+EXP(-[.A287]*1.5+0.8))" office:value-type="float" office:value="0.889803024920994" calcext:value-type="float">
            <text:p>0.889803024920994</text:p>
          </table:table-cell>
        </table:table-row>
        <table:table-row table:style-name="ro1">
          <table:table-cell table:formula="of:=RAND()*10-5" office:value-type="float" office:value="2.02686864956946" calcext:value-type="float">
            <text:p>2.02686864956946</text:p>
          </table:table-cell>
          <table:table-cell table:formula="of:=1/(1+EXP(-[.A288]*1.5+0.8))" office:value-type="float" office:value="0.903810801144013" calcext:value-type="float">
            <text:p>0.903810801144013</text:p>
          </table:table-cell>
        </table:table-row>
        <table:table-row table:style-name="ro1">
          <table:table-cell table:formula="of:=RAND()*10-5" office:value-type="float" office:value="4.67123872107586" calcext:value-type="float">
            <text:p>4.67123872107586</text:p>
          </table:table-cell>
          <table:table-cell table:formula="of:=1/(1+EXP(-[.A289]*1.5+0.8))" office:value-type="float" office:value="0.997988494059579" calcext:value-type="float">
            <text:p>0.997988494059579</text:p>
          </table:table-cell>
        </table:table-row>
        <table:table-row table:style-name="ro1">
          <table:table-cell table:formula="of:=RAND()*10-5" office:value-type="float" office:value="-4.54297127191904" calcext:value-type="float">
            <text:p>-4.54297127191904</text:p>
          </table:table-cell>
          <table:table-cell table:formula="of:=1/(1+EXP(-[.A290]*1.5+0.8))" office:value-type="float" office:value="0.000493025305925418" calcext:value-type="float">
            <text:p>0.000493025305925</text:p>
          </table:table-cell>
        </table:table-row>
        <table:table-row table:style-name="ro1">
          <table:table-cell table:formula="of:=RAND()*10-5" office:value-type="float" office:value="-2.90036323267056" calcext:value-type="float">
            <text:p>-2.90036323267056</text:p>
          </table:table-cell>
          <table:table-cell table:formula="of:=1/(1+EXP(-[.A291]*1.5+0.8))" office:value-type="float" office:value="0.00576284293351494" calcext:value-type="float">
            <text:p>0.005762842933515</text:p>
          </table:table-cell>
        </table:table-row>
        <table:table-row table:style-name="ro1">
          <table:table-cell table:formula="of:=RAND()*10-5" office:value-type="float" office:value="1.92074027867227" calcext:value-type="float">
            <text:p>1.92074027867227</text:p>
          </table:table-cell>
          <table:table-cell table:formula="of:=1/(1+EXP(-[.A292]*1.5+0.8))" office:value-type="float" office:value="0.889053609237632" calcext:value-type="float">
            <text:p>0.889053609237632</text:p>
          </table:table-cell>
        </table:table-row>
        <table:table-row table:style-name="ro1">
          <table:table-cell table:formula="of:=RAND()*10-5" office:value-type="float" office:value="0.828147329244036" calcext:value-type="float">
            <text:p>0.828147329244036</text:p>
          </table:table-cell>
          <table:table-cell table:formula="of:=1/(1+EXP(-[.A293]*1.5+0.8))" office:value-type="float" office:value="0.608788121692004" calcext:value-type="float">
            <text:p>0.608788121692004</text:p>
          </table:table-cell>
        </table:table-row>
        <table:table-row table:style-name="ro1">
          <table:table-cell table:formula="of:=RAND()*10-5" office:value-type="float" office:value="4.76073532113607" calcext:value-type="float">
            <text:p>4.76073532113607</text:p>
          </table:table-cell>
          <table:table-cell table:formula="of:=1/(1+EXP(-[.A294]*1.5+0.8))" office:value-type="float" office:value="0.99824074312268" calcext:value-type="float">
            <text:p>0.99824074312268</text:p>
          </table:table-cell>
        </table:table-row>
        <table:table-row table:style-name="ro1">
          <table:table-cell table:formula="of:=RAND()*10-5" office:value-type="float" office:value="4.94575849375272" calcext:value-type="float">
            <text:p>4.94575849375272</text:p>
          </table:table-cell>
          <table:table-cell table:formula="of:=1/(1+EXP(-[.A295]*1.5+0.8))" office:value-type="float" office:value="0.99866653184933" calcext:value-type="float">
            <text:p>0.99866653184933</text:p>
          </table:table-cell>
        </table:table-row>
        <table:table-row table:style-name="ro1">
          <table:table-cell table:formula="of:=RAND()*10-5" office:value-type="float" office:value="-2.76677855513061" calcext:value-type="float">
            <text:p>-2.76677855513061</text:p>
          </table:table-cell>
          <table:table-cell table:formula="of:=1/(1+EXP(-[.A296]*1.5+0.8))" office:value-type="float" office:value="0.00703241508898541" calcext:value-type="float">
            <text:p>0.007032415088985</text:p>
          </table:table-cell>
        </table:table-row>
        <table:table-row table:style-name="ro1">
          <table:table-cell table:formula="of:=RAND()*10-5" office:value-type="float" office:value="0.379156915083115" calcext:value-type="float">
            <text:p>0.379156915083115</text:p>
          </table:table-cell>
          <table:table-cell table:formula="of:=1/(1+EXP(-[.A297]*1.5+0.8))" office:value-type="float" office:value="0.442440155770983" calcext:value-type="float">
            <text:p>0.442440155770983</text:p>
          </table:table-cell>
        </table:table-row>
        <table:table-row table:style-name="ro1">
          <table:table-cell table:formula="of:=RAND()*10-5" office:value-type="float" office:value="4.41936516636002" calcext:value-type="float">
            <text:p>4.41936516636002</text:p>
          </table:table-cell>
          <table:table-cell table:formula="of:=1/(1+EXP(-[.A298]*1.5+0.8))" office:value-type="float" office:value="0.997067747293998" calcext:value-type="float">
            <text:p>0.997067747293998</text:p>
          </table:table-cell>
        </table:table-row>
        <table:table-row table:style-name="ro1">
          <table:table-cell table:formula="of:=RAND()*10-5" office:value-type="float" office:value="4.92837398524307" calcext:value-type="float">
            <text:p>4.92837398524307</text:p>
          </table:table-cell>
          <table:table-cell table:formula="of:=1/(1+EXP(-[.A299]*1.5+0.8))" office:value-type="float" office:value="0.998631350189835" calcext:value-type="float">
            <text:p>0.998631350189835</text:p>
          </table:table-cell>
        </table:table-row>
        <table:table-row table:style-name="ro1">
          <table:table-cell table:formula="of:=RAND()*10-5" office:value-type="float" office:value="-3.08265887822626" calcext:value-type="float">
            <text:p>-3.08265887822626</text:p>
          </table:table-cell>
          <table:table-cell table:formula="of:=1/(1+EXP(-[.A300]*1.5+0.8))" office:value-type="float" office:value="0.00439016639767288" calcext:value-type="float">
            <text:p>0.004390166397673</text:p>
          </table:table-cell>
        </table:table-row>
        <table:table-row table:style-name="ro1">
          <table:table-cell table:formula="of:=RAND()*10-5" office:value-type="float" office:value="1.14027094842978" calcext:value-type="float">
            <text:p>1.14027094842978</text:p>
          </table:table-cell>
          <table:table-cell table:formula="of:=1/(1+EXP(-[.A301]*1.5+0.8))" office:value-type="float" office:value="0.713083322196206" calcext:value-type="float">
            <text:p>0.713083322196206</text:p>
          </table:table-cell>
        </table:table-row>
        <table:table-row table:style-name="ro1">
          <table:table-cell table:formula="of:=RAND()*10-5" office:value-type="float" office:value="0.514685674677641" calcext:value-type="float">
            <text:p>0.514685674677641</text:p>
          </table:table-cell>
          <table:table-cell table:formula="of:=1/(1+EXP(-[.A302]*1.5+0.8))" office:value-type="float" office:value="0.493007583906112" calcext:value-type="float">
            <text:p>0.493007583906112</text:p>
          </table:table-cell>
        </table:table-row>
        <table:table-row table:style-name="ro1">
          <table:table-cell table:formula="of:=RAND()*10-5" office:value-type="float" office:value="-1.88175773569173" calcext:value-type="float">
            <text:p>-1.88175773569173</text:p>
          </table:table-cell>
          <table:table-cell table:formula="of:=1/(1+EXP(-[.A303]*1.5+0.8))" office:value-type="float" office:value="0.0260171792982085" calcext:value-type="float">
            <text:p>0.026017179298209</text:p>
          </table:table-cell>
        </table:table-row>
        <table:table-row table:style-name="ro1">
          <table:table-cell table:formula="of:=RAND()*10-5" office:value-type="float" office:value="-0.843951126112094" calcext:value-type="float">
            <text:p>-0.843951126112094</text:p>
          </table:table-cell>
          <table:table-cell table:formula="of:=1/(1+EXP(-[.A304]*1.5+0.8))" office:value-type="float" office:value="0.112452943304707" calcext:value-type="float">
            <text:p>0.112452943304707</text:p>
          </table:table-cell>
        </table:table-row>
        <table:table-row table:style-name="ro1">
          <table:table-cell table:formula="of:=RAND()*10-5" office:value-type="float" office:value="3.29496066063121" calcext:value-type="float">
            <text:p>3.29496066063121</text:p>
          </table:table-cell>
          <table:table-cell table:formula="of:=1/(1+EXP(-[.A305]*1.5+0.8))" office:value-type="float" office:value="0.984364326166401" calcext:value-type="float">
            <text:p>0.984364326166401</text:p>
          </table:table-cell>
        </table:table-row>
        <table:table-row table:style-name="ro1">
          <table:table-cell table:formula="of:=RAND()*10-5" office:value-type="float" office:value="-1.94114352334869" calcext:value-type="float">
            <text:p>-1.94114352334869</text:p>
          </table:table-cell>
          <table:table-cell table:formula="of:=1/(1+EXP(-[.A306]*1.5+0.8))" office:value-type="float" office:value="0.0238527184793771" calcext:value-type="float">
            <text:p>0.023852718479377</text:p>
          </table:table-cell>
        </table:table-row>
        <table:table-row table:style-name="ro1">
          <table:table-cell table:formula="of:=RAND()*10-5" office:value-type="float" office:value="2.36545459894243" calcext:value-type="float">
            <text:p>2.36545459894243</text:p>
          </table:table-cell>
          <table:table-cell table:formula="of:=1/(1+EXP(-[.A307]*1.5+0.8))" office:value-type="float" office:value="0.939810588114767" calcext:value-type="float">
            <text:p>0.939810588114767</text:p>
          </table:table-cell>
        </table:table-row>
        <table:table-row table:style-name="ro1">
          <table:table-cell table:formula="of:=RAND()*10-5" office:value-type="float" office:value="0.305423193511207" calcext:value-type="float">
            <text:p>0.305423193511207</text:p>
          </table:table-cell>
          <table:table-cell table:formula="of:=1/(1+EXP(-[.A308]*1.5+0.8))" office:value-type="float" office:value="0.415356466589159" calcext:value-type="float">
            <text:p>0.415356466589159</text:p>
          </table:table-cell>
        </table:table-row>
        <table:table-row table:style-name="ro1">
          <table:table-cell table:formula="of:=RAND()*10-5" office:value-type="float" office:value="-2.05383233765894" calcext:value-type="float">
            <text:p>-2.05383233765894</text:p>
          </table:table-cell>
          <table:table-cell table:formula="of:=1/(1+EXP(-[.A309]*1.5+0.8))" office:value-type="float" office:value="0.020218164312677" calcext:value-type="float">
            <text:p>0.020218164312677</text:p>
          </table:table-cell>
        </table:table-row>
        <table:table-row table:style-name="ro1">
          <table:table-cell table:formula="of:=RAND()*10-5" office:value-type="float" office:value="3.86755632228857" calcext:value-type="float">
            <text:p>3.86755632228857</text:p>
          </table:table-cell>
          <table:table-cell table:formula="of:=1/(1+EXP(-[.A310]*1.5+0.8))" office:value-type="float" office:value="0.993316014959385" calcext:value-type="float">
            <text:p>0.993316014959385</text:p>
          </table:table-cell>
        </table:table-row>
        <table:table-row table:style-name="ro1">
          <table:table-cell table:formula="of:=RAND()*10-5" office:value-type="float" office:value="-3.98576937660601" calcext:value-type="float">
            <text:p>-3.98576937660601</text:p>
          </table:table-cell>
          <table:table-cell table:formula="of:=1/(1+EXP(-[.A311]*1.5+0.8))" office:value-type="float" office:value="0.00113651215071861" calcext:value-type="float">
            <text:p>0.001136512150719</text:p>
          </table:table-cell>
        </table:table-row>
        <table:table-row table:style-name="ro1">
          <table:table-cell table:formula="of:=RAND()*10-5" office:value-type="float" office:value="-0.585575375551604" calcext:value-type="float">
            <text:p>-0.585575375551604</text:p>
          </table:table-cell>
          <table:table-cell table:formula="of:=1/(1+EXP(-[.A312]*1.5+0.8))" office:value-type="float" office:value="0.157312347970402" calcext:value-type="float">
            <text:p>0.157312347970402</text:p>
          </table:table-cell>
        </table:table-row>
        <table:table-row table:style-name="ro1">
          <table:table-cell table:formula="of:=RAND()*10-5" office:value-type="float" office:value="4.12817145129917" calcext:value-type="float">
            <text:p>4.12817145129917</text:p>
          </table:table-cell>
          <table:table-cell table:formula="of:=1/(1+EXP(-[.A313]*1.5+0.8))" office:value-type="float" office:value="0.995468936220357" calcext:value-type="float">
            <text:p>0.995468936220357</text:p>
          </table:table-cell>
        </table:table-row>
        <table:table-row table:style-name="ro1">
          <table:table-cell table:formula="of:=RAND()*10-5" office:value-type="float" office:value="1.28194651183944" calcext:value-type="float">
            <text:p>1.28194651183944</text:p>
          </table:table-cell>
          <table:table-cell table:formula="of:=1/(1+EXP(-[.A314]*1.5+0.8))" office:value-type="float" office:value="0.754529901666885" calcext:value-type="float">
            <text:p>0.754529901666885</text:p>
          </table:table-cell>
        </table:table-row>
        <table:table-row table:style-name="ro1">
          <table:table-cell table:formula="of:=RAND()*10-5" office:value-type="float" office:value="-3.64514227362362" calcext:value-type="float">
            <text:p>-3.64514227362362</text:p>
          </table:table-cell>
          <table:table-cell table:formula="of:=1/(1+EXP(-[.A315]*1.5+0.8))" office:value-type="float" office:value="0.00189297015185692" calcext:value-type="float">
            <text:p>0.001892970151857</text:p>
          </table:table-cell>
        </table:table-row>
        <table:table-row table:style-name="ro1">
          <table:table-cell table:formula="of:=RAND()*10-5" office:value-type="float" office:value="-4.47647564658633" calcext:value-type="float">
            <text:p>-4.47647564658633</text:p>
          </table:table-cell>
          <table:table-cell table:formula="of:=1/(1+EXP(-[.A316]*1.5+0.8))" office:value-type="float" office:value="0.000544709285036492" calcext:value-type="float">
            <text:p>0.000544709285036</text:p>
          </table:table-cell>
        </table:table-row>
        <table:table-row table:style-name="ro1">
          <table:table-cell table:formula="of:=RAND()*10-5" office:value-type="float" office:value="2.43170621024526" calcext:value-type="float">
            <text:p>2.43170621024526</text:p>
          </table:table-cell>
          <table:table-cell table:formula="of:=1/(1+EXP(-[.A317]*1.5+0.8))" office:value-type="float" office:value="0.945192383484095" calcext:value-type="float">
            <text:p>0.945192383484095</text:p>
          </table:table-cell>
        </table:table-row>
        <table:table-row table:style-name="ro1">
          <table:table-cell table:formula="of:=RAND()*10-5" office:value-type="float" office:value="2.37390138924042" calcext:value-type="float">
            <text:p>2.37390138924042</text:p>
          </table:table-cell>
          <table:table-cell table:formula="of:=1/(1+EXP(-[.A318]*1.5+0.8))" office:value-type="float" office:value="0.940523316814713" calcext:value-type="float">
            <text:p>0.940523316814713</text:p>
          </table:table-cell>
        </table:table-row>
        <table:table-row table:style-name="ro1">
          <table:table-cell table:formula="of:=RAND()*10-5" office:value-type="float" office:value="-1.01981233824253" calcext:value-type="float">
            <text:p>-1.01981233824253</text:p>
          </table:table-cell>
          <table:table-cell table:formula="of:=1/(1+EXP(-[.A319]*1.5+0.8))" office:value-type="float" office:value="0.0886914123321739" calcext:value-type="float">
            <text:p>0.088691412332174</text:p>
          </table:table-cell>
        </table:table-row>
        <table:table-row table:style-name="ro1">
          <table:table-cell table:formula="of:=RAND()*10-5" office:value-type="float" office:value="3.89977392787618" calcext:value-type="float">
            <text:p>3.89977392787618</text:p>
          </table:table-cell>
          <table:table-cell table:formula="of:=1/(1+EXP(-[.A320]*1.5+0.8))" office:value-type="float" office:value="0.993629338271746" calcext:value-type="float">
            <text:p>0.993629338271746</text:p>
          </table:table-cell>
        </table:table-row>
        <table:table-row table:style-name="ro1">
          <table:table-cell table:formula="of:=RAND()*10-5" office:value-type="float" office:value="-0.703092021640533" calcext:value-type="float">
            <text:p>-0.703092021640533</text:p>
          </table:table-cell>
          <table:table-cell table:formula="of:=1/(1+EXP(-[.A321]*1.5+0.8))" office:value-type="float" office:value="0.135329257969685" calcext:value-type="float">
            <text:p>0.135329257969685</text:p>
          </table:table-cell>
        </table:table-row>
        <table:table-row table:style-name="ro1">
          <table:table-cell table:formula="of:=RAND()*10-5" office:value-type="float" office:value="2.06652367300619" calcext:value-type="float">
            <text:p>2.06652367300619</text:p>
          </table:table-cell>
          <table:table-cell table:formula="of:=1/(1+EXP(-[.A322]*1.5+0.8))" office:value-type="float" office:value="0.908859273417602" calcext:value-type="float">
            <text:p>0.908859273417602</text:p>
          </table:table-cell>
        </table:table-row>
        <table:table-row table:style-name="ro1">
          <table:table-cell table:formula="of:=RAND()*10-5" office:value-type="float" office:value="-4.25675697643345" calcext:value-type="float">
            <text:p>-4.25675697643345</text:p>
          </table:table-cell>
          <table:table-cell table:formula="of:=1/(1+EXP(-[.A323]*1.5+0.8))" office:value-type="float" office:value="0.00075719257537878" calcext:value-type="float">
            <text:p>0.000757192575379</text:p>
          </table:table-cell>
        </table:table-row>
        <table:table-row table:style-name="ro1">
          <table:table-cell table:formula="of:=RAND()*10-5" office:value-type="float" office:value="-3.6197509171655" calcext:value-type="float">
            <text:p>-3.6197509171655</text:p>
          </table:table-cell>
          <table:table-cell table:formula="of:=1/(1+EXP(-[.A324]*1.5+0.8))" office:value-type="float" office:value="0.00196631386139438" calcext:value-type="float">
            <text:p>0.001966313861394</text:p>
          </table:table-cell>
        </table:table-row>
        <table:table-row table:style-name="ro1">
          <table:table-cell table:formula="of:=RAND()*10-5" office:value-type="float" office:value="-2.23664501941066" calcext:value-type="float">
            <text:p>-2.23664501941066</text:p>
          </table:table-cell>
          <table:table-cell table:formula="of:=1/(1+EXP(-[.A325]*1.5+0.8))" office:value-type="float" office:value="0.0154440406079568" calcext:value-type="float">
            <text:p>0.015444040607957</text:p>
          </table:table-cell>
        </table:table-row>
        <table:table-row table:style-name="ro1">
          <table:table-cell table:formula="of:=RAND()*10-5" office:value-type="float" office:value="2.56559116063669" calcext:value-type="float">
            <text:p>2.56559116063669</text:p>
          </table:table-cell>
          <table:table-cell table:formula="of:=1/(1+EXP(-[.A326]*1.5+0.8))" office:value-type="float" office:value="0.954712826397578" calcext:value-type="float">
            <text:p>0.954712826397578</text:p>
          </table:table-cell>
        </table:table-row>
        <table:table-row table:style-name="ro1">
          <table:table-cell table:formula="of:=RAND()*10-5" office:value-type="float" office:value="-4.23580921372442" calcext:value-type="float">
            <text:p>-4.23580921372442</text:p>
          </table:table-cell>
          <table:table-cell table:formula="of:=1/(1+EXP(-[.A327]*1.5+0.8))" office:value-type="float" office:value="0.000781343667529853" calcext:value-type="float">
            <text:p>0.00078134366753</text:p>
          </table:table-cell>
        </table:table-row>
        <table:table-row table:style-name="ro1">
          <table:table-cell table:formula="of:=RAND()*10-5" office:value-type="float" office:value="-0.887051367292804" calcext:value-type="float">
            <text:p>-0.887051367292804</text:p>
          </table:table-cell>
          <table:table-cell table:formula="of:=1/(1+EXP(-[.A328]*1.5+0.8))" office:value-type="float" office:value="0.106160222733346" calcext:value-type="float">
            <text:p>0.106160222733346</text:p>
          </table:table-cell>
        </table:table-row>
        <table:table-row table:style-name="ro1">
          <table:table-cell table:formula="of:=RAND()*10-5" office:value-type="float" office:value="-0.869517443335094" calcext:value-type="float">
            <text:p>-0.869517443335094</text:p>
          </table:table-cell>
          <table:table-cell table:formula="of:=1/(1+EXP(-[.A329]*1.5+0.8))" office:value-type="float" office:value="0.10868189480981" calcext:value-type="float">
            <text:p>0.10868189480981</text:p>
          </table:table-cell>
        </table:table-row>
        <table:table-row table:style-name="ro1">
          <table:table-cell table:formula="of:=RAND()*10-5" office:value-type="float" office:value="-4.13246287506691" calcext:value-type="float">
            <text:p>-4.13246287506691</text:p>
          </table:table-cell>
          <table:table-cell table:formula="of:=1/(1+EXP(-[.A330]*1.5+0.8))" office:value-type="float" office:value="0.000912240433530071" calcext:value-type="float">
            <text:p>0.00091224043353</text:p>
          </table:table-cell>
        </table:table-row>
        <table:table-row table:style-name="ro1">
          <table:table-cell table:formula="of:=RAND()*10-5" office:value-type="float" office:value="-4.01106952132403" calcext:value-type="float">
            <text:p>-4.01106952132403</text:p>
          </table:table-cell>
          <table:table-cell table:formula="of:=1/(1+EXP(-[.A331]*1.5+0.8))" office:value-type="float" office:value="0.00109423573660724" calcext:value-type="float">
            <text:p>0.001094235736607</text:p>
          </table:table-cell>
        </table:table-row>
        <table:table-row table:style-name="ro1">
          <table:table-cell table:formula="of:=RAND()*10-5" office:value-type="float" office:value="-0.834506358863123" calcext:value-type="float">
            <text:p>-0.834506358863123</text:p>
          </table:table-cell>
          <table:table-cell table:formula="of:=1/(1+EXP(-[.A332]*1.5+0.8))" office:value-type="float" office:value="0.113874710426151" calcext:value-type="float">
            <text:p>0.113874710426151</text:p>
          </table:table-cell>
        </table:table-row>
        <table:table-row table:style-name="ro1">
          <table:table-cell table:formula="of:=RAND()*10-5" office:value-type="float" office:value="-4.31401950141477" calcext:value-type="float">
            <text:p>-4.31401950141477</text:p>
          </table:table-cell>
          <table:table-cell table:formula="of:=1/(1+EXP(-[.A333]*1.5+0.8))" office:value-type="float" office:value="0.000694912648205375" calcext:value-type="float">
            <text:p>0.000694912648205</text:p>
          </table:table-cell>
        </table:table-row>
        <table:table-row table:style-name="ro1">
          <table:table-cell table:formula="of:=RAND()*10-5" office:value-type="float" office:value="-1.46562502367494" calcext:value-type="float">
            <text:p>-1.46562502367494</text:p>
          </table:table-cell>
          <table:table-cell table:formula="of:=1/(1+EXP(-[.A334]*1.5+0.8))" office:value-type="float" office:value="0.0474965100392084" calcext:value-type="float">
            <text:p>0.047496510039208</text:p>
          </table:table-cell>
        </table:table-row>
        <table:table-row table:style-name="ro1">
          <table:table-cell table:formula="of:=RAND()*10-5" office:value-type="float" office:value="-3.89681141855948" calcext:value-type="float">
            <text:p>-3.89681141855948</text:p>
          </table:table-cell>
          <table:table-cell table:formula="of:=1/(1+EXP(-[.A335]*1.5+0.8))" office:value-type="float" office:value="0.0012985376797858" calcext:value-type="float">
            <text:p>0.001298537679786</text:p>
          </table:table-cell>
        </table:table-row>
        <table:table-row table:style-name="ro1">
          <table:table-cell table:formula="of:=RAND()*10-5" office:value-type="float" office:value="-1.0644232738333" calcext:value-type="float">
            <text:p>-1.0644232738333</text:p>
          </table:table-cell>
          <table:table-cell table:formula="of:=1/(1+EXP(-[.A336]*1.5+0.8))" office:value-type="float" office:value="0.0834296615639109" calcext:value-type="float">
            <text:p>0.083429661563911</text:p>
          </table:table-cell>
        </table:table-row>
        <table:table-row table:style-name="ro1">
          <table:table-cell table:formula="of:=RAND()*10-5" office:value-type="float" office:value="3.56043564882426" calcext:value-type="float">
            <text:p>3.56043564882426</text:p>
          </table:table-cell>
          <table:table-cell table:formula="of:=1/(1+EXP(-[.A337]*1.5+0.8))" office:value-type="float" office:value="0.989446138026257" calcext:value-type="float">
            <text:p>0.989446138026257</text:p>
          </table:table-cell>
        </table:table-row>
        <table:table-row table:style-name="ro1">
          <table:table-cell table:formula="of:=RAND()*10-5" office:value-type="float" office:value="-2.25382876715952" calcext:value-type="float">
            <text:p>-2.25382876715952</text:p>
          </table:table-cell>
          <table:table-cell table:formula="of:=1/(1+EXP(-[.A338]*1.5+0.8))" office:value-type="float" office:value="0.0150569647246788" calcext:value-type="float">
            <text:p>0.015056964724679</text:p>
          </table:table-cell>
        </table:table-row>
        <table:table-row table:style-name="ro1">
          <table:table-cell table:formula="of:=RAND()*10-5" office:value-type="float" office:value="-1.26566276152622" calcext:value-type="float">
            <text:p>-1.26566276152622</text:p>
          </table:table-cell>
          <table:table-cell table:formula="of:=1/(1+EXP(-[.A339]*1.5+0.8))" office:value-type="float" office:value="0.0630622717744556" calcext:value-type="float">
            <text:p>0.063062271774456</text:p>
          </table:table-cell>
        </table:table-row>
        <table:table-row table:style-name="ro1">
          <table:table-cell table:formula="of:=RAND()*10-5" office:value-type="float" office:value="-3.51472794852866" calcext:value-type="float">
            <text:p>-3.51472794852866</text:p>
          </table:table-cell>
          <table:table-cell table:formula="of:=1/(1+EXP(-[.A340]*1.5+0.8))" office:value-type="float" office:value="0.00230103648769634" calcext:value-type="float">
            <text:p>0.002301036487696</text:p>
          </table:table-cell>
        </table:table-row>
        <table:table-row table:style-name="ro1">
          <table:table-cell table:formula="of:=RAND()*10-5" office:value-type="float" office:value="-0.659762151898661" calcext:value-type="float">
            <text:p>-0.659762151898661</text:p>
          </table:table-cell>
          <table:table-cell table:formula="of:=1/(1+EXP(-[.A341]*1.5+0.8))" office:value-type="float" office:value="0.143116470357772" calcext:value-type="float">
            <text:p>0.143116470357772</text:p>
          </table:table-cell>
        </table:table-row>
        <table:table-row table:style-name="ro1">
          <table:table-cell table:formula="of:=RAND()*10-5" office:value-type="float" office:value="4.48011032436006" calcext:value-type="float">
            <text:p>4.48011032436006</text:p>
          </table:table-cell>
          <table:table-cell table:formula="of:=1/(1+EXP(-[.A342]*1.5+0.8))" office:value-type="float" office:value="0.997322432765062" calcext:value-type="float">
            <text:p>0.997322432765062</text:p>
          </table:table-cell>
        </table:table-row>
        <table:table-row table:style-name="ro1">
          <table:table-cell table:formula="of:=RAND()*10-5" office:value-type="float" office:value="2.48802306130751" calcext:value-type="float">
            <text:p>2.48802306130751</text:p>
          </table:table-cell>
          <table:table-cell table:formula="of:=1/(1+EXP(-[.A343]*1.5+0.8))" office:value-type="float" office:value="0.949407491839824" calcext:value-type="float">
            <text:p>0.949407491839824</text:p>
          </table:table-cell>
        </table:table-row>
        <table:table-row table:style-name="ro1">
          <table:table-cell table:formula="of:=RAND()*10-5" office:value-type="float" office:value="4.13039987849919" calcext:value-type="float">
            <text:p>4.13039987849919</text:p>
          </table:table-cell>
          <table:table-cell table:formula="of:=1/(1+EXP(-[.A344]*1.5+0.8))" office:value-type="float" office:value="0.995483988369793" calcext:value-type="float">
            <text:p>0.995483988369793</text:p>
          </table:table-cell>
        </table:table-row>
        <table:table-row table:style-name="ro1">
          <table:table-cell table:formula="of:=RAND()*10-5" office:value-type="float" office:value="3.03520964993415" calcext:value-type="float">
            <text:p>3.03520964993415</text:p>
          </table:table-cell>
          <table:table-cell table:formula="of:=1/(1+EXP(-[.A345]*1.5+0.8))" office:value-type="float" office:value="0.977085728636287" calcext:value-type="float">
            <text:p>0.977085728636287</text:p>
          </table:table-cell>
        </table:table-row>
        <table:table-row table:style-name="ro1">
          <table:table-cell table:formula="of:=RAND()*10-5" office:value-type="float" office:value="1.36914046995626" calcext:value-type="float">
            <text:p>1.36914046995626</text:p>
          </table:table-cell>
          <table:table-cell table:formula="of:=1/(1+EXP(-[.A346]*1.5+0.8))" office:value-type="float" office:value="0.777941540951311" calcext:value-type="float">
            <text:p>0.777941540951311</text:p>
          </table:table-cell>
        </table:table-row>
        <table:table-row table:style-name="ro1">
          <table:table-cell table:formula="of:=RAND()*10-5" office:value-type="float" office:value="-0.692588969720573" calcext:value-type="float">
            <text:p>-0.692588969720573</text:p>
          </table:table-cell>
          <table:table-cell table:formula="of:=1/(1+EXP(-[.A347]*1.5+0.8))" office:value-type="float" office:value="0.137183397954159" calcext:value-type="float">
            <text:p>0.137183397954159</text:p>
          </table:table-cell>
        </table:table-row>
        <table:table-row table:style-name="ro1">
          <table:table-cell table:formula="of:=RAND()*10-5" office:value-type="float" office:value="3.34426392675162" calcext:value-type="float">
            <text:p>3.34426392675162</text:p>
          </table:table-cell>
          <table:table-cell table:formula="of:=1/(1+EXP(-[.A348]*1.5+0.8))" office:value-type="float" office:value="0.985462733999565" calcext:value-type="float">
            <text:p>0.985462733999565</text:p>
          </table:table-cell>
        </table:table-row>
        <table:table-row table:style-name="ro1">
          <table:table-cell table:formula="of:=RAND()*10-5" office:value-type="float" office:value="0.28107021334976" calcext:value-type="float">
            <text:p>0.28107021334976</text:p>
          </table:table-cell>
          <table:table-cell table:formula="of:=1/(1+EXP(-[.A349]*1.5+0.8))" office:value-type="float" office:value="0.406514139008779" calcext:value-type="float">
            <text:p>0.406514139008779</text:p>
          </table:table-cell>
        </table:table-row>
        <table:table-row table:style-name="ro1">
          <table:table-cell table:formula="of:=RAND()*10-5" office:value-type="float" office:value="3.30367969469041" calcext:value-type="float">
            <text:p>3.30367969469041</text:p>
          </table:table-cell>
          <table:table-cell table:formula="of:=1/(1+EXP(-[.A350]*1.5+0.8))" office:value-type="float" office:value="0.984564350792003" calcext:value-type="float">
            <text:p>0.984564350792003</text:p>
          </table:table-cell>
        </table:table-row>
        <table:table-row table:style-name="ro1">
          <table:table-cell table:formula="of:=RAND()*10-5" office:value-type="float" office:value="2.76630764877354" calcext:value-type="float">
            <text:p>2.76630764877354</text:p>
          </table:table-cell>
          <table:table-cell table:formula="of:=1/(1+EXP(-[.A351]*1.5+0.8))" office:value-type="float" office:value="0.966087196661878" calcext:value-type="float">
            <text:p>0.966087196661878</text:p>
          </table:table-cell>
        </table:table-row>
        <table:table-row table:style-name="ro1">
          <table:table-cell table:formula="of:=RAND()*10-5" office:value-type="float" office:value="-1.86559142301009" calcext:value-type="float">
            <text:p>-1.86559142301009</text:p>
          </table:table-cell>
          <table:table-cell table:formula="of:=1/(1+EXP(-[.A352]*1.5+0.8))" office:value-type="float" office:value="0.0266387819064633" calcext:value-type="float">
            <text:p>0.026638781906463</text:p>
          </table:table-cell>
        </table:table-row>
        <table:table-row table:style-name="ro1">
          <table:table-cell table:formula="of:=RAND()*10-5" office:value-type="float" office:value="4.61237365449737" calcext:value-type="float">
            <text:p>4.61237365449737</text:p>
          </table:table-cell>
          <table:table-cell table:formula="of:=1/(1+EXP(-[.A353]*1.5+0.8))" office:value-type="float" office:value="0.997803213536057" calcext:value-type="float">
            <text:p>0.997803213536057</text:p>
          </table:table-cell>
        </table:table-row>
        <table:table-row table:style-name="ro1">
          <table:table-cell table:formula="of:=RAND()*10-5" office:value-type="float" office:value="2.4590179885738" calcext:value-type="float">
            <text:p>2.4590179885738</text:p>
          </table:table-cell>
          <table:table-cell table:formula="of:=1/(1+EXP(-[.A354]*1.5+0.8))" office:value-type="float" office:value="0.947276361860066" calcext:value-type="float">
            <text:p>0.947276361860066</text:p>
          </table:table-cell>
        </table:table-row>
        <table:table-row table:style-name="ro1">
          <table:table-cell table:formula="of:=RAND()*10-5" office:value-type="float" office:value="-1.18084929298861" calcext:value-type="float">
            <text:p>-1.18084929298861</text:p>
          </table:table-cell>
          <table:table-cell table:formula="of:=1/(1+EXP(-[.A355]*1.5+0.8))" office:value-type="float" office:value="0.071010219198465" calcext:value-type="float">
            <text:p>0.071010219198465</text:p>
          </table:table-cell>
        </table:table-row>
        <table:table-row table:style-name="ro1">
          <table:table-cell table:formula="of:=RAND()*10-5" office:value-type="float" office:value="-3.24964847919855" calcext:value-type="float">
            <text:p>-3.24964847919855</text:p>
          </table:table-cell>
          <table:table-cell table:formula="of:=1/(1+EXP(-[.A356]*1.5+0.8))" office:value-type="float" office:value="0.00342073677552278" calcext:value-type="float">
            <text:p>0.003420736775523</text:p>
          </table:table-cell>
        </table:table-row>
        <table:table-row table:style-name="ro1">
          <table:table-cell table:formula="of:=RAND()*10-5" office:value-type="float" office:value="0.421686582293223" calcext:value-type="float">
            <text:p>0.421686582293223</text:p>
          </table:table-cell>
          <table:table-cell table:formula="of:=1/(1+EXP(-[.A357]*1.5+0.8))" office:value-type="float" office:value="0.458230046946011" calcext:value-type="float">
            <text:p>0.458230046946011</text:p>
          </table:table-cell>
        </table:table-row>
        <table:table-row table:style-name="ro1">
          <table:table-cell table:formula="of:=RAND()*10-5" office:value-type="float" office:value="1.02184942260362" calcext:value-type="float">
            <text:p>1.02184942260362</text:p>
          </table:table-cell>
          <table:table-cell table:formula="of:=1/(1+EXP(-[.A358]*1.5+0.8))" office:value-type="float" office:value="0.675413741715475" calcext:value-type="float">
            <text:p>0.675413741715475</text:p>
          </table:table-cell>
        </table:table-row>
        <table:table-row table:style-name="ro1">
          <table:table-cell table:formula="of:=RAND()*10-5" office:value-type="float" office:value="-1.3723882207375" calcext:value-type="float">
            <text:p>-1.3723882207375</text:p>
          </table:table-cell>
          <table:table-cell table:formula="of:=1/(1+EXP(-[.A359]*1.5+0.8))" office:value-type="float" office:value="0.0542393773652945" calcext:value-type="float">
            <text:p>0.054239377365295</text:p>
          </table:table-cell>
        </table:table-row>
        <table:table-row table:style-name="ro1">
          <table:table-cell table:formula="of:=RAND()*10-5" office:value-type="float" office:value="2.18538557387503" calcext:value-type="float">
            <text:p>2.18538557387503</text:p>
          </table:table-cell>
          <table:table-cell table:formula="of:=1/(1+EXP(-[.A360]*1.5+0.8))" office:value-type="float" office:value="0.922590671316327" calcext:value-type="float">
            <text:p>0.922590671316327</text:p>
          </table:table-cell>
        </table:table-row>
        <table:table-row table:style-name="ro1">
          <table:table-cell table:formula="of:=RAND()*10-5" office:value-type="float" office:value="-2.87985709317695" calcext:value-type="float">
            <text:p>-2.87985709317695</text:p>
          </table:table-cell>
          <table:table-cell table:formula="of:=1/(1+EXP(-[.A361]*1.5+0.8))" office:value-type="float" office:value="0.00594178817941265" calcext:value-type="float">
            <text:p>0.005941788179413</text:p>
          </table:table-cell>
        </table:table-row>
        <table:table-row table:style-name="ro1">
          <table:table-cell table:formula="of:=RAND()*10-5" office:value-type="float" office:value="2.81434920190562" calcext:value-type="float">
            <text:p>2.81434920190562</text:p>
          </table:table-cell>
          <table:table-cell table:formula="of:=1/(1+EXP(-[.A362]*1.5+0.8))" office:value-type="float" office:value="0.968370477649726" calcext:value-type="float">
            <text:p>0.968370477649726</text:p>
          </table:table-cell>
        </table:table-row>
        <table:table-row table:style-name="ro1">
          <table:table-cell table:formula="of:=RAND()*10-5" office:value-type="float" office:value="-1.45160136824893" calcext:value-type="float">
            <text:p>-1.45160136824893</text:p>
          </table:table-cell>
          <table:table-cell table:formula="of:=1/(1+EXP(-[.A363]*1.5+0.8))" office:value-type="float" office:value="0.0484572775026374" calcext:value-type="float">
            <text:p>0.048457277502637</text:p>
          </table:table-cell>
        </table:table-row>
        <table:table-row table:style-name="ro1">
          <table:table-cell table:formula="of:=RAND()*10-5" office:value-type="float" office:value="-4.8663786245465" calcext:value-type="float">
            <text:p>-4.8663786245465</text:p>
          </table:table-cell>
          <table:table-cell table:formula="of:=1/(1+EXP(-[.A364]*1.5+0.8))" office:value-type="float" office:value="0.000303578126835154" calcext:value-type="float">
            <text:p>0.000303578126835</text:p>
          </table:table-cell>
        </table:table-row>
        <table:table-row table:style-name="ro1">
          <table:table-cell table:formula="of:=RAND()*10-5" office:value-type="float" office:value="4.49304681917593" calcext:value-type="float">
            <text:p>4.49304681917593</text:p>
          </table:table-cell>
          <table:table-cell table:formula="of:=1/(1+EXP(-[.A365]*1.5+0.8))" office:value-type="float" office:value="0.997373754263263" calcext:value-type="float">
            <text:p>0.997373754263263</text:p>
          </table:table-cell>
        </table:table-row>
        <table:table-row table:style-name="ro1">
          <table:table-cell table:formula="of:=RAND()*10-5" office:value-type="float" office:value="2.62434746465459" calcext:value-type="float">
            <text:p>2.62434746465459</text:p>
          </table:table-cell>
          <table:table-cell table:formula="of:=1/(1+EXP(-[.A366]*1.5+0.8))" office:value-type="float" office:value="0.958374321960379" calcext:value-type="float">
            <text:p>0.958374321960379</text:p>
          </table:table-cell>
        </table:table-row>
        <table:table-row table:style-name="ro1">
          <table:table-cell table:formula="of:=RAND()*10-5" office:value-type="float" office:value="2.1850430458621" calcext:value-type="float">
            <text:p>2.1850430458621</text:p>
          </table:table-cell>
          <table:table-cell table:formula="of:=1/(1+EXP(-[.A367]*1.5+0.8))" office:value-type="float" office:value="0.92255396979974" calcext:value-type="float">
            <text:p>0.92255396979974</text:p>
          </table:table-cell>
        </table:table-row>
        <table:table-row table:style-name="ro1">
          <table:table-cell table:formula="of:=RAND()*10-5" office:value-type="float" office:value="2.00438781802693" calcext:value-type="float">
            <text:p>2.00438781802693</text:p>
          </table:table-cell>
          <table:table-cell table:formula="of:=1/(1+EXP(-[.A368]*1.5+0.8))" office:value-type="float" office:value="0.900838997103166" calcext:value-type="float">
            <text:p>0.900838997103166</text:p>
          </table:table-cell>
        </table:table-row>
        <table:table-row table:style-name="ro1">
          <table:table-cell table:formula="of:=RAND()*10-5" office:value-type="float" office:value="4.06089582791953" calcext:value-type="float">
            <text:p>4.06089582791953</text:p>
          </table:table-cell>
          <table:table-cell table:formula="of:=1/(1+EXP(-[.A369]*1.5+0.8))" office:value-type="float" office:value="0.994990234135899" calcext:value-type="float">
            <text:p>0.994990234135899</text:p>
          </table:table-cell>
        </table:table-row>
        <table:table-row table:style-name="ro1">
          <table:table-cell table:formula="of:=RAND()*10-5" office:value-type="float" office:value="-4.05886013308835" calcext:value-type="float">
            <text:p>-4.05886013308835</text:p>
          </table:table-cell>
          <table:table-cell table:formula="of:=1/(1+EXP(-[.A370]*1.5+0.8))" office:value-type="float" office:value="0.00101861712038344" calcext:value-type="float">
            <text:p>0.001018617120383</text:p>
          </table:table-cell>
        </table:table-row>
        <table:table-row table:style-name="ro1">
          <table:table-cell table:formula="of:=RAND()*10-5" office:value-type="float" office:value="1.52535942049631" calcext:value-type="float">
            <text:p>1.52535942049631</text:p>
          </table:table-cell>
          <table:table-cell table:formula="of:=1/(1+EXP(-[.A371]*1.5+0.8))" office:value-type="float" office:value="0.815783774407698" calcext:value-type="float">
            <text:p>0.815783774407698</text:p>
          </table:table-cell>
        </table:table-row>
        <table:table-row table:style-name="ro1">
          <table:table-cell table:formula="of:=RAND()*10-5" office:value-type="float" office:value="1.5207864295683" calcext:value-type="float">
            <text:p>1.5207864295683</text:p>
          </table:table-cell>
          <table:table-cell table:formula="of:=1/(1+EXP(-[.A372]*1.5+0.8))" office:value-type="float" office:value="0.81475069290129" calcext:value-type="float">
            <text:p>0.81475069290129</text:p>
          </table:table-cell>
        </table:table-row>
        <table:table-row table:style-name="ro1">
          <table:table-cell table:formula="of:=RAND()*10-5" office:value-type="float" office:value="-1.20730687193673" calcext:value-type="float">
            <text:p>-1.20730687193673</text:p>
          </table:table-cell>
          <table:table-cell table:formula="of:=1/(1+EXP(-[.A373]*1.5+0.8))" office:value-type="float" office:value="0.0684363560077431" calcext:value-type="float">
            <text:p>0.068436356007743</text:p>
          </table:table-cell>
        </table:table-row>
        <table:table-row table:style-name="ro1">
          <table:table-cell table:formula="of:=RAND()*10-5" office:value-type="float" office:value="3.85940481675687" calcext:value-type="float">
            <text:p>3.85940481675687</text:p>
          </table:table-cell>
          <table:table-cell table:formula="of:=1/(1+EXP(-[.A374]*1.5+0.8))" office:value-type="float" office:value="0.993234342787595" calcext:value-type="float">
            <text:p>0.993234342787595</text:p>
          </table:table-cell>
        </table:table-row>
        <table:table-row table:style-name="ro1">
          <table:table-cell table:formula="of:=RAND()*10-5" office:value-type="float" office:value="4.55570977625556" calcext:value-type="float">
            <text:p>4.55570977625556</text:p>
          </table:table-cell>
          <table:table-cell table:formula="of:=1/(1+EXP(-[.A375]*1.5+0.8))" office:value-type="float" office:value="0.997608797091793" calcext:value-type="float">
            <text:p>0.997608797091793</text:p>
          </table:table-cell>
        </table:table-row>
        <table:table-row table:style-name="ro1">
          <table:table-cell table:formula="of:=RAND()*10-5" office:value-type="float" office:value="3.41183703572694" calcext:value-type="float">
            <text:p>3.41183703572694</text:p>
          </table:table-cell>
          <table:table-cell table:formula="of:=1/(1+EXP(-[.A376]*1.5+0.8))" office:value-type="float" office:value="0.986845577457186" calcext:value-type="float">
            <text:p>0.986845577457186</text:p>
          </table:table-cell>
        </table:table-row>
        <table:table-row table:style-name="ro1">
          <table:table-cell table:formula="of:=RAND()*10-5" office:value-type="float" office:value="2.07742910259458" calcext:value-type="float">
            <text:p>2.07742910259458</text:p>
          </table:table-cell>
          <table:table-cell table:formula="of:=1/(1+EXP(-[.A377]*1.5+0.8))" office:value-type="float" office:value="0.910205253327322" calcext:value-type="float">
            <text:p>0.910205253327322</text:p>
          </table:table-cell>
        </table:table-row>
        <table:table-row table:style-name="ro1">
          <table:table-cell table:formula="of:=RAND()*10-5" office:value-type="float" office:value="2.08460135755437" calcext:value-type="float">
            <text:p>2.08460135755437</text:p>
          </table:table-cell>
          <table:table-cell table:formula="of:=1/(1+EXP(-[.A378]*1.5+0.8))" office:value-type="float" office:value="0.911080681840328" calcext:value-type="float">
            <text:p>0.911080681840328</text:p>
          </table:table-cell>
        </table:table-row>
        <table:table-row table:style-name="ro1">
          <table:table-cell table:formula="of:=RAND()*10-5" office:value-type="float" office:value="2.83976251478326" calcext:value-type="float">
            <text:p>2.83976251478326</text:p>
          </table:table-cell>
          <table:table-cell table:formula="of:=1/(1+EXP(-[.A379]*1.5+0.8))" office:value-type="float" office:value="0.969517440762266" calcext:value-type="float">
            <text:p>0.969517440762266</text:p>
          </table:table-cell>
        </table:table-row>
        <table:table-row table:style-name="ro1">
          <table:table-cell table:formula="of:=RAND()*10-5" office:value-type="float" office:value="-4.29613576191885" calcext:value-type="float">
            <text:p>-4.29613576191885</text:p>
          </table:table-cell>
          <table:table-cell table:formula="of:=1/(1+EXP(-[.A380]*1.5+0.8))" office:value-type="float" office:value="0.000713792902191039" calcext:value-type="float">
            <text:p>0.000713792902191</text:p>
          </table:table-cell>
        </table:table-row>
        <table:table-row table:style-name="ro1">
          <table:table-cell table:formula="of:=RAND()*10-5" office:value-type="float" office:value="-2.58142943638783" calcext:value-type="float">
            <text:p>-2.58142943638783</text:p>
          </table:table-cell>
          <table:table-cell table:formula="of:=1/(1+EXP(-[.A381]*1.5+0.8))" office:value-type="float" office:value="0.00926554229837289" calcext:value-type="float">
            <text:p>0.009265542298373</text:p>
          </table:table-cell>
        </table:table-row>
        <table:table-row table:style-name="ro1">
          <table:table-cell table:formula="of:=RAND()*10-5" office:value-type="float" office:value="4.03646815819591" calcext:value-type="float">
            <text:p>4.03646815819591</text:p>
          </table:table-cell>
          <table:table-cell table:formula="of:=1/(1+EXP(-[.A382]*1.5+0.8))" office:value-type="float" office:value="0.994804235718068" calcext:value-type="float">
            <text:p>0.994804235718068</text:p>
          </table:table-cell>
        </table:table-row>
        <table:table-row table:style-name="ro1">
          <table:table-cell table:formula="of:=RAND()*10-5" office:value-type="float" office:value="0.286640342375117" calcext:value-type="float">
            <text:p>0.286640342375117</text:p>
          </table:table-cell>
          <table:table-cell table:formula="of:=1/(1+EXP(-[.A383]*1.5+0.8))" office:value-type="float" office:value="0.408531480286316" calcext:value-type="float">
            <text:p>0.408531480286316</text:p>
          </table:table-cell>
        </table:table-row>
        <table:table-row table:style-name="ro1">
          <table:table-cell table:formula="of:=RAND()*10-5" office:value-type="float" office:value="0.456263164498231" calcext:value-type="float">
            <text:p>0.456263164498231</text:p>
          </table:table-cell>
          <table:table-cell table:formula="of:=1/(1+EXP(-[.A384]*1.5+0.8))" office:value-type="float" office:value="0.471130831540393" calcext:value-type="float">
            <text:p>0.471130831540393</text:p>
          </table:table-cell>
        </table:table-row>
        <table:table-row table:style-name="ro1">
          <table:table-cell table:formula="of:=RAND()*10-5" office:value-type="float" office:value="-1.57174178402915" calcext:value-type="float">
            <text:p>-1.57174178402915</text:p>
          </table:table-cell>
          <table:table-cell table:formula="of:=1/(1+EXP(-[.A385]*1.5+0.8))" office:value-type="float" office:value="0.040792363272495" calcext:value-type="float">
            <text:p>0.040792363272495</text:p>
          </table:table-cell>
        </table:table-row>
        <table:table-row table:style-name="ro1">
          <table:table-cell table:formula="of:=RAND()*10-5" office:value-type="float" office:value="0.694956291486558" calcext:value-type="float">
            <text:p>0.694956291486558</text:p>
          </table:table-cell>
          <table:table-cell table:formula="of:=1/(1+EXP(-[.A386]*1.5+0.8))" office:value-type="float" office:value="0.560313490558702" calcext:value-type="float">
            <text:p>0.560313490558702</text:p>
          </table:table-cell>
        </table:table-row>
        <table:table-row table:style-name="ro1">
          <table:table-cell table:formula="of:=RAND()*10-5" office:value-type="float" office:value="-3.4147300315536" calcext:value-type="float">
            <text:p>-3.4147300315536</text:p>
          </table:table-cell>
          <table:table-cell table:formula="of:=1/(1+EXP(-[.A387]*1.5+0.8))" office:value-type="float" office:value="0.00267241948136855" calcext:value-type="float">
            <text:p>0.002672419481369</text:p>
          </table:table-cell>
        </table:table-row>
        <table:table-row table:style-name="ro1">
          <table:table-cell table:formula="of:=RAND()*10-5" office:value-type="float" office:value="1.94646603605705" calcext:value-type="float">
            <text:p>1.94646603605705</text:p>
          </table:table-cell>
          <table:table-cell table:formula="of:=1/(1+EXP(-[.A388]*1.5+0.8))" office:value-type="float" office:value="0.892803130678509" calcext:value-type="float">
            <text:p>0.892803130678509</text:p>
          </table:table-cell>
        </table:table-row>
        <table:table-row table:style-name="ro1">
          <table:table-cell table:formula="of:=RAND()*10-5" office:value-type="float" office:value="-0.177706279292144" calcext:value-type="float">
            <text:p>-0.177706279292144</text:p>
          </table:table-cell>
          <table:table-cell table:formula="of:=1/(1+EXP(-[.A389]*1.5+0.8))" office:value-type="float" office:value="0.256057938004032" calcext:value-type="float">
            <text:p>0.256057938004032</text:p>
          </table:table-cell>
        </table:table-row>
        <table:table-row table:style-name="ro1">
          <table:table-cell table:formula="of:=RAND()*10-5" office:value-type="float" office:value="4.7337169656245" calcext:value-type="float">
            <text:p>4.7337169656245</text:p>
          </table:table-cell>
          <table:table-cell table:formula="of:=1/(1+EXP(-[.A390]*1.5+0.8))" office:value-type="float" office:value="0.998168113584286" calcext:value-type="float">
            <text:p>0.998168113584286</text:p>
          </table:table-cell>
        </table:table-row>
        <table:table-row table:style-name="ro1">
          <table:table-cell table:formula="of:=RAND()*10-5" office:value-type="float" office:value="-3.78123699595853" calcext:value-type="float">
            <text:p>-3.78123699595853</text:p>
          </table:table-cell>
          <table:table-cell table:formula="of:=1/(1+EXP(-[.A391]*1.5+0.8))" office:value-type="float" office:value="0.00154396630101836" calcext:value-type="float">
            <text:p>0.001543966301018</text:p>
          </table:table-cell>
        </table:table-row>
        <table:table-row table:style-name="ro1">
          <table:table-cell table:formula="of:=RAND()*10-5" office:value-type="float" office:value="-2.77676954111177" calcext:value-type="float">
            <text:p>-2.77676954111177</text:p>
          </table:table-cell>
          <table:table-cell table:formula="of:=1/(1+EXP(-[.A392]*1.5+0.8))" office:value-type="float" office:value="0.00692853450065942" calcext:value-type="float">
            <text:p>0.006928534500659</text:p>
          </table:table-cell>
        </table:table-row>
        <table:table-row table:style-name="ro1">
          <table:table-cell table:formula="of:=RAND()*10-5" office:value-type="float" office:value="-4.14543770352123" calcext:value-type="float">
            <text:p>-4.14543770352123</text:p>
          </table:table-cell>
          <table:table-cell table:formula="of:=1/(1+EXP(-[.A393]*1.5+0.8))" office:value-type="float" office:value="0.000894673572828296" calcext:value-type="float">
            <text:p>0.000894673572828</text:p>
          </table:table-cell>
        </table:table-row>
        <table:table-row table:style-name="ro1">
          <table:table-cell table:formula="of:=RAND()*10-5" office:value-type="float" office:value="-0.443992497946041" calcext:value-type="float">
            <text:p>-0.443992497946041</text:p>
          </table:table-cell>
          <table:table-cell table:formula="of:=1/(1+EXP(-[.A394]*1.5+0.8))" office:value-type="float" office:value="0.18755307043676" calcext:value-type="float">
            <text:p>0.18755307043676</text:p>
          </table:table-cell>
        </table:table-row>
        <table:table-row table:style-name="ro1">
          <table:table-cell table:formula="of:=RAND()*10-5" office:value-type="float" office:value="-0.125012441222811" calcext:value-type="float">
            <text:p>-0.125012441222811</text:p>
          </table:table-cell>
          <table:table-cell table:formula="of:=1/(1+EXP(-[.A395]*1.5+0.8))" office:value-type="float" office:value="0.271402466906113" calcext:value-type="float">
            <text:p>0.271402466906113</text:p>
          </table:table-cell>
        </table:table-row>
        <table:table-row table:style-name="ro1">
          <table:table-cell table:formula="of:=RAND()*10-5" office:value-type="float" office:value="1.19908424263218" calcext:value-type="float">
            <text:p>1.19908424263218</text:p>
          </table:table-cell>
          <table:table-cell table:formula="of:=1/(1+EXP(-[.A396]*1.5+0.8))" office:value-type="float" office:value="0.730788419686931" calcext:value-type="float">
            <text:p>0.730788419686931</text:p>
          </table:table-cell>
        </table:table-row>
        <table:table-row table:style-name="ro1">
          <table:table-cell table:formula="of:=RAND()*10-5" office:value-type="float" office:value="0.684565931562159" calcext:value-type="float">
            <text:p>0.684565931562159</text:p>
          </table:table-cell>
          <table:table-cell table:formula="of:=1/(1+EXP(-[.A397]*1.5+0.8))" office:value-type="float" office:value="0.556470266467506" calcext:value-type="float">
            <text:p>0.556470266467506</text:p>
          </table:table-cell>
        </table:table-row>
        <table:table-row table:style-name="ro1">
          <table:table-cell table:formula="of:=RAND()*10-5" office:value-type="float" office:value="-1.15426126577504" calcext:value-type="float">
            <text:p>-1.15426126577504</text:p>
          </table:table-cell>
          <table:table-cell table:formula="of:=1/(1+EXP(-[.A398]*1.5+0.8))" office:value-type="float" office:value="0.073686583561417" calcext:value-type="float">
            <text:p>0.073686583561417</text:p>
          </table:table-cell>
        </table:table-row>
        <table:table-row table:style-name="ro1">
          <table:table-cell table:formula="of:=RAND()*10-5" office:value-type="float" office:value="1.22112411955279" calcext:value-type="float">
            <text:p>1.22112411955279</text:p>
          </table:table-cell>
          <table:table-cell table:formula="of:=1/(1+EXP(-[.A399]*1.5+0.8))" office:value-type="float" office:value="0.737242666250673" calcext:value-type="float">
            <text:p>0.737242666250673</text:p>
          </table:table-cell>
        </table:table-row>
        <table:table-row table:style-name="ro1">
          <table:table-cell table:formula="of:=RAND()*10-5" office:value-type="float" office:value="-0.229344676751284" calcext:value-type="float">
            <text:p>-0.229344676751284</text:p>
          </table:table-cell>
          <table:table-cell table:formula="of:=1/(1+EXP(-[.A400]*1.5+0.8))" office:value-type="float" office:value="0.241583595802536" calcext:value-type="float">
            <text:p>0.241583595802536</text:p>
          </table:table-cell>
        </table:table-row>
        <table:table-row table:style-name="ro1">
          <table:table-cell table:formula="of:=RAND()*10-5" office:value-type="float" office:value="1.12702246338476" calcext:value-type="float">
            <text:p>1.12702246338476</text:p>
          </table:table-cell>
          <table:table-cell table:formula="of:=1/(1+EXP(-[.A401]*1.5+0.8))" office:value-type="float" office:value="0.709000296215503" calcext:value-type="float">
            <text:p>0.709000296215503</text:p>
          </table:table-cell>
        </table:table-row>
        <table:table-row table:style-name="ro1">
          <table:table-cell table:formula="of:=RAND()*10-5" office:value-type="float" office:value="-2.36329437056464" calcext:value-type="float">
            <text:p>-2.36329437056464</text:p>
          </table:table-cell>
          <table:table-cell table:formula="of:=1/(1+EXP(-[.A402]*1.5+0.8))" office:value-type="float" office:value="0.0128061416973531" calcext:value-type="float">
            <text:p>0.012806141697353</text:p>
          </table:table-cell>
        </table:table-row>
        <table:table-row table:style-name="ro1">
          <table:table-cell table:formula="of:=RAND()*10-5" office:value-type="float" office:value="2.35416946018875" calcext:value-type="float">
            <text:p>2.35416946018875</text:p>
          </table:table-cell>
          <table:table-cell table:formula="of:=1/(1+EXP(-[.A403]*1.5+0.8))" office:value-type="float" office:value="0.938845885269" calcext:value-type="float">
            <text:p>0.938845885269</text:p>
          </table:table-cell>
        </table:table-row>
        <table:table-row table:style-name="ro1">
          <table:table-cell table:formula="of:=RAND()*10-5" office:value-type="float" office:value="-4.87448148346921" calcext:value-type="float">
            <text:p>-4.87448148346921</text:p>
          </table:table-cell>
          <table:table-cell table:formula="of:=1/(1+EXP(-[.A404]*1.5+0.8))" office:value-type="float" office:value="0.000299911783374338" calcext:value-type="float">
            <text:p>0.000299911783374</text:p>
          </table:table-cell>
        </table:table-row>
        <table:table-row table:style-name="ro1">
          <table:table-cell table:formula="of:=RAND()*10-5" office:value-type="float" office:value="-1.18200260764992" calcext:value-type="float">
            <text:p>-1.18200260764992</text:p>
          </table:table-cell>
          <table:table-cell table:formula="of:=1/(1+EXP(-[.A405]*1.5+0.8))" office:value-type="float" office:value="0.070896181467945" calcext:value-type="float">
            <text:p>0.070896181467945</text:p>
          </table:table-cell>
        </table:table-row>
        <table:table-row table:style-name="ro1">
          <table:table-cell table:formula="of:=RAND()*10-5" office:value-type="float" office:value="4.85392109573601" calcext:value-type="float">
            <text:p>4.85392109573601</text:p>
          </table:table-cell>
          <table:table-cell table:formula="of:=1/(1+EXP(-[.A406]*1.5+0.8))" office:value-type="float" office:value="0.998469885836336" calcext:value-type="float">
            <text:p>0.998469885836336</text:p>
          </table:table-cell>
        </table:table-row>
        <table:table-row table:style-name="ro1">
          <table:table-cell table:formula="of:=RAND()*10-5" office:value-type="float" office:value="4.21021553726236" calcext:value-type="float">
            <text:p>4.21021553726236</text:p>
          </table:table-cell>
          <table:table-cell table:formula="of:=1/(1+EXP(-[.A407]*1.5+0.8))" office:value-type="float" office:value="0.995991506743143" calcext:value-type="float">
            <text:p>0.995991506743143</text:p>
          </table:table-cell>
        </table:table-row>
        <table:table-row table:style-name="ro1">
          <table:table-cell table:formula="of:=RAND()*10-5" office:value-type="float" office:value="1.98457924050458" calcext:value-type="float">
            <text:p>1.98457924050458</text:p>
          </table:table-cell>
          <table:table-cell table:formula="of:=1/(1+EXP(-[.A408]*1.5+0.8))" office:value-type="float" office:value="0.898153010565845" calcext:value-type="float">
            <text:p>0.898153010565845</text:p>
          </table:table-cell>
        </table:table-row>
        <table:table-row table:style-name="ro1">
          <table:table-cell table:formula="of:=RAND()*10-5" office:value-type="float" office:value="0.634807006815706" calcext:value-type="float">
            <text:p>0.634807006815706</text:p>
          </table:table-cell>
          <table:table-cell table:formula="of:=1/(1+EXP(-[.A409]*1.5+0.8))" office:value-type="float" office:value="0.537979330301962" calcext:value-type="float">
            <text:p>0.537979330301962</text:p>
          </table:table-cell>
        </table:table-row>
        <table:table-row table:style-name="ro1">
          <table:table-cell table:formula="of:=RAND()*10-5" office:value-type="float" office:value="-2.0255963448148" calcext:value-type="float">
            <text:p>-2.0255963448148</text:p>
          </table:table-cell>
          <table:table-cell table:formula="of:=1/(1+EXP(-[.A410]*1.5+0.8))" office:value-type="float" office:value="0.0210744431745459" calcext:value-type="float">
            <text:p>0.021074443174546</text:p>
          </table:table-cell>
        </table:table-row>
        <table:table-row table:style-name="ro1">
          <table:table-cell table:formula="of:=RAND()*10-5" office:value-type="float" office:value="0.120304893614867" calcext:value-type="float">
            <text:p>0.120304893614867</text:p>
          </table:table-cell>
          <table:table-cell table:formula="of:=1/(1+EXP(-[.A411]*1.5+0.8))" office:value-type="float" office:value="0.349885473509683" calcext:value-type="float">
            <text:p>0.349885473509683</text:p>
          </table:table-cell>
        </table:table-row>
        <table:table-row table:style-name="ro1">
          <table:table-cell table:formula="of:=RAND()*10-5" office:value-type="float" office:value="2.36956309682757" calcext:value-type="float">
            <text:p>2.36956309682757</text:p>
          </table:table-cell>
          <table:table-cell table:formula="of:=1/(1+EXP(-[.A412]*1.5+0.8))" office:value-type="float" office:value="0.940158250617402" calcext:value-type="float">
            <text:p>0.940158250617402</text:p>
          </table:table-cell>
        </table:table-row>
        <table:table-row table:style-name="ro1">
          <table:table-cell table:formula="of:=RAND()*10-5" office:value-type="float" office:value="1.91098583006609" calcext:value-type="float">
            <text:p>1.91098583006609</text:p>
          </table:table-cell>
          <table:table-cell table:formula="of:=1/(1+EXP(-[.A413]*1.5+0.8))" office:value-type="float" office:value="0.887602144108314" calcext:value-type="float">
            <text:p>0.887602144108314</text:p>
          </table:table-cell>
        </table:table-row>
        <table:table-row table:style-name="ro1">
          <table:table-cell table:formula="of:=RAND()*10-5" office:value-type="float" office:value="-4.4483153778589" calcext:value-type="float">
            <text:p>-4.4483153778589</text:p>
          </table:table-cell>
          <table:table-cell table:formula="of:=1/(1+EXP(-[.A414]*1.5+0.8))" office:value-type="float" office:value="0.000568197535571296" calcext:value-type="float">
            <text:p>0.000568197535571</text:p>
          </table:table-cell>
        </table:table-row>
        <table:table-row table:style-name="ro1">
          <table:table-cell table:formula="of:=RAND()*10-5" office:value-type="float" office:value="-2.14448712872908" calcext:value-type="float">
            <text:p>-2.14448712872908</text:p>
          </table:table-cell>
          <table:table-cell table:formula="of:=1/(1+EXP(-[.A415]*1.5+0.8))" office:value-type="float" office:value="0.0176930714763215" calcext:value-type="float">
            <text:p>0.017693071476322</text:p>
          </table:table-cell>
        </table:table-row>
        <table:table-row table:style-name="ro1">
          <table:table-cell table:formula="of:=RAND()*10-5" office:value-type="float" office:value="-2.7559121250244" calcext:value-type="float">
            <text:p>-2.7559121250244</text:p>
          </table:table-cell>
          <table:table-cell table:formula="of:=1/(1+EXP(-[.A416]*1.5+0.8))" office:value-type="float" office:value="0.00714715427447349" calcext:value-type="float">
            <text:p>0.007147154274473</text:p>
          </table:table-cell>
        </table:table-row>
        <table:table-row table:style-name="ro1">
          <table:table-cell table:formula="of:=RAND()*10-5" office:value-type="float" office:value="1.62446579513484" calcext:value-type="float">
            <text:p>1.62446579513484</text:p>
          </table:table-cell>
          <table:table-cell table:formula="of:=1/(1+EXP(-[.A417]*1.5+0.8))" office:value-type="float" office:value="0.837085227280695" calcext:value-type="float">
            <text:p>0.837085227280695</text:p>
          </table:table-cell>
        </table:table-row>
        <table:table-row table:style-name="ro1">
          <table:table-cell table:formula="of:=RAND()*10-5" office:value-type="float" office:value="3.65343460699126" calcext:value-type="float">
            <text:p>3.65343460699126</text:p>
          </table:table-cell>
          <table:table-cell table:formula="of:=1/(1+EXP(-[.A418]*1.5+0.8))" office:value-type="float" office:value="0.990807678309688" calcext:value-type="float">
            <text:p>0.990807678309688</text:p>
          </table:table-cell>
        </table:table-row>
        <table:table-row table:style-name="ro1">
          <table:table-cell table:formula="of:=RAND()*10-5" office:value-type="float" office:value="-2.11622888936778" calcext:value-type="float">
            <text:p>-2.11622888936778</text:p>
          </table:table-cell>
          <table:table-cell table:formula="of:=1/(1+EXP(-[.A419]*1.5+0.8))" office:value-type="float" office:value="0.0184450250520518" calcext:value-type="float">
            <text:p>0.018445025052052</text:p>
          </table:table-cell>
        </table:table-row>
        <table:table-row table:style-name="ro1">
          <table:table-cell table:formula="of:=RAND()*10-5" office:value-type="float" office:value="1.31625092496926" calcext:value-type="float">
            <text:p>1.31625092496926</text:p>
          </table:table-cell>
          <table:table-cell table:formula="of:=1/(1+EXP(-[.A420]*1.5+0.8))" office:value-type="float" office:value="0.763935157123879" calcext:value-type="float">
            <text:p>0.763935157123879</text:p>
          </table:table-cell>
        </table:table-row>
        <table:table-row table:style-name="ro1">
          <table:table-cell table:formula="of:=RAND()*10-5" office:value-type="float" office:value="1.04034075824957" calcext:value-type="float">
            <text:p>1.04034075824957</text:p>
          </table:table-cell>
          <table:table-cell table:formula="of:=1/(1+EXP(-[.A421]*1.5+0.8))" office:value-type="float" office:value="0.681464696956828" calcext:value-type="float">
            <text:p>0.681464696956828</text:p>
          </table:table-cell>
        </table:table-row>
        <table:table-row table:style-name="ro1">
          <table:table-cell table:formula="of:=RAND()*10-5" office:value-type="float" office:value="-1.27831280835097" calcext:value-type="float">
            <text:p>-1.27831280835097</text:p>
          </table:table-cell>
          <table:table-cell table:formula="of:=1/(1+EXP(-[.A422]*1.5+0.8))" office:value-type="float" office:value="0.0619503737721995" calcext:value-type="float">
            <text:p>0.0619503737722</text:p>
          </table:table-cell>
        </table:table-row>
        <table:table-row table:style-name="ro1">
          <table:table-cell table:formula="of:=RAND()*10-5" office:value-type="float" office:value="4.57737287242552" calcext:value-type="float">
            <text:p>4.57737287242552</text:p>
          </table:table-cell>
          <table:table-cell table:formula="of:=1/(1+EXP(-[.A423]*1.5+0.8))" office:value-type="float" office:value="0.99768507252378" calcext:value-type="float">
            <text:p>0.99768507252378</text:p>
          </table:table-cell>
        </table:table-row>
        <table:table-row table:style-name="ro1">
          <table:table-cell table:formula="of:=RAND()*10-5" office:value-type="float" office:value="-0.580682656769493" calcext:value-type="float">
            <text:p>-0.580682656769493</text:p>
          </table:table-cell>
          <table:table-cell table:formula="of:=1/(1+EXP(-[.A424]*1.5+0.8))" office:value-type="float" office:value="0.158287702789837" calcext:value-type="float">
            <text:p>0.158287702789837</text:p>
          </table:table-cell>
        </table:table-row>
        <table:table-row table:style-name="ro1">
          <table:table-cell table:formula="of:=RAND()*10-5" office:value-type="float" office:value="1.61495990747123" calcext:value-type="float">
            <text:p>1.61495990747123</text:p>
          </table:table-cell>
          <table:table-cell table:formula="of:=1/(1+EXP(-[.A425]*1.5+0.8))" office:value-type="float" office:value="0.835131341684804" calcext:value-type="float">
            <text:p>0.835131341684804</text:p>
          </table:table-cell>
        </table:table-row>
        <table:table-row table:style-name="ro1">
          <table:table-cell table:formula="of:=RAND()*10-5" office:value-type="float" office:value="1.1304838901671" calcext:value-type="float">
            <text:p>1.1304838901671</text:p>
          </table:table-cell>
          <table:table-cell table:formula="of:=1/(1+EXP(-[.A426]*1.5+0.8))" office:value-type="float" office:value="0.71007036913805" calcext:value-type="float">
            <text:p>0.71007036913805</text:p>
          </table:table-cell>
        </table:table-row>
        <table:table-row table:style-name="ro1">
          <table:table-cell table:formula="of:=RAND()*10-5" office:value-type="float" office:value="4.61099762561243" calcext:value-type="float">
            <text:p>4.61099762561243</text:p>
          </table:table-cell>
          <table:table-cell table:formula="of:=1/(1+EXP(-[.A427]*1.5+0.8))" office:value-type="float" office:value="0.997798684582585" calcext:value-type="float">
            <text:p>0.997798684582585</text:p>
          </table:table-cell>
        </table:table-row>
        <table:table-row table:style-name="ro1">
          <table:table-cell table:formula="of:=RAND()*10-5" office:value-type="float" office:value="-3.70126399491955" calcext:value-type="float">
            <text:p>-3.70126399491955</text:p>
          </table:table-cell>
          <table:table-cell table:formula="of:=1/(1+EXP(-[.A428]*1.5+0.8))" office:value-type="float" office:value="0.00174040416705951" calcext:value-type="float">
            <text:p>0.00174040416706</text:p>
          </table:table-cell>
        </table:table-row>
        <table:table-row table:style-name="ro1">
          <table:table-cell table:formula="of:=RAND()*10-5" office:value-type="float" office:value="-1.23211985808828" calcext:value-type="float">
            <text:p>-1.23211985808828</text:p>
          </table:table-cell>
          <table:table-cell table:formula="of:=1/(1+EXP(-[.A429]*1.5+0.8))" office:value-type="float" office:value="0.0661012859951957" calcext:value-type="float">
            <text:p>0.066101285995196</text:p>
          </table:table-cell>
        </table:table-row>
        <table:table-row table:style-name="ro1">
          <table:table-cell table:formula="of:=RAND()*10-5" office:value-type="float" office:value="-4.29833859010094" calcext:value-type="float">
            <text:p>-4.29833859010094</text:p>
          </table:table-cell>
          <table:table-cell table:formula="of:=1/(1+EXP(-[.A430]*1.5+0.8))" office:value-type="float" office:value="0.000711439925016354" calcext:value-type="float">
            <text:p>0.000711439925016</text:p>
          </table:table-cell>
        </table:table-row>
        <table:table-row table:style-name="ro1">
          <table:table-cell table:formula="of:=RAND()*10-5" office:value-type="float" office:value="-0.618708948091453" calcext:value-type="float">
            <text:p>-0.618708948091453</text:p>
          </table:table-cell>
          <table:table-cell table:formula="of:=1/(1+EXP(-[.A431]*1.5+0.8))" office:value-type="float" office:value="0.150835456932689" calcext:value-type="float">
            <text:p>0.150835456932689</text:p>
          </table:table-cell>
        </table:table-row>
        <table:table-row table:style-name="ro1">
          <table:table-cell table:formula="of:=RAND()*10-5" office:value-type="float" office:value="2.33259871682009" calcext:value-type="float">
            <text:p>2.33259871682009</text:p>
          </table:table-cell>
          <table:table-cell table:formula="of:=1/(1+EXP(-[.A432]*1.5+0.8))" office:value-type="float" office:value="0.936961590561799" calcext:value-type="float">
            <text:p>0.936961590561799</text:p>
          </table:table-cell>
        </table:table-row>
        <table:table-row table:style-name="ro1">
          <table:table-cell table:formula="of:=RAND()*10-5" office:value-type="float" office:value="1.40905414179129" calcext:value-type="float">
            <text:p>1.40905414179129</text:p>
          </table:table-cell>
          <table:table-cell table:formula="of:=1/(1+EXP(-[.A433]*1.5+0.8))" office:value-type="float" office:value="0.788111805310211" calcext:value-type="float">
            <text:p>0.788111805310211</text:p>
          </table:table-cell>
        </table:table-row>
        <table:table-row table:style-name="ro1">
          <table:table-cell table:formula="of:=RAND()*10-5" office:value-type="float" office:value="3.25508119033114" calcext:value-type="float">
            <text:p>3.25508119033114</text:p>
          </table:table-cell>
          <table:table-cell table:formula="of:=1/(1+EXP(-[.A434]*1.5+0.8))" office:value-type="float" office:value="0.983416455596389" calcext:value-type="float">
            <text:p>0.983416455596389</text:p>
          </table:table-cell>
        </table:table-row>
        <table:table-row table:style-name="ro1">
          <table:table-cell table:formula="of:=RAND()*10-5" office:value-type="float" office:value="-1.89950485924978" calcext:value-type="float">
            <text:p>-1.89950485924978</text:p>
          </table:table-cell>
          <table:table-cell table:formula="of:=1/(1+EXP(-[.A435]*1.5+0.8))" office:value-type="float" office:value="0.0253510479420237" calcext:value-type="float">
            <text:p>0.025351047942024</text:p>
          </table:table-cell>
        </table:table-row>
        <table:table-row table:style-name="ro1">
          <table:table-cell table:formula="of:=RAND()*10-5" office:value-type="float" office:value="-2.87153750660198" calcext:value-type="float">
            <text:p>-2.87153750660198</text:p>
          </table:table-cell>
          <table:table-cell table:formula="of:=1/(1+EXP(-[.A436]*1.5+0.8))" office:value-type="float" office:value="0.00601595373677848" calcext:value-type="float">
            <text:p>0.006015953736778</text:p>
          </table:table-cell>
        </table:table-row>
        <table:table-row table:style-name="ro1">
          <table:table-cell table:formula="of:=RAND()*10-5" office:value-type="float" office:value="-1.48882168836981" calcext:value-type="float">
            <text:p>-1.48882168836981</text:p>
          </table:table-cell>
          <table:table-cell table:formula="of:=1/(1+EXP(-[.A437]*1.5+0.8))" office:value-type="float" office:value="0.0459469182283058" calcext:value-type="float">
            <text:p>0.045946918228306</text:p>
          </table:table-cell>
        </table:table-row>
        <table:table-row table:style-name="ro1">
          <table:table-cell table:formula="of:=RAND()*10-5" office:value-type="float" office:value="-2.22387273178693" calcext:value-type="float">
            <text:p>-2.22387273178693</text:p>
          </table:table-cell>
          <table:table-cell table:formula="of:=1/(1+EXP(-[.A438]*1.5+0.8))" office:value-type="float" office:value="0.015738075189869" calcext:value-type="float">
            <text:p>0.015738075189869</text:p>
          </table:table-cell>
        </table:table-row>
        <table:table-row table:style-name="ro1">
          <table:table-cell table:formula="of:=RAND()*10-5" office:value-type="float" office:value="-3.57585674824798" calcext:value-type="float">
            <text:p>-3.57585674824798</text:p>
          </table:table-cell>
          <table:table-cell table:formula="of:=1/(1+EXP(-[.A439]*1.5+0.8))" office:value-type="float" office:value="0.00209985457901872" calcext:value-type="float">
            <text:p>0.002099854579019</text:p>
          </table:table-cell>
        </table:table-row>
        <table:table-row table:style-name="ro1">
          <table:table-cell table:formula="of:=RAND()*10-5" office:value-type="float" office:value="1.15508671324426" calcext:value-type="float">
            <text:p>1.15508671324426</text:p>
          </table:table-cell>
          <table:table-cell table:formula="of:=1/(1+EXP(-[.A440]*1.5+0.8))" office:value-type="float" office:value="0.717608564881115" calcext:value-type="float">
            <text:p>0.717608564881115</text:p>
          </table:table-cell>
        </table:table-row>
        <table:table-row table:style-name="ro1">
          <table:table-cell table:formula="of:=RAND()*10-5" office:value-type="float" office:value="-2.92507219282854" calcext:value-type="float">
            <text:p>-2.92507219282854</text:p>
          </table:table-cell>
          <table:table-cell table:formula="of:=1/(1+EXP(-[.A441]*1.5+0.8))" office:value-type="float" office:value="0.00555432653863081" calcext:value-type="float">
            <text:p>0.005554326538631</text:p>
          </table:table-cell>
        </table:table-row>
        <table:table-row table:style-name="ro1">
          <table:table-cell table:formula="of:=RAND()*10-5" office:value-type="float" office:value="-3.43791359058865" calcext:value-type="float">
            <text:p>-3.43791359058865</text:p>
          </table:table-cell>
          <table:table-cell table:formula="of:=1/(1+EXP(-[.A442]*1.5+0.8))" office:value-type="float" office:value="0.00258131830006976" calcext:value-type="float">
            <text:p>0.00258131830007</text:p>
          </table:table-cell>
        </table:table-row>
        <table:table-row table:style-name="ro1">
          <table:table-cell table:formula="of:=RAND()*10-5" office:value-type="float" office:value="1.28823292234111" calcext:value-type="float">
            <text:p>1.28823292234111</text:p>
          </table:table-cell>
          <table:table-cell table:formula="of:=1/(1+EXP(-[.A443]*1.5+0.8))" office:value-type="float" office:value="0.756272208853605" calcext:value-type="float">
            <text:p>0.756272208853605</text:p>
          </table:table-cell>
        </table:table-row>
        <table:table-row table:style-name="ro1">
          <table:table-cell table:formula="of:=RAND()*10-5" office:value-type="float" office:value="-2.17061802547239" calcext:value-type="float">
            <text:p>-2.17061802547239</text:p>
          </table:table-cell>
          <table:table-cell table:formula="of:=1/(1+EXP(-[.A444]*1.5+0.8))" office:value-type="float" office:value="0.0170245614982736" calcext:value-type="float">
            <text:p>0.017024561498274</text:p>
          </table:table-cell>
        </table:table-row>
        <table:table-row table:style-name="ro1">
          <table:table-cell table:formula="of:=RAND()*10-5" office:value-type="float" office:value="-4.14442561741979" calcext:value-type="float">
            <text:p>-4.14442561741979</text:p>
          </table:table-cell>
          <table:table-cell table:formula="of:=1/(1+EXP(-[.A445]*1.5+0.8))" office:value-type="float" office:value="0.000896031616425779" calcext:value-type="float">
            <text:p>0.000896031616426</text:p>
          </table:table-cell>
        </table:table-row>
        <table:table-row table:style-name="ro1">
          <table:table-cell table:formula="of:=RAND()*10-5" office:value-type="float" office:value="-3.99286111792635" calcext:value-type="float">
            <text:p>-3.99286111792635</text:p>
          </table:table-cell>
          <table:table-cell table:formula="of:=1/(1+EXP(-[.A446]*1.5+0.8))" office:value-type="float" office:value="0.0011244999741104" calcext:value-type="float">
            <text:p>0.00112449997411</text:p>
          </table:table-cell>
        </table:table-row>
        <table:table-row table:style-name="ro1">
          <table:table-cell table:formula="of:=RAND()*10-5" office:value-type="float" office:value="1.21742833345488" calcext:value-type="float">
            <text:p>1.21742833345488</text:p>
          </table:table-cell>
          <table:table-cell table:formula="of:=1/(1+EXP(-[.A447]*1.5+0.8))" office:value-type="float" office:value="0.736167355868139" calcext:value-type="float">
            <text:p>0.736167355868139</text:p>
          </table:table-cell>
        </table:table-row>
        <table:table-row table:style-name="ro1">
          <table:table-cell table:formula="of:=RAND()*10-5" office:value-type="float" office:value="-2.94238152437299" calcext:value-type="float">
            <text:p>-2.94238152437299</text:p>
          </table:table-cell>
          <table:table-cell table:formula="of:=1/(1+EXP(-[.A448]*1.5+0.8))" office:value-type="float" office:value="0.00541274062621643" calcext:value-type="float">
            <text:p>0.005412740626216</text:p>
          </table:table-cell>
        </table:table-row>
        <table:table-row table:style-name="ro1">
          <table:table-cell table:formula="of:=RAND()*10-5" office:value-type="float" office:value="-0.334464682939577" calcext:value-type="float">
            <text:p>-0.334464682939577</text:p>
          </table:table-cell>
          <table:table-cell table:formula="of:=1/(1+EXP(-[.A449]*1.5+0.8))" office:value-type="float" office:value="0.213879549068392" calcext:value-type="float">
            <text:p>0.213879549068392</text:p>
          </table:table-cell>
        </table:table-row>
        <table:table-row table:style-name="ro1">
          <table:table-cell table:formula="of:=RAND()*10-5" office:value-type="float" office:value="-4.60237929639417" calcext:value-type="float">
            <text:p>-4.60237929639417</text:p>
          </table:table-cell>
          <table:table-cell table:formula="of:=1/(1+EXP(-[.A450]*1.5+0.8))" office:value-type="float" office:value="0.000451010446042485" calcext:value-type="float">
            <text:p>0.000451010446042</text:p>
          </table:table-cell>
        </table:table-row>
        <table:table-row table:style-name="ro1">
          <table:table-cell table:formula="of:=RAND()*10-5" office:value-type="float" office:value="1.87551424993219" calcext:value-type="float">
            <text:p>1.87551424993219</text:p>
          </table:table-cell>
          <table:table-cell table:formula="of:=1/(1+EXP(-[.A451]*1.5+0.8))" office:value-type="float" office:value="0.882183460500748" calcext:value-type="float">
            <text:p>0.882183460500748</text:p>
          </table:table-cell>
        </table:table-row>
        <table:table-row table:style-name="ro1">
          <table:table-cell table:formula="of:=RAND()*10-5" office:value-type="float" office:value="3.35630769443909" calcext:value-type="float">
            <text:p>3.35630769443909</text:p>
          </table:table-cell>
          <table:table-cell table:formula="of:=1/(1+EXP(-[.A452]*1.5+0.8))" office:value-type="float" office:value="0.985719284353711" calcext:value-type="float">
            <text:p>0.985719284353711</text:p>
          </table:table-cell>
        </table:table-row>
        <table:table-row table:style-name="ro1">
          <table:table-cell table:formula="of:=RAND()*10-5" office:value-type="float" office:value="1.17917961017163" calcext:value-type="float">
            <text:p>1.17917961017163</text:p>
          </table:table-cell>
          <table:table-cell table:formula="of:=1/(1+EXP(-[.A453]*1.5+0.8))" office:value-type="float" office:value="0.724874148209924" calcext:value-type="float">
            <text:p>0.724874148209924</text:p>
          </table:table-cell>
        </table:table-row>
        <table:table-row table:style-name="ro1">
          <table:table-cell table:formula="of:=RAND()*10-5" office:value-type="float" office:value="-0.171238753467557" calcext:value-type="float">
            <text:p>-0.171238753467557</text:p>
          </table:table-cell>
          <table:table-cell table:formula="of:=1/(1+EXP(-[.A454]*1.5+0.8))" office:value-type="float" office:value="0.257910327770513" calcext:value-type="float">
            <text:p>0.257910327770513</text:p>
          </table:table-cell>
        </table:table-row>
        <table:table-row table:style-name="ro1">
          <table:table-cell table:formula="of:=RAND()*10-5" office:value-type="float" office:value="2.22121603925114" calcext:value-type="float">
            <text:p>2.22121603925114</text:p>
          </table:table-cell>
          <table:table-cell table:formula="of:=1/(1+EXP(-[.A455]*1.5+0.8))" office:value-type="float" office:value="0.926342908908532" calcext:value-type="float">
            <text:p>0.926342908908532</text:p>
          </table:table-cell>
        </table:table-row>
        <table:table-row table:style-name="ro1">
          <table:table-cell table:formula="of:=RAND()*10-5" office:value-type="float" office:value="-4.87953773650545" calcext:value-type="float">
            <text:p>-4.87953773650545</text:p>
          </table:table-cell>
          <table:table-cell table:formula="of:=1/(1+EXP(-[.A456]*1.5+0.8))" office:value-type="float" office:value="0.000297646417173996" calcext:value-type="float">
            <text:p>0.000297646417174</text:p>
          </table:table-cell>
        </table:table-row>
        <table:table-row table:style-name="ro1">
          <table:table-cell table:formula="of:=RAND()*10-5" office:value-type="float" office:value="-4.43714696671969" calcext:value-type="float">
            <text:p>-4.43714696671969</text:p>
          </table:table-cell>
          <table:table-cell table:formula="of:=1/(1+EXP(-[.A457]*1.5+0.8))" office:value-type="float" office:value="0.000577790964378029" calcext:value-type="float">
            <text:p>0.000577790964378</text:p>
          </table:table-cell>
        </table:table-row>
        <table:table-row table:style-name="ro1">
          <table:table-cell table:formula="of:=RAND()*10-5" office:value-type="float" office:value="0.550398728488951" calcext:value-type="float">
            <text:p>0.550398728488951</text:p>
          </table:table-cell>
          <table:table-cell table:formula="of:=1/(1+EXP(-[.A458]*1.5+0.8))" office:value-type="float" office:value="0.506399173759036" calcext:value-type="float">
            <text:p>0.506399173759036</text:p>
          </table:table-cell>
        </table:table-row>
        <table:table-row table:style-name="ro1">
          <table:table-cell table:formula="of:=RAND()*10-5" office:value-type="float" office:value="2.15783118685292" calcext:value-type="float">
            <text:p>2.15783118685292</text:p>
          </table:table-cell>
          <table:table-cell table:formula="of:=1/(1+EXP(-[.A459]*1.5+0.8))" office:value-type="float" office:value="0.919586850533375" calcext:value-type="float">
            <text:p>0.919586850533375</text:p>
          </table:table-cell>
        </table:table-row>
        <table:table-row table:style-name="ro1">
          <table:table-cell table:formula="of:=RAND()*10-5" office:value-type="float" office:value="2.62041876727852" calcext:value-type="float">
            <text:p>2.62041876727852</text:p>
          </table:table-cell>
          <table:table-cell table:formula="of:=1/(1+EXP(-[.A460]*1.5+0.8))" office:value-type="float" office:value="0.958138594716719" calcext:value-type="float">
            <text:p>0.958138594716719</text:p>
          </table:table-cell>
        </table:table-row>
        <table:table-row table:style-name="ro1">
          <table:table-cell table:formula="of:=RAND()*10-5" office:value-type="float" office:value="2.05252394969838" calcext:value-type="float">
            <text:p>2.05252394969838</text:p>
          </table:table-cell>
          <table:table-cell table:formula="of:=1/(1+EXP(-[.A461]*1.5+0.8))" office:value-type="float" office:value="0.907104792532065" calcext:value-type="float">
            <text:p>0.907104792532065</text:p>
          </table:table-cell>
        </table:table-row>
        <table:table-row table:style-name="ro1">
          <table:table-cell table:formula="of:=RAND()*10-5" office:value-type="float" office:value="-1.63032675281433" calcext:value-type="float">
            <text:p>-1.63032675281433</text:p>
          </table:table-cell>
          <table:table-cell table:formula="of:=1/(1+EXP(-[.A462]*1.5+0.8))" office:value-type="float" office:value="0.0374892817716705" calcext:value-type="float">
            <text:p>0.037489281771671</text:p>
          </table:table-cell>
        </table:table-row>
        <table:table-row table:style-name="ro1">
          <table:table-cell table:formula="of:=RAND()*10-5" office:value-type="float" office:value="-3.81747200958221" calcext:value-type="float">
            <text:p>-3.81747200958221</text:p>
          </table:table-cell>
          <table:table-cell table:formula="of:=1/(1+EXP(-[.A463]*1.5+0.8))" office:value-type="float" office:value="0.0014624071152001" calcext:value-type="float">
            <text:p>0.0014624071152</text:p>
          </table:table-cell>
        </table:table-row>
        <table:table-row table:style-name="ro1">
          <table:table-cell table:formula="of:=RAND()*10-5" office:value-type="float" office:value="3.51841738603604" calcext:value-type="float">
            <text:p>3.51841738603604</text:p>
          </table:table-cell>
          <table:table-cell table:formula="of:=1/(1+EXP(-[.A464]*1.5+0.8))" office:value-type="float" office:value="0.98876725813459" calcext:value-type="float">
            <text:p>0.98876725813459</text:p>
          </table:table-cell>
        </table:table-row>
        <table:table-row table:style-name="ro1">
          <table:table-cell table:formula="of:=RAND()*10-5" office:value-type="float" office:value="0.287293312009203" calcext:value-type="float">
            <text:p>0.287293312009203</text:p>
          </table:table-cell>
          <table:table-cell table:formula="of:=1/(1+EXP(-[.A465]*1.5+0.8))" office:value-type="float" office:value="0.408768170489106" calcext:value-type="float">
            <text:p>0.408768170489106</text:p>
          </table:table-cell>
        </table:table-row>
        <table:table-row table:style-name="ro1">
          <table:table-cell table:formula="of:=RAND()*10-5" office:value-type="float" office:value="-2.05553007464887" calcext:value-type="float">
            <text:p>-2.05553007464887</text:p>
          </table:table-cell>
          <table:table-cell table:formula="of:=1/(1+EXP(-[.A466]*1.5+0.8))" office:value-type="float" office:value="0.0201677791996021" calcext:value-type="float">
            <text:p>0.020167779199602</text:p>
          </table:table-cell>
        </table:table-row>
        <table:table-row table:style-name="ro1">
          <table:table-cell table:formula="of:=RAND()*10-5" office:value-type="float" office:value="3.30498055492033" calcext:value-type="float">
            <text:p>3.30498055492033</text:p>
          </table:table-cell>
          <table:table-cell table:formula="of:=1/(1+EXP(-[.A467]*1.5+0.8))" office:value-type="float" office:value="0.984593977290246" calcext:value-type="float">
            <text:p>0.984593977290246</text:p>
          </table:table-cell>
        </table:table-row>
        <table:table-row table:style-name="ro1">
          <table:table-cell table:formula="of:=RAND()*10-5" office:value-type="float" office:value="-2.64976290355795" calcext:value-type="float">
            <text:p>-2.64976290355795</text:p>
          </table:table-cell>
          <table:table-cell table:formula="of:=1/(1+EXP(-[.A468]*1.5+0.8))" office:value-type="float" office:value="0.00837043006420523" calcext:value-type="float">
            <text:p>0.008370430064205</text:p>
          </table:table-cell>
        </table:table-row>
        <table:table-row table:style-name="ro1">
          <table:table-cell table:formula="of:=RAND()*10-5" office:value-type="float" office:value="3.16881665294011" calcext:value-type="float">
            <text:p>3.16881665294011</text:p>
          </table:table-cell>
          <table:table-cell table:formula="of:=1/(1+EXP(-[.A469]*1.5+0.8))" office:value-type="float" office:value="0.981168717484535" calcext:value-type="float">
            <text:p>0.981168717484535</text:p>
          </table:table-cell>
        </table:table-row>
        <table:table-row table:style-name="ro1">
          <table:table-cell table:formula="of:=RAND()*10-5" office:value-type="float" office:value="-2.53168142711186" calcext:value-type="float">
            <text:p>-2.53168142711186</text:p>
          </table:table-cell>
          <table:table-cell table:formula="of:=1/(1+EXP(-[.A470]*1.5+0.8))" office:value-type="float" office:value="0.00997624529733708" calcext:value-type="float">
            <text:p>0.009976245297337</text:p>
          </table:table-cell>
        </table:table-row>
        <table:table-row table:style-name="ro1">
          <table:table-cell table:formula="of:=RAND()*10-5" office:value-type="float" office:value="-0.527853637296202" calcext:value-type="float">
            <text:p>-0.527853637296202</text:p>
          </table:table-cell>
          <table:table-cell table:formula="of:=1/(1+EXP(-[.A471]*1.5+0.8))" office:value-type="float" office:value="0.169133546693544" calcext:value-type="float">
            <text:p>0.169133546693544</text:p>
          </table:table-cell>
        </table:table-row>
        <table:table-row table:style-name="ro1">
          <table:table-cell table:formula="of:=RAND()*10-5" office:value-type="float" office:value="0.736084007707011" calcext:value-type="float">
            <text:p>0.736084007707011</text:p>
          </table:table-cell>
          <table:table-cell table:formula="of:=1/(1+EXP(-[.A472]*1.5+0.8))" office:value-type="float" office:value="0.575450843493052" calcext:value-type="float">
            <text:p>0.575450843493052</text:p>
          </table:table-cell>
        </table:table-row>
        <table:table-row table:style-name="ro1">
          <table:table-cell table:formula="of:=RAND()*10-5" office:value-type="float" office:value="-3.4395246454075" calcext:value-type="float">
            <text:p>-3.4395246454075</text:p>
          </table:table-cell>
          <table:table-cell table:formula="of:=1/(1+EXP(-[.A473]*1.5+0.8))" office:value-type="float" office:value="0.00257510390737562" calcext:value-type="float">
            <text:p>0.002575103907376</text:p>
          </table:table-cell>
        </table:table-row>
        <table:table-row table:style-name="ro1">
          <table:table-cell table:formula="of:=RAND()*10-5" office:value-type="float" office:value="1.37365363943692" calcext:value-type="float">
            <text:p>1.37365363943692</text:p>
          </table:table-cell>
          <table:table-cell table:formula="of:=1/(1+EXP(-[.A474]*1.5+0.8))" office:value-type="float" office:value="0.779108805059778" calcext:value-type="float">
            <text:p>0.779108805059778</text:p>
          </table:table-cell>
        </table:table-row>
        <table:table-row table:style-name="ro1">
          <table:table-cell table:formula="of:=RAND()*10-5" office:value-type="float" office:value="2.90780333678654" calcext:value-type="float">
            <text:p>2.90780333678654</text:p>
          </table:table-cell>
          <table:table-cell table:formula="of:=1/(1+EXP(-[.A475]*1.5+0.8))" office:value-type="float" office:value="0.972393384555348" calcext:value-type="float">
            <text:p>0.972393384555348</text:p>
          </table:table-cell>
        </table:table-row>
        <table:table-row table:style-name="ro1">
          <table:table-cell table:formula="of:=RAND()*10-5" office:value-type="float" office:value="0.300916870562298" calcext:value-type="float">
            <text:p>0.300916870562298</text:p>
          </table:table-cell>
          <table:table-cell table:formula="of:=1/(1+EXP(-[.A476]*1.5+0.8))" office:value-type="float" office:value="0.413715968848589" calcext:value-type="float">
            <text:p>0.413715968848589</text:p>
          </table:table-cell>
        </table:table-row>
        <table:table-row table:style-name="ro1">
          <table:table-cell table:formula="of:=RAND()*10-5" office:value-type="float" office:value="-1.99235343492735" calcext:value-type="float">
            <text:p>-1.99235343492735</text:p>
          </table:table-cell>
          <table:table-cell table:formula="of:=1/(1+EXP(-[.A477]*1.5+0.8))" office:value-type="float" office:value="0.0221281050503368" calcext:value-type="float">
            <text:p>0.022128105050337</text:p>
          </table:table-cell>
        </table:table-row>
        <table:table-row table:style-name="ro1">
          <table:table-cell table:formula="of:=RAND()*10-5" office:value-type="float" office:value="-3.73051351158465" calcext:value-type="float">
            <text:p>-3.73051351158465</text:p>
          </table:table-cell>
          <table:table-cell table:formula="of:=1/(1+EXP(-[.A478]*1.5+0.8))" office:value-type="float" office:value="0.0016658205120416" calcext:value-type="float">
            <text:p>0.001665820512042</text:p>
          </table:table-cell>
        </table:table-row>
        <table:table-row table:style-name="ro1">
          <table:table-cell table:formula="of:=RAND()*10-5" office:value-type="float" office:value="1.30833101216449" calcext:value-type="float">
            <text:p>1.30833101216449</text:p>
          </table:table-cell>
          <table:table-cell table:formula="of:=1/(1+EXP(-[.A479]*1.5+0.8))" office:value-type="float" office:value="0.76178604921985" calcext:value-type="float">
            <text:p>0.76178604921985</text:p>
          </table:table-cell>
        </table:table-row>
        <table:table-row table:style-name="ro1">
          <table:table-cell table:formula="of:=RAND()*10-5" office:value-type="float" office:value="-3.64643807096921" calcext:value-type="float">
            <text:p>-3.64643807096921</text:p>
          </table:table-cell>
          <table:table-cell table:formula="of:=1/(1+EXP(-[.A480]*1.5+0.8))" office:value-type="float" office:value="0.0018893013114371" calcext:value-type="float">
            <text:p>0.001889301311437</text:p>
          </table:table-cell>
        </table:table-row>
        <table:table-row table:style-name="ro1">
          <table:table-cell table:formula="of:=RAND()*10-5" office:value-type="float" office:value="3.87150912591719" calcext:value-type="float">
            <text:p>3.87150912591719</text:p>
          </table:table-cell>
          <table:table-cell table:formula="of:=1/(1+EXP(-[.A481]*1.5+0.8))" office:value-type="float" office:value="0.993355265865933" calcext:value-type="float">
            <text:p>0.993355265865933</text:p>
          </table:table-cell>
        </table:table-row>
        <table:table-row table:style-name="ro1">
          <table:table-cell table:formula="of:=RAND()*10-5" office:value-type="float" office:value="-1.84455695405498" calcext:value-type="float">
            <text:p>-1.84455695405498</text:p>
          </table:table-cell>
          <table:table-cell table:formula="of:=1/(1+EXP(-[.A482]*1.5+0.8))" office:value-type="float" office:value="0.0274692250544979" calcext:value-type="float">
            <text:p>0.027469225054498</text:p>
          </table:table-cell>
        </table:table-row>
        <table:table-row table:style-name="ro1">
          <table:table-cell table:formula="of:=RAND()*10-5" office:value-type="float" office:value="1.73225388842233" calcext:value-type="float">
            <text:p>1.73225388842233</text:p>
          </table:table-cell>
          <table:table-cell table:formula="of:=1/(1+EXP(-[.A483]*1.5+0.8))" office:value-type="float" office:value="0.857951720601968" calcext:value-type="float">
            <text:p>0.857951720601968</text:p>
          </table:table-cell>
        </table:table-row>
        <table:table-row table:style-name="ro1">
          <table:table-cell table:formula="of:=RAND()*10-5" office:value-type="float" office:value="2.52596463954729" calcext:value-type="float">
            <text:p>2.52596463954729</text:p>
          </table:table-cell>
          <table:table-cell table:formula="of:=1/(1+EXP(-[.A484]*1.5+0.8))" office:value-type="float" office:value="0.952072282085778" calcext:value-type="float">
            <text:p>0.952072282085778</text:p>
          </table:table-cell>
        </table:table-row>
        <table:table-row table:style-name="ro1">
          <table:table-cell table:formula="of:=RAND()*10-5" office:value-type="float" office:value="-1.77045081112959" calcext:value-type="float">
            <text:p>-1.77045081112959</text:p>
          </table:table-cell>
          <table:table-cell table:formula="of:=1/(1+EXP(-[.A485]*1.5+0.8))" office:value-type="float" office:value="0.0306000325635315" calcext:value-type="float">
            <text:p>0.030600032563532</text:p>
          </table:table-cell>
        </table:table-row>
        <table:table-row table:style-name="ro1">
          <table:table-cell table:formula="of:=RAND()*10-5" office:value-type="float" office:value="-4.59953835743935" calcext:value-type="float">
            <text:p>-4.59953835743935</text:p>
          </table:table-cell>
          <table:table-cell table:formula="of:=1/(1+EXP(-[.A486]*1.5+0.8))" office:value-type="float" office:value="0.000452935614296089" calcext:value-type="float">
            <text:p>0.000452935614296</text:p>
          </table:table-cell>
        </table:table-row>
        <table:table-row table:style-name="ro1">
          <table:table-cell table:formula="of:=RAND()*10-5" office:value-type="float" office:value="1.94138414285991" calcext:value-type="float">
            <text:p>1.94138414285991</text:p>
          </table:table-cell>
          <table:table-cell table:formula="of:=1/(1+EXP(-[.A487]*1.5+0.8))" office:value-type="float" office:value="0.892071393977975" calcext:value-type="float">
            <text:p>0.892071393977975</text:p>
          </table:table-cell>
        </table:table-row>
        <table:table-row table:style-name="ro1">
          <table:table-cell table:formula="of:=RAND()*10-5" office:value-type="float" office:value="-1.36139320425431" calcext:value-type="float">
            <text:p>-1.36139320425431</text:p>
          </table:table-cell>
          <table:table-cell table:formula="of:=1/(1+EXP(-[.A488]*1.5+0.8))" office:value-type="float" office:value="0.0550916484516631" calcext:value-type="float">
            <text:p>0.055091648451663</text:p>
          </table:table-cell>
        </table:table-row>
        <table:table-row table:style-name="ro1">
          <table:table-cell table:formula="of:=RAND()*10-5" office:value-type="float" office:value="4.48222936039293" calcext:value-type="float">
            <text:p>4.48222936039293</text:p>
          </table:table-cell>
          <table:table-cell table:formula="of:=1/(1+EXP(-[.A489]*1.5+0.8))" office:value-type="float" office:value="0.997330907365524" calcext:value-type="float">
            <text:p>0.997330907365524</text:p>
          </table:table-cell>
        </table:table-row>
        <table:table-row table:style-name="ro1">
          <table:table-cell table:formula="of:=RAND()*10-5" office:value-type="float" office:value="-4.88477168741956" calcext:value-type="float">
            <text:p>-4.88477168741956</text:p>
          </table:table-cell>
          <table:table-cell table:formula="of:=1/(1+EXP(-[.A490]*1.5+0.8))" office:value-type="float" office:value="0.000295319453533013" calcext:value-type="float">
            <text:p>0.000295319453533</text:p>
          </table:table-cell>
        </table:table-row>
        <table:table-row table:style-name="ro1">
          <table:table-cell table:formula="of:=RAND()*10-5" office:value-type="float" office:value="-1.27289668815952" calcext:value-type="float">
            <text:p>-1.27289668815952</text:p>
          </table:table-cell>
          <table:table-cell table:formula="of:=1/(1+EXP(-[.A491]*1.5+0.8))" office:value-type="float" office:value="0.0624241739532494" calcext:value-type="float">
            <text:p>0.062424173953249</text:p>
          </table:table-cell>
        </table:table-row>
        <table:table-row table:style-name="ro1">
          <table:table-cell table:formula="of:=RAND()*10-5" office:value-type="float" office:value="-3.35169704813852" calcext:value-type="float">
            <text:p>-3.35169704813852</text:p>
          </table:table-cell>
          <table:table-cell table:formula="of:=1/(1+EXP(-[.A492]*1.5+0.8))" office:value-type="float" office:value="0.0029366478346152" calcext:value-type="float">
            <text:p>0.002936647834615</text:p>
          </table:table-cell>
        </table:table-row>
        <table:table-row table:style-name="ro1">
          <table:table-cell table:formula="of:=RAND()*10-5" office:value-type="float" office:value="3.58742844705261" calcext:value-type="float">
            <text:p>3.58742844705261</text:p>
          </table:table-cell>
          <table:table-cell table:formula="of:=1/(1+EXP(-[.A493]*1.5+0.8))" office:value-type="float" office:value="0.989860673972031" calcext:value-type="float">
            <text:p>0.989860673972031</text:p>
          </table:table-cell>
        </table:table-row>
        <table:table-row table:style-name="ro1">
          <table:table-cell table:formula="of:=RAND()*10-5" office:value-type="float" office:value="-0.846389265331695" calcext:value-type="float">
            <text:p>-0.846389265331695</text:p>
          </table:table-cell>
          <table:table-cell table:formula="of:=1/(1+EXP(-[.A494]*1.5+0.8))" office:value-type="float" office:value="0.112088444268792" calcext:value-type="float">
            <text:p>0.112088444268792</text:p>
          </table:table-cell>
        </table:table-row>
        <table:table-row table:style-name="ro1">
          <table:table-cell table:formula="of:=RAND()*10-5" office:value-type="float" office:value="-2.05505599908662" calcext:value-type="float">
            <text:p>-2.05505599908662</text:p>
          </table:table-cell>
          <table:table-cell table:formula="of:=1/(1+EXP(-[.A495]*1.5+0.8))" office:value-type="float" office:value="0.0201818363346553" calcext:value-type="float">
            <text:p>0.020181836334655</text:p>
          </table:table-cell>
        </table:table-row>
        <table:table-row table:style-name="ro1">
          <table:table-cell table:formula="of:=RAND()*10-5" office:value-type="float" office:value="-2.75901277593737" calcext:value-type="float">
            <text:p>-2.75901277593737</text:p>
          </table:table-cell>
          <table:table-cell table:formula="of:=1/(1+EXP(-[.A496]*1.5+0.8))" office:value-type="float" office:value="0.00711422614789948" calcext:value-type="float">
            <text:p>0.007114226147899</text:p>
          </table:table-cell>
        </table:table-row>
        <table:table-row table:style-name="ro1">
          <table:table-cell table:formula="of:=RAND()*10-5" office:value-type="float" office:value="-0.617922278106787" calcext:value-type="float">
            <text:p>-0.617922278106787</text:p>
          </table:table-cell>
          <table:table-cell table:formula="of:=1/(1+EXP(-[.A497]*1.5+0.8))" office:value-type="float" office:value="0.150986659114122" calcext:value-type="float">
            <text:p>0.150986659114122</text:p>
          </table:table-cell>
        </table:table-row>
        <table:table-row table:style-name="ro1">
          <table:table-cell table:formula="of:=RAND()*10-5" office:value-type="float" office:value="-4.86099564912821" calcext:value-type="float">
            <text:p>-4.86099564912821</text:p>
          </table:table-cell>
          <table:table-cell table:formula="of:=1/(1+EXP(-[.A498]*1.5+0.8))" office:value-type="float" office:value="0.000306038526892881" calcext:value-type="float">
            <text:p>0.000306038526893</text:p>
          </table:table-cell>
        </table:table-row>
        <table:table-row table:style-name="ro1">
          <table:table-cell table:formula="of:=RAND()*10-5" office:value-type="float" office:value="1.44293518843365" calcext:value-type="float">
            <text:p>1.44293518843365</text:p>
          </table:table-cell>
          <table:table-cell table:formula="of:=1/(1+EXP(-[.A499]*1.5+0.8))" office:value-type="float" office:value="0.79647433352621" calcext:value-type="float">
            <text:p>0.79647433352621</text:p>
          </table:table-cell>
        </table:table-row>
        <table:table-row table:style-name="ro1">
          <table:table-cell table:formula="of:=RAND()*10-5" office:value-type="float" office:value="-0.403673565859474" calcext:value-type="float">
            <text:p>-0.403673565859474</text:p>
          </table:table-cell>
          <table:table-cell table:formula="of:=1/(1+EXP(-[.A500]*1.5+0.8))" office:value-type="float" office:value="0.196943158105811" calcext:value-type="float">
            <text:p>0.196943158105811</text:p>
          </table:table-cell>
        </table:table-row>
        <table:table-row table:style-name="ro1">
          <table:table-cell table:formula="of:=RAND()*10-5" office:value-type="float" office:value="-4.70817059011165" calcext:value-type="float">
            <text:p>-4.70817059011165</text:p>
          </table:table-cell>
          <table:table-cell table:formula="of:=1/(1+EXP(-[.A501]*1.5+0.8))" office:value-type="float" office:value="0.000384856194035982" calcext:value-type="float">
            <text:p>0.000384856194036</text:p>
          </table:table-cell>
        </table:table-row>
        <table:table-row table:style-name="ro1">
          <table:table-cell table:formula="of:=RAND()*10-5" office:value-type="float" office:value="-0.417382387324843" calcext:value-type="float">
            <text:p>-0.417382387324843</text:p>
          </table:table-cell>
          <table:table-cell table:formula="of:=1/(1+EXP(-[.A502]*1.5+0.8))" office:value-type="float" office:value="0.193711203105186" calcext:value-type="float">
            <text:p>0.193711203105186</text:p>
          </table:table-cell>
        </table:table-row>
        <table:table-row table:style-name="ro1">
          <table:table-cell table:formula="of:=RAND()*10-5" office:value-type="float" office:value="-2.23404975297122" calcext:value-type="float">
            <text:p>-2.23404975297122</text:p>
          </table:table-cell>
          <table:table-cell table:formula="of:=1/(1+EXP(-[.A503]*1.5+0.8))" office:value-type="float" office:value="0.0155033459746769" calcext:value-type="float">
            <text:p>0.015503345974677</text:p>
          </table:table-cell>
        </table:table-row>
        <table:table-row table:style-name="ro1">
          <table:table-cell table:formula="of:=RAND()*10-5" office:value-type="float" office:value="-4.1270569195188" calcext:value-type="float">
            <text:p>-4.1270569195188</text:p>
          </table:table-cell>
          <table:table-cell table:formula="of:=1/(1+EXP(-[.A504]*1.5+0.8))" office:value-type="float" office:value="0.000919660973042897" calcext:value-type="float">
            <text:p>0.000919660973043</text:p>
          </table:table-cell>
        </table:table-row>
        <table:table-row table:style-name="ro1">
          <table:table-cell table:formula="of:=RAND()*10-5" office:value-type="float" office:value="2.87322297149099" calcext:value-type="float">
            <text:p>2.87322297149099</text:p>
          </table:table-cell>
          <table:table-cell table:formula="of:=1/(1+EXP(-[.A505]*1.5+0.8))" office:value-type="float" office:value="0.970966297753426" calcext:value-type="float">
            <text:p>0.970966297753426</text:p>
          </table:table-cell>
        </table:table-row>
        <table:table-row table:style-name="ro1">
          <table:table-cell table:formula="of:=RAND()*10-5" office:value-type="float" office:value="4.06874007147057" calcext:value-type="float">
            <text:p>4.06874007147057</text:p>
          </table:table-cell>
          <table:table-cell table:formula="of:=1/(1+EXP(-[.A506]*1.5+0.8))" office:value-type="float" office:value="0.995048545271354" calcext:value-type="float">
            <text:p>0.995048545271354</text:p>
          </table:table-cell>
        </table:table-row>
        <table:table-row table:style-name="ro1">
          <table:table-cell table:formula="of:=RAND()*10-5" office:value-type="float" office:value="1.33885704704463" calcext:value-type="float">
            <text:p>1.33885704704463</text:p>
          </table:table-cell>
          <table:table-cell table:formula="of:=1/(1+EXP(-[.A507]*1.5+0.8))" office:value-type="float" office:value="0.769995459946747" calcext:value-type="float">
            <text:p>0.769995459946747</text:p>
          </table:table-cell>
        </table:table-row>
        <table:table-row table:style-name="ro1">
          <table:table-cell table:formula="of:=RAND()*10-5" office:value-type="float" office:value="3.19664196837071" calcext:value-type="float">
            <text:p>3.19664196837071</text:p>
          </table:table-cell>
          <table:table-cell table:formula="of:=1/(1+EXP(-[.A508]*1.5+0.8))" office:value-type="float" office:value="0.98192460580454" calcext:value-type="float">
            <text:p>0.98192460580454</text:p>
          </table:table-cell>
        </table:table-row>
        <table:table-row table:style-name="ro1">
          <table:table-cell table:formula="of:=RAND()*10-5" office:value-type="float" office:value="4.55630438048379" calcext:value-type="float">
            <text:p>4.55630438048379</text:p>
          </table:table-cell>
          <table:table-cell table:formula="of:=1/(1+EXP(-[.A509]*1.5+0.8))" office:value-type="float" office:value="0.997610923777038" calcext:value-type="float">
            <text:p>0.997610923777038</text:p>
          </table:table-cell>
        </table:table-row>
        <table:table-row table:style-name="ro1">
          <table:table-cell table:formula="of:=RAND()*10-5" office:value-type="float" office:value="0.188629924844657" calcext:value-type="float">
            <text:p>0.188629924844657</text:p>
          </table:table-cell>
          <table:table-cell table:formula="of:=1/(1+EXP(-[.A510]*1.5+0.8))" office:value-type="float" office:value="0.373541104263103" calcext:value-type="float">
            <text:p>0.373541104263103</text:p>
          </table:table-cell>
        </table:table-row>
        <table:table-row table:style-name="ro1">
          <table:table-cell table:formula="of:=RAND()*10-5" office:value-type="float" office:value="2.84605831577288" calcext:value-type="float">
            <text:p>2.84605831577288</text:p>
          </table:table-cell>
          <table:table-cell table:formula="of:=1/(1+EXP(-[.A511]*1.5+0.8))" office:value-type="float" office:value="0.96979529990541" calcext:value-type="float">
            <text:p>0.96979529990541</text:p>
          </table:table-cell>
        </table:table-row>
        <table:table-row table:style-name="ro1">
          <table:table-cell table:formula="of:=RAND()*10-5" office:value-type="float" office:value="1.13028200222795" calcext:value-type="float">
            <text:p>1.13028200222795</text:p>
          </table:table-cell>
          <table:table-cell table:formula="of:=1/(1+EXP(-[.A512]*1.5+0.8))" office:value-type="float" office:value="0.71000802103389" calcext:value-type="float">
            <text:p>0.71000802103389</text:p>
          </table:table-cell>
        </table:table-row>
        <table:table-row table:style-name="ro1">
          <table:table-cell table:formula="of:=RAND()*10-5" office:value-type="float" office:value="-1.5121883324603" calcext:value-type="float">
            <text:p>-1.5121883324603</text:p>
          </table:table-cell>
          <table:table-cell table:formula="of:=1/(1+EXP(-[.A513]*1.5+0.8))" office:value-type="float" office:value="0.0444346960980888" calcext:value-type="float">
            <text:p>0.044434696098089</text:p>
          </table:table-cell>
        </table:table-row>
        <table:table-row table:style-name="ro1">
          <table:table-cell table:formula="of:=RAND()*10-5" office:value-type="float" office:value="-2.65510664837193" calcext:value-type="float">
            <text:p>-2.65510664837193</text:p>
          </table:table-cell>
          <table:table-cell table:formula="of:=1/(1+EXP(-[.A514]*1.5+0.8))" office:value-type="float" office:value="0.00830415901793393" calcext:value-type="float">
            <text:p>0.008304159017934</text:p>
          </table:table-cell>
        </table:table-row>
        <table:table-row table:style-name="ro1">
          <table:table-cell table:formula="of:=RAND()*10-5" office:value-type="float" office:value="-1.35022333564832" calcext:value-type="float">
            <text:p>-1.35022333564832</text:p>
          </table:table-cell>
          <table:table-cell table:formula="of:=1/(1+EXP(-[.A515]*1.5+0.8))" office:value-type="float" office:value="0.055970375618051" calcext:value-type="float">
            <text:p>0.055970375618051</text:p>
          </table:table-cell>
        </table:table-row>
        <table:table-row table:style-name="ro1">
          <table:table-cell table:formula="of:=RAND()*10-5" office:value-type="float" office:value="-1.08563676716912" calcext:value-type="float">
            <text:p>-1.08563676716912</text:p>
          </table:table-cell>
          <table:table-cell table:formula="of:=1/(1+EXP(-[.A516]*1.5+0.8))" office:value-type="float" office:value="0.0810284266178021" calcext:value-type="float">
            <text:p>0.081028426617802</text:p>
          </table:table-cell>
        </table:table-row>
        <table:table-row table:style-name="ro1">
          <table:table-cell table:formula="of:=RAND()*10-5" office:value-type="float" office:value="3.83201223131533" calcext:value-type="float">
            <text:p>3.83201223131533</text:p>
          </table:table-cell>
          <table:table-cell table:formula="of:=1/(1+EXP(-[.A517]*1.5+0.8))" office:value-type="float" office:value="0.992952559221865" calcext:value-type="float">
            <text:p>0.992952559221865</text:p>
          </table:table-cell>
        </table:table-row>
        <table:table-row table:style-name="ro1">
          <table:table-cell table:formula="of:=RAND()*10-5" office:value-type="float" office:value="-1.39739784903822" calcext:value-type="float">
            <text:p>-1.39739784903822</text:p>
          </table:table-cell>
          <table:table-cell table:formula="of:=1/(1+EXP(-[.A518]*1.5+0.8))" office:value-type="float" office:value="0.0523468511228524" calcext:value-type="float">
            <text:p>0.052346851122852</text:p>
          </table:table-cell>
        </table:table-row>
        <table:table-row table:style-name="ro1">
          <table:table-cell table:formula="of:=RAND()*10-5" office:value-type="float" office:value="-2.07022705055871" calcext:value-type="float">
            <text:p>-2.07022705055871</text:p>
          </table:table-cell>
          <table:table-cell table:formula="of:=1/(1+EXP(-[.A519]*1.5+0.8))" office:value-type="float" office:value="0.0197367152152265" calcext:value-type="float">
            <text:p>0.019736715215227</text:p>
          </table:table-cell>
        </table:table-row>
        <table:table-row table:style-name="ro1">
          <table:table-cell table:formula="of:=RAND()*10-5" office:value-type="float" office:value="-0.812261483976195" calcext:value-type="float">
            <text:p>-0.812261483976195</text:p>
          </table:table-cell>
          <table:table-cell table:formula="of:=1/(1+EXP(-[.A520]*1.5+0.8))" office:value-type="float" office:value="0.117285340506911" calcext:value-type="float">
            <text:p>0.117285340506911</text:p>
          </table:table-cell>
        </table:table-row>
        <table:table-row table:style-name="ro1">
          <table:table-cell table:formula="of:=RAND()*10-5" office:value-type="float" office:value="1.23907214183845" calcext:value-type="float">
            <text:p>1.23907214183845</text:p>
          </table:table-cell>
          <table:table-cell table:formula="of:=1/(1+EXP(-[.A521]*1.5+0.8))" office:value-type="float" office:value="0.742424483126608" calcext:value-type="float">
            <text:p>0.742424483126608</text:p>
          </table:table-cell>
        </table:table-row>
        <table:table-row table:style-name="ro1">
          <table:table-cell table:formula="of:=RAND()*10-5" office:value-type="float" office:value="0.916515039995152" calcext:value-type="float">
            <text:p>0.916515039995152</text:p>
          </table:table-cell>
          <table:table-cell table:formula="of:=1/(1+EXP(-[.A522]*1.5+0.8))" office:value-type="float" office:value="0.639863687550865" calcext:value-type="float">
            <text:p>0.639863687550865</text:p>
          </table:table-cell>
        </table:table-row>
        <table:table-row table:style-name="ro1">
          <table:table-cell table:formula="of:=RAND()*10-5" office:value-type="float" office:value="-1.7113240572644" calcext:value-type="float">
            <text:p>-1.7113240572644</text:p>
          </table:table-cell>
          <table:table-cell table:formula="of:=1/(1+EXP(-[.A523]*1.5+0.8))" office:value-type="float" office:value="0.0333433154190325" calcext:value-type="float">
            <text:p>0.033343315419033</text:p>
          </table:table-cell>
        </table:table-row>
        <table:table-row table:style-name="ro1">
          <table:table-cell table:formula="of:=RAND()*10-5" office:value-type="float" office:value="-1.97139326100859" calcext:value-type="float">
            <text:p>-1.97139326100859</text:p>
          </table:table-cell>
          <table:table-cell table:formula="of:=1/(1+EXP(-[.A524]*1.5+0.8))" office:value-type="float" office:value="0.0228187431721226" calcext:value-type="float">
            <text:p>0.022818743172123</text:p>
          </table:table-cell>
        </table:table-row>
        <table:table-row table:style-name="ro1">
          <table:table-cell table:formula="of:=RAND()*10-5" office:value-type="float" office:value="3.56810535259805" calcext:value-type="float">
            <text:p>3.56810535259805</text:p>
          </table:table-cell>
          <table:table-cell table:formula="of:=1/(1+EXP(-[.A525]*1.5+0.8))" office:value-type="float" office:value="0.989565600103428" calcext:value-type="float">
            <text:p>0.989565600103428</text:p>
          </table:table-cell>
        </table:table-row>
        <table:table-row table:style-name="ro1">
          <table:table-cell table:formula="of:=RAND()*10-5" office:value-type="float" office:value="-2.81409168568119" calcext:value-type="float">
            <text:p>-2.81409168568119</text:p>
          </table:table-cell>
          <table:table-cell table:formula="of:=1/(1+EXP(-[.A526]*1.5+0.8))" office:value-type="float" office:value="0.00655378271971507" calcext:value-type="float">
            <text:p>0.006553782719715</text:p>
          </table:table-cell>
        </table:table-row>
        <table:table-row table:style-name="ro1">
          <table:table-cell table:formula="of:=RAND()*10-5" office:value-type="float" office:value="2.2404115732243" calcext:value-type="float">
            <text:p>2.2404115732243</text:p>
          </table:table-cell>
          <table:table-cell table:formula="of:=1/(1+EXP(-[.A527]*1.5+0.8))" office:value-type="float" office:value="0.928283568215487" calcext:value-type="float">
            <text:p>0.928283568215487</text:p>
          </table:table-cell>
        </table:table-row>
        <table:table-row table:style-name="ro1">
          <table:table-cell table:formula="of:=RAND()*10-5" office:value-type="float" office:value="4.03255554844474" calcext:value-type="float">
            <text:p>4.03255554844474</text:p>
          </table:table-cell>
          <table:table-cell table:formula="of:=1/(1+EXP(-[.A528]*1.5+0.8))" office:value-type="float" office:value="0.994773812397201" calcext:value-type="float">
            <text:p>0.994773812397201</text:p>
          </table:table-cell>
        </table:table-row>
        <table:table-row table:style-name="ro1">
          <table:table-cell table:formula="of:=RAND()*10-5" office:value-type="float" office:value="-1.06791283660516" calcext:value-type="float">
            <text:p>-1.06791283660516</text:p>
          </table:table-cell>
          <table:table-cell table:formula="of:=1/(1+EXP(-[.A529]*1.5+0.8))" office:value-type="float" office:value="0.0830302674786679" calcext:value-type="float">
            <text:p>0.083030267478668</text:p>
          </table:table-cell>
        </table:table-row>
        <table:table-row table:style-name="ro1">
          <table:table-cell table:formula="of:=RAND()*10-5" office:value-type="float" office:value="0.0289948062156897" calcext:value-type="float">
            <text:p>0.02899480621569</text:p>
          </table:table-cell>
          <table:table-cell table:formula="of:=1/(1+EXP(-[.A530]*1.5+0.8))" office:value-type="float" office:value="0.319404942369828" calcext:value-type="float">
            <text:p>0.319404942369828</text:p>
          </table:table-cell>
        </table:table-row>
        <table:table-row table:style-name="ro1">
          <table:table-cell table:formula="of:=RAND()*10-5" office:value-type="float" office:value="1.03396993896986" calcext:value-type="float">
            <text:p>1.03396993896986</text:p>
          </table:table-cell>
          <table:table-cell table:formula="of:=1/(1+EXP(-[.A531]*1.5+0.8))" office:value-type="float" office:value="0.679386733336896" calcext:value-type="float">
            <text:p>0.679386733336896</text:p>
          </table:table-cell>
        </table:table-row>
        <table:table-row table:style-name="ro1">
          <table:table-cell table:formula="of:=RAND()*10-5" office:value-type="float" office:value="-0.0806872239610152" calcext:value-type="float">
            <text:p>-0.080687223961015</text:p>
          </table:table-cell>
          <table:table-cell table:formula="of:=1/(1+EXP(-[.A532]*1.5+0.8))" office:value-type="float" office:value="0.284747900939085" calcext:value-type="float">
            <text:p>0.284747900939085</text:p>
          </table:table-cell>
        </table:table-row>
        <table:table-row table:style-name="ro1">
          <table:table-cell table:formula="of:=RAND()*10-5" office:value-type="float" office:value="2.46576968140122" calcext:value-type="float">
            <text:p>2.46576968140122</text:p>
          </table:table-cell>
          <table:table-cell table:formula="of:=1/(1+EXP(-[.A533]*1.5+0.8))" office:value-type="float" office:value="0.9477798850552" calcext:value-type="float">
            <text:p>0.9477798850552</text:p>
          </table:table-cell>
        </table:table-row>
        <table:table-row table:style-name="ro1">
          <table:table-cell table:formula="of:=RAND()*10-5" office:value-type="float" office:value="0.910607994995752" calcext:value-type="float">
            <text:p>0.910607994995752</text:p>
          </table:table-cell>
          <table:table-cell table:formula="of:=1/(1+EXP(-[.A534]*1.5+0.8))" office:value-type="float" office:value="0.637819354669328" calcext:value-type="float">
            <text:p>0.637819354669328</text:p>
          </table:table-cell>
        </table:table-row>
        <table:table-row table:style-name="ro1">
          <table:table-cell table:formula="of:=RAND()*10-5" office:value-type="float" office:value="1.52316887228395" calcext:value-type="float">
            <text:p>1.52316887228395</text:p>
          </table:table-cell>
          <table:table-cell table:formula="of:=1/(1+EXP(-[.A535]*1.5+0.8))" office:value-type="float" office:value="0.815289466578776" calcext:value-type="float">
            <text:p>0.815289466578776</text:p>
          </table:table-cell>
        </table:table-row>
        <table:table-row table:style-name="ro1">
          <table:table-cell table:formula="of:=RAND()*10-5" office:value-type="float" office:value="-3.67551628283447" calcext:value-type="float">
            <text:p>-3.67551628283447</text:p>
          </table:table-cell>
          <table:table-cell table:formula="of:=1/(1+EXP(-[.A536]*1.5+0.8))" office:value-type="float" office:value="0.00180881223230512" calcext:value-type="float">
            <text:p>0.001808812232305</text:p>
          </table:table-cell>
        </table:table-row>
        <table:table-row table:style-name="ro1">
          <table:table-cell table:formula="of:=RAND()*10-5" office:value-type="float" office:value="-2.0978592469412" calcext:value-type="float">
            <text:p>-2.0978592469412</text:p>
          </table:table-cell>
          <table:table-cell table:formula="of:=1/(1+EXP(-[.A537]*1.5+0.8))" office:value-type="float" office:value="0.0189505693495273" calcext:value-type="float">
            <text:p>0.018950569349527</text:p>
          </table:table-cell>
        </table:table-row>
        <table:table-row table:style-name="ro1">
          <table:table-cell table:formula="of:=RAND()*10-5" office:value-type="float" office:value="-2.43779273931674" calcext:value-type="float">
            <text:p>-2.43779273931674</text:p>
          </table:table-cell>
          <table:table-cell table:formula="of:=1/(1+EXP(-[.A538]*1.5+0.8))" office:value-type="float" office:value="0.0114676752978181" calcext:value-type="float">
            <text:p>0.011467675297818</text:p>
          </table:table-cell>
        </table:table-row>
        <table:table-row table:style-name="ro1">
          <table:table-cell table:formula="of:=RAND()*10-5" office:value-type="float" office:value="-1.2793792126558" calcext:value-type="float">
            <text:p>-1.2793792126558</text:p>
          </table:table-cell>
          <table:table-cell table:formula="of:=1/(1+EXP(-[.A539]*1.5+0.8))" office:value-type="float" office:value="0.0618574817119491" calcext:value-type="float">
            <text:p>0.061857481711949</text:p>
          </table:table-cell>
        </table:table-row>
        <table:table-row table:style-name="ro1">
          <table:table-cell table:formula="of:=RAND()*10-5" office:value-type="float" office:value="4.9640478693728" calcext:value-type="float">
            <text:p>4.9640478693728</text:p>
          </table:table-cell>
          <table:table-cell table:formula="of:=1/(1+EXP(-[.A540]*1.5+0.8))" office:value-type="float" office:value="0.998702570236042" calcext:value-type="float">
            <text:p>0.998702570236042</text:p>
          </table:table-cell>
        </table:table-row>
        <table:table-row table:style-name="ro1">
          <table:table-cell table:formula="of:=RAND()*10-5" office:value-type="float" office:value="1.41157211894982" calcext:value-type="float">
            <text:p>1.41157211894982</text:p>
          </table:table-cell>
          <table:table-cell table:formula="of:=1/(1+EXP(-[.A541]*1.5+0.8))" office:value-type="float" office:value="0.788741840469288" calcext:value-type="float">
            <text:p>0.788741840469288</text:p>
          </table:table-cell>
        </table:table-row>
        <table:table-row table:style-name="ro1">
          <table:table-cell table:formula="of:=RAND()*10-5" office:value-type="float" office:value="-2.63715218439329" calcext:value-type="float">
            <text:p>-2.63715218439329</text:p>
          </table:table-cell>
          <table:table-cell table:formula="of:=1/(1+EXP(-[.A542]*1.5+0.8))" office:value-type="float" office:value="0.00852890952692324" calcext:value-type="float">
            <text:p>0.008528909526923</text:p>
          </table:table-cell>
        </table:table-row>
        <table:table-row table:style-name="ro1">
          <table:table-cell table:formula="of:=RAND()*10-5" office:value-type="float" office:value="-2.91506315624146" calcext:value-type="float">
            <text:p>-2.91506315624146</text:p>
          </table:table-cell>
          <table:table-cell table:formula="of:=1/(1+EXP(-[.A543]*1.5+0.8))" office:value-type="float" office:value="0.00563787217089313" calcext:value-type="float">
            <text:p>0.005637872170893</text:p>
          </table:table-cell>
        </table:table-row>
        <table:table-row table:style-name="ro1">
          <table:table-cell table:formula="of:=RAND()*10-5" office:value-type="float" office:value="1.29597900337623" calcext:value-type="float">
            <text:p>1.29597900337623</text:p>
          </table:table-cell>
          <table:table-cell table:formula="of:=1/(1+EXP(-[.A544]*1.5+0.8))" office:value-type="float" office:value="0.758407516025711" calcext:value-type="float">
            <text:p>0.758407516025711</text:p>
          </table:table-cell>
        </table:table-row>
        <table:table-row table:style-name="ro1">
          <table:table-cell table:formula="of:=RAND()*10-5" office:value-type="float" office:value="3.83567220535179" calcext:value-type="float">
            <text:p>3.83567220535179</text:p>
          </table:table-cell>
          <table:table-cell table:formula="of:=1/(1+EXP(-[.A545]*1.5+0.8))" office:value-type="float" office:value="0.99299087294626" calcext:value-type="float">
            <text:p>0.99299087294626</text:p>
          </table:table-cell>
        </table:table-row>
        <table:table-row table:style-name="ro1">
          <table:table-cell table:formula="of:=RAND()*10-5" office:value-type="float" office:value="-4.01445970130352" calcext:value-type="float">
            <text:p>-4.01445970130352</text:p>
          </table:table-cell>
          <table:table-cell table:formula="of:=1/(1+EXP(-[.A546]*1.5+0.8))" office:value-type="float" office:value="0.0010886914196051" calcext:value-type="float">
            <text:p>0.001088691419605</text:p>
          </table:table-cell>
        </table:table-row>
        <table:table-row table:style-name="ro1">
          <table:table-cell table:formula="of:=RAND()*10-5" office:value-type="float" office:value="-3.43868054785524" calcext:value-type="float">
            <text:p>-3.43868054785524</text:p>
          </table:table-cell>
          <table:table-cell table:formula="of:=1/(1+EXP(-[.A547]*1.5+0.8))" office:value-type="float" office:value="0.0025783580187601" calcext:value-type="float">
            <text:p>0.00257835801876</text:p>
          </table:table-cell>
        </table:table-row>
        <table:table-row table:style-name="ro1">
          <table:table-cell table:formula="of:=RAND()*10-5" office:value-type="float" office:value="4.83764122007788" calcext:value-type="float">
            <text:p>4.83764122007788</text:p>
          </table:table-cell>
          <table:table-cell table:formula="of:=1/(1+EXP(-[.A548]*1.5+0.8))" office:value-type="float" office:value="0.998432120078165" calcext:value-type="float">
            <text:p>0.998432120078165</text:p>
          </table:table-cell>
        </table:table-row>
        <table:table-row table:style-name="ro1">
          <table:table-cell table:formula="of:=RAND()*10-5" office:value-type="float" office:value="1.63112596906912" calcext:value-type="float">
            <text:p>1.63112596906912</text:p>
          </table:table-cell>
          <table:table-cell table:formula="of:=1/(1+EXP(-[.A549]*1.5+0.8))" office:value-type="float" office:value="0.838443050762832" calcext:value-type="float">
            <text:p>0.838443050762832</text:p>
          </table:table-cell>
        </table:table-row>
        <table:table-row table:style-name="ro1">
          <table:table-cell table:formula="of:=RAND()*10-5" office:value-type="float" office:value="-0.4919466841214" calcext:value-type="float">
            <text:p>-0.4919466841214</text:p>
          </table:table-cell>
          <table:table-cell table:formula="of:=1/(1+EXP(-[.A550]*1.5+0.8))" office:value-type="float" office:value="0.176837845221561" calcext:value-type="float">
            <text:p>0.176837845221561</text:p>
          </table:table-cell>
        </table:table-row>
        <table:table-row table:style-name="ro1">
          <table:table-cell table:formula="of:=RAND()*10-5" office:value-type="float" office:value="-4.6000411632202" calcext:value-type="float">
            <text:p>-4.6000411632202</text:p>
          </table:table-cell>
          <table:table-cell table:formula="of:=1/(1+EXP(-[.A551]*1.5+0.8))" office:value-type="float" office:value="0.000452594289669249" calcext:value-type="float">
            <text:p>0.000452594289669</text:p>
          </table:table-cell>
        </table:table-row>
        <table:table-row table:style-name="ro1">
          <table:table-cell table:formula="of:=RAND()*10-5" office:value-type="float" office:value="-4.81347216876066" calcext:value-type="float">
            <text:p>-4.81347216876066</text:p>
          </table:table-cell>
          <table:table-cell table:formula="of:=1/(1+EXP(-[.A552]*1.5+0.8))" office:value-type="float" office:value="0.000328643510077295" calcext:value-type="float">
            <text:p>0.000328643510077</text:p>
          </table:table-cell>
        </table:table-row>
        <table:table-row table:style-name="ro1">
          <table:table-cell table:formula="of:=RAND()*10-5" office:value-type="float" office:value="-1.18470956432993" calcext:value-type="float">
            <text:p>-1.18470956432993</text:p>
          </table:table-cell>
          <table:table-cell table:formula="of:=1/(1+EXP(-[.A553]*1.5+0.8))" office:value-type="float" office:value="0.0706291865317255" calcext:value-type="float">
            <text:p>0.070629186531726</text:p>
          </table:table-cell>
        </table:table-row>
        <table:table-row table:style-name="ro1">
          <table:table-cell table:formula="of:=RAND()*10-5" office:value-type="float" office:value="-1.67922200384112" calcext:value-type="float">
            <text:p>-1.67922200384112</text:p>
          </table:table-cell>
          <table:table-cell table:formula="of:=1/(1+EXP(-[.A554]*1.5+0.8))" office:value-type="float" office:value="0.0349307272304536" calcext:value-type="float">
            <text:p>0.034930727230454</text:p>
          </table:table-cell>
        </table:table-row>
        <table:table-row table:style-name="ro1">
          <table:table-cell table:formula="of:=RAND()*10-5" office:value-type="float" office:value="0.526297292183115" calcext:value-type="float">
            <text:p>0.526297292183115</text:p>
          </table:table-cell>
          <table:table-cell table:formula="of:=1/(1+EXP(-[.A555]*1.5+0.8))" office:value-type="float" office:value="0.497361509060023" calcext:value-type="float">
            <text:p>0.497361509060023</text:p>
          </table:table-cell>
        </table:table-row>
        <table:table-row table:style-name="ro1">
          <table:table-cell table:formula="of:=RAND()*10-5" office:value-type="float" office:value="-0.380568226736682" calcext:value-type="float">
            <text:p>-0.380568226736682</text:p>
          </table:table-cell>
          <table:table-cell table:formula="of:=1/(1+EXP(-[.A556]*1.5+0.8))" office:value-type="float" office:value="0.202482172968629" calcext:value-type="float">
            <text:p>0.202482172968629</text:p>
          </table:table-cell>
        </table:table-row>
        <table:table-row table:style-name="ro1">
          <table:table-cell table:formula="of:=RAND()*10-5" office:value-type="float" office:value="-1.9733911311573" calcext:value-type="float">
            <text:p>-1.9733911311573</text:p>
          </table:table-cell>
          <table:table-cell table:formula="of:=1/(1+EXP(-[.A557]*1.5+0.8))" office:value-type="float" office:value="0.0227520157364743" calcext:value-type="float">
            <text:p>0.022752015736474</text:p>
          </table:table-cell>
        </table:table-row>
        <table:table-row table:style-name="ro1">
          <table:table-cell table:formula="of:=RAND()*10-5" office:value-type="float" office:value="3.56746962139687" calcext:value-type="float">
            <text:p>3.56746962139687</text:p>
          </table:table-cell>
          <table:table-cell table:formula="of:=1/(1+EXP(-[.A558]*1.5+0.8))" office:value-type="float" office:value="0.989555749119365" calcext:value-type="float">
            <text:p>0.989555749119365</text:p>
          </table:table-cell>
        </table:table-row>
        <table:table-row table:style-name="ro1">
          <table:table-cell table:formula="of:=RAND()*10-5" office:value-type="float" office:value="-2.4601336877854" calcext:value-type="float">
            <text:p>-2.4601336877854</text:p>
          </table:table-cell>
          <table:table-cell table:formula="of:=1/(1+EXP(-[.A559]*1.5+0.8))" office:value-type="float" office:value="0.0110939377763213" calcext:value-type="float">
            <text:p>0.011093937776321</text:p>
          </table:table-cell>
        </table:table-row>
        <table:table-row table:style-name="ro1">
          <table:table-cell table:formula="of:=RAND()*10-5" office:value-type="float" office:value="-1.72140111468136" calcext:value-type="float">
            <text:p>-1.72140111468136</text:p>
          </table:table-cell>
          <table:table-cell table:formula="of:=1/(1+EXP(-[.A560]*1.5+0.8))" office:value-type="float" office:value="0.0328595384909523" calcext:value-type="float">
            <text:p>0.032859538490952</text:p>
          </table:table-cell>
        </table:table-row>
        <table:table-row table:style-name="ro1">
          <table:table-cell table:formula="of:=RAND()*10-5" office:value-type="float" office:value="-1.66147662951073" calcext:value-type="float">
            <text:p>-1.66147662951073</text:p>
          </table:table-cell>
          <table:table-cell table:formula="of:=1/(1+EXP(-[.A561]*1.5+0.8))" office:value-type="float" office:value="0.0358392302348763" calcext:value-type="float">
            <text:p>0.035839230234876</text:p>
          </table:table-cell>
        </table:table-row>
        <table:table-row table:style-name="ro1">
          <table:table-cell table:formula="of:=RAND()*10-5" office:value-type="float" office:value="2.62339255812393" calcext:value-type="float">
            <text:p>2.62339255812393</text:p>
          </table:table-cell>
          <table:table-cell table:formula="of:=1/(1+EXP(-[.A562]*1.5+0.8))" office:value-type="float" office:value="0.958317143327046" calcext:value-type="float">
            <text:p>0.958317143327046</text:p>
          </table:table-cell>
        </table:table-row>
        <table:table-row table:style-name="ro1">
          <table:table-cell table:formula="of:=RAND()*10-5" office:value-type="float" office:value="-4.15315918697152" calcext:value-type="float">
            <text:p>-4.15315918697152</text:p>
          </table:table-cell>
          <table:table-cell table:formula="of:=1/(1+EXP(-[.A563]*1.5+0.8))" office:value-type="float" office:value="0.000884380151701764" calcext:value-type="float">
            <text:p>0.000884380151702</text:p>
          </table:table-cell>
        </table:table-row>
        <table:table-row table:style-name="ro1">
          <table:table-cell table:formula="of:=RAND()*10-5" office:value-type="float" office:value="-2.43817171257414" calcext:value-type="float">
            <text:p>-2.43817171257414</text:p>
          </table:table-cell>
          <table:table-cell table:formula="of:=1/(1+EXP(-[.A564]*1.5+0.8))" office:value-type="float" office:value="0.0114612329304966" calcext:value-type="float">
            <text:p>0.011461232930497</text:p>
          </table:table-cell>
        </table:table-row>
        <table:table-row table:style-name="ro1">
          <table:table-cell table:formula="of:=RAND()*10-5" office:value-type="float" office:value="1.88166897515292" calcext:value-type="float">
            <text:p>1.88166897515292</text:p>
          </table:table-cell>
          <table:table-cell table:formula="of:=1/(1+EXP(-[.A565]*1.5+0.8))" office:value-type="float" office:value="0.883139624484733" calcext:value-type="float">
            <text:p>0.883139624484733</text:p>
          </table:table-cell>
        </table:table-row>
        <table:table-row table:style-name="ro1">
          <table:table-cell table:formula="of:=RAND()*10-5" office:value-type="float" office:value="-3.52878142908698" calcext:value-type="float">
            <text:p>-3.52878142908698</text:p>
          </table:table-cell>
          <table:table-cell table:formula="of:=1/(1+EXP(-[.A566]*1.5+0.8))" office:value-type="float" office:value="0.00225314596709467" calcext:value-type="float">
            <text:p>0.002253145967095</text:p>
          </table:table-cell>
        </table:table-row>
        <table:table-row table:style-name="ro1">
          <table:table-cell table:formula="of:=RAND()*10-5" office:value-type="float" office:value="3.12873284019632" calcext:value-type="float">
            <text:p>3.12873284019632</text:p>
          </table:table-cell>
          <table:table-cell table:formula="of:=1/(1+EXP(-[.A567]*1.5+0.8))" office:value-type="float" office:value="0.98002505227575" calcext:value-type="float">
            <text:p>0.98002505227575</text:p>
          </table:table-cell>
        </table:table-row>
        <table:table-row table:style-name="ro1">
          <table:table-cell table:formula="of:=RAND()*10-5" office:value-type="float" office:value="2.90589820415912" calcext:value-type="float">
            <text:p>2.90589820415912</text:p>
          </table:table-cell>
          <table:table-cell table:formula="of:=1/(1+EXP(-[.A568]*1.5+0.8))" office:value-type="float" office:value="0.972316567436434" calcext:value-type="float">
            <text:p>0.972316567436434</text:p>
          </table:table-cell>
        </table:table-row>
        <table:table-row table:style-name="ro1">
          <table:table-cell table:formula="of:=RAND()*10-5" office:value-type="float" office:value="3.30145137656085" calcext:value-type="float">
            <text:p>3.30145137656085</text:p>
          </table:table-cell>
          <table:table-cell table:formula="of:=1/(1+EXP(-[.A569]*1.5+0.8))" office:value-type="float" office:value="0.984513471503679" calcext:value-type="float">
            <text:p>0.984513471503679</text:p>
          </table:table-cell>
        </table:table-row>
        <table:table-row table:style-name="ro1">
          <table:table-cell table:formula="of:=RAND()*10-5" office:value-type="float" office:value="-2.84908697652734" calcext:value-type="float">
            <text:p>-2.84908697652734</text:p>
          </table:table-cell>
          <table:table-cell table:formula="of:=1/(1+EXP(-[.A570]*1.5+0.8))" office:value-type="float" office:value="0.00622071387495072" calcext:value-type="float">
            <text:p>0.006220713874951</text:p>
          </table:table-cell>
        </table:table-row>
        <table:table-row table:style-name="ro1">
          <table:table-cell table:formula="of:=RAND()*10-5" office:value-type="float" office:value="-4.23545382092969" calcext:value-type="float">
            <text:p>-4.23545382092969</text:p>
          </table:table-cell>
          <table:table-cell table:formula="of:=1/(1+EXP(-[.A571]*1.5+0.8))" office:value-type="float" office:value="0.000781759978726711" calcext:value-type="float">
            <text:p>0.000781759978727</text:p>
          </table:table-cell>
        </table:table-row>
        <table:table-row table:style-name="ro1">
          <table:table-cell table:formula="of:=RAND()*10-5" office:value-type="float" office:value="-3.01063860756121" calcext:value-type="float">
            <text:p>-3.01063860756121</text:p>
          </table:table-cell>
          <table:table-cell table:formula="of:=1/(1+EXP(-[.A572]*1.5+0.8))" office:value-type="float" office:value="0.00488855531997069" calcext:value-type="float">
            <text:p>0.004888555319971</text:p>
          </table:table-cell>
        </table:table-row>
        <table:table-row table:style-name="ro1">
          <table:table-cell table:formula="of:=RAND()*10-5" office:value-type="float" office:value="0.497679703452229" calcext:value-type="float">
            <text:p>0.497679703452229</text:p>
          </table:table-cell>
          <table:table-cell table:formula="of:=1/(1+EXP(-[.A573]*1.5+0.8))" office:value-type="float" office:value="0.486633074602584" calcext:value-type="float">
            <text:p>0.486633074602584</text:p>
          </table:table-cell>
        </table:table-row>
        <table:table-row table:style-name="ro1">
          <table:table-cell table:formula="of:=RAND()*10-5" office:value-type="float" office:value="4.36387106177122" calcext:value-type="float">
            <text:p>4.36387106177122</text:p>
          </table:table-cell>
          <table:table-cell table:formula="of:=1/(1+EXP(-[.A574]*1.5+0.8))" office:value-type="float" office:value="0.996814027347968" calcext:value-type="float">
            <text:p>0.996814027347968</text:p>
          </table:table-cell>
        </table:table-row>
        <table:table-row table:style-name="ro1">
          <table:table-cell table:formula="of:=RAND()*10-5" office:value-type="float" office:value="0.145021749422536" calcext:value-type="float">
            <text:p>0.145021749422536</text:p>
          </table:table-cell>
          <table:table-cell table:formula="of:=1/(1+EXP(-[.A575]*1.5+0.8))" office:value-type="float" office:value="0.358365048342109" calcext:value-type="float">
            <text:p>0.358365048342109</text:p>
          </table:table-cell>
        </table:table-row>
        <table:table-row table:style-name="ro1">
          <table:table-cell table:formula="of:=RAND()*10-5" office:value-type="float" office:value="-0.699348159144673" calcext:value-type="float">
            <text:p>-0.699348159144673</text:p>
          </table:table-cell>
          <table:table-cell table:formula="of:=1/(1+EXP(-[.A576]*1.5+0.8))" office:value-type="float" office:value="0.135987738259598" calcext:value-type="float">
            <text:p>0.135987738259598</text:p>
          </table:table-cell>
        </table:table-row>
        <table:table-row table:style-name="ro1">
          <table:table-cell table:formula="of:=RAND()*10-5" office:value-type="float" office:value="2.15926428504645" calcext:value-type="float">
            <text:p>2.15926428504645</text:p>
          </table:table-cell>
          <table:table-cell table:formula="of:=1/(1+EXP(-[.A577]*1.5+0.8))" office:value-type="float" office:value="0.919745666924759" calcext:value-type="float">
            <text:p>0.919745666924759</text:p>
          </table:table-cell>
        </table:table-row>
        <table:table-row table:style-name="ro1">
          <table:table-cell table:formula="of:=RAND()*10-5" office:value-type="float" office:value="-1.70284408842661" calcext:value-type="float">
            <text:p>-1.70284408842661</text:p>
          </table:table-cell>
          <table:table-cell table:formula="of:=1/(1+EXP(-[.A578]*1.5+0.8))" office:value-type="float" office:value="0.0337557416249706" calcext:value-type="float">
            <text:p>0.033755741624971</text:p>
          </table:table-cell>
        </table:table-row>
        <table:table-row table:style-name="ro1">
          <table:table-cell table:formula="of:=RAND()*10-5" office:value-type="float" office:value="-0.221423996307146" calcext:value-type="float">
            <text:p>-0.221423996307146</text:p>
          </table:table-cell>
          <table:table-cell table:formula="of:=1/(1+EXP(-[.A579]*1.5+0.8))" office:value-type="float" office:value="0.243767126139157" calcext:value-type="float">
            <text:p>0.243767126139157</text:p>
          </table:table-cell>
        </table:table-row>
        <table:table-row table:style-name="ro1">
          <table:table-cell table:formula="of:=RAND()*10-5" office:value-type="float" office:value="-1.59127234191457" calcext:value-type="float">
            <text:p>-1.59127234191457</text:p>
          </table:table-cell>
          <table:table-cell table:formula="of:=1/(1+EXP(-[.A580]*1.5+0.8))" office:value-type="float" office:value="0.0396613617294812" calcext:value-type="float">
            <text:p>0.039661361729481</text:p>
          </table:table-cell>
        </table:table-row>
        <table:table-row table:style-name="ro1">
          <table:table-cell table:formula="of:=RAND()*10-5" office:value-type="float" office:value="4.50614310727069" calcext:value-type="float">
            <text:p>4.50614310727069</text:p>
          </table:table-cell>
          <table:table-cell table:formula="of:=1/(1+EXP(-[.A581]*1.5+0.8))" office:value-type="float" office:value="0.997424710366858" calcext:value-type="float">
            <text:p>0.997424710366858</text:p>
          </table:table-cell>
        </table:table-row>
        <table:table-row table:style-name="ro1">
          <table:table-cell table:formula="of:=RAND()*10-5" office:value-type="float" office:value="2.98985367810347" calcext:value-type="float">
            <text:p>2.98985367810347</text:p>
          </table:table-cell>
          <table:table-cell table:formula="of:=1/(1+EXP(-[.A582]*1.5+0.8))" office:value-type="float" office:value="0.975512030037821" calcext:value-type="float">
            <text:p>0.975512030037821</text:p>
          </table:table-cell>
        </table:table-row>
        <table:table-row table:style-name="ro1">
          <table:table-cell table:formula="of:=RAND()*10-5" office:value-type="float" office:value="1.87071386419986" calcext:value-type="float">
            <text:p>1.87071386419986</text:p>
          </table:table-cell>
          <table:table-cell table:formula="of:=1/(1+EXP(-[.A583]*1.5+0.8))" office:value-type="float" office:value="0.881433000605874" calcext:value-type="float">
            <text:p>0.881433000605874</text:p>
          </table:table-cell>
        </table:table-row>
        <table:table-row table:style-name="ro1">
          <table:table-cell table:formula="of:=RAND()*10-5" office:value-type="float" office:value="-1.03732586785213" calcext:value-type="float">
            <text:p>-1.03732586785213</text:p>
          </table:table-cell>
          <table:table-cell table:formula="of:=1/(1+EXP(-[.A584]*1.5+0.8))" office:value-type="float" office:value="0.0865909262971255" calcext:value-type="float">
            <text:p>0.086590926297126</text:p>
          </table:table-cell>
        </table:table-row>
        <table:table-row table:style-name="ro1">
          <table:table-cell table:formula="of:=RAND()*10-5" office:value-type="float" office:value="4.4969832543132" calcext:value-type="float">
            <text:p>4.4969832543132</text:p>
          </table:table-cell>
          <table:table-cell table:formula="of:=1/(1+EXP(-[.A585]*1.5+0.8))" office:value-type="float" office:value="0.997389175273361" calcext:value-type="float">
            <text:p>0.997389175273361</text:p>
          </table:table-cell>
        </table:table-row>
        <table:table-row table:style-name="ro1">
          <table:table-cell table:formula="of:=RAND()*10-5" office:value-type="float" office:value="3.28909725620492" calcext:value-type="float">
            <text:p>3.28909725620492</text:p>
          </table:table-cell>
          <table:table-cell table:formula="of:=1/(1+EXP(-[.A586]*1.5+0.8))" office:value-type="float" office:value="0.984228380668786" calcext:value-type="float">
            <text:p>0.984228380668786</text:p>
          </table:table-cell>
        </table:table-row>
        <table:table-row table:style-name="ro1">
          <table:table-cell table:formula="of:=RAND()*10-5" office:value-type="float" office:value="-2.55668149953939" calcext:value-type="float">
            <text:p>-2.55668149953939</text:p>
          </table:table-cell>
          <table:table-cell table:formula="of:=1/(1+EXP(-[.A587]*1.5+0.8))" office:value-type="float" office:value="0.0096125923125314" calcext:value-type="float">
            <text:p>0.009612592312531</text:p>
          </table:table-cell>
        </table:table-row>
        <table:table-row table:style-name="ro1">
          <table:table-cell table:formula="of:=RAND()*10-5" office:value-type="float" office:value="-0.633742024963329" calcext:value-type="float">
            <text:p>-0.633742024963329</text:p>
          </table:table-cell>
          <table:table-cell table:formula="of:=1/(1+EXP(-[.A588]*1.5+0.8))" office:value-type="float" office:value="0.147969892775564" calcext:value-type="float">
            <text:p>0.147969892775564</text:p>
          </table:table-cell>
        </table:table-row>
        <table:table-row table:style-name="ro1">
          <table:table-cell table:formula="of:=RAND()*10-5" office:value-type="float" office:value="1.59987962854039" calcext:value-type="float">
            <text:p>1.59987962854039</text:p>
          </table:table-cell>
          <table:table-cell table:formula="of:=1/(1+EXP(-[.A589]*1.5+0.8))" office:value-type="float" office:value="0.831993148263633" calcext:value-type="float">
            <text:p>0.831993148263633</text:p>
          </table:table-cell>
        </table:table-row>
        <table:table-row table:style-name="ro1">
          <table:table-cell table:formula="of:=RAND()*10-5" office:value-type="float" office:value="-0.255346195550134" calcext:value-type="float">
            <text:p>-0.255346195550134</text:p>
          </table:table-cell>
          <table:table-cell table:formula="of:=1/(1+EXP(-[.A590]*1.5+0.8))" office:value-type="float" office:value="0.234509753603029" calcext:value-type="float">
            <text:p>0.234509753603029</text:p>
          </table:table-cell>
        </table:table-row>
        <table:table-row table:style-name="ro1">
          <table:table-cell table:formula="of:=RAND()*10-5" office:value-type="float" office:value="3.33643016002646" calcext:value-type="float">
            <text:p>3.33643016002646</text:p>
          </table:table-cell>
          <table:table-cell table:formula="of:=1/(1+EXP(-[.A591]*1.5+0.8))" office:value-type="float" office:value="0.985293431122507" calcext:value-type="float">
            <text:p>0.985293431122507</text:p>
          </table:table-cell>
        </table:table-row>
        <table:table-row table:style-name="ro1">
          <table:table-cell table:formula="of:=RAND()*10-5" office:value-type="float" office:value="-3.76602338889694" calcext:value-type="float">
            <text:p>-3.76602338889694</text:p>
          </table:table-cell>
          <table:table-cell table:formula="of:=1/(1+EXP(-[.A592]*1.5+0.8))" office:value-type="float" office:value="0.0015795490545341" calcext:value-type="float">
            <text:p>0.001579549054534</text:p>
          </table:table-cell>
        </table:table-row>
        <table:table-row table:style-name="ro1">
          <table:table-cell table:formula="of:=RAND()*10-5" office:value-type="float" office:value="2.51464677977338" calcext:value-type="float">
            <text:p>2.51464677977338</text:p>
          </table:table-cell>
          <table:table-cell table:formula="of:=1/(1+EXP(-[.A593]*1.5+0.8))" office:value-type="float" office:value="0.951291647694582" calcext:value-type="float">
            <text:p>0.951291647694582</text:p>
          </table:table-cell>
        </table:table-row>
        <table:table-row table:style-name="ro1">
          <table:table-cell table:formula="of:=RAND()*10-5" office:value-type="float" office:value="0.685033625223324" calcext:value-type="float">
            <text:p>0.685033625223324</text:p>
          </table:table-cell>
          <table:table-cell table:formula="of:=1/(1+EXP(-[.A594]*1.5+0.8))" office:value-type="float" office:value="0.556643407587996" calcext:value-type="float">
            <text:p>0.556643407587996</text:p>
          </table:table-cell>
        </table:table-row>
        <table:table-row table:style-name="ro1">
          <table:table-cell table:formula="of:=RAND()*10-5" office:value-type="float" office:value="4.25946837202969" calcext:value-type="float">
            <text:p>4.25946837202969</text:p>
          </table:table-cell>
          <table:table-cell table:formula="of:=1/(1+EXP(-[.A595]*1.5+0.8))" office:value-type="float" office:value="0.996275913144168" calcext:value-type="float">
            <text:p>0.996275913144168</text:p>
          </table:table-cell>
        </table:table-row>
        <table:table-row table:style-name="ro1">
          <table:table-cell table:formula="of:=RAND()*10-5" office:value-type="float" office:value="0.490965025949803" calcext:value-type="float">
            <text:p>0.490965025949803</text:p>
          </table:table-cell>
          <table:table-cell table:formula="of:=1/(1+EXP(-[.A596]*1.5+0.8))" office:value-type="float" office:value="0.484117230134889" calcext:value-type="float">
            <text:p>0.484117230134889</text:p>
          </table:table-cell>
        </table:table-row>
        <table:table-row table:style-name="ro1">
          <table:table-cell table:formula="of:=RAND()*10-5" office:value-type="float" office:value="-4.72042816032391" calcext:value-type="float">
            <text:p>-4.72042816032391</text:p>
          </table:table-cell>
          <table:table-cell table:formula="of:=1/(1+EXP(-[.A597]*1.5+0.8))" office:value-type="float" office:value="0.00037784739556971" calcext:value-type="float">
            <text:p>0.00037784739557</text:p>
          </table:table-cell>
        </table:table-row>
        <table:table-row table:style-name="ro1">
          <table:table-cell table:formula="of:=RAND()*10-5" office:value-type="float" office:value="1.76976850169067" calcext:value-type="float">
            <text:p>1.76976850169067</text:p>
          </table:table-cell>
          <table:table-cell table:formula="of:=1/(1+EXP(-[.A598]*1.5+0.8))" office:value-type="float" office:value="0.864672464494348" calcext:value-type="float">
            <text:p>0.864672464494348</text:p>
          </table:table-cell>
        </table:table-row>
        <table:table-row table:style-name="ro1">
          <table:table-cell table:formula="of:=RAND()*10-5" office:value-type="float" office:value="4.89036674217452" calcext:value-type="float">
            <text:p>4.89036674217452</text:p>
          </table:table-cell>
          <table:table-cell table:formula="of:=1/(1+EXP(-[.A599]*1.5+0.8))" office:value-type="float" office:value="0.998551171517639" calcext:value-type="float">
            <text:p>0.998551171517639</text:p>
          </table:table-cell>
        </table:table-row>
        <table:table-row table:style-name="ro1">
          <table:table-cell table:formula="of:=RAND()*10-5" office:value-type="float" office:value="0.836877875207414" calcext:value-type="float">
            <text:p>0.836877875207414</text:p>
          </table:table-cell>
          <table:table-cell table:formula="of:=1/(1+EXP(-[.A600]*1.5+0.8))" office:value-type="float" office:value="0.611902607679906" calcext:value-type="float">
            <text:p>0.611902607679906</text:p>
          </table:table-cell>
        </table:table-row>
        <table:table-row table:style-name="ro1">
          <table:table-cell table:formula="of:=RAND()*10-5" office:value-type="float" office:value="4.9867792630488" calcext:value-type="float">
            <text:p>4.9867792630488</text:p>
          </table:table-cell>
          <table:table-cell table:formula="of:=1/(1+EXP(-[.A601]*1.5+0.8))" office:value-type="float" office:value="0.998746008572483" calcext:value-type="float">
            <text:p>0.998746008572483</text:p>
          </table:table-cell>
        </table:table-row>
        <table:table-row table:style-name="ro1">
          <table:table-cell table:formula="of:=RAND()*10-5" office:value-type="float" office:value="0.715742514103289" calcext:value-type="float">
            <text:p>0.715742514103289</text:p>
          </table:table-cell>
          <table:table-cell table:formula="of:=1/(1+EXP(-[.A602]*1.5+0.8))" office:value-type="float" office:value="0.567979864499433" calcext:value-type="float">
            <text:p>0.567979864499433</text:p>
          </table:table-cell>
        </table:table-row>
        <table:table-row table:style-name="ro1">
          <table:table-cell table:formula="of:=RAND()*10-5" office:value-type="float" office:value="3.03926075243326" calcext:value-type="float">
            <text:p>3.03926075243326</text:p>
          </table:table-cell>
          <table:table-cell table:formula="of:=1/(1+EXP(-[.A603]*1.5+0.8))" office:value-type="float" office:value="0.977221386397375" calcext:value-type="float">
            <text:p>0.977221386397375</text:p>
          </table:table-cell>
        </table:table-row>
        <table:table-row table:style-name="ro1">
          <table:table-cell table:formula="of:=RAND()*10-5" office:value-type="float" office:value="4.78198742657572" calcext:value-type="float">
            <text:p>4.78198742657572</text:p>
          </table:table-cell>
          <table:table-cell table:formula="of:=1/(1+EXP(-[.A604]*1.5+0.8))" office:value-type="float" office:value="0.998295846456809" calcext:value-type="float">
            <text:p>0.998295846456809</text:p>
          </table:table-cell>
        </table:table-row>
        <table:table-row table:style-name="ro1">
          <table:table-cell table:formula="of:=RAND()*10-5" office:value-type="float" office:value="3.6722443447893" calcext:value-type="float">
            <text:p>3.6722443447893</text:p>
          </table:table-cell>
          <table:table-cell table:formula="of:=1/(1+EXP(-[.A605]*1.5+0.8))" office:value-type="float" office:value="0.991061125416158" calcext:value-type="float">
            <text:p>0.991061125416158</text:p>
          </table:table-cell>
        </table:table-row>
        <table:table-row table:style-name="ro1">
          <table:table-cell table:formula="of:=RAND()*10-5" office:value-type="float" office:value="-2.47204646992098" calcext:value-type="float">
            <text:p>-2.47204646992098</text:p>
          </table:table-cell>
          <table:table-cell table:formula="of:=1/(1+EXP(-[.A606]*1.5+0.8))" office:value-type="float" office:value="0.0108996005062476" calcext:value-type="float">
            <text:p>0.010899600506248</text:p>
          </table:table-cell>
        </table:table-row>
        <table:table-row table:style-name="ro1">
          <table:table-cell table:formula="of:=RAND()*10-5" office:value-type="float" office:value="2.24473966586051" calcext:value-type="float">
            <text:p>2.24473966586051</text:p>
          </table:table-cell>
          <table:table-cell table:formula="of:=1/(1+EXP(-[.A607]*1.5+0.8))" office:value-type="float" office:value="0.928714570678404" calcext:value-type="float">
            <text:p>0.928714570678404</text:p>
          </table:table-cell>
        </table:table-row>
        <table:table-row table:style-name="ro1">
          <table:table-cell table:formula="of:=RAND()*10-5" office:value-type="float" office:value="-4.49702249557477" calcext:value-type="float">
            <text:p>-4.49702249557477</text:p>
          </table:table-cell>
          <table:table-cell table:formula="of:=1/(1+EXP(-[.A608]*1.5+0.8))" office:value-type="float" office:value="0.000528185997182395" calcext:value-type="float">
            <text:p>0.000528185997182</text:p>
          </table:table-cell>
        </table:table-row>
        <table:table-row table:style-name="ro1">
          <table:table-cell table:formula="of:=RAND()*10-5" office:value-type="float" office:value="2.11258653958917" calcext:value-type="float">
            <text:p>2.11258653958917</text:p>
          </table:table-cell>
          <table:table-cell table:formula="of:=1/(1+EXP(-[.A609]*1.5+0.8))" office:value-type="float" office:value="0.914423242552009" calcext:value-type="float">
            <text:p>0.914423242552009</text:p>
          </table:table-cell>
        </table:table-row>
        <table:table-row table:style-name="ro1">
          <table:table-cell table:formula="of:=RAND()*10-5" office:value-type="float" office:value="3.69408112807752" calcext:value-type="float">
            <text:p>3.69408112807752</text:p>
          </table:table-cell>
          <table:table-cell table:formula="of:=1/(1+EXP(-[.A610]*1.5+0.8))" office:value-type="float" office:value="0.991346683884664" calcext:value-type="float">
            <text:p>0.991346683884664</text:p>
          </table:table-cell>
        </table:table-row>
        <table:table-row table:style-name="ro1">
          <table:table-cell table:formula="of:=RAND()*10-5" office:value-type="float" office:value="-0.301288253806188" calcext:value-type="float">
            <text:p>-0.301288253806188</text:p>
          </table:table-cell>
          <table:table-cell table:formula="of:=1/(1+EXP(-[.A611]*1.5+0.8))" office:value-type="float" office:value="0.222365813726011" calcext:value-type="float">
            <text:p>0.222365813726011</text:p>
          </table:table-cell>
        </table:table-row>
        <table:table-row table:style-name="ro1">
          <table:table-cell table:formula="of:=RAND()*10-5" office:value-type="float" office:value="4.5522907201901" calcext:value-type="float">
            <text:p>4.5522907201901</text:p>
          </table:table-cell>
          <table:table-cell table:formula="of:=1/(1+EXP(-[.A612]*1.5+0.8))" office:value-type="float" office:value="0.997596531656206" calcext:value-type="float">
            <text:p>0.997596531656206</text:p>
          </table:table-cell>
        </table:table-row>
        <table:table-row table:style-name="ro1">
          <table:table-cell table:formula="of:=RAND()*10-5" office:value-type="float" office:value="1.96740529168747" calcext:value-type="float">
            <text:p>1.96740529168747</text:p>
          </table:table-cell>
          <table:table-cell table:formula="of:=1/(1+EXP(-[.A613]*1.5+0.8))" office:value-type="float" office:value="0.89577226407726" calcext:value-type="float">
            <text:p>0.89577226407726</text:p>
          </table:table-cell>
        </table:table-row>
        <table:table-row table:style-name="ro1">
          <table:table-cell table:formula="of:=RAND()*10-5" office:value-type="float" office:value="4.46330898987572" calcext:value-type="float">
            <text:p>4.46330898987572</text:p>
          </table:table-cell>
          <table:table-cell table:formula="of:=1/(1+EXP(-[.A614]*1.5+0.8))" office:value-type="float" office:value="0.997254282841915" calcext:value-type="float">
            <text:p>0.997254282841915</text:p>
          </table:table-cell>
        </table:table-row>
        <table:table-row table:style-name="ro1">
          <table:table-cell table:formula="of:=RAND()*10-5" office:value-type="float" office:value="-2.49969540220865" calcext:value-type="float">
            <text:p>-2.49969540220865</text:p>
          </table:table-cell>
          <table:table-cell table:formula="of:=1/(1+EXP(-[.A615]*1.5+0.8))" office:value-type="float" office:value="0.0104614349656298" calcext:value-type="float">
            <text:p>0.01046143496563</text:p>
          </table:table-cell>
        </table:table-row>
        <table:table-row table:style-name="ro1">
          <table:table-cell table:formula="of:=RAND()*10-5" office:value-type="float" office:value="3.38883154733123" calcext:value-type="float">
            <text:p>3.38883154733123</text:p>
          </table:table-cell>
          <table:table-cell table:formula="of:=1/(1+EXP(-[.A616]*1.5+0.8))" office:value-type="float" office:value="0.986390004346088" calcext:value-type="float">
            <text:p>0.986390004346088</text:p>
          </table:table-cell>
        </table:table-row>
        <table:table-row table:style-name="ro1">
          <table:table-cell table:formula="of:=RAND()*10-5" office:value-type="float" office:value="4.76660457456406" calcext:value-type="float">
            <text:p>4.76660457456406</text:p>
          </table:table-cell>
          <table:table-cell table:formula="of:=1/(1+EXP(-[.A617]*1.5+0.8))" office:value-type="float" office:value="0.998256136539585" calcext:value-type="float">
            <text:p>0.998256136539585</text:p>
          </table:table-cell>
        </table:table-row>
        <table:table-row table:style-name="ro1">
          <table:table-cell table:formula="of:=RAND()*10-5" office:value-type="float" office:value="1.41582898449278" calcext:value-type="float">
            <text:p>1.41582898449278</text:p>
          </table:table-cell>
          <table:table-cell table:formula="of:=1/(1+EXP(-[.A618]*1.5+0.8))" office:value-type="float" office:value="0.78980384927488" calcext:value-type="float">
            <text:p>0.78980384927488</text:p>
          </table:table-cell>
        </table:table-row>
        <table:table-row table:style-name="ro1">
          <table:table-cell table:formula="of:=RAND()*10-5" office:value-type="float" office:value="3.09151886557528" calcext:value-type="float">
            <text:p>3.09151886557528</text:p>
          </table:table-cell>
          <table:table-cell table:formula="of:=1/(1+EXP(-[.A619]*1.5+0.8))" office:value-type="float" office:value="0.978902516568621" calcext:value-type="float">
            <text:p>0.978902516568621</text:p>
          </table:table-cell>
        </table:table-row>
        <table:table-row table:style-name="ro1">
          <table:table-cell table:formula="of:=RAND()*10-5" office:value-type="float" office:value="-1.36545549032307" calcext:value-type="float">
            <text:p>-1.36545549032307</text:p>
          </table:table-cell>
          <table:table-cell table:formula="of:=1/(1+EXP(-[.A620]*1.5+0.8))" office:value-type="float" office:value="0.0547753040956363" calcext:value-type="float">
            <text:p>0.054775304095636</text:p>
          </table:table-cell>
        </table:table-row>
        <table:table-row table:style-name="ro1">
          <table:table-cell table:formula="of:=RAND()*10-5" office:value-type="float" office:value="-2.43897931404183" calcext:value-type="float">
            <text:p>-2.43897931404183</text:p>
          </table:table-cell>
          <table:table-cell table:formula="of:=1/(1+EXP(-[.A621]*1.5+0.8))" office:value-type="float" office:value="0.0114475160168955" calcext:value-type="float">
            <text:p>0.011447516016896</text:p>
          </table:table-cell>
        </table:table-row>
        <table:table-row table:style-name="ro1">
          <table:table-cell table:formula="of:=RAND()*10-5" office:value-type="float" office:value="-2.12033817360312" calcext:value-type="float">
            <text:p>-2.12033817360312</text:p>
          </table:table-cell>
          <table:table-cell table:formula="of:=1/(1+EXP(-[.A622]*1.5+0.8))" office:value-type="float" office:value="0.0183337589805601" calcext:value-type="float">
            <text:p>0.01833375898056</text:p>
          </table:table-cell>
        </table:table-row>
        <table:table-row table:style-name="ro1">
          <table:table-cell table:formula="of:=RAND()*10-5" office:value-type="float" office:value="-2.83608820250552" calcext:value-type="float">
            <text:p>-2.83608820250552</text:p>
          </table:table-cell>
          <table:table-cell table:formula="of:=1/(1+EXP(-[.A623]*1.5+0.8))" office:value-type="float" office:value="0.00634241973239998" calcext:value-type="float">
            <text:p>0.0063424197324</text:p>
          </table:table-cell>
        </table:table-row>
        <table:table-row table:style-name="ro1">
          <table:table-cell table:formula="of:=RAND()*10-5" office:value-type="float" office:value="-2.02930113743056" calcext:value-type="float">
            <text:p>-2.02930113743056</text:p>
          </table:table-cell>
          <table:table-cell table:formula="of:=1/(1+EXP(-[.A624]*1.5+0.8))" office:value-type="float" office:value="0.0209601012516377" calcext:value-type="float">
            <text:p>0.020960101251638</text:p>
          </table:table-cell>
        </table:table-row>
        <table:table-row table:style-name="ro1">
          <table:table-cell table:formula="of:=RAND()*10-5" office:value-type="float" office:value="4.85511999095063" calcext:value-type="float">
            <text:p>4.85511999095063</text:p>
          </table:table-cell>
          <table:table-cell table:formula="of:=1/(1+EXP(-[.A625]*1.5+0.8))" office:value-type="float" office:value="0.99847263083438" calcext:value-type="float">
            <text:p>0.99847263083438</text:p>
          </table:table-cell>
        </table:table-row>
        <table:table-row table:style-name="ro1">
          <table:table-cell table:formula="of:=RAND()*10-5" office:value-type="float" office:value="-1.53612951829732" calcext:value-type="float">
            <text:p>-1.53612951829732</text:p>
          </table:table-cell>
          <table:table-cell table:formula="of:=1/(1+EXP(-[.A626]*1.5+0.8))" office:value-type="float" office:value="0.0429345762721879" calcext:value-type="float">
            <text:p>0.042934576272188</text:p>
          </table:table-cell>
        </table:table-row>
        <table:table-row table:style-name="ro1">
          <table:table-cell table:formula="of:=RAND()*10-5" office:value-type="float" office:value="-4.16882546300199" calcext:value-type="float">
            <text:p>-4.16882546300199</text:p>
          </table:table-cell>
          <table:table-cell table:formula="of:=1/(1+EXP(-[.A627]*1.5+0.8))" office:value-type="float" office:value="0.000863857765817083" calcext:value-type="float">
            <text:p>0.000863857765817</text:p>
          </table:table-cell>
        </table:table-row>
        <table:table-row table:style-name="ro1">
          <table:table-cell table:formula="of:=RAND()*10-5" office:value-type="float" office:value="3.56091018300981" calcext:value-type="float">
            <text:p>3.56091018300981</text:p>
          </table:table-cell>
          <table:table-cell table:formula="of:=1/(1+EXP(-[.A628]*1.5+0.8))" office:value-type="float" office:value="0.989453568406454" calcext:value-type="float">
            <text:p>0.989453568406454</text:p>
          </table:table-cell>
        </table:table-row>
        <table:table-row table:style-name="ro1">
          <table:table-cell table:formula="of:=RAND()*10-5" office:value-type="float" office:value="1.10299608281843" calcext:value-type="float">
            <text:p>1.10299608281843</text:p>
          </table:table-cell>
          <table:table-cell table:formula="of:=1/(1+EXP(-[.A629]*1.5+0.8))" office:value-type="float" office:value="0.70150903700853" calcext:value-type="float">
            <text:p>0.70150903700853</text:p>
          </table:table-cell>
        </table:table-row>
        <table:table-row table:style-name="ro1">
          <table:table-cell table:formula="of:=RAND()*10-5" office:value-type="float" office:value="3.35068094625652" calcext:value-type="float">
            <text:p>3.35068094625652</text:p>
          </table:table-cell>
          <table:table-cell table:formula="of:=1/(1+EXP(-[.A630]*1.5+0.8))" office:value-type="float" office:value="0.985599986278372" calcext:value-type="float">
            <text:p>0.985599986278372</text:p>
          </table:table-cell>
        </table:table-row>
        <table:table-row table:style-name="ro1">
          <table:table-cell table:formula="of:=RAND()*10-5" office:value-type="float" office:value="-2.63155647349379" calcext:value-type="float">
            <text:p>-2.63155647349379</text:p>
          </table:table-cell>
          <table:table-cell table:formula="of:=1/(1+EXP(-[.A631]*1.5+0.8))" office:value-type="float" office:value="0.00860018051593304" calcext:value-type="float">
            <text:p>0.008600180515933</text:p>
          </table:table-cell>
        </table:table-row>
        <table:table-row table:style-name="ro1">
          <table:table-cell table:formula="of:=RAND()*10-5" office:value-type="float" office:value="-0.385806711258698" calcext:value-type="float">
            <text:p>-0.385806711258698</text:p>
          </table:table-cell>
          <table:table-cell table:formula="of:=1/(1+EXP(-[.A632]*1.5+0.8))" office:value-type="float" office:value="0.20121624856315" calcext:value-type="float">
            <text:p>0.20121624856315</text:p>
          </table:table-cell>
        </table:table-row>
        <table:table-row table:style-name="ro1">
          <table:table-cell table:formula="of:=RAND()*10-5" office:value-type="float" office:value="0.890007262017579" calcext:value-type="float">
            <text:p>0.890007262017579</text:p>
          </table:table-cell>
          <table:table-cell table:formula="of:=1/(1+EXP(-[.A633]*1.5+0.8))" office:value-type="float" office:value="0.630651062970583" calcext:value-type="float">
            <text:p>0.630651062970583</text:p>
          </table:table-cell>
        </table:table-row>
        <table:table-row table:style-name="ro1">
          <table:table-cell table:formula="of:=RAND()*10-5" office:value-type="float" office:value="-2.29900007696021" calcext:value-type="float">
            <text:p>-2.29900007696021</text:p>
          </table:table-cell>
          <table:table-cell table:formula="of:=1/(1+EXP(-[.A634]*1.5+0.8))" office:value-type="float" office:value="0.0140844393698554" calcext:value-type="float">
            <text:p>0.014084439369856</text:p>
          </table:table-cell>
        </table:table-row>
        <table:table-row table:style-name="ro1">
          <table:table-cell table:formula="of:=RAND()*10-5" office:value-type="float" office:value="1.81469704019794" calcext:value-type="float">
            <text:p>1.81469704019794</text:p>
          </table:table-cell>
          <table:table-cell table:formula="of:=1/(1+EXP(-[.A635]*1.5+0.8))" office:value-type="float" office:value="0.872366366628791" calcext:value-type="float">
            <text:p>0.872366366628791</text:p>
          </table:table-cell>
        </table:table-row>
        <table:table-row table:style-name="ro1">
          <table:table-cell table:formula="of:=RAND()*10-5" office:value-type="float" office:value="2.24771289603372" calcext:value-type="float">
            <text:p>2.24771289603372</text:p>
          </table:table-cell>
          <table:table-cell table:formula="of:=1/(1+EXP(-[.A636]*1.5+0.8))" office:value-type="float" office:value="0.929009265512159" calcext:value-type="float">
            <text:p>0.929009265512159</text:p>
          </table:table-cell>
        </table:table-row>
        <table:table-row table:style-name="ro1">
          <table:table-cell table:formula="of:=RAND()*10-5" office:value-type="float" office:value="2.01037009270844" calcext:value-type="float">
            <text:p>2.01037009270844</text:p>
          </table:table-cell>
          <table:table-cell table:formula="of:=1/(1+EXP(-[.A637]*1.5+0.8))" office:value-type="float" office:value="0.901637696738372" calcext:value-type="float">
            <text:p>0.901637696738372</text:p>
          </table:table-cell>
        </table:table-row>
        <table:table-row table:style-name="ro1">
          <table:table-cell table:formula="of:=RAND()*10-5" office:value-type="float" office:value="-3.70463706375848" calcext:value-type="float">
            <text:p>-3.70463706375848</text:p>
          </table:table-cell>
          <table:table-cell table:formula="of:=1/(1+EXP(-[.A638]*1.5+0.8))" office:value-type="float" office:value="0.00173163586160421" calcext:value-type="float">
            <text:p>0.001731635861604</text:p>
          </table:table-cell>
        </table:table-row>
        <table:table-row table:style-name="ro1">
          <table:table-cell table:formula="of:=RAND()*10-5" office:value-type="float" office:value="1.66005547726444" calcext:value-type="float">
            <text:p>1.66005547726444</text:p>
          </table:table-cell>
          <table:table-cell table:formula="of:=1/(1+EXP(-[.A639]*1.5+0.8))" office:value-type="float" office:value="0.84423510326269" calcext:value-type="float">
            <text:p>0.84423510326269</text:p>
          </table:table-cell>
        </table:table-row>
        <table:table-row table:style-name="ro1">
          <table:table-cell table:formula="of:=RAND()*10-5" office:value-type="float" office:value="3.43500632047673" calcext:value-type="float">
            <text:p>3.43500632047673</text:p>
          </table:table-cell>
          <table:table-cell table:formula="of:=1/(1+EXP(-[.A640]*1.5+0.8))" office:value-type="float" office:value="0.987289181187017" calcext:value-type="float">
            <text:p>0.987289181187017</text:p>
          </table:table-cell>
        </table:table-row>
        <table:table-row table:style-name="ro1">
          <table:table-cell table:formula="of:=RAND()*10-5" office:value-type="float" office:value="2.13848838461748" calcext:value-type="float">
            <text:p>2.13848838461748</text:p>
          </table:table-cell>
          <table:table-cell table:formula="of:=1/(1+EXP(-[.A641]*1.5+0.8))" office:value-type="float" office:value="0.91741505381672" calcext:value-type="float">
            <text:p>0.91741505381672</text:p>
          </table:table-cell>
        </table:table-row>
        <table:table-row table:style-name="ro1">
          <table:table-cell table:formula="of:=RAND()*10-5" office:value-type="float" office:value="-4.76971534267823" calcext:value-type="float">
            <text:p>-4.76971534267823</text:p>
          </table:table-cell>
          <table:table-cell table:formula="of:=1/(1+EXP(-[.A642]*1.5+0.8))" office:value-type="float" office:value="0.000350929922464325" calcext:value-type="float">
            <text:p>0.000350929922464</text:p>
          </table:table-cell>
        </table:table-row>
        <table:table-row table:style-name="ro1">
          <table:table-cell table:formula="of:=RAND()*10-5" office:value-type="float" office:value="-1.06596446549711" calcext:value-type="float">
            <text:p>-1.06596446549711</text:p>
          </table:table-cell>
          <table:table-cell table:formula="of:=1/(1+EXP(-[.A643]*1.5+0.8))" office:value-type="float" office:value="0.0832530512901374" calcext:value-type="float">
            <text:p>0.083253051290137</text:p>
          </table:table-cell>
        </table:table-row>
        <table:table-row table:style-name="ro1">
          <table:table-cell table:formula="of:=RAND()*10-5" office:value-type="float" office:value="-3.04880843482475" calcext:value-type="float">
            <text:p>-3.04880843482475</text:p>
          </table:table-cell>
          <table:table-cell table:formula="of:=1/(1+EXP(-[.A644]*1.5+0.8))" office:value-type="float" office:value="0.00461778037569221" calcext:value-type="float">
            <text:p>0.004617780375692</text:p>
          </table:table-cell>
        </table:table-row>
        <table:table-row table:style-name="ro1">
          <table:table-cell table:formula="of:=RAND()*10-5" office:value-type="float" office:value="-1.79088495401186" calcext:value-type="float">
            <text:p>-1.79088495401186</text:p>
          </table:table-cell>
          <table:table-cell table:formula="of:=1/(1+EXP(-[.A645]*1.5+0.8))" office:value-type="float" office:value="0.0297037703409505" calcext:value-type="float">
            <text:p>0.029703770340951</text:p>
          </table:table-cell>
        </table:table-row>
        <table:table-row table:style-name="ro1">
          <table:table-cell table:formula="of:=RAND()*10-5" office:value-type="float" office:value="1.79096448426669" calcext:value-type="float">
            <text:p>1.79096448426669</text:p>
          </table:table-cell>
          <table:table-cell table:formula="of:=1/(1+EXP(-[.A646]*1.5+0.8))" office:value-type="float" office:value="0.868349857462102" calcext:value-type="float">
            <text:p>0.868349857462102</text:p>
          </table:table-cell>
        </table:table-row>
        <table:table-row table:style-name="ro1">
          <table:table-cell table:formula="of:=RAND()*10-5" office:value-type="float" office:value="2.8517123361378" calcext:value-type="float">
            <text:p>2.8517123361378</text:p>
          </table:table-cell>
          <table:table-cell table:formula="of:=1/(1+EXP(-[.A647]*1.5+0.8))" office:value-type="float" office:value="0.970042742063751" calcext:value-type="float">
            <text:p>0.970042742063751</text:p>
          </table:table-cell>
        </table:table-row>
        <table:table-row table:style-name="ro1">
          <table:table-cell table:formula="of:=RAND()*10-5" office:value-type="float" office:value="-1.3797402646861" calcext:value-type="float">
            <text:p>-1.3797402646861</text:p>
          </table:table-cell>
          <table:table-cell table:formula="of:=1/(1+EXP(-[.A648]*1.5+0.8))" office:value-type="float" office:value="0.0536764385576678" calcext:value-type="float">
            <text:p>0.053676438557668</text:p>
          </table:table-cell>
        </table:table-row>
        <table:table-row table:style-name="ro1">
          <table:table-cell table:formula="of:=RAND()*10-5" office:value-type="float" office:value="-4.01764902274192" calcext:value-type="float">
            <text:p>-4.01764902274192</text:p>
          </table:table-cell>
          <table:table-cell table:formula="of:=1/(1+EXP(-[.A649]*1.5+0.8))" office:value-type="float" office:value="0.00108350120729694" calcext:value-type="float">
            <text:p>0.001083501207297</text:p>
          </table:table-cell>
        </table:table-row>
        <table:table-row table:style-name="ro1">
          <table:table-cell table:formula="of:=RAND()*10-5" office:value-type="float" office:value="-3.95127387095513" calcext:value-type="float">
            <text:p>-3.95127387095513</text:p>
          </table:table-cell>
          <table:table-cell table:formula="of:=1/(1+EXP(-[.A650]*1.5+0.8))" office:value-type="float" office:value="0.00119679477335511" calcext:value-type="float">
            <text:p>0.001196794773355</text:p>
          </table:table-cell>
        </table:table-row>
        <table:table-row table:style-name="ro1">
          <table:table-cell table:formula="of:=RAND()*10-5" office:value-type="float" office:value="-1.28197081046238" calcext:value-type="float">
            <text:p>-1.28197081046238</text:p>
          </table:table-cell>
          <table:table-cell table:formula="of:=1/(1+EXP(-[.A651]*1.5+0.8))" office:value-type="float" office:value="0.061632275536231" calcext:value-type="float">
            <text:p>0.061632275536231</text:p>
          </table:table-cell>
        </table:table-row>
        <table:table-row table:style-name="ro1">
          <table:table-cell table:formula="of:=RAND()*10-5" office:value-type="float" office:value="-1.22176710584812" calcext:value-type="float">
            <text:p>-1.22176710584812</text:p>
          </table:table-cell>
          <table:table-cell table:formula="of:=1/(1+EXP(-[.A652]*1.5+0.8))" office:value-type="float" office:value="0.0670664123799151" calcext:value-type="float">
            <text:p>0.067066412379915</text:p>
          </table:table-cell>
        </table:table-row>
        <table:table-row table:style-name="ro1">
          <table:table-cell table:formula="of:=RAND()*10-5" office:value-type="float" office:value="2.9283510455579" calcext:value-type="float">
            <text:p>2.9283510455579</text:p>
          </table:table-cell>
          <table:table-cell table:formula="of:=1/(1+EXP(-[.A653]*1.5+0.8))" office:value-type="float" office:value="0.973208836255612" calcext:value-type="float">
            <text:p>0.973208836255612</text:p>
          </table:table-cell>
        </table:table-row>
        <table:table-row table:style-name="ro1">
          <table:table-cell table:formula="of:=RAND()*10-5" office:value-type="float" office:value="1.99706505828905" calcext:value-type="float">
            <text:p>1.99706505828905</text:p>
          </table:table-cell>
          <table:table-cell table:formula="of:=1/(1+EXP(-[.A654]*1.5+0.8))" office:value-type="float" office:value="0.899853475583586" calcext:value-type="float">
            <text:p>0.899853475583586</text:p>
          </table:table-cell>
        </table:table-row>
        <table:table-row table:style-name="ro1">
          <table:table-cell table:formula="of:=RAND()*10-5" office:value-type="float" office:value="1.71263462924241" calcext:value-type="float">
            <text:p>1.71263462924241</text:p>
          </table:table-cell>
          <table:table-cell table:formula="of:=1/(1+EXP(-[.A655]*1.5+0.8))" office:value-type="float" office:value="0.854327286629272" calcext:value-type="float">
            <text:p>0.854327286629272</text:p>
          </table:table-cell>
        </table:table-row>
        <table:table-row table:style-name="ro1">
          <table:table-cell table:formula="of:=RAND()*10-5" office:value-type="float" office:value="4.88384966147104" calcext:value-type="float">
            <text:p>4.88384966147104</text:p>
          </table:table-cell>
          <table:table-cell table:formula="of:=1/(1+EXP(-[.A656]*1.5+0.8))" office:value-type="float" office:value="0.998536959689203" calcext:value-type="float">
            <text:p>0.998536959689203</text:p>
          </table:table-cell>
        </table:table-row>
        <table:table-row table:style-name="ro1">
          <table:table-cell table:formula="of:=RAND()*10-5" office:value-type="float" office:value="4.50286189691042" calcext:value-type="float">
            <text:p>4.50286189691042</text:p>
          </table:table-cell>
          <table:table-cell table:formula="of:=1/(1+EXP(-[.A657]*1.5+0.8))" office:value-type="float" office:value="0.99741203690638" calcext:value-type="float">
            <text:p>0.99741203690638</text:p>
          </table:table-cell>
        </table:table-row>
        <table:table-row table:style-name="ro1">
          <table:table-cell table:formula="of:=RAND()*10-5" office:value-type="float" office:value="-1.60194004724394" calcext:value-type="float">
            <text:p>-1.60194004724394</text:p>
          </table:table-cell>
          <table:table-cell table:formula="of:=1/(1+EXP(-[.A658]*1.5+0.8))" office:value-type="float" office:value="0.0390563584237067" calcext:value-type="float">
            <text:p>0.039056358423707</text:p>
          </table:table-cell>
        </table:table-row>
        <table:table-row table:style-name="ro1">
          <table:table-cell table:formula="of:=RAND()*10-5" office:value-type="float" office:value="2.69504686454506" calcext:value-type="float">
            <text:p>2.69504686454506</text:p>
          </table:table-cell>
          <table:table-cell table:formula="of:=1/(1+EXP(-[.A659]*1.5+0.8))" office:value-type="float" office:value="0.962405217076634" calcext:value-type="float">
            <text:p>0.962405217076634</text:p>
          </table:table-cell>
        </table:table-row>
        <table:table-row table:style-name="ro1">
          <table:table-cell table:formula="of:=RAND()*10-5" office:value-type="float" office:value="-3.54174076409369" calcext:value-type="float">
            <text:p>-3.54174076409369</text:p>
          </table:table-cell>
          <table:table-cell table:formula="of:=1/(1+EXP(-[.A660]*1.5+0.8))" office:value-type="float" office:value="0.00220986587051736" calcext:value-type="float">
            <text:p>0.002209865870517</text:p>
          </table:table-cell>
        </table:table-row>
        <table:table-row table:style-name="ro1">
          <table:table-cell table:formula="of:=RAND()*10-5" office:value-type="float" office:value="-2.82517000985578" calcext:value-type="float">
            <text:p>-2.82517000985578</text:p>
          </table:table-cell>
          <table:table-cell table:formula="of:=1/(1+EXP(-[.A661]*1.5+0.8))" office:value-type="float" office:value="0.006446471484712" calcext:value-type="float">
            <text:p>0.006446471484712</text:p>
          </table:table-cell>
        </table:table-row>
        <table:table-row table:style-name="ro1">
          <table:table-cell table:formula="of:=RAND()*10-5" office:value-type="float" office:value="0.210609793092527" calcext:value-type="float">
            <text:p>0.210609793092527</text:p>
          </table:table-cell>
          <table:table-cell table:formula="of:=1/(1+EXP(-[.A662]*1.5+0.8))" office:value-type="float" office:value="0.381287903846133" calcext:value-type="float">
            <text:p>0.381287903846133</text:p>
          </table:table-cell>
        </table:table-row>
        <table:table-row table:style-name="ro1">
          <table:table-cell table:formula="of:=RAND()*10-5" office:value-type="float" office:value="1.78422199682742" calcext:value-type="float">
            <text:p>1.78422199682742</text:p>
          </table:table-cell>
          <table:table-cell table:formula="of:=1/(1+EXP(-[.A663]*1.5+0.8))" office:value-type="float" office:value="0.867189358654619" calcext:value-type="float">
            <text:p>0.867189358654619</text:p>
          </table:table-cell>
        </table:table-row>
        <table:table-row table:style-name="ro1">
          <table:table-cell table:formula="of:=RAND()*10-5" office:value-type="float" office:value="-0.744070714381213" calcext:value-type="float">
            <text:p>-0.744070714381213</text:p>
          </table:table-cell>
          <table:table-cell table:formula="of:=1/(1+EXP(-[.A664]*1.5+0.8))" office:value-type="float" office:value="0.128296419493832" calcext:value-type="float">
            <text:p>0.128296419493832</text:p>
          </table:table-cell>
        </table:table-row>
        <table:table-row table:style-name="ro1">
          <table:table-cell table:formula="of:=RAND()*10-5" office:value-type="float" office:value="-3.42179315366642" calcext:value-type="float">
            <text:p>-3.42179315366642</text:p>
          </table:table-cell>
          <table:table-cell table:formula="of:=1/(1+EXP(-[.A665]*1.5+0.8))" office:value-type="float" office:value="0.00264432997619121" calcext:value-type="float">
            <text:p>0.002644329976191</text:p>
          </table:table-cell>
        </table:table-row>
        <table:table-row table:style-name="ro1">
          <table:table-cell table:formula="of:=RAND()*10-5" office:value-type="float" office:value="2.18387965650359" calcext:value-type="float">
            <text:p>2.18387965650359</text:p>
          </table:table-cell>
          <table:table-cell table:formula="of:=1/(1+EXP(-[.A666]*1.5+0.8))" office:value-type="float" office:value="0.922429194810112" calcext:value-type="float">
            <text:p>0.922429194810112</text:p>
          </table:table-cell>
        </table:table-row>
        <table:table-row table:style-name="ro1">
          <table:table-cell table:formula="of:=RAND()*10-5" office:value-type="float" office:value="-1.52256529614864" calcext:value-type="float">
            <text:p>-1.52256529614864</text:p>
          </table:table-cell>
          <table:table-cell table:formula="of:=1/(1+EXP(-[.A667]*1.5+0.8))" office:value-type="float" office:value="0.043778450069802" calcext:value-type="float">
            <text:p>0.043778450069802</text:p>
          </table:table-cell>
        </table:table-row>
        <table:table-row table:style-name="ro1">
          <table:table-cell table:formula="of:=RAND()*10-5" office:value-type="float" office:value="-1.11510390442349" calcext:value-type="float">
            <text:p>-1.11510390442349</text:p>
          </table:table-cell>
          <table:table-cell table:formula="of:=1/(1+EXP(-[.A668]*1.5+0.8))" office:value-type="float" office:value="0.0777974768299709" calcext:value-type="float">
            <text:p>0.077797476829971</text:p>
          </table:table-cell>
        </table:table-row>
        <table:table-row table:style-name="ro1">
          <table:table-cell table:formula="of:=RAND()*10-5" office:value-type="float" office:value="3.88581392266778" calcext:value-type="float">
            <text:p>3.88581392266778</text:p>
          </table:table-cell>
          <table:table-cell table:formula="of:=1/(1+EXP(-[.A669]*1.5+0.8))" office:value-type="float" office:value="0.993495406921299" calcext:value-type="float">
            <text:p>0.993495406921299</text:p>
          </table:table-cell>
        </table:table-row>
        <table:table-row table:style-name="ro1">
          <table:table-cell table:formula="of:=RAND()*10-5" office:value-type="float" office:value="-0.989095347072987" calcext:value-type="float">
            <text:p>-0.989095347072987</text:p>
          </table:table-cell>
          <table:table-cell table:formula="of:=1/(1+EXP(-[.A670]*1.5+0.8))" office:value-type="float" office:value="0.0924867294329928" calcext:value-type="float">
            <text:p>0.092486729432993</text:p>
          </table:table-cell>
        </table:table-row>
        <table:table-row table:style-name="ro1">
          <table:table-cell table:formula="of:=RAND()*10-5" office:value-type="float" office:value="-4.43684828363133" calcext:value-type="float">
            <text:p>-4.43684828363133</text:p>
          </table:table-cell>
          <table:table-cell table:formula="of:=1/(1+EXP(-[.A671]*1.5+0.8))" office:value-type="float" office:value="0.000578049737289916" calcext:value-type="float">
            <text:p>0.00057804973729</text:p>
          </table:table-cell>
        </table:table-row>
        <table:table-row table:style-name="ro1">
          <table:table-cell table:formula="of:=RAND()*10-5" office:value-type="float" office:value="-0.99181732962855" calcext:value-type="float">
            <text:p>-0.99181732962855</text:p>
          </table:table-cell>
          <table:table-cell table:formula="of:=1/(1+EXP(-[.A672]*1.5+0.8))" office:value-type="float" office:value="0.0921446031859687" calcext:value-type="float">
            <text:p>0.092144603185969</text:p>
          </table:table-cell>
        </table:table-row>
        <table:table-row table:style-name="ro1">
          <table:table-cell table:formula="of:=RAND()*10-5" office:value-type="float" office:value="-0.694879727214989" calcext:value-type="float">
            <text:p>-0.694879727214989</text:p>
          </table:table-cell>
          <table:table-cell table:formula="of:=1/(1+EXP(-[.A673]*1.5+0.8))" office:value-type="float" office:value="0.136777189549336" calcext:value-type="float">
            <text:p>0.136777189549336</text:p>
          </table:table-cell>
        </table:table-row>
        <table:table-row table:style-name="ro1">
          <table:table-cell table:formula="of:=RAND()*10-5" office:value-type="float" office:value="4.42686915267034" calcext:value-type="float">
            <text:p>4.42686915267034</text:p>
          </table:table-cell>
          <table:table-cell table:formula="of:=1/(1+EXP(-[.A674]*1.5+0.8))" office:value-type="float" office:value="0.997100472447902" calcext:value-type="float">
            <text:p>0.997100472447902</text:p>
          </table:table-cell>
        </table:table-row>
        <table:table-row table:style-name="ro1">
          <table:table-cell table:formula="of:=RAND()*10-5" office:value-type="float" office:value="-4.4104529905018" calcext:value-type="float">
            <text:p>-4.4104529905018</text:p>
          </table:table-cell>
          <table:table-cell table:formula="of:=1/(1+EXP(-[.A675]*1.5+0.8))" office:value-type="float" office:value="0.000601381500771879" calcext:value-type="float">
            <text:p>0.000601381500772</text:p>
          </table:table-cell>
        </table:table-row>
        <table:table-row table:style-name="ro1">
          <table:table-cell table:formula="of:=RAND()*10-5" office:value-type="float" office:value="-3.03070113665914" calcext:value-type="float">
            <text:p>-3.03070113665914</text:p>
          </table:table-cell>
          <table:table-cell table:formula="of:=1/(1+EXP(-[.A676]*1.5+0.8))" office:value-type="float" office:value="0.00474431929615758" calcext:value-type="float">
            <text:p>0.004744319296158</text:p>
          </table:table-cell>
        </table:table-row>
        <table:table-row table:style-name="ro1">
          <table:table-cell table:formula="of:=RAND()*10-5" office:value-type="float" office:value="-0.103903884989732" calcext:value-type="float">
            <text:p>-0.103903884989732</text:p>
          </table:table-cell>
          <table:table-cell table:formula="of:=1/(1+EXP(-[.A677]*1.5+0.8))" office:value-type="float" office:value="0.277708693992208" calcext:value-type="float">
            <text:p>0.277708693992208</text:p>
          </table:table-cell>
        </table:table-row>
        <table:table-row table:style-name="ro1">
          <table:table-cell table:formula="of:=RAND()*10-5" office:value-type="float" office:value="-2.78590819821911" calcext:value-type="float">
            <text:p>-2.78590819821911</text:p>
          </table:table-cell>
          <table:table-cell table:formula="of:=1/(1+EXP(-[.A678]*1.5+0.8))" office:value-type="float" office:value="0.00683485097083223" calcext:value-type="float">
            <text:p>0.006834850970832</text:p>
          </table:table-cell>
        </table:table-row>
        <table:table-row table:style-name="ro1">
          <table:table-cell table:formula="of:=RAND()*10-5" office:value-type="float" office:value="-4.81261862520065" calcext:value-type="float">
            <text:p>-4.81261862520065</text:p>
          </table:table-cell>
          <table:table-cell table:formula="of:=1/(1+EXP(-[.A679]*1.5+0.8))" office:value-type="float" office:value="0.000329064408328838" calcext:value-type="float">
            <text:p>0.000329064408329</text:p>
          </table:table-cell>
        </table:table-row>
        <table:table-row table:style-name="ro1">
          <table:table-cell table:formula="of:=RAND()*10-5" office:value-type="float" office:value="0.256402194968949" calcext:value-type="float">
            <text:p>0.256402194968949</text:p>
          </table:table-cell>
          <table:table-cell table:formula="of:=1/(1+EXP(-[.A680]*1.5+0.8))" office:value-type="float" office:value="0.39761880061939" calcext:value-type="float">
            <text:p>0.39761880061939</text:p>
          </table:table-cell>
        </table:table-row>
        <table:table-row table:style-name="ro1">
          <table:table-cell table:formula="of:=RAND()*10-5" office:value-type="float" office:value="4.44657577524619" calcext:value-type="float">
            <text:p>4.44657577524619</text:p>
          </table:table-cell>
          <table:table-cell table:formula="of:=1/(1+EXP(-[.A681]*1.5+0.8))" office:value-type="float" office:value="0.997184690124054" calcext:value-type="float">
            <text:p>0.997184690124054</text:p>
          </table:table-cell>
        </table:table-row>
        <table:table-row table:style-name="ro1">
          <table:table-cell table:formula="of:=RAND()*10-5" office:value-type="float" office:value="3.19962735928816" calcext:value-type="float">
            <text:p>3.19962735928816</text:p>
          </table:table-cell>
          <table:table-cell table:formula="of:=1/(1+EXP(-[.A682]*1.5+0.8))" office:value-type="float" office:value="0.982003914612335" calcext:value-type="float">
            <text:p>0.982003914612335</text:p>
          </table:table-cell>
        </table:table-row>
        <table:table-row table:style-name="ro1">
          <table:table-cell table:formula="of:=RAND()*10-5" office:value-type="float" office:value="4.99171308694203" calcext:value-type="float">
            <text:p>4.99171308694203</text:p>
          </table:table-cell>
          <table:table-cell table:formula="of:=1/(1+EXP(-[.A683]*1.5+0.8))" office:value-type="float" office:value="0.998755243265957" calcext:value-type="float">
            <text:p>0.998755243265957</text:p>
          </table:table-cell>
        </table:table-row>
        <table:table-row table:style-name="ro1">
          <table:table-cell table:formula="of:=RAND()*10-5" office:value-type="float" office:value="-1.49369676075585" calcext:value-type="float">
            <text:p>-1.49369676075585</text:p>
          </table:table-cell>
          <table:table-cell table:formula="of:=1/(1+EXP(-[.A684]*1.5+0.8))" office:value-type="float" office:value="0.0456274264252824" calcext:value-type="float">
            <text:p>0.045627426425282</text:p>
          </table:table-cell>
        </table:table-row>
        <table:table-row table:style-name="ro1">
          <table:table-cell table:formula="of:=RAND()*10-5" office:value-type="float" office:value="-3.69006930708034" calcext:value-type="float">
            <text:p>-3.69006930708034</text:p>
          </table:table-cell>
          <table:table-cell table:formula="of:=1/(1+EXP(-[.A685]*1.5+0.8))" office:value-type="float" office:value="0.00176982368157031" calcext:value-type="float">
            <text:p>0.00176982368157</text:p>
          </table:table-cell>
        </table:table-row>
        <table:table-row table:style-name="ro1">
          <table:table-cell table:formula="of:=RAND()*10-5" office:value-type="float" office:value="-2.47091527732355" calcext:value-type="float">
            <text:p>-2.47091527732355</text:p>
          </table:table-cell>
          <table:table-cell table:formula="of:=1/(1+EXP(-[.A686]*1.5+0.8))" office:value-type="float" office:value="0.010917908436008" calcext:value-type="float">
            <text:p>0.010917908436008</text:p>
          </table:table-cell>
        </table:table-row>
        <table:table-row table:style-name="ro1">
          <table:table-cell table:formula="of:=RAND()*10-5" office:value-type="float" office:value="-1.41665295928597" calcext:value-type="float">
            <text:p>-1.41665295928597</text:p>
          </table:table-cell>
          <table:table-cell table:formula="of:=1/(1+EXP(-[.A687]*1.5+0.8))" office:value-type="float" office:value="0.0509324641319792" calcext:value-type="float">
            <text:p>0.050932464131979</text:p>
          </table:table-cell>
        </table:table-row>
        <table:table-row table:style-name="ro1">
          <table:table-cell table:formula="of:=RAND()*10-5" office:value-type="float" office:value="1.82438011299842" calcext:value-type="float">
            <text:p>1.82438011299842</text:p>
          </table:table-cell>
          <table:table-cell table:formula="of:=1/(1+EXP(-[.A688]*1.5+0.8))" office:value-type="float" office:value="0.873974856631461" calcext:value-type="float">
            <text:p>0.873974856631461</text:p>
          </table:table-cell>
        </table:table-row>
        <table:table-row table:style-name="ro1">
          <table:table-cell table:formula="of:=RAND()*10-5" office:value-type="float" office:value="-1.89283617630322" calcext:value-type="float">
            <text:p>-1.89283617630322</text:p>
          </table:table-cell>
          <table:table-cell table:formula="of:=1/(1+EXP(-[.A689]*1.5+0.8))" office:value-type="float" office:value="0.0255993834010557" calcext:value-type="float">
            <text:p>0.025599383401056</text:p>
          </table:table-cell>
        </table:table-row>
        <table:table-row table:style-name="ro1">
          <table:table-cell table:formula="of:=RAND()*10-5" office:value-type="float" office:value="-0.483029538896794" calcext:value-type="float">
            <text:p>-0.483029538896794</text:p>
          </table:table-cell>
          <table:table-cell table:formula="of:=1/(1+EXP(-[.A690]*1.5+0.8))" office:value-type="float" office:value="0.17879332137156" calcext:value-type="float">
            <text:p>0.17879332137156</text:p>
          </table:table-cell>
        </table:table-row>
        <table:table-row table:style-name="ro1">
          <table:table-cell table:formula="of:=RAND()*10-5" office:value-type="float" office:value="0.797563033396365" calcext:value-type="float">
            <text:p>0.797563033396365</text:p>
          </table:table-cell>
          <table:table-cell table:formula="of:=1/(1+EXP(-[.A691]*1.5+0.8))" office:value-type="float" office:value="0.597809083025716" calcext:value-type="float">
            <text:p>0.597809083025716</text:p>
          </table:table-cell>
        </table:table-row>
        <table:table-row table:style-name="ro1">
          <table:table-cell table:formula="of:=RAND()*10-5" office:value-type="float" office:value="-4.66351695007816" calcext:value-type="float">
            <text:p>-4.66351695007816</text:p>
          </table:table-cell>
          <table:table-cell table:formula="of:=1/(1+EXP(-[.A692]*1.5+0.8))" office:value-type="float" office:value="0.000411505975871992" calcext:value-type="float">
            <text:p>0.000411505975872</text:p>
          </table:table-cell>
        </table:table-row>
        <table:table-row table:style-name="ro1">
          <table:table-cell table:formula="of:=RAND()*10-5" office:value-type="float" office:value="3.45906132509693" calcext:value-type="float">
            <text:p>3.45906132509693</text:p>
          </table:table-cell>
          <table:table-cell table:formula="of:=1/(1+EXP(-[.A693]*1.5+0.8))" office:value-type="float" office:value="0.98773411829707" calcext:value-type="float">
            <text:p>0.98773411829707</text:p>
          </table:table-cell>
        </table:table-row>
        <table:table-row table:style-name="ro1">
          <table:table-cell table:formula="of:=RAND()*10-5" office:value-type="float" office:value="1.13818342331444" calcext:value-type="float">
            <text:p>1.13818342331444</text:p>
          </table:table-cell>
          <table:table-cell table:formula="of:=1/(1+EXP(-[.A694]*1.5+0.8))" office:value-type="float" office:value="0.712442247618695" calcext:value-type="float">
            <text:p>0.712442247618695</text:p>
          </table:table-cell>
        </table:table-row>
        <table:table-row table:style-name="ro1">
          <table:table-cell table:formula="of:=RAND()*10-5" office:value-type="float" office:value="4.19823253556416" calcext:value-type="float">
            <text:p>4.19823253556416</text:p>
          </table:table-cell>
          <table:table-cell table:formula="of:=1/(1+EXP(-[.A695]*1.5+0.8))" office:value-type="float" office:value="0.995919101326104" calcext:value-type="float">
            <text:p>0.995919101326104</text:p>
          </table:table-cell>
        </table:table-row>
        <table:table-row table:style-name="ro1">
          <table:table-cell table:formula="of:=RAND()*10-5" office:value-type="float" office:value="-3.46824211490675" calcext:value-type="float">
            <text:p>-3.46824211490675</text:p>
          </table:table-cell>
          <table:table-cell table:formula="of:=1/(1+EXP(-[.A696]*1.5+0.8))" office:value-type="float" office:value="0.00246680121786432" calcext:value-type="float">
            <text:p>0.002466801217864</text:p>
          </table:table-cell>
        </table:table-row>
        <table:table-row table:style-name="ro1">
          <table:table-cell table:formula="of:=RAND()*10-5" office:value-type="float" office:value="0.82658264313415" calcext:value-type="float">
            <text:p>0.82658264313415</text:p>
          </table:table-cell>
          <table:table-cell table:formula="of:=1/(1+EXP(-[.A697]*1.5+0.8))" office:value-type="float" office:value="0.608228998648026" calcext:value-type="float">
            <text:p>0.608228998648026</text:p>
          </table:table-cell>
        </table:table-row>
        <table:table-row table:style-name="ro1">
          <table:table-cell table:formula="of:=RAND()*10-5" office:value-type="float" office:value="-3.93515561532131" calcext:value-type="float">
            <text:p>-3.93515561532131</text:p>
          </table:table-cell>
          <table:table-cell table:formula="of:=1/(1+EXP(-[.A698]*1.5+0.8))" office:value-type="float" office:value="0.00122604685790179" calcext:value-type="float">
            <text:p>0.001226046857902</text:p>
          </table:table-cell>
        </table:table-row>
        <table:table-row table:style-name="ro1">
          <table:table-cell table:formula="of:=RAND()*10-5" office:value-type="float" office:value="2.09713397491861" calcext:value-type="float">
            <text:p>2.09713397491861</text:p>
          </table:table-cell>
          <table:table-cell table:formula="of:=1/(1+EXP(-[.A699]*1.5+0.8))" office:value-type="float" office:value="0.912591910001015" calcext:value-type="float">
            <text:p>0.912591910001015</text:p>
          </table:table-cell>
        </table:table-row>
        <table:table-row table:style-name="ro1">
          <table:table-cell table:formula="of:=RAND()*10-5" office:value-type="float" office:value="-2.85659889224888" calcext:value-type="float">
            <text:p>-2.85659889224888</text:p>
          </table:table-cell>
          <table:table-cell table:formula="of:=1/(1+EXP(-[.A700]*1.5+0.8))" office:value-type="float" office:value="0.00615144184508178" calcext:value-type="float">
            <text:p>0.006151441845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3:53:21.804407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3:52:34.627076146</dc:date>
    <meta:editing-duration>PT6M50S</meta:editing-duration>
    <meta:editing-cycles>7</meta:editing-cycles>
    <meta:generator>LibreOfficeDev/7.2.0.0.alpha1$MacOSX_AARCH64 LibreOffice_project/1070cd26d80399036ae11d81ddb62c0c5601b315</meta:generator>
    <meta:document-statistic meta:table-count="2" meta:cell-count="2800" meta:object-count="0"/>
  </office:meta>
</office:document-meta>
</file>